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1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6.754cm"/>
    </style:style>
    <style:style style:name="co4" style:family="table-column">
      <style:table-column-properties fo:break-before="auto" style:column-width="2.10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124cm"/>
    </style:style>
    <style:style style:name="co7" style:family="table-column">
      <style:table-column-properties fo:break-before="auto" style:column-width="3.517cm"/>
    </style:style>
    <style:style style:name="co8" style:family="table-column">
      <style:table-column-properties fo:break-before="auto" style:column-width="2.926cm"/>
    </style:style>
    <style:style style:name="co9" style:family="table-column">
      <style:table-column-properties fo:break-before="auto" style:column-width="10.666cm"/>
    </style:style>
    <style:style style:name="co10" style:family="table-column">
      <style:table-column-properties fo:break-before="auto" style:column-width="9.146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3.378cm"/>
    </style:style>
    <style:style style:name="co13" style:family="table-column">
      <style:table-column-properties fo:break-before="auto" style:column-width="3.35cm"/>
    </style:style>
    <style:style style:name="co14" style:family="table-column">
      <style:table-column-properties fo:break-before="auto" style:column-width="6.697cm"/>
    </style:style>
    <style:style style:name="co15" style:family="table-column">
      <style:table-column-properties fo:break-before="auto" style:column-width="4.249cm"/>
    </style:style>
    <style:style style:name="co16" style:family="table-column">
      <style:table-column-properties fo:break-before="auto" style:column-width="1.99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4.897cm"/>
    </style:style>
    <style:style style:name="co19" style:family="table-column">
      <style:table-column-properties fo:break-before="auto" style:column-width="2.168cm"/>
    </style:style>
    <style:style style:name="co20" style:family="table-column">
      <style:table-column-properties fo:break-before="auto" style:column-width="2.561cm"/>
    </style:style>
    <style:style style:name="co21" style:family="table-column">
      <style:table-column-properties fo:break-before="auto" style:column-width="13.339cm"/>
    </style:style>
    <style:style style:name="co22" style:family="table-column">
      <style:table-column-properties fo:break-before="auto" style:column-width="8.1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CNT">
      <style:table-properties table:display="true" style:writing-mode="lr-tb"/>
    </style:style>
    <style:style style:name="ta2" style:family="table" style:master-page-name="PageStyle_5f_CTE">
      <style:table-properties table:display="true" style:writing-mode="lr-tb"/>
    </style:style>
    <style:style style:name="ta3" style:family="table" style:master-page-name="PageStyle_5f_DePrati">
      <style:table-properties table:display="true" style:writing-mode="lr-tb"/>
    </style:style>
    <style:style style:name="ta4" style:family="table" style:master-page-name="PageStyle_5f_IESS">
      <style:table-properties table:display="true" style:writing-mode="lr-tb"/>
    </style:style>
    <style:style style:name="ta5" style:family="table" style:master-page-name="PageStyle_5f_MEER">
      <style:table-properties table:display="true" style:writing-mode="lr-tb"/>
    </style:style>
    <style:style style:name="ta6" style:family="table" style:master-page-name="PageStyle_5f_Claro">
      <style:table-properties table:display="true" style:writing-mode="lr-tb"/>
    </style:style>
    <number:text-style style:name="N8100" number:language="es" number:country="ES">
      <number:text-content/>
    </number:text-style>
    <style:style style:name="ce1" style:family="table-cell" style:parent-style-name="Excel_20_Built-in_20_Normal" style:data-style-name="N8100"/>
    <style:style style:name="ce2" style:family="table-cell" style:parent-style-name="Excel_20_Built-in_20_Normal" style:data-style-name="N8100">
      <style:table-cell-properties fo:background-color="transparent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 style:data-style-name="N8100">
      <style:table-cell-properties fo:background-color="#ffff00"/>
    </style:style>
    <style:style style:name="ce4" style:family="table-cell" style:parent-style-name="Excel_20_Built-in_20_Normal" style:data-style-name="N8100">
      <style:table-cell-properties fo:background-color="#000000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 style:data-style-name="N81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N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office:value-type="string">
            <text:p>Numero</text:p>
          </table:table-cell>
          <table:table-cell office:value-type="string">
            <text:p>Deuda</text:p>
          </table:table-cell>
          <table:table-cell office:value-type="string">
            <text:p>NombreCliente</text:p>
          </table:table-cell>
          <table:table-cell table:number-columns-repeated="1021"/>
        </table:table-row>
        <table:table-row table:style-name="ro1">
          <table:table-cell office:value-type="string">
            <text:p>042251634</text:p>
          </table:table-cell>
          <table:table-cell office:value-type="string">
            <text:p>00000000000000002795</text:p>
          </table:table-cell>
          <table:table-cell office:value-type="string">
            <text:p>VICTOR PENAFIEL GONZALEZ</text:p>
          </table:table-cell>
          <table:table-cell table:number-columns-repeated="1021"/>
        </table:table-row>
        <table:table-row table:style-name="ro1">
          <table:table-cell office:value-type="string">
            <text:p>042251635</text:p>
          </table:table-cell>
          <table:table-cell office:value-type="string">
            <text:p>00000000000000009895</text:p>
          </table:table-cell>
          <table:table-cell office:value-type="string">
            <text:p>MANUEL ENRIQUE FABRE RONQUILLO</text:p>
          </table:table-cell>
          <table:table-cell table:number-columns-repeated="1021"/>
        </table:table-row>
        <table:table-row table:style-name="ro1">
          <table:table-cell office:value-type="string">
            <text:p>0982013131</text:p>
          </table:table-cell>
          <table:table-cell office:value-type="string">
            <text:p>00000000000000002232</text:p>
          </table:table-cell>
          <table:table-cell table:formula="of:=CONCATENATE(&quot;USUARIO &quot;;[.A4])" office:value-type="string" office:string-value="USUARIO 0982013131">
            <text:p>USUARIO 0982013131</text:p>
          </table:table-cell>
          <table:table-cell table:number-columns-repeated="1021"/>
        </table:table-row>
        <table:table-row table:style-name="ro1">
          <table:table-cell office:value-type="string">
            <text:p>0982097281</text:p>
          </table:table-cell>
          <table:table-cell office:value-type="string">
            <text:p>00000000000000029228</text:p>
          </table:table-cell>
          <table:table-cell table:formula="of:=CONCATENATE(&quot;USUARIO &quot;;[.A5])" office:value-type="string" office:string-value="USUARIO 0982097281">
            <text:p>USUARIO 0982097281</text:p>
          </table:table-cell>
          <table:table-cell table:number-columns-repeated="1021"/>
        </table:table-row>
        <table:table-row table:style-name="ro1">
          <table:table-cell office:value-type="string">
            <text:p>0982097283</text:p>
          </table:table-cell>
          <table:table-cell office:value-type="string">
            <text:p>00000000000000029574</text:p>
          </table:table-cell>
          <table:table-cell table:formula="of:=CONCATENATE(&quot;USUARIO &quot;;[.A6])" office:value-type="string" office:string-value="USUARIO 0982097283">
            <text:p>USUARIO 0982097283</text:p>
          </table:table-cell>
          <table:table-cell table:number-columns-repeated="1021"/>
        </table:table-row>
        <table:table-row table:style-name="ro1">
          <table:table-cell office:value-type="string">
            <text:p>0982097285</text:p>
          </table:table-cell>
          <table:table-cell office:value-type="string">
            <text:p>00000000000000029229</text:p>
          </table:table-cell>
          <table:table-cell table:formula="of:=CONCATENATE(&quot;USUARIO &quot;;[.A7])" office:value-type="string" office:string-value="USUARIO 0982097285">
            <text:p>USUARIO 0982097285</text:p>
          </table:table-cell>
          <table:table-cell table:number-columns-repeated="1021"/>
        </table:table-row>
        <table:table-row table:style-name="ro1">
          <table:table-cell office:value-type="string">
            <text:p>0982130418</text:p>
          </table:table-cell>
          <table:table-cell office:value-type="string">
            <text:p>00000000000000001031</text:p>
          </table:table-cell>
          <table:table-cell table:formula="of:=CONCATENATE(&quot;USUARIO &quot;;[.A8])" office:value-type="string" office:string-value="USUARIO 0982130418">
            <text:p>USUARIO 0982130418</text:p>
          </table:table-cell>
          <table:table-cell table:number-columns-repeated="1021"/>
        </table:table-row>
        <table:table-row table:style-name="ro1">
          <table:table-cell office:value-type="string">
            <text:p>0982224868</text:p>
          </table:table-cell>
          <table:table-cell office:value-type="string">
            <text:p>00000000000000025846</text:p>
          </table:table-cell>
          <table:table-cell table:formula="of:=CONCATENATE(&quot;USUARIO &quot;;[.A9])" office:value-type="string" office:string-value="USUARIO 0982224868">
            <text:p>USUARIO 0982224868</text:p>
          </table:table-cell>
          <table:table-cell table:number-columns-repeated="1021"/>
        </table:table-row>
        <table:table-row table:style-name="ro1">
          <table:table-cell office:value-type="string">
            <text:p>0982225170</text:p>
          </table:table-cell>
          <table:table-cell office:value-type="string">
            <text:p>00000000000000004564</text:p>
          </table:table-cell>
          <table:table-cell table:formula="of:=CONCATENATE(&quot;USUARIO &quot;;[.A10])" office:value-type="string" office:string-value="USUARIO 0982225170">
            <text:p>USUARIO 0982225170</text:p>
          </table:table-cell>
          <table:table-cell table:number-columns-repeated="1021"/>
        </table:table-row>
        <table:table-row table:style-name="ro1">
          <table:table-cell office:value-type="string">
            <text:p>0982225639</text:p>
          </table:table-cell>
          <table:table-cell office:value-type="string">
            <text:p>00000000000000045639</text:p>
          </table:table-cell>
          <table:table-cell table:formula="of:=CONCATENATE(&quot;USUARIO &quot;;[.A11])" office:value-type="string" office:string-value="USUARIO 0982225639">
            <text:p>USUARIO 0982225639</text:p>
          </table:table-cell>
          <table:table-cell table:number-columns-repeated="1021"/>
        </table:table-row>
        <table:table-row table:style-name="ro1">
          <table:table-cell office:value-type="string">
            <text:p>0982225643</text:p>
          </table:table-cell>
          <table:table-cell office:value-type="string">
            <text:p>00000000000000043367</text:p>
          </table:table-cell>
          <table:table-cell table:formula="of:=CONCATENATE(&quot;USUARIO &quot;;[.A12])" office:value-type="string" office:string-value="USUARIO 0982225643">
            <text:p>USUARIO 0982225643</text:p>
          </table:table-cell>
          <table:table-cell table:number-columns-repeated="1021"/>
        </table:table-row>
        <table:table-row table:style-name="ro1">
          <table:table-cell office:value-type="string">
            <text:p>0982225646</text:p>
          </table:table-cell>
          <table:table-cell office:value-type="string">
            <text:p>00000000000000002133</text:p>
          </table:table-cell>
          <table:table-cell table:formula="of:=CONCATENATE(&quot;USUARIO &quot;;[.A13])" office:value-type="string" office:string-value="USUARIO 0982225646">
            <text:p>USUARIO 0982225646</text:p>
          </table:table-cell>
          <table:table-cell table:number-columns-repeated="1021"/>
        </table:table-row>
        <table:table-row table:style-name="ro1">
          <table:table-cell office:value-type="string">
            <text:p>0982225649</text:p>
          </table:table-cell>
          <table:table-cell office:value-type="string">
            <text:p>00000000000000043707</text:p>
          </table:table-cell>
          <table:table-cell table:formula="of:=CONCATENATE(&quot;USUARIO &quot;;[.A14])" office:value-type="string" office:string-value="USUARIO 0982225649">
            <text:p>USUARIO 0982225649</text:p>
          </table:table-cell>
          <table:table-cell table:number-columns-repeated="1021"/>
        </table:table-row>
        <table:table-row table:style-name="ro1">
          <table:table-cell office:value-type="string">
            <text:p>0982225657</text:p>
          </table:table-cell>
          <table:table-cell office:value-type="string">
            <text:p>00000000000000043365</text:p>
          </table:table-cell>
          <table:table-cell table:formula="of:=CONCATENATE(&quot;USUARIO &quot;;[.A15])" office:value-type="string" office:string-value="USUARIO 0982225657">
            <text:p>USUARIO 0982225657</text:p>
          </table:table-cell>
          <table:table-cell table:number-columns-repeated="1021"/>
        </table:table-row>
        <table:table-row table:style-name="ro1">
          <table:table-cell office:value-type="string">
            <text:p>0982225660</text:p>
          </table:table-cell>
          <table:table-cell office:value-type="string">
            <text:p>00000000000000043365</text:p>
          </table:table-cell>
          <table:table-cell table:formula="of:=CONCATENATE(&quot;USUARIO &quot;;[.A16])" office:value-type="string" office:string-value="USUARIO 0982225660">
            <text:p>USUARIO 0982225660</text:p>
          </table:table-cell>
          <table:table-cell table:number-columns-repeated="1021"/>
        </table:table-row>
        <table:table-row table:style-name="ro1">
          <table:table-cell office:value-type="string">
            <text:p>0982225666</text:p>
          </table:table-cell>
          <table:table-cell office:value-type="string">
            <text:p>00000000000000043365</text:p>
          </table:table-cell>
          <table:table-cell table:formula="of:=CONCATENATE(&quot;USUARIO &quot;;[.A17])" office:value-type="string" office:string-value="USUARIO 0982225666">
            <text:p>USUARIO 0982225666</text:p>
          </table:table-cell>
          <table:table-cell table:number-columns-repeated="1021"/>
        </table:table-row>
        <table:table-row table:style-name="ro1">
          <table:table-cell office:value-type="string">
            <text:p>0982225671</text:p>
          </table:table-cell>
          <table:table-cell office:value-type="string">
            <text:p>00000000000000043365</text:p>
          </table:table-cell>
          <table:table-cell table:formula="of:=CONCATENATE(&quot;USUARIO &quot;;[.A18])" office:value-type="string" office:string-value="USUARIO 0982225671">
            <text:p>USUARIO 0982225671</text:p>
          </table:table-cell>
          <table:table-cell table:number-columns-repeated="1021"/>
        </table:table-row>
        <table:table-row table:style-name="ro1">
          <table:table-cell office:value-type="string">
            <text:p>0982225674</text:p>
          </table:table-cell>
          <table:table-cell office:value-type="string">
            <text:p>00000000000000043365</text:p>
          </table:table-cell>
          <table:table-cell table:formula="of:=CONCATENATE(&quot;USUARIO &quot;;[.A19])" office:value-type="string" office:string-value="USUARIO 0982225674">
            <text:p>USUARIO 0982225674</text:p>
          </table:table-cell>
          <table:table-cell table:number-columns-repeated="1021"/>
        </table:table-row>
        <table:table-row table:style-name="ro1">
          <table:table-cell office:value-type="string">
            <text:p>0982225676</text:p>
          </table:table-cell>
          <table:table-cell office:value-type="string">
            <text:p>00000000000000043365</text:p>
          </table:table-cell>
          <table:table-cell table:formula="of:=CONCATENATE(&quot;USUARIO &quot;;[.A20])" office:value-type="string" office:string-value="USUARIO 0982225676">
            <text:p>USUARIO 0982225676</text:p>
          </table:table-cell>
          <table:table-cell table:number-columns-repeated="1021"/>
        </table:table-row>
        <table:table-row table:style-name="ro1">
          <table:table-cell office:value-type="string">
            <text:p>0982225680</text:p>
          </table:table-cell>
          <table:table-cell office:value-type="string">
            <text:p>00000000000000013927</text:p>
          </table:table-cell>
          <table:table-cell table:formula="of:=CONCATENATE(&quot;USUARIO &quot;;[.A21])" office:value-type="string" office:string-value="USUARIO 0982225680">
            <text:p>USUARIO 0982225680</text:p>
          </table:table-cell>
          <table:table-cell table:number-columns-repeated="1021"/>
        </table:table-row>
        <table:table-row table:style-name="ro1">
          <table:table-cell office:value-type="string">
            <text:p>0982279114</text:p>
          </table:table-cell>
          <table:table-cell office:value-type="string">
            <text:p>00000000000000002326</text:p>
          </table:table-cell>
          <table:table-cell table:formula="of:=CONCATENATE(&quot;USUARIO &quot;;[.A22])" office:value-type="string" office:string-value="USUARIO 0982279114">
            <text:p>USUARIO 0982279114</text:p>
          </table:table-cell>
          <table:table-cell table:number-columns-repeated="1021"/>
        </table:table-row>
        <table:table-row table:style-name="ro1">
          <table:table-cell office:value-type="string">
            <text:p>0982279115</text:p>
          </table:table-cell>
          <table:table-cell office:value-type="string">
            <text:p>00000000000000002326</text:p>
          </table:table-cell>
          <table:table-cell table:formula="of:=CONCATENATE(&quot;USUARIO &quot;;[.A23])" office:value-type="string" office:string-value="USUARIO 0982279115">
            <text:p>USUARIO 0982279115</text:p>
          </table:table-cell>
          <table:table-cell table:number-columns-repeated="1021"/>
        </table:table-row>
        <table:table-row table:style-name="ro1">
          <table:table-cell office:value-type="string">
            <text:p>0982291173</text:p>
          </table:table-cell>
          <table:table-cell office:value-type="string">
            <text:p>00000000000000066246</text:p>
          </table:table-cell>
          <table:table-cell table:formula="of:=CONCATENATE(&quot;USUARIO &quot;;[.A24])" office:value-type="string" office:string-value="USUARIO 0982291173">
            <text:p>USUARIO 0982291173</text:p>
          </table:table-cell>
          <table:table-cell table:number-columns-repeated="1021"/>
        </table:table-row>
        <table:table-row table:style-name="ro1">
          <table:table-cell office:value-type="string">
            <text:p>0982311523</text:p>
          </table:table-cell>
          <table:table-cell office:value-type="string">
            <text:p>00000000000000003892</text:p>
          </table:table-cell>
          <table:table-cell table:formula="of:=CONCATENATE(&quot;USUARIO &quot;;[.A25])" office:value-type="string" office:string-value="USUARIO 0982311523">
            <text:p>USUARIO 0982311523</text:p>
          </table:table-cell>
          <table:table-cell table:number-columns-repeated="1021"/>
        </table:table-row>
        <table:table-row table:style-name="ro1">
          <table:table-cell office:value-type="string">
            <text:p>0982367259</text:p>
          </table:table-cell>
          <table:table-cell office:value-type="string">
            <text:p>00000000000000009402</text:p>
          </table:table-cell>
          <table:table-cell table:formula="of:=CONCATENATE(&quot;USUARIO &quot;;[.A26])" office:value-type="string" office:string-value="USUARIO 0982367259">
            <text:p>USUARIO 0982367259</text:p>
          </table:table-cell>
          <table:table-cell table:number-columns-repeated="1021"/>
        </table:table-row>
        <table:table-row table:style-name="ro1">
          <table:table-cell office:value-type="string">
            <text:p>0982421050</text:p>
          </table:table-cell>
          <table:table-cell office:value-type="string">
            <text:p>00000000000000009914</text:p>
          </table:table-cell>
          <table:table-cell table:formula="of:=CONCATENATE(&quot;USUARIO &quot;;[.A27])" office:value-type="string" office:string-value="USUARIO 0982421050">
            <text:p>USUARIO 0982421050</text:p>
          </table:table-cell>
          <table:table-cell table:number-columns-repeated="1021"/>
        </table:table-row>
        <table:table-row table:style-name="ro1">
          <table:table-cell office:value-type="string">
            <text:p>0982433781</text:p>
          </table:table-cell>
          <table:table-cell office:value-type="string">
            <text:p>00000000000000000653</text:p>
          </table:table-cell>
          <table:table-cell table:formula="of:=CONCATENATE(&quot;USUARIO &quot;;[.A28])" office:value-type="string" office:string-value="USUARIO 0982433781">
            <text:p>USUARIO 0982433781</text:p>
          </table:table-cell>
          <table:table-cell table:number-columns-repeated="1021"/>
        </table:table-row>
        <table:table-row table:style-name="ro1">
          <table:table-cell office:value-type="string">
            <text:p>0982434677</text:p>
          </table:table-cell>
          <table:table-cell office:value-type="string">
            <text:p>00000000000000003306</text:p>
          </table:table-cell>
          <table:table-cell table:formula="of:=CONCATENATE(&quot;USUARIO &quot;;[.A29])" office:value-type="string" office:string-value="USUARIO 0982434677">
            <text:p>USUARIO 0982434677</text:p>
          </table:table-cell>
          <table:table-cell table:number-columns-repeated="1021"/>
        </table:table-row>
        <table:table-row table:style-name="ro1">
          <table:table-cell office:value-type="string">
            <text:p>0982434678</text:p>
          </table:table-cell>
          <table:table-cell office:value-type="string">
            <text:p>00000000000000003306</text:p>
          </table:table-cell>
          <table:table-cell table:formula="of:=CONCATENATE(&quot;USUARIO &quot;;[.A30])" office:value-type="string" office:string-value="USUARIO 0982434678">
            <text:p>USUARIO 0982434678</text:p>
          </table:table-cell>
          <table:table-cell table:number-columns-repeated="1021"/>
        </table:table-row>
        <table:table-row table:style-name="ro1">
          <table:table-cell office:value-type="string">
            <text:p>0982443996</text:p>
          </table:table-cell>
          <table:table-cell office:value-type="string">
            <text:p>00000000000000044771</text:p>
          </table:table-cell>
          <table:table-cell table:formula="of:=CONCATENATE(&quot;USUARIO &quot;;[.A31])" office:value-type="string" office:string-value="USUARIO 0982443996">
            <text:p>USUARIO 0982443996</text:p>
          </table:table-cell>
          <table:table-cell table:number-columns-repeated="1021"/>
        </table:table-row>
        <table:table-row table:style-name="ro1">
          <table:table-cell office:value-type="string">
            <text:p>0982457177</text:p>
          </table:table-cell>
          <table:table-cell office:value-type="string">
            <text:p>00000000000000031032</text:p>
          </table:table-cell>
          <table:table-cell table:formula="of:=CONCATENATE(&quot;USUARIO &quot;;[.A32])" office:value-type="string" office:string-value="USUARIO 0982457177">
            <text:p>USUARIO 0982457177</text:p>
          </table:table-cell>
          <table:table-cell table:number-columns-repeated="1021"/>
        </table:table-row>
        <table:table-row table:style-name="ro1">
          <table:table-cell office:value-type="string">
            <text:p>0982457183</text:p>
          </table:table-cell>
          <table:table-cell office:value-type="string">
            <text:p>00000000000000013133</text:p>
          </table:table-cell>
          <table:table-cell table:formula="of:=CONCATENATE(&quot;USUARIO &quot;;[.A33])" office:value-type="string" office:string-value="USUARIO 0982457183">
            <text:p>USUARIO 0982457183</text:p>
          </table:table-cell>
          <table:table-cell table:number-columns-repeated="1021"/>
        </table:table-row>
        <table:table-row table:style-name="ro1">
          <table:table-cell office:value-type="string">
            <text:p>0982462225</text:p>
          </table:table-cell>
          <table:table-cell office:value-type="string">
            <text:p>00000000000000003346</text:p>
          </table:table-cell>
          <table:table-cell table:formula="of:=CONCATENATE(&quot;USUARIO &quot;;[.A34])" office:value-type="string" office:string-value="USUARIO 0982462225">
            <text:p>USUARIO 0982462225</text:p>
          </table:table-cell>
          <table:table-cell table:number-columns-repeated="1021"/>
        </table:table-row>
        <table:table-row table:style-name="ro1">
          <table:table-cell office:value-type="string">
            <text:p>0983268475</text:p>
          </table:table-cell>
          <table:table-cell office:value-type="string">
            <text:p>00000000000000001663</text:p>
          </table:table-cell>
          <table:table-cell table:formula="of:=CONCATENATE(&quot;USUARIO &quot;;[.A35])" office:value-type="string" office:string-value="USUARIO 0983268475">
            <text:p>USUARIO 0983268475</text:p>
          </table:table-cell>
          <table:table-cell table:number-columns-repeated="1021"/>
        </table:table-row>
        <table:table-row table:style-name="ro1">
          <table:table-cell office:value-type="string">
            <text:p>0984498287</text:p>
          </table:table-cell>
          <table:table-cell office:value-type="string">
            <text:p>00000000000000005221</text:p>
          </table:table-cell>
          <table:table-cell table:formula="of:=CONCATENATE(&quot;USUARIO &quot;;[.A36])" office:value-type="string" office:string-value="USUARIO 0984498287">
            <text:p>USUARIO 0984498287</text:p>
          </table:table-cell>
          <table:table-cell table:number-columns-repeated="1021"/>
        </table:table-row>
        <table:table-row table:style-name="ro1">
          <table:table-cell office:value-type="string">
            <text:p>0988378009</text:p>
          </table:table-cell>
          <table:table-cell office:value-type="string">
            <text:p>00000000000000002533</text:p>
          </table:table-cell>
          <table:table-cell table:formula="of:=CONCATENATE(&quot;USUARIO &quot;;[.A37])" office:value-type="string" office:string-value="USUARIO 0988378009">
            <text:p>USUARIO 0988378009</text:p>
          </table:table-cell>
          <table:table-cell table:number-columns-repeated="1021"/>
        </table:table-row>
        <table:table-row table:style-name="ro1">
          <table:table-cell office:value-type="string">
            <text:p>0993385128</text:p>
          </table:table-cell>
          <table:table-cell office:value-type="string">
            <text:p>00000000000000021436</text:p>
          </table:table-cell>
          <table:table-cell table:formula="of:=CONCATENATE(&quot;USUARIO &quot;;[.A38])" office:value-type="string" office:string-value="USUARIO 0993385128">
            <text:p>USUARIO 0993385128</text:p>
          </table:table-cell>
          <table:table-cell table:number-columns-repeated="1021"/>
        </table:table-row>
        <table:table-row table:style-name="ro1">
          <table:table-cell office:value-type="string">
            <text:p>0993385169</text:p>
          </table:table-cell>
          <table:table-cell office:value-type="string">
            <text:p>00000000000000021772</text:p>
          </table:table-cell>
          <table:table-cell table:formula="of:=CONCATENATE(&quot;USUARIO &quot;;[.A39])" office:value-type="string" office:string-value="USUARIO 0993385169">
            <text:p>USUARIO 0993385169</text:p>
          </table:table-cell>
          <table:table-cell table:number-columns-repeated="1021"/>
        </table:table-row>
        <table:table-row table:style-name="ro1">
          <table:table-cell office:value-type="string">
            <text:p>0993385425</text:p>
          </table:table-cell>
          <table:table-cell office:value-type="string">
            <text:p>00000000000000053263</text:p>
          </table:table-cell>
          <table:table-cell table:formula="of:=CONCATENATE(&quot;USUARIO &quot;;[.A40])" office:value-type="string" office:string-value="USUARIO 0993385425">
            <text:p>USUARIO 0993385425</text:p>
          </table:table-cell>
          <table:table-cell table:number-columns-repeated="1021"/>
        </table:table-row>
        <table:table-row table:style-name="ro1">
          <table:table-cell office:value-type="string">
            <text:p>0993385450</text:p>
          </table:table-cell>
          <table:table-cell office:value-type="string">
            <text:p>00000000000000021436</text:p>
          </table:table-cell>
          <table:table-cell table:formula="of:=CONCATENATE(&quot;USUARIO &quot;;[.A41])" office:value-type="string" office:string-value="USUARIO 0993385450">
            <text:p>USUARIO 0993385450</text:p>
          </table:table-cell>
          <table:table-cell table:number-columns-repeated="1021"/>
        </table:table-row>
        <table:table-row table:style-name="ro1">
          <table:table-cell office:value-type="string">
            <text:p>0993953851</text:p>
          </table:table-cell>
          <table:table-cell office:value-type="string">
            <text:p>00000000000000043365</text:p>
          </table:table-cell>
          <table:table-cell table:formula="of:=CONCATENATE(&quot;USUARIO &quot;;[.A42])" office:value-type="string" office:string-value="USUARIO 0993953851">
            <text:p>USUARIO 0993953851</text:p>
          </table:table-cell>
          <table:table-cell table:number-columns-repeated="1021"/>
        </table:table-row>
        <table:table-row table:style-name="ro1">
          <table:table-cell office:value-type="string">
            <text:p>0996002343</text:p>
          </table:table-cell>
          <table:table-cell office:value-type="string">
            <text:p>00000000000000005682</text:p>
          </table:table-cell>
          <table:table-cell table:formula="of:=CONCATENATE(&quot;USUARIO &quot;;[.A43])" office:value-type="string" office:string-value="USUARIO 0996002343">
            <text:p>USUARIO 0996002343</text:p>
          </table:table-cell>
          <table:table-cell table:number-columns-repeated="1021"/>
        </table:table-row>
        <table:table-row table:style-name="ro1">
          <table:table-cell office:value-type="string">
            <text:p>0996004561</text:p>
          </table:table-cell>
          <table:table-cell office:value-type="string">
            <text:p>00000000000000002267</text:p>
          </table:table-cell>
          <table:table-cell table:formula="of:=CONCATENATE(&quot;USUARIO &quot;;[.A44])" office:value-type="string" office:string-value="USUARIO 0996004561">
            <text:p>USUARIO 0996004561</text:p>
          </table:table-cell>
          <table:table-cell table:number-columns-repeated="1021"/>
        </table:table-row>
        <table:table-row table:style-name="ro1">
          <table:table-cell office:value-type="string">
            <text:p>0996007078</text:p>
          </table:table-cell>
          <table:table-cell office:value-type="string">
            <text:p>00000000000000001145</text:p>
          </table:table-cell>
          <table:table-cell table:formula="of:=CONCATENATE(&quot;USUARIO &quot;;[.A45])" office:value-type="string" office:string-value="USUARIO 0996007078">
            <text:p>USUARIO 0996007078</text:p>
          </table:table-cell>
          <table:table-cell table:number-columns-repeated="1021"/>
        </table:table-row>
        <table:table-row table:style-name="ro1">
          <table:table-cell office:value-type="string">
            <text:p>0996008425</text:p>
          </table:table-cell>
          <table:table-cell office:value-type="string">
            <text:p>00000000000000006722</text:p>
          </table:table-cell>
          <table:table-cell table:formula="of:=CONCATENATE(&quot;USUARIO &quot;;[.A46])" office:value-type="string" office:string-value="USUARIO 0996008425">
            <text:p>USUARIO 0996008425</text:p>
          </table:table-cell>
          <table:table-cell table:number-columns-repeated="1021"/>
        </table:table-row>
        <table:table-row table:style-name="ro1">
          <table:table-cell office:value-type="string">
            <text:p>0996009787</text:p>
          </table:table-cell>
          <table:table-cell office:value-type="string">
            <text:p>00000000000000001143</text:p>
          </table:table-cell>
          <table:table-cell table:formula="of:=CONCATENATE(&quot;USUARIO &quot;;[.A47])" office:value-type="string" office:string-value="USUARIO 0996009787">
            <text:p>USUARIO 0996009787</text:p>
          </table:table-cell>
          <table:table-cell table:number-columns-repeated="1021"/>
        </table:table-row>
        <table:table-row table:style-name="ro1">
          <table:table-cell office:value-type="string">
            <text:p>0996013285</text:p>
          </table:table-cell>
          <table:table-cell office:value-type="string">
            <text:p>00000000000000001136</text:p>
          </table:table-cell>
          <table:table-cell table:formula="of:=CONCATENATE(&quot;USUARIO &quot;;[.A48])" office:value-type="string" office:string-value="USUARIO 0996013285">
            <text:p>USUARIO 0996013285</text:p>
          </table:table-cell>
          <table:table-cell table:number-columns-repeated="1021"/>
        </table:table-row>
        <table:table-row table:style-name="ro1">
          <table:table-cell office:value-type="string">
            <text:p>0996013377</text:p>
          </table:table-cell>
          <table:table-cell office:value-type="string">
            <text:p>00000000000000001135</text:p>
          </table:table-cell>
          <table:table-cell table:formula="of:=CONCATENATE(&quot;USUARIO &quot;;[.A49])" office:value-type="string" office:string-value="USUARIO 0996013377">
            <text:p>USUARIO 0996013377</text:p>
          </table:table-cell>
          <table:table-cell table:number-columns-repeated="1021"/>
        </table:table-row>
        <table:table-row table:style-name="ro1">
          <table:table-cell office:value-type="string">
            <text:p>0996013446</text:p>
          </table:table-cell>
          <table:table-cell office:value-type="string">
            <text:p>00000000000000001828</text:p>
          </table:table-cell>
          <table:table-cell table:formula="of:=CONCATENATE(&quot;USUARIO &quot;;[.A50])" office:value-type="string" office:string-value="USUARIO 0996013446">
            <text:p>USUARIO 0996013446</text:p>
          </table:table-cell>
          <table:table-cell table:number-columns-repeated="1021"/>
        </table:table-row>
        <table:table-row table:style-name="ro1">
          <table:table-cell office:value-type="string">
            <text:p>0996013729</text:p>
          </table:table-cell>
          <table:table-cell office:value-type="string">
            <text:p>00000000000000000114</text:p>
          </table:table-cell>
          <table:table-cell table:formula="of:=CONCATENATE(&quot;USUARIO &quot;;[.A51])" office:value-type="string" office:string-value="USUARIO 0996013729">
            <text:p>USUARIO 0996013729</text:p>
          </table:table-cell>
          <table:table-cell table:number-columns-repeated="1021"/>
        </table:table-row>
        <table:table-row table:style-name="ro1">
          <table:table-cell office:value-type="string">
            <text:p>0996013773</text:p>
          </table:table-cell>
          <table:table-cell office:value-type="string">
            <text:p>00000000000000006763</text:p>
          </table:table-cell>
          <table:table-cell table:formula="of:=CONCATENATE(&quot;USUARIO &quot;;[.A52])" office:value-type="string" office:string-value="USUARIO 0996013773">
            <text:p>USUARIO 0996013773</text:p>
          </table:table-cell>
          <table:table-cell table:number-columns-repeated="1021"/>
        </table:table-row>
        <table:table-row table:style-name="ro1">
          <table:table-cell office:value-type="string">
            <text:p>0996014669</text:p>
          </table:table-cell>
          <table:table-cell office:value-type="string">
            <text:p>00000000000000000114</text:p>
          </table:table-cell>
          <table:table-cell table:formula="of:=CONCATENATE(&quot;USUARIO &quot;;[.A53])" office:value-type="string" office:string-value="USUARIO 0996014669">
            <text:p>USUARIO 0996014669</text:p>
          </table:table-cell>
          <table:table-cell table:number-columns-repeated="1021"/>
        </table:table-row>
        <table:table-row table:style-name="ro1">
          <table:table-cell office:value-type="string">
            <text:p>072552468</text:p>
          </table:table-cell>
          <table:table-cell office:value-type="string">
            <text:p>00000000000000003653</text:p>
          </table:table-cell>
          <table:table-cell table:formula="of:=CONCATENATE(&quot;USUARIO &quot;;[.A54])" office:value-type="string" office:string-value="USUARIO 072552468">
            <text:p>USUARIO 072552468</text:p>
          </table:table-cell>
          <table:table-cell table:number-columns-repeated="1021"/>
        </table:table-row>
        <table:table-row table:style-name="ro1">
          <table:table-cell office:value-type="string">
            <text:p>073029823</text:p>
          </table:table-cell>
          <table:table-cell office:value-type="string">
            <text:p>00000000000000000787</text:p>
          </table:table-cell>
          <table:table-cell table:formula="of:=CONCATENATE(&quot;USUARIO &quot;;[.A55])" office:value-type="string" office:string-value="USUARIO 073029823">
            <text:p>USUARIO 073029823</text:p>
          </table:table-cell>
          <table:table-cell table:number-columns-repeated="1021"/>
        </table:table-row>
        <table:table-row table:style-name="ro1">
          <table:table-cell office:value-type="string">
            <text:p>073024227</text:p>
          </table:table-cell>
          <table:table-cell office:value-type="string">
            <text:p>00000000000000001067</text:p>
          </table:table-cell>
          <table:table-cell table:formula="of:=CONCATENATE(&quot;USUARIO &quot;;[.A56])" office:value-type="string" office:string-value="USUARIO 073024227">
            <text:p>USUARIO 073024227</text:p>
          </table:table-cell>
          <table:table-cell table:number-columns-repeated="1021"/>
        </table:table-row>
        <table:table-row table:style-name="ro1">
          <table:table-cell office:value-type="string">
            <text:p>072684299</text:p>
          </table:table-cell>
          <table:table-cell office:value-type="string">
            <text:p>00000000000000003545</text:p>
          </table:table-cell>
          <table:table-cell table:formula="of:=CONCATENATE(&quot;USUARIO &quot;;[.A57])" office:value-type="string" office:string-value="USUARIO 072684299">
            <text:p>USUARIO 072684299</text:p>
          </table:table-cell>
          <table:table-cell table:number-columns-repeated="1021"/>
        </table:table-row>
        <table:table-row table:style-name="ro1">
          <table:table-cell office:value-type="string">
            <text:p>072616723</text:p>
          </table:table-cell>
          <table:table-cell office:value-type="string">
            <text:p>00000000000000004842</text:p>
          </table:table-cell>
          <table:table-cell table:formula="of:=CONCATENATE(&quot;USUARIO &quot;;[.A58])" office:value-type="string" office:string-value="USUARIO 072616723">
            <text:p>USUARIO 072616723</text:p>
          </table:table-cell>
          <table:table-cell table:number-columns-repeated="1021"/>
        </table:table-row>
        <table:table-row table:style-name="ro1">
          <table:table-cell office:value-type="string">
            <text:p>072106166</text:p>
          </table:table-cell>
          <table:table-cell office:value-type="string">
            <text:p>00000000000000000986</text:p>
          </table:table-cell>
          <table:table-cell table:formula="of:=CONCATENATE(&quot;USUARIO &quot;;[.A59])" office:value-type="string" office:string-value="USUARIO 072106166">
            <text:p>USUARIO 072106166</text:p>
          </table:table-cell>
          <table:table-cell table:number-columns-repeated="1021"/>
        </table:table-row>
        <table:table-row table:style-name="ro1">
          <table:table-cell office:value-type="string">
            <text:p>072616704</text:p>
          </table:table-cell>
          <table:table-cell office:value-type="string">
            <text:p>00000000000000004794</text:p>
          </table:table-cell>
          <table:table-cell table:formula="of:=CONCATENATE(&quot;USUARIO &quot;;[.A60])" office:value-type="string" office:string-value="USUARIO 072616704">
            <text:p>USUARIO 072616704</text:p>
          </table:table-cell>
          <table:table-cell table:number-columns-repeated="1021"/>
        </table:table-row>
        <table:table-row table:style-name="ro1">
          <table:table-cell office:value-type="string">
            <text:p>073025275</text:p>
          </table:table-cell>
          <table:table-cell office:value-type="string">
            <text:p>00000000000000003217</text:p>
          </table:table-cell>
          <table:table-cell table:formula="of:=CONCATENATE(&quot;USUARIO &quot;;[.A61])" office:value-type="string" office:string-value="USUARIO 073025275">
            <text:p>USUARIO 073025275</text:p>
          </table:table-cell>
          <table:table-cell table:number-columns-repeated="1021"/>
        </table:table-row>
        <table:table-row table:style-name="ro1">
          <table:table-cell office:value-type="string">
            <text:p>073101135</text:p>
          </table:table-cell>
          <table:table-cell office:value-type="string">
            <text:p>00000000000000000597</text:p>
          </table:table-cell>
          <table:table-cell table:formula="of:=CONCATENATE(&quot;USUARIO &quot;;[.A62])" office:value-type="string" office:string-value="USUARIO 073101135">
            <text:p>USUARIO 073101135</text:p>
          </table:table-cell>
          <table:table-cell table:number-columns-repeated="1021"/>
        </table:table-row>
        <table:table-row table:style-name="ro1">
          <table:table-cell office:value-type="string">
            <text:p>072102035</text:p>
          </table:table-cell>
          <table:table-cell office:value-type="string">
            <text:p>00000000000000000778</text:p>
          </table:table-cell>
          <table:table-cell table:formula="of:=CONCATENATE(&quot;USUARIO &quot;;[.A63])" office:value-type="string" office:string-value="USUARIO 072102035">
            <text:p>USUARIO 072102035</text:p>
          </table:table-cell>
          <table:table-cell table:number-columns-repeated="1021"/>
        </table:table-row>
        <table:table-row table:style-name="ro1">
          <table:table-cell office:value-type="string">
            <text:p>072105059</text:p>
          </table:table-cell>
          <table:table-cell office:value-type="string">
            <text:p>00000000000000004921</text:p>
          </table:table-cell>
          <table:table-cell table:formula="of:=CONCATENATE(&quot;USUARIO &quot;;[.A64])" office:value-type="string" office:string-value="USUARIO 072105059">
            <text:p>USUARIO 072105059</text:p>
          </table:table-cell>
          <table:table-cell table:number-columns-repeated="1021"/>
        </table:table-row>
        <table:table-row table:style-name="ro1">
          <table:table-cell office:value-type="string">
            <text:p>072713219</text:p>
          </table:table-cell>
          <table:table-cell office:value-type="string">
            <text:p>00000000000000000538</text:p>
          </table:table-cell>
          <table:table-cell table:formula="of:=CONCATENATE(&quot;USUARIO &quot;;[.A65])" office:value-type="string" office:string-value="USUARIO 072713219">
            <text:p>USUARIO 072713219</text:p>
          </table:table-cell>
          <table:table-cell table:number-columns-repeated="1021"/>
        </table:table-row>
        <table:table-row table:style-name="ro1">
          <table:table-cell office:value-type="string">
            <text:p>072713044</text:p>
          </table:table-cell>
          <table:table-cell office:value-type="string">
            <text:p>00000000000000002867</text:p>
          </table:table-cell>
          <table:table-cell table:formula="of:=CONCATENATE(&quot;USUARIO &quot;;[.A66])" office:value-type="string" office:string-value="USUARIO 072713044">
            <text:p>USUARIO 072713044</text:p>
          </table:table-cell>
          <table:table-cell table:number-columns-repeated="1021"/>
        </table:table-row>
        <table:table-row table:style-name="ro1">
          <table:table-cell office:value-type="string">
            <text:p>072105226</text:p>
          </table:table-cell>
          <table:table-cell office:value-type="string">
            <text:p>00000000000000002961</text:p>
          </table:table-cell>
          <table:table-cell table:formula="of:=CONCATENATE(&quot;USUARIO &quot;;[.A67])" office:value-type="string" office:string-value="USUARIO 072105226">
            <text:p>USUARIO 072105226</text:p>
          </table:table-cell>
          <table:table-cell table:number-columns-repeated="1021"/>
        </table:table-row>
        <table:table-row table:style-name="ro1">
          <table:table-cell office:value-type="string">
            <text:p>072199079</text:p>
          </table:table-cell>
          <table:table-cell office:value-type="string">
            <text:p>00000000000000002567</text:p>
          </table:table-cell>
          <table:table-cell table:formula="of:=CONCATENATE(&quot;USUARIO &quot;;[.A68])" office:value-type="string" office:string-value="USUARIO 072199079">
            <text:p>USUARIO 072199079</text:p>
          </table:table-cell>
          <table:table-cell table:number-columns-repeated="1021"/>
        </table:table-row>
        <table:table-row table:style-name="ro1">
          <table:table-cell office:value-type="string">
            <text:p>072105387</text:p>
          </table:table-cell>
          <table:table-cell office:value-type="string">
            <text:p>00000000000000000385</text:p>
          </table:table-cell>
          <table:table-cell table:formula="of:=CONCATENATE(&quot;USUARIO &quot;;[.A69])" office:value-type="string" office:string-value="USUARIO 072105387">
            <text:p>USUARIO 072105387</text:p>
          </table:table-cell>
          <table:table-cell table:number-columns-repeated="1021"/>
        </table:table-row>
        <table:table-row table:style-name="ro1">
          <table:table-cell office:value-type="string">
            <text:p>072105161</text:p>
          </table:table-cell>
          <table:table-cell office:value-type="string">
            <text:p>00000000000000002563</text:p>
          </table:table-cell>
          <table:table-cell table:formula="of:=CONCATENATE(&quot;USUARIO &quot;;[.A70])" office:value-type="string" office:string-value="USUARIO 072105161">
            <text:p>USUARIO 072105161</text:p>
          </table:table-cell>
          <table:table-cell table:number-columns-repeated="1021"/>
        </table:table-row>
        <table:table-row table:style-name="ro1">
          <table:table-cell office:value-type="string">
            <text:p>073025153</text:p>
          </table:table-cell>
          <table:table-cell office:value-type="string">
            <text:p>00000000000000000707</text:p>
          </table:table-cell>
          <table:table-cell table:formula="of:=CONCATENATE(&quot;USUARIO &quot;;[.A71])" office:value-type="string" office:string-value="USUARIO 073025153">
            <text:p>USUARIO 073025153</text:p>
          </table:table-cell>
          <table:table-cell table:number-columns-repeated="1021"/>
        </table:table-row>
        <table:table-row table:style-name="ro1">
          <table:table-cell office:value-type="string">
            <text:p>073027807</text:p>
          </table:table-cell>
          <table:table-cell office:value-type="string">
            <text:p>00000000000000000707</text:p>
          </table:table-cell>
          <table:table-cell table:formula="of:=CONCATENATE(&quot;USUARIO &quot;;[.A72])" office:value-type="string" office:string-value="USUARIO 073027807">
            <text:p>USUARIO 073027807</text:p>
          </table:table-cell>
          <table:table-cell table:number-columns-repeated="1021"/>
        </table:table-row>
        <table:table-row table:style-name="ro1">
          <table:table-cell office:value-type="string">
            <text:p>072616701</text:p>
          </table:table-cell>
          <table:table-cell office:value-type="string">
            <text:p>00000000000000000804</text:p>
          </table:table-cell>
          <table:table-cell table:formula="of:=CONCATENATE(&quot;USUARIO &quot;;[.A73])" office:value-type="string" office:string-value="USUARIO 072616701">
            <text:p>USUARIO 072616701</text:p>
          </table:table-cell>
          <table:table-cell table:number-columns-repeated="1021"/>
        </table:table-row>
        <table:table-row table:style-name="ro1">
          <table:table-cell office:value-type="string">
            <text:p>072199050</text:p>
          </table:table-cell>
          <table:table-cell office:value-type="string">
            <text:p>00000000000000000719</text:p>
          </table:table-cell>
          <table:table-cell table:formula="of:=CONCATENATE(&quot;USUARIO &quot;;[.A74])" office:value-type="string" office:string-value="USUARIO 072199050">
            <text:p>USUARIO 072199050</text:p>
          </table:table-cell>
          <table:table-cell table:number-columns-repeated="1021"/>
        </table:table-row>
        <table:table-row table:style-name="ro1">
          <table:table-cell office:value-type="string">
            <text:p>073109814</text:p>
          </table:table-cell>
          <table:table-cell office:value-type="string">
            <text:p>00000000000000000895</text:p>
          </table:table-cell>
          <table:table-cell table:formula="of:=CONCATENATE(&quot;USUARIO &quot;;[.A75])" office:value-type="string" office:string-value="USUARIO 073109814">
            <text:p>USUARIO 073109814</text:p>
          </table:table-cell>
          <table:table-cell table:number-columns-repeated="1021"/>
        </table:table-row>
        <table:table-row table:style-name="ro1">
          <table:table-cell office:value-type="string">
            <text:p>073105625</text:p>
          </table:table-cell>
          <table:table-cell office:value-type="string">
            <text:p>00000000000000000861</text:p>
          </table:table-cell>
          <table:table-cell table:formula="of:=CONCATENATE(&quot;USUARIO &quot;;[.A76])" office:value-type="string" office:string-value="USUARIO 073105625">
            <text:p>USUARIO 073105625</text:p>
          </table:table-cell>
          <table:table-cell table:number-columns-repeated="1021"/>
        </table:table-row>
        <table:table-row table:style-name="ro1">
          <table:table-cell office:value-type="string">
            <text:p>072105108</text:p>
          </table:table-cell>
          <table:table-cell office:value-type="string">
            <text:p>00000000000000001295</text:p>
          </table:table-cell>
          <table:table-cell table:formula="of:=CONCATENATE(&quot;USUARIO &quot;;[.A77])" office:value-type="string" office:string-value="USUARIO 072105108">
            <text:p>USUARIO 072105108</text:p>
          </table:table-cell>
          <table:table-cell table:number-columns-repeated="1021"/>
        </table:table-row>
        <table:table-row table:style-name="ro1">
          <table:table-cell office:value-type="string">
            <text:p>073024225</text:p>
          </table:table-cell>
          <table:table-cell office:value-type="string">
            <text:p>00000000000000002804</text:p>
          </table:table-cell>
          <table:table-cell table:formula="of:=CONCATENATE(&quot;USUARIO &quot;;[.A78])" office:value-type="string" office:string-value="USUARIO 073024225">
            <text:p>USUARIO 073024225</text:p>
          </table:table-cell>
          <table:table-cell table:number-columns-repeated="1021"/>
        </table:table-row>
        <table:table-row table:style-name="ro1">
          <table:table-cell office:value-type="string">
            <text:p>072612329</text:p>
          </table:table-cell>
          <table:table-cell office:value-type="string">
            <text:p>00000000000000004609</text:p>
          </table:table-cell>
          <table:table-cell table:formula="of:=CONCATENATE(&quot;USUARIO &quot;;[.A79])" office:value-type="string" office:string-value="USUARIO 072612329">
            <text:p>USUARIO 072612329</text:p>
          </table:table-cell>
          <table:table-cell table:number-columns-repeated="1021"/>
        </table:table-row>
        <table:table-row table:style-name="ro1">
          <table:table-cell office:value-type="string">
            <text:p>072559025</text:p>
          </table:table-cell>
          <table:table-cell office:value-type="string">
            <text:p>00000000000000000661</text:p>
          </table:table-cell>
          <table:table-cell table:formula="of:=CONCATENATE(&quot;USUARIO &quot;;[.A80])" office:value-type="string" office:string-value="USUARIO 072559025">
            <text:p>USUARIO 072559025</text:p>
          </table:table-cell>
          <table:table-cell table:number-columns-repeated="1021"/>
        </table:table-row>
        <table:table-row table:style-name="ro1">
          <table:table-cell office:value-type="string">
            <text:p>072555345</text:p>
          </table:table-cell>
          <table:table-cell office:value-type="string">
            <text:p>00000000000000004966</text:p>
          </table:table-cell>
          <table:table-cell table:formula="of:=CONCATENATE(&quot;USUARIO &quot;;[.A81])" office:value-type="string" office:string-value="USUARIO 072555345">
            <text:p>USUARIO 072555345</text:p>
          </table:table-cell>
          <table:table-cell table:number-columns-repeated="1021"/>
        </table:table-row>
        <table:table-row table:style-name="ro1">
          <table:table-cell office:value-type="string">
            <text:p>072711028</text:p>
          </table:table-cell>
          <table:table-cell office:value-type="string">
            <text:p>00000000000000000939</text:p>
          </table:table-cell>
          <table:table-cell table:formula="of:=CONCATENATE(&quot;USUARIO &quot;;[.A82])" office:value-type="string" office:string-value="USUARIO 072711028">
            <text:p>USUARIO 072711028</text:p>
          </table:table-cell>
          <table:table-cell table:number-columns-repeated="1021"/>
        </table:table-row>
        <table:table-row table:style-name="ro1">
          <table:table-cell office:value-type="string">
            <text:p>073110380</text:p>
          </table:table-cell>
          <table:table-cell office:value-type="string">
            <text:p>00000000000000001001</text:p>
          </table:table-cell>
          <table:table-cell table:formula="of:=CONCATENATE(&quot;USUARIO &quot;;[.A83])" office:value-type="string" office:string-value="USUARIO 073110380">
            <text:p>USUARIO 073110380</text:p>
          </table:table-cell>
          <table:table-cell table:number-columns-repeated="1021"/>
        </table:table-row>
        <table:table-row table:style-name="ro1">
          <table:table-cell office:value-type="string">
            <text:p>072106068</text:p>
          </table:table-cell>
          <table:table-cell office:value-type="string">
            <text:p>00000000000000005943</text:p>
          </table:table-cell>
          <table:table-cell table:formula="of:=CONCATENATE(&quot;USUARIO &quot;;[.A84])" office:value-type="string" office:string-value="USUARIO 072106068">
            <text:p>USUARIO 072106068</text:p>
          </table:table-cell>
          <table:table-cell table:number-columns-repeated="1021"/>
        </table:table-row>
        <table:table-row table:style-name="ro1">
          <table:table-cell office:value-type="string">
            <text:p>072612380</text:p>
          </table:table-cell>
          <table:table-cell office:value-type="string">
            <text:p>00000000000000005708</text:p>
          </table:table-cell>
          <table:table-cell table:formula="of:=CONCATENATE(&quot;USUARIO &quot;;[.A85])" office:value-type="string" office:string-value="USUARIO 072612380">
            <text:p>USUARIO 072612380</text:p>
          </table:table-cell>
          <table:table-cell table:number-columns-repeated="1021"/>
        </table:table-row>
        <table:table-row table:style-name="ro1">
          <table:table-cell office:value-type="string">
            <text:p>072612327</text:p>
          </table:table-cell>
          <table:table-cell office:value-type="string">
            <text:p>00000000000000002948</text:p>
          </table:table-cell>
          <table:table-cell table:formula="of:=CONCATENATE(&quot;USUARIO &quot;;[.A86])" office:value-type="string" office:string-value="USUARIO 072612327">
            <text:p>USUARIO 072612327</text:p>
          </table:table-cell>
          <table:table-cell table:number-columns-repeated="1021"/>
        </table:table-row>
        <table:table-row table:style-name="ro1">
          <table:table-cell office:value-type="string">
            <text:p>073031869</text:p>
          </table:table-cell>
          <table:table-cell office:value-type="string">
            <text:p>00000000000000002013</text:p>
          </table:table-cell>
          <table:table-cell table:formula="of:=CONCATENATE(&quot;USUARIO &quot;;[.A87])" office:value-type="string" office:string-value="USUARIO 073031869">
            <text:p>USUARIO 073031869</text:p>
          </table:table-cell>
          <table:table-cell table:number-columns-repeated="1021"/>
        </table:table-row>
        <table:table-row table:style-name="ro1">
          <table:table-cell office:value-type="string">
            <text:p>073103003</text:p>
          </table:table-cell>
          <table:table-cell office:value-type="string">
            <text:p>00000000000000000566</text:p>
          </table:table-cell>
          <table:table-cell table:formula="of:=CONCATENATE(&quot;USUARIO &quot;;[.A88])" office:value-type="string" office:string-value="USUARIO 073103003">
            <text:p>USUARIO 073103003</text:p>
          </table:table-cell>
          <table:table-cell table:number-columns-repeated="1021"/>
        </table:table-row>
        <table:table-row table:style-name="ro1">
          <table:table-cell office:value-type="string">
            <text:p>073109560</text:p>
          </table:table-cell>
          <table:table-cell office:value-type="string">
            <text:p>00000000000000002296</text:p>
          </table:table-cell>
          <table:table-cell table:formula="of:=CONCATENATE(&quot;USUARIO &quot;;[.A89])" office:value-type="string" office:string-value="USUARIO 073109560">
            <text:p>USUARIO 073109560</text:p>
          </table:table-cell>
          <table:table-cell table:number-columns-repeated="1021"/>
        </table:table-row>
        <table:table-row table:style-name="ro1">
          <table:table-cell office:value-type="string">
            <text:p>072105326</text:p>
          </table:table-cell>
          <table:table-cell office:value-type="string">
            <text:p>00000000000000003825</text:p>
          </table:table-cell>
          <table:table-cell table:formula="of:=CONCATENATE(&quot;USUARIO &quot;;[.A90])" office:value-type="string" office:string-value="USUARIO 072105326">
            <text:p>USUARIO 072105326</text:p>
          </table:table-cell>
          <table:table-cell table:number-columns-repeated="1021"/>
        </table:table-row>
        <table:table-row table:style-name="ro1">
          <table:table-cell office:value-type="string">
            <text:p>072105167</text:p>
          </table:table-cell>
          <table:table-cell office:value-type="string">
            <text:p>00000000000000002903</text:p>
          </table:table-cell>
          <table:table-cell table:formula="of:=CONCATENATE(&quot;USUARIO &quot;;[.A91])" office:value-type="string" office:string-value="USUARIO 072105167">
            <text:p>USUARIO 072105167</text:p>
          </table:table-cell>
          <table:table-cell table:number-columns-repeated="1021"/>
        </table:table-row>
        <table:table-row table:style-name="ro1">
          <table:table-cell office:value-type="string">
            <text:p>072107068</text:p>
          </table:table-cell>
          <table:table-cell office:value-type="string">
            <text:p>00000000000000002845</text:p>
          </table:table-cell>
          <table:table-cell table:formula="of:=CONCATENATE(&quot;USUARIO &quot;;[.A92])" office:value-type="string" office:string-value="USUARIO 072107068">
            <text:p>USUARIO 072107068</text:p>
          </table:table-cell>
          <table:table-cell table:number-columns-repeated="1021"/>
        </table:table-row>
        <table:table-row table:style-name="ro1">
          <table:table-cell office:value-type="string">
            <text:p>073029846</text:p>
          </table:table-cell>
          <table:table-cell office:value-type="string">
            <text:p>00000000000000002688</text:p>
          </table:table-cell>
          <table:table-cell table:formula="of:=CONCATENATE(&quot;USUARIO &quot;;[.A93])" office:value-type="string" office:string-value="USUARIO 073029846">
            <text:p>USUARIO 073029846</text:p>
          </table:table-cell>
          <table:table-cell table:number-columns-repeated="1021"/>
        </table:table-row>
        <table:table-row table:style-name="ro1">
          <table:table-cell office:value-type="string">
            <text:p>072684303</text:p>
          </table:table-cell>
          <table:table-cell office:value-type="string">
            <text:p>00000000000000002998</text:p>
          </table:table-cell>
          <table:table-cell table:formula="of:=CONCATENATE(&quot;USUARIO &quot;;[.A94])" office:value-type="string" office:string-value="USUARIO 072684303">
            <text:p>USUARIO 072684303</text:p>
          </table:table-cell>
          <table:table-cell table:number-columns-repeated="1021"/>
        </table:table-row>
        <table:table-row table:style-name="ro1">
          <table:table-cell office:value-type="string">
            <text:p>072684292</text:p>
          </table:table-cell>
          <table:table-cell office:value-type="string">
            <text:p>00000000000000002758</text:p>
          </table:table-cell>
          <table:table-cell table:formula="of:=CONCATENATE(&quot;USUARIO &quot;;[.A95])" office:value-type="string" office:string-value="USUARIO 072684292">
            <text:p>USUARIO 072684292</text:p>
          </table:table-cell>
          <table:table-cell table:number-columns-repeated="1021"/>
        </table:table-row>
        <table:table-row table:style-name="ro1">
          <table:table-cell office:value-type="string">
            <text:p>072105193</text:p>
          </table:table-cell>
          <table:table-cell office:value-type="string">
            <text:p>00000000000000000857</text:p>
          </table:table-cell>
          <table:table-cell table:formula="of:=CONCATENATE(&quot;USUARIO &quot;;[.A96])" office:value-type="string" office:string-value="USUARIO 072105193">
            <text:p>USUARIO 072105193</text:p>
          </table:table-cell>
          <table:table-cell table:number-columns-repeated="1021"/>
        </table:table-row>
        <table:table-row table:style-name="ro1">
          <table:table-cell office:value-type="string">
            <text:p>072713104</text:p>
          </table:table-cell>
          <table:table-cell office:value-type="string">
            <text:p>00000000000000000897</text:p>
          </table:table-cell>
          <table:table-cell table:formula="of:=CONCATENATE(&quot;USUARIO &quot;;[.A97])" office:value-type="string" office:string-value="USUARIO 072713104">
            <text:p>USUARIO 072713104</text:p>
          </table:table-cell>
          <table:table-cell table:number-columns-repeated="1021"/>
        </table:table-row>
        <table:table-row table:style-name="ro1">
          <table:table-cell office:value-type="string">
            <text:p>072565895</text:p>
          </table:table-cell>
          <table:table-cell office:value-type="string">
            <text:p>00000000000000003064</text:p>
          </table:table-cell>
          <table:table-cell table:formula="of:=CONCATENATE(&quot;USUARIO &quot;;[.A98])" office:value-type="string" office:string-value="USUARIO 072565895">
            <text:p>USUARIO 072565895</text:p>
          </table:table-cell>
          <table:table-cell table:number-columns-repeated="1021"/>
        </table:table-row>
        <table:table-row table:style-name="ro1">
          <table:table-cell office:value-type="string">
            <text:p>072710197</text:p>
          </table:table-cell>
          <table:table-cell office:value-type="string">
            <text:p>00000000000000005453</text:p>
          </table:table-cell>
          <table:table-cell table:formula="of:=CONCATENATE(&quot;USUARIO &quot;;[.A99])" office:value-type="string" office:string-value="USUARIO 072710197">
            <text:p>USUARIO 072710197</text:p>
          </table:table-cell>
          <table:table-cell table:number-columns-repeated="1021"/>
        </table:table-row>
        <table:table-row table:style-name="ro1">
          <table:table-cell office:value-type="string">
            <text:p>072711025</text:p>
          </table:table-cell>
          <table:table-cell office:value-type="string">
            <text:p>00000000000000004936</text:p>
          </table:table-cell>
          <table:table-cell table:formula="of:=CONCATENATE(&quot;USUARIO &quot;;[.A100])" office:value-type="string" office:string-value="USUARIO 072711025">
            <text:p>USUARIO 072711025</text:p>
          </table:table-cell>
          <table:table-cell table:number-columns-repeated="1021"/>
        </table:table-row>
        <table:table-row table:style-name="ro1">
          <table:table-cell office:value-type="string">
            <text:p>072710108</text:p>
          </table:table-cell>
          <table:table-cell office:value-type="string">
            <text:p>00000000000000012075</text:p>
          </table:table-cell>
          <table:table-cell table:formula="of:=CONCATENATE(&quot;USUARIO &quot;;[.A101])" office:value-type="string" office:string-value="USUARIO 072710108">
            <text:p>USUARIO 072710108</text:p>
          </table:table-cell>
          <table:table-cell table:number-columns-repeated="1021"/>
        </table:table-row>
        <table:table-row table:style-name="ro1">
          <table:table-cell office:value-type="string">
            <text:p>073029363</text:p>
          </table:table-cell>
          <table:table-cell office:value-type="string">
            <text:p>00000000000000000985</text:p>
          </table:table-cell>
          <table:table-cell table:formula="of:=CONCATENATE(&quot;USUARIO &quot;;[.A102])" office:value-type="string" office:string-value="USUARIO 073029363">
            <text:p>USUARIO 073029363</text:p>
          </table:table-cell>
          <table:table-cell table:number-columns-repeated="1021"/>
        </table:table-row>
        <table:table-row table:style-name="ro1">
          <table:table-cell office:value-type="string">
            <text:p>072713159</text:p>
          </table:table-cell>
          <table:table-cell office:value-type="string">
            <text:p>00000000000000002182</text:p>
          </table:table-cell>
          <table:table-cell table:formula="of:=CONCATENATE(&quot;USUARIO &quot;;[.A103])" office:value-type="string" office:string-value="USUARIO 072713159">
            <text:p>USUARIO 072713159</text:p>
          </table:table-cell>
          <table:table-cell table:number-columns-repeated="1021"/>
        </table:table-row>
        <table:table-row table:style-name="ro1">
          <table:table-cell office:value-type="string">
            <text:p>1800328674</text:p>
          </table:table-cell>
          <table:table-cell office:value-type="string">
            <text:p>00000000000000001182</text:p>
          </table:table-cell>
          <table:table-cell table:formula="of:=CONCATENATE(&quot;USUARIO &quot;;[.A104])" office:value-type="string" office:string-value="USUARIO 1800328674">
            <text:p>USUARIO 1800328674</text:p>
          </table:table-cell>
          <table:table-cell table:number-columns-repeated="1021"/>
        </table:table-row>
        <table:table-row table:style-name="ro1">
          <table:table-cell office:value-type="string">
            <text:p>1700505050</text:p>
          </table:table-cell>
          <table:table-cell office:value-type="string">
            <text:p>00000000000000001582</text:p>
          </table:table-cell>
          <table:table-cell table:formula="of:=CONCATENATE(&quot;USUARIO &quot;;[.A105])" office:value-type="string" office:string-value="USUARIO 1700505050">
            <text:p>USUARIO 1700505050</text:p>
          </table:table-cell>
          <table:table-cell table:number-columns-repeated="1021"/>
        </table:table-row>
        <table:table-row table:style-name="ro1">
          <table:table-cell office:value-type="string">
            <text:p>042371214</text:p>
          </table:table-cell>
          <table:table-cell office:value-type="string">
            <text:p>00000000000000002082</text:p>
          </table:table-cell>
          <table:table-cell table:formula="of:=CONCATENATE(&quot;USUARIO &quot;;[.A106])" office:value-type="string" office:string-value="USUARIO 042371214">
            <text:p>USUARIO 042371214</text:p>
          </table:table-cell>
          <table:table-cell table:number-columns-repeated="1021"/>
        </table:table-row>
        <table:table-row table:style-name="ro1">
          <table:table-cell office:value-type="string">
            <text:p>0042371214</text:p>
          </table:table-cell>
          <table:table-cell office:value-type="string">
            <text:p>00000000000000003182</text:p>
          </table:table-cell>
          <table:table-cell table:formula="of:=CONCATENATE(&quot;USUARIO &quot;;[.A107])" office:value-type="string" office:string-value="USUARIO 0042371214">
            <text:p>USUARIO 0042371214</text:p>
          </table:table-cell>
          <table:table-cell table:number-columns-repeated="1021"/>
        </table:table-row>
        <table:table-row table:style-name="ro1">
          <table:table-cell office:value-type="string">
            <text:p>042731107</text:p>
          </table:table-cell>
          <table:table-cell office:value-type="string">
            <text:p>00000000000000004182</text:p>
          </table:table-cell>
          <table:table-cell table:formula="of:=CONCATENATE(&quot;USUARIO &quot;;[.A108])" office:value-type="string" office:string-value="USUARIO 042731107">
            <text:p>USUARIO 042731107</text:p>
          </table:table-cell>
          <table:table-cell table:number-columns-repeated="1021"/>
        </table:table-row>
        <table:table-row table:style-name="ro1">
          <table:table-cell office:value-type="string">
            <text:p>0042731107</text:p>
          </table:table-cell>
          <table:table-cell office:value-type="string">
            <text:p>00000000000000000982</text:p>
          </table:table-cell>
          <table:table-cell table:formula="of:=CONCATENATE(&quot;USUARIO &quot;;[.A109])" office:value-type="string" office:string-value="USUARIO 0042731107">
            <text:p>USUARIO 0042731107</text:p>
          </table:table-cell>
          <table:table-cell table:number-columns-repeated="1021"/>
        </table:table-row>
        <table:table-row table:style-name="ro1">
          <table:table-cell office:value-type="string">
            <text:p>042362670 <text:s text:c="34"/></text:p>
          </table:table-cell>
          <table:table-cell office:value-type="string">
            <text:p>00000000000000000582</text:p>
          </table:table-cell>
          <table:table-cell table:formula="of:=CONCATENATE(&quot;USUARIO &quot;;[.A110])" office:value-type="string" office:string-value="USUARIO 042362670                                   ">
            <text:p>USUARIO 042362670 <text:s text:c="34"/></text:p>
          </table:table-cell>
          <table:table-cell table:number-columns-repeated="1021"/>
        </table:table-row>
        <table:table-row table:style-name="ro1">
          <table:table-cell office:value-type="string">
            <text:p>0042362670</text:p>
          </table:table-cell>
          <table:table-cell office:value-type="string">
            <text:p>00000000000000000182</text:p>
          </table:table-cell>
          <table:table-cell table:formula="of:=CONCATENATE(&quot;USUARIO &quot;;[.A111])" office:value-type="string" office:string-value="USUARIO 0042362670">
            <text:p>USUARIO 0042362670</text:p>
          </table:table-cell>
          <table:table-cell table:number-columns-repeated="1021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E" table:style-name="ta2" table:print="false">
        <office:forms form:automatic-focus="false" form:apply-design-mode="false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1017" table:default-cell-style-name="ce1"/>
        <table:table-row table:style-name="ro1">
          <table:table-cell office:value-type="string">
            <text:p>IDENTIFICACION</text:p>
          </table:table-cell>
          <table:table-cell office:value-type="string">
            <text:p>CEP</text:p>
          </table:table-cell>
          <table:table-cell office:value-type="string">
            <text:p>VALORCITACION</text:p>
          </table:table-cell>
          <table:table-cell office:value-type="string">
            <text:p>VALORMULTA</text:p>
          </table:table-cell>
          <table:table-cell office:value-type="string">
            <text:p>VALORTOTAL</text:p>
          </table:table-cell>
          <table:table-cell office:value-type="string">
            <text:p>NOMBREUSUARIO</text:p>
          </table:table-cell>
          <table:table-cell office:value-type="string">
            <text:p>TRAMITE</text:p>
          </table:table-cell>
          <table:table-cell table:number-columns-repeated="1017"/>
        </table:table-row>
        <table:table-row table:style-name="ro1">
          <table:table-cell office:value-type="string">
            <text:p>0101305407</text:p>
          </table:table-cell>
          <table:table-cell office:value-type="string">
            <text:p>110000015033</text:p>
          </table:table-cell>
          <table:table-cell office:value-type="string">
            <text:p>8,00</text:p>
          </table:table-cell>
          <table:table-cell office:value-type="string">
            <text:p>0,00</text:p>
          </table:table-cell>
          <table:table-cell office:value-type="string">
            <text:p>8,00</text:p>
          </table:table-cell>
          <table:table-cell office:value-type="string">
            <text:p>MIZHQUIRI QUIZHPI HUGO GABRI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101694883</text:p>
          </table:table-cell>
          <table:table-cell office:value-type="string">
            <text:p>100000009425</text:p>
          </table:table-cell>
          <table:table-cell office:value-type="string">
            <text:p>6,00</text:p>
          </table:table-cell>
          <table:table-cell office:value-type="string">
            <text:p>0,00</text:p>
          </table:table-cell>
          <table:table-cell office:value-type="string">
            <text:p>6,00</text:p>
          </table:table-cell>
          <table:table-cell office:value-type="string">
            <text:p>SARMIENTO LAZO WILSON EDU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103165874</text:p>
          </table:table-cell>
          <table:table-cell office:value-type="string">
            <text:p>100006154290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CORONEL INIGUEZ MARIO VINIC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103647384</text:p>
          </table:table-cell>
          <table:table-cell office:value-type="string">
            <text:p>100006196903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AVILA BAJANA FERNANDO ESTEBA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301171468</text:p>
          </table:table-cell>
          <table:table-cell office:value-type="string">
            <text:p>100006165023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DELGADO MOLINA VICTOR MOISE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503112526</text:p>
          </table:table-cell>
          <table:table-cell office:value-type="string">
            <text:p>100006227294</text:p>
          </table:table-cell>
          <table:table-cell office:value-type="string">
            <text:p>360,00</text:p>
          </table:table-cell>
          <table:table-cell office:value-type="string">
            <text:p>10,08</text:p>
          </table:table-cell>
          <table:table-cell office:value-type="string">
            <text:p>370,08</text:p>
          </table:table-cell>
          <table:table-cell office:value-type="string">
            <text:p>VELASCO RADA JOSE RIC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603081951</text:p>
          </table:table-cell>
          <table:table-cell office:value-type="string">
            <text:p>100006192084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BUNAY GUACHO SAMU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603732181</text:p>
          </table:table-cell>
          <table:table-cell office:value-type="string">
            <text:p>100006208831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AGUIRRE YEPEZ MAR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702927237</text:p>
          </table:table-cell>
          <table:table-cell office:value-type="string">
            <text:p>100006277513</text:p>
          </table:table-cell>
          <table:table-cell office:value-type="string">
            <text:p>76,30</text:p>
          </table:table-cell>
          <table:table-cell office:value-type="string">
            <text:p>14,17</text:p>
          </table:table-cell>
          <table:table-cell office:value-type="string">
            <text:p>90,47</text:p>
          </table:table-cell>
          <table:table-cell office:value-type="string">
            <text:p>ARIAS VEGA WILFRIDO EDU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703333682</text:p>
          </table:table-cell>
          <table:table-cell office:value-type="string">
            <text:p>100006158390</text:p>
          </table:table-cell>
          <table:table-cell office:value-type="string">
            <text:p>43,60</text:p>
          </table:table-cell>
          <table:table-cell office:value-type="string">
            <text:p>9,15</text:p>
          </table:table-cell>
          <table:table-cell office:value-type="string">
            <text:p>52,75</text:p>
          </table:table-cell>
          <table:table-cell office:value-type="string">
            <text:p>KUONTAY PIZARRO FRANKLIN ERNES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703610972</text:p>
          </table:table-cell>
          <table:table-cell office:value-type="string">
            <text:p>100006274957</text:p>
          </table:table-cell>
          <table:table-cell office:value-type="string">
            <text:p>36,00</text:p>
          </table:table-cell>
          <table:table-cell office:value-type="string">
            <text:p>0,00</text:p>
          </table:table-cell>
          <table:table-cell office:value-type="string">
            <text:p>36,00</text:p>
          </table:table-cell>
          <table:table-cell office:value-type="string">
            <text:p>TORRES RUILOVA BISMARK OSMANY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703640755</text:p>
          </table:table-cell>
          <table:table-cell office:value-type="string">
            <text:p>100006192613</text:p>
          </table:table-cell>
          <table:table-cell office:value-type="string">
            <text:p>36,00</text:p>
          </table:table-cell>
          <table:table-cell office:value-type="string">
            <text:p>0,00</text:p>
          </table:table-cell>
          <table:table-cell office:value-type="string">
            <text:p>36,00</text:p>
          </table:table-cell>
          <table:table-cell office:value-type="string">
            <text:p>CHAMBA VERA GERMAN ANIBA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704163500</text:p>
          </table:table-cell>
          <table:table-cell office:value-type="string">
            <text:p>100006143020</text:p>
          </table:table-cell>
          <table:table-cell office:value-type="string">
            <text:p>96,00</text:p>
          </table:table-cell>
          <table:table-cell office:value-type="string">
            <text:p>9,12</text:p>
          </table:table-cell>
          <table:table-cell office:value-type="string">
            <text:p>105,12</text:p>
          </table:table-cell>
          <table:table-cell office:value-type="string">
            <text:p>VACA GALLEGOS FREDDY ORLAN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800671596</text:p>
          </table:table-cell>
          <table:table-cell office:value-type="string">
            <text:p>100006155271</text:p>
          </table:table-cell>
          <table:table-cell office:value-type="string">
            <text:p>72,00</text:p>
          </table:table-cell>
          <table:table-cell office:value-type="string">
            <text:p>0,00</text:p>
          </table:table-cell>
          <table:table-cell office:value-type="string">
            <text:p>72,00</text:p>
          </table:table-cell>
          <table:table-cell office:value-type="string">
            <text:p>ARIAS ESTRADA LUIS ERNES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800888257</text:p>
          </table:table-cell>
          <table:table-cell office:value-type="string">
            <text:p>100006260121</text:p>
          </table:table-cell>
          <table:table-cell office:value-type="string">
            <text:p>72,00</text:p>
          </table:table-cell>
          <table:table-cell office:value-type="string">
            <text:p>1,44</text:p>
          </table:table-cell>
          <table:table-cell office:value-type="string">
            <text:p>73,44</text:p>
          </table:table-cell>
          <table:table-cell office:value-type="string">
            <text:p>BARRERA ARROYO CARLOS ALBER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801259185</text:p>
          </table:table-cell>
          <table:table-cell office:value-type="string">
            <text:p>100006244877</text:p>
          </table:table-cell>
          <table:table-cell office:value-type="string">
            <text:p>69,80</text:p>
          </table:table-cell>
          <table:table-cell office:value-type="string">
            <text:p>4,93</text:p>
          </table:table-cell>
          <table:table-cell office:value-type="string">
            <text:p>74,73</text:p>
          </table:table-cell>
          <table:table-cell office:value-type="string">
            <text:p>ULLOA BONE CESAR LEWI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0281973</text:p>
          </table:table-cell>
          <table:table-cell office:value-type="string">
            <text:p>100006168191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MIRANDA BASTIDAS EDU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0507484</text:p>
          </table:table-cell>
          <table:table-cell office:value-type="string">
            <text:p>100006240503</text:p>
          </table:table-cell>
          <table:table-cell office:value-type="string">
            <text:p>36,00</text:p>
          </table:table-cell>
          <table:table-cell office:value-type="string">
            <text:p>0,00</text:p>
          </table:table-cell>
          <table:table-cell office:value-type="string">
            <text:p>36,00</text:p>
          </table:table-cell>
          <table:table-cell office:value-type="string">
            <text:p>REINOSO AGUIRRE MARCO AUREL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1022566</text:p>
          </table:table-cell>
          <table:table-cell office:value-type="string">
            <text:p>100006184560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RIEMANN SCHWARZ CARL FRIEDRICH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1357533</text:p>
          </table:table-cell>
          <table:table-cell office:value-type="string">
            <text:p>100006190492</text:p>
          </table:table-cell>
          <table:table-cell office:value-type="string">
            <text:p>12,00</text:p>
          </table:table-cell>
          <table:table-cell office:value-type="string">
            <text:p>0,24</text:p>
          </table:table-cell>
          <table:table-cell office:value-type="string">
            <text:p>12,24</text:p>
          </table:table-cell>
          <table:table-cell office:value-type="string">
            <text:p>VERA ZAMORA ALEJANDRO MONSERRAT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1433003</text:p>
          </table:table-cell>
          <table:table-cell office:value-type="string">
            <text:p>100006259263</text:p>
          </table:table-cell>
          <table:table-cell office:value-type="string">
            <text:p>130,80</text:p>
          </table:table-cell>
          <table:table-cell office:value-type="string">
            <text:p>13,08</text:p>
          </table:table-cell>
          <table:table-cell office:value-type="string">
            <text:p>143,88</text:p>
          </table:table-cell>
          <table:table-cell office:value-type="string">
            <text:p>BORJA GARCIA JOSE EDU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1524280</text:p>
          </table:table-cell>
          <table:table-cell office:value-type="string">
            <text:p>100006227138</text:p>
          </table:table-cell>
          <table:table-cell office:value-type="string">
            <text:p>84,00</text:p>
          </table:table-cell>
          <table:table-cell office:value-type="string">
            <text:p>4,32</text:p>
          </table:table-cell>
          <table:table-cell office:value-type="string">
            <text:p>88,32</text:p>
          </table:table-cell>
          <table:table-cell office:value-type="string">
            <text:p>CARRILLO NAVARRETE PEDRO CLE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1557488</text:p>
          </table:table-cell>
          <table:table-cell office:value-type="string">
            <text:p>100006156246</text:p>
          </table:table-cell>
          <table:table-cell office:value-type="string">
            <text:p>72,00</text:p>
          </table:table-cell>
          <table:table-cell office:value-type="string">
            <text:p>1,44</text:p>
          </table:table-cell>
          <table:table-cell office:value-type="string">
            <text:p>73,44</text:p>
          </table:table-cell>
          <table:table-cell office:value-type="string">
            <text:p>MOLESTINA AVEGNO EDUARDO ANTON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1742767</text:p>
          </table:table-cell>
          <table:table-cell office:value-type="string">
            <text:p>100006186227</text:p>
          </table:table-cell>
          <table:table-cell table:number-columns-repeated="2" office:value-type="string">
            <text:p>0,00</text:p>
          </table:table-cell>
          <table:table-cell office:value-type="string">
            <text:p>4,50</text:p>
          </table:table-cell>
          <table:table-cell office:value-type="string">
            <text:p>EMPUÿ-O BUJASE TOMAS ALBERTO</text:p>
          </table:table-cell>
          <table:table-cell office:value-type="string">
            <text:p>CERTIFICACION GRAVAMEN / IMPEDIMENTO LEGAL</text:p>
          </table:table-cell>
          <table:table-cell table:number-columns-repeated="1017"/>
        </table:table-row>
        <table:table-row table:style-name="ro1">
          <table:table-cell office:value-type="string">
            <text:p>0902050939</text:p>
          </table:table-cell>
          <table:table-cell office:value-type="string">
            <text:p>100006211314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PALLETE FLORES MARIA MAGDALEN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2107804</text:p>
          </table:table-cell>
          <table:table-cell office:value-type="string">
            <text:p>100006193991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CRUZ TAPIA ROSA JUL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2195957</text:p>
          </table:table-cell>
          <table:table-cell office:value-type="string">
            <text:p>100006243804</text:p>
          </table:table-cell>
          <table:table-cell office:value-type="string">
            <text:p>24,00</text:p>
          </table:table-cell>
          <table:table-cell office:value-type="string">
            <text:p>3,36</text:p>
          </table:table-cell>
          <table:table-cell office:value-type="string">
            <text:p>27,36</text:p>
          </table:table-cell>
          <table:table-cell office:value-type="string">
            <text:p>LETURNE ALAVA OLGA LUCREC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2382837</text:p>
          </table:table-cell>
          <table:table-cell office:value-type="string">
            <text:p>100006177804</text:p>
          </table:table-cell>
          <table:table-cell office:value-type="string">
            <text:p>48,00</text:p>
          </table:table-cell>
          <table:table-cell office:value-type="string">
            <text:p>0,24</text:p>
          </table:table-cell>
          <table:table-cell office:value-type="string">
            <text:p>48,24</text:p>
          </table:table-cell>
          <table:table-cell office:value-type="string">
            <text:p>MONTENEGRO DELGADO MANUEL OSWAL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2501121</text:p>
          </table:table-cell>
          <table:table-cell office:value-type="string">
            <text:p>100006150256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HERRERA PALOMEQUE EDDIE WASHINGTO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2605252</text:p>
          </table:table-cell>
          <table:table-cell office:value-type="string">
            <text:p>100006241972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ARGUELLO SANTOS GUILLERMO ANIBA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2973676</text:p>
          </table:table-cell>
          <table:table-cell office:value-type="string">
            <text:p>100006145405</text:p>
          </table:table-cell>
          <table:table-cell office:value-type="string">
            <text:p>12,00</text:p>
          </table:table-cell>
          <table:table-cell office:value-type="string">
            <text:p>0,48</text:p>
          </table:table-cell>
          <table:table-cell office:value-type="string">
            <text:p>12,48</text:p>
          </table:table-cell>
          <table:table-cell office:value-type="string">
            <text:p>PAZMINO ESPINOZA ALEJANDR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3195170</text:p>
          </table:table-cell>
          <table:table-cell office:value-type="string">
            <text:p>100006271912</text:p>
          </table:table-cell>
          <table:table-cell table:number-columns-repeated="2" office:value-type="string">
            <text:p>0,00</text:p>
          </table:table-cell>
          <table:table-cell office:value-type="string">
            <text:p>4,50</text:p>
          </table:table-cell>
          <table:table-cell office:value-type="string">
            <text:p>ROMERO PARDUCCI FRANCISCO XAVIER</text:p>
          </table:table-cell>
          <table:table-cell office:value-type="string">
            <text:p>CERTIFICACION GRAVAMEN / IMPEDIMENTO LEGAL</text:p>
          </table:table-cell>
          <table:table-cell table:number-columns-repeated="1017"/>
        </table:table-row>
        <table:table-row table:style-name="ro1">
          <table:table-cell office:value-type="string">
            <text:p>0903292282</text:p>
          </table:table-cell>
          <table:table-cell office:value-type="string">
            <text:p>100006241410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SANTELLI PAREDES FRANCISCO MANU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3836906</text:p>
          </table:table-cell>
          <table:table-cell office:value-type="string">
            <text:p>100006189536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ARIAS VELIZ CARLOS LUI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4171055</text:p>
          </table:table-cell>
          <table:table-cell office:value-type="string">
            <text:p>100006182770</text:p>
          </table:table-cell>
          <table:table-cell office:value-type="string">
            <text:p>36,00</text:p>
          </table:table-cell>
          <table:table-cell office:value-type="string">
            <text:p>0,72</text:p>
          </table:table-cell>
          <table:table-cell office:value-type="string">
            <text:p>36,72</text:p>
          </table:table-cell>
          <table:table-cell office:value-type="string">
            <text:p>DURAN DYER CARLOS X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4332079</text:p>
          </table:table-cell>
          <table:table-cell office:value-type="string">
            <text:p>100006158200</text:p>
          </table:table-cell>
          <table:table-cell office:value-type="string">
            <text:p>24,00</text:p>
          </table:table-cell>
          <table:table-cell office:value-type="string">
            <text:p>0,72</text:p>
          </table:table-cell>
          <table:table-cell office:value-type="string">
            <text:p>24,72</text:p>
          </table:table-cell>
          <table:table-cell office:value-type="string">
            <text:p>BOCCA MORAN JOSE SANTIAG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4391216</text:p>
          </table:table-cell>
          <table:table-cell office:value-type="string">
            <text:p>100006221289</text:p>
          </table:table-cell>
          <table:table-cell office:value-type="string">
            <text:p>12,00</text:p>
          </table:table-cell>
          <table:table-cell office:value-type="string">
            <text:p>1,20</text:p>
          </table:table-cell>
          <table:table-cell office:value-type="string">
            <text:p>13,20</text:p>
          </table:table-cell>
          <table:table-cell office:value-type="string">
            <text:p>SANCHEZ ALVAREZ HOMERO ALBER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4416724</text:p>
          </table:table-cell>
          <table:table-cell office:value-type="string">
            <text:p>100006157947</text:p>
          </table:table-cell>
          <table:table-cell office:value-type="string">
            <text:p>130,80</text:p>
          </table:table-cell>
          <table:table-cell office:value-type="string">
            <text:p>17,65</text:p>
          </table:table-cell>
          <table:table-cell office:value-type="string">
            <text:p>148,45</text:p>
          </table:table-cell>
          <table:table-cell office:value-type="string">
            <text:p>RODRIGUEZ VEINTIMILLA SEGUNDO ROBER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4423902</text:p>
          </table:table-cell>
          <table:table-cell office:value-type="string">
            <text:p>100006146155</text:p>
          </table:table-cell>
          <table:table-cell office:value-type="string">
            <text:p>38,70</text:p>
          </table:table-cell>
          <table:table-cell office:value-type="string">
            <text:p>17,12</text:p>
          </table:table-cell>
          <table:table-cell office:value-type="string">
            <text:p>55,82</text:p>
          </table:table-cell>
          <table:table-cell office:value-type="string">
            <text:p>RENNELLA JARAMILLO CARMEN JUL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4587581</text:p>
          </table:table-cell>
          <table:table-cell office:value-type="string">
            <text:p>100006262531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URAGA ICAZA ROBERTO PATRIC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4603990</text:p>
          </table:table-cell>
          <table:table-cell office:value-type="string">
            <text:p>100006169280</text:p>
          </table:table-cell>
          <table:table-cell office:value-type="string">
            <text:p>36,00</text:p>
          </table:table-cell>
          <table:table-cell office:value-type="string">
            <text:p>1,44</text:p>
          </table:table-cell>
          <table:table-cell office:value-type="string">
            <text:p>37,44</text:p>
          </table:table-cell>
          <table:table-cell office:value-type="string">
            <text:p>SANTOS TORRES DOLORE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4823077</text:p>
          </table:table-cell>
          <table:table-cell office:value-type="string">
            <text:p>100006186474</text:p>
          </table:table-cell>
          <table:table-cell table:number-columns-repeated="2" office:value-type="string">
            <text:p>0,00</text:p>
          </table:table-cell>
          <table:table-cell office:value-type="string">
            <text:p>4,50</text:p>
          </table:table-cell>
          <table:table-cell office:value-type="string">
            <text:p>ARELLANO LARA ROMULO LUIS</text:p>
          </table:table-cell>
          <table:table-cell office:value-type="string">
            <text:p>CERTIFICACION GRAVAMEN / IMPEDIMENTO LEGAL</text:p>
          </table:table-cell>
          <table:table-cell table:number-columns-repeated="1017"/>
        </table:table-row>
        <table:table-row table:style-name="ro1">
          <table:table-cell office:value-type="string">
            <text:p>0904823077</text:p>
          </table:table-cell>
          <table:table-cell office:value-type="string">
            <text:p>100006187613</text:p>
          </table:table-cell>
          <table:table-cell table:number-columns-repeated="2" office:value-type="string">
            <text:p>0,00</text:p>
          </table:table-cell>
          <table:table-cell office:value-type="string">
            <text:p>4,50</text:p>
          </table:table-cell>
          <table:table-cell office:value-type="string">
            <text:p>ARELLANO LARA ROMULO LUIS</text:p>
          </table:table-cell>
          <table:table-cell office:value-type="string">
            <text:p>CERTIFICACION GRAVAMEN / IMPEDIMENTO LEGAL</text:p>
          </table:table-cell>
          <table:table-cell table:number-columns-repeated="1017"/>
        </table:table-row>
        <table:table-row table:style-name="ro1">
          <table:table-cell office:value-type="string">
            <text:p>0904835477</text:p>
          </table:table-cell>
          <table:table-cell office:value-type="string">
            <text:p>100006272399</text:p>
          </table:table-cell>
          <table:table-cell office:value-type="string">
            <text:p>48,00</text:p>
          </table:table-cell>
          <table:table-cell office:value-type="string">
            <text:p>1,44</text:p>
          </table:table-cell>
          <table:table-cell office:value-type="string">
            <text:p>49,44</text:p>
          </table:table-cell>
          <table:table-cell office:value-type="string">
            <text:p>TAMARIZ DE SANTOS CLORINDA MAR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4989415</text:p>
          </table:table-cell>
          <table:table-cell office:value-type="string">
            <text:p>100006266417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LEON HARO MARIO TOMA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5023487</text:p>
          </table:table-cell>
          <table:table-cell office:value-type="string">
            <text:p>100006291605</text:p>
          </table:table-cell>
          <table:table-cell table:number-columns-repeated="2" office:value-type="string">
            <text:p>0,00</text:p>
          </table:table-cell>
          <table:table-cell office:value-type="string">
            <text:p>4,50</text:p>
          </table:table-cell>
          <table:table-cell office:value-type="string">
            <text:p>ESPINOZA UTRERAS MANUEL GERARDO</text:p>
          </table:table-cell>
          <table:table-cell office:value-type="string">
            <text:p>CERTIFICACION GRAVAMEN / IMPEDIMENTO LEGAL</text:p>
          </table:table-cell>
          <table:table-cell table:number-columns-repeated="1017"/>
        </table:table-row>
        <table:table-row table:style-name="ro1">
          <table:table-cell office:value-type="string">
            <text:p>0905300885</text:p>
          </table:table-cell>
          <table:table-cell office:value-type="string">
            <text:p>100006288403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CORTEZ GUEVARA WILLIAM JACIN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5385423</text:p>
          </table:table-cell>
          <table:table-cell office:value-type="string">
            <text:p>100006267258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MALO ROMERO DANILO FEDERIC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5499430</text:p>
          </table:table-cell>
          <table:table-cell office:value-type="string">
            <text:p>100006238291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BUSTAMANTE GUEVARA EDGAR PATRIC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5523734</text:p>
          </table:table-cell>
          <table:table-cell office:value-type="string">
            <text:p>100006263752</text:p>
          </table:table-cell>
          <table:table-cell office:value-type="string">
            <text:p>42,00</text:p>
          </table:table-cell>
          <table:table-cell office:value-type="string">
            <text:p>6,00</text:p>
          </table:table-cell>
          <table:table-cell office:value-type="string">
            <text:p>48,00</text:p>
          </table:table-cell>
          <table:table-cell office:value-type="string">
            <text:p>CAJAMARCA LUQUE CARLOS LUI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5607396</text:p>
          </table:table-cell>
          <table:table-cell office:value-type="string">
            <text:p>100006187191</text:p>
          </table:table-cell>
          <table:table-cell office:value-type="string">
            <text:p>24,00</text:p>
          </table:table-cell>
          <table:table-cell office:value-type="string">
            <text:p>1,92</text:p>
          </table:table-cell>
          <table:table-cell office:value-type="string">
            <text:p>25,92</text:p>
          </table:table-cell>
          <table:table-cell office:value-type="string">
            <text:p>CARPIO AUZ ADELAIDA LILI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5719191</text:p>
          </table:table-cell>
          <table:table-cell office:value-type="string">
            <text:p>100006157251</text:p>
          </table:table-cell>
          <table:table-cell office:value-type="string">
            <text:p>72,00</text:p>
          </table:table-cell>
          <table:table-cell office:value-type="string">
            <text:p>0,00</text:p>
          </table:table-cell>
          <table:table-cell office:value-type="string">
            <text:p>72,00</text:p>
          </table:table-cell>
          <table:table-cell office:value-type="string">
            <text:p>SUAREZ MOSQUERA LUIS ADOLF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6035696</text:p>
          </table:table-cell>
          <table:table-cell office:value-type="string">
            <text:p>100006149720</text:p>
          </table:table-cell>
          <table:table-cell office:value-type="string">
            <text:p>72,00</text:p>
          </table:table-cell>
          <table:table-cell office:value-type="string">
            <text:p>4,32</text:p>
          </table:table-cell>
          <table:table-cell office:value-type="string">
            <text:p>76,32</text:p>
          </table:table-cell>
          <table:table-cell office:value-type="string">
            <text:p>JIMENEZ HEINERT RAFAEL DAVID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6089438</text:p>
          </table:table-cell>
          <table:table-cell office:value-type="string">
            <text:p>100006232831</text:p>
          </table:table-cell>
          <table:table-cell office:value-type="string">
            <text:p>72,00</text:p>
          </table:table-cell>
          <table:table-cell office:value-type="string">
            <text:p>0,00</text:p>
          </table:table-cell>
          <table:table-cell office:value-type="string">
            <text:p>72,00</text:p>
          </table:table-cell>
          <table:table-cell office:value-type="string">
            <text:p>ABBOUD . VICTOR ARMAN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6133111</text:p>
          </table:table-cell>
          <table:table-cell office:value-type="string">
            <text:p>100006186367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GRAF ALA VEDRA INGRID MAR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6133111</text:p>
          </table:table-cell>
          <table:table-cell office:value-type="string">
            <text:p>100006226726</text:p>
          </table:table-cell>
          <table:table-cell office:value-type="string">
            <text:p>48,00</text:p>
          </table:table-cell>
          <table:table-cell office:value-type="string">
            <text:p>0,00</text:p>
          </table:table-cell>
          <table:table-cell office:value-type="string">
            <text:p>48,00</text:p>
          </table:table-cell>
          <table:table-cell office:value-type="string">
            <text:p>GRAF ALA VEDRA INGRID MAR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6660493</text:p>
          </table:table-cell>
          <table:table-cell office:value-type="string">
            <text:p>100006168688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GUADAMUD ROMERO CARLOS OSCA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6698543</text:p>
          </table:table-cell>
          <table:table-cell office:value-type="string">
            <text:p>100006203923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CORREA DE SEGURA NARCISA DE JESU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6797238</text:p>
          </table:table-cell>
          <table:table-cell office:value-type="string">
            <text:p>100006263182</text:p>
          </table:table-cell>
          <table:table-cell office:value-type="string">
            <text:p>48,00</text:p>
          </table:table-cell>
          <table:table-cell office:value-type="string">
            <text:p>0,96</text:p>
          </table:table-cell>
          <table:table-cell office:value-type="string">
            <text:p>48,96</text:p>
          </table:table-cell>
          <table:table-cell office:value-type="string">
            <text:p>PARRALES DELGADO JORGE ENRIQU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6922869</text:p>
          </table:table-cell>
          <table:table-cell office:value-type="string">
            <text:p>100006215802</text:p>
          </table:table-cell>
          <table:table-cell office:value-type="string">
            <text:p>69,80</text:p>
          </table:table-cell>
          <table:table-cell office:value-type="string">
            <text:p>8,72</text:p>
          </table:table-cell>
          <table:table-cell office:value-type="string">
            <text:p>78,52</text:p>
          </table:table-cell>
          <table:table-cell office:value-type="string">
            <text:p>GAITAN TAMAYO MARIA PATRIC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7096721</text:p>
          </table:table-cell>
          <table:table-cell office:value-type="string">
            <text:p>100006209177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BURAYE DELGADO JORGE ABRAHA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7114318</text:p>
          </table:table-cell>
          <table:table-cell office:value-type="string">
            <text:p>100006157202</text:p>
          </table:table-cell>
          <table:table-cell table:number-columns-repeated="2" office:value-type="string">
            <text:p>0,00</text:p>
          </table:table-cell>
          <table:table-cell office:value-type="string">
            <text:p>4,50</text:p>
          </table:table-cell>
          <table:table-cell office:value-type="string">
            <text:p>VERA MOSQUERA DAFNER ELEANOR</text:p>
          </table:table-cell>
          <table:table-cell office:value-type="string">
            <text:p>CERTIFICACION GRAVAMEN / IMPEDIMENTO LEGAL</text:p>
          </table:table-cell>
          <table:table-cell table:number-columns-repeated="1017"/>
        </table:table-row>
        <table:table-row table:style-name="ro1">
          <table:table-cell office:value-type="string">
            <text:p>0907135826</text:p>
          </table:table-cell>
          <table:table-cell office:value-type="string">
            <text:p>100006199345</text:p>
          </table:table-cell>
          <table:table-cell table:number-columns-repeated="2" office:value-type="string">
            <text:p>0,00</text:p>
          </table:table-cell>
          <table:table-cell office:value-type="string">
            <text:p>40,00</text:p>
          </table:table-cell>
          <table:table-cell office:value-type="string">
            <text:p>HUERTA EGUEZ ENRIQUE XAVIER</text:p>
          </table:table-cell>
          <table:table-cell office:value-type="string">
            <text:p>RENOVACIûßN DE LICENCIA</text:p>
          </table:table-cell>
          <table:table-cell table:number-columns-repeated="1017"/>
        </table:table-row>
        <table:table-row table:style-name="ro1">
          <table:table-cell office:value-type="string">
            <text:p>0907157887</text:p>
          </table:table-cell>
          <table:table-cell office:value-type="string">
            <text:p>100006176616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CARRERA . SIRLE NORM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7201412</text:p>
          </table:table-cell>
          <table:table-cell office:value-type="string">
            <text:p>100006230140</text:p>
          </table:table-cell>
          <table:table-cell office:value-type="string">
            <text:p>10,90</text:p>
          </table:table-cell>
          <table:table-cell office:value-type="string">
            <text:p>2,83</text:p>
          </table:table-cell>
          <table:table-cell office:value-type="string">
            <text:p>13,73</text:p>
          </table:table-cell>
          <table:table-cell office:value-type="string">
            <text:p>MORAN FLORES CARMEN DEL PILA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7242366</text:p>
          </table:table-cell>
          <table:table-cell office:value-type="string">
            <text:p>100006240156</text:p>
          </table:table-cell>
          <table:table-cell office:value-type="string">
            <text:p>12,00</text:p>
          </table:table-cell>
          <table:table-cell office:value-type="string">
            <text:p>0,24</text:p>
          </table:table-cell>
          <table:table-cell office:value-type="string">
            <text:p>12,24</text:p>
          </table:table-cell>
          <table:table-cell office:value-type="string">
            <text:p>KUONQUI MERA HOLGER FRED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7292510</text:p>
          </table:table-cell>
          <table:table-cell office:value-type="string">
            <text:p>100006281200</text:p>
          </table:table-cell>
          <table:table-cell office:value-type="string">
            <text:p>34,90</text:p>
          </table:table-cell>
          <table:table-cell office:value-type="string">
            <text:p>3,14</text:p>
          </table:table-cell>
          <table:table-cell office:value-type="string">
            <text:p>38,04</text:p>
          </table:table-cell>
          <table:table-cell office:value-type="string">
            <text:p>LOFFREDO BARREZUETA RUDOLF COSSIM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7414700</text:p>
          </table:table-cell>
          <table:table-cell office:value-type="string">
            <text:p>100006282661</text:p>
          </table:table-cell>
          <table:table-cell office:value-type="string">
            <text:p>48,00</text:p>
          </table:table-cell>
          <table:table-cell office:value-type="string">
            <text:p>2,40</text:p>
          </table:table-cell>
          <table:table-cell office:value-type="string">
            <text:p>50,40</text:p>
          </table:table-cell>
          <table:table-cell office:value-type="string">
            <text:p>BARCIA DE ORTIZ MARGARITA CELMIR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7622484</text:p>
          </table:table-cell>
          <table:table-cell office:value-type="string">
            <text:p>100006224754</text:p>
          </table:table-cell>
          <table:table-cell office:value-type="string">
            <text:p>10,90</text:p>
          </table:table-cell>
          <table:table-cell office:value-type="string">
            <text:p>2,18</text:p>
          </table:table-cell>
          <table:table-cell office:value-type="string">
            <text:p>13,08</text:p>
          </table:table-cell>
          <table:table-cell office:value-type="string">
            <text:p>TOMALA ACOSTA VIDAL TEODOR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7749394</text:p>
          </table:table-cell>
          <table:table-cell office:value-type="string">
            <text:p>100006271334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CACERES RADA SUSANA ISAB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7786677</text:p>
          </table:table-cell>
          <table:table-cell office:value-type="string">
            <text:p>100006260154</text:p>
          </table:table-cell>
          <table:table-cell office:value-type="string">
            <text:p>72,00</text:p>
          </table:table-cell>
          <table:table-cell office:value-type="string">
            <text:p>5,52</text:p>
          </table:table-cell>
          <table:table-cell office:value-type="string">
            <text:p>77,52</text:p>
          </table:table-cell>
          <table:table-cell office:value-type="string">
            <text:p>VILLON VELASTEGUI ORLY ANTON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7830715</text:p>
          </table:table-cell>
          <table:table-cell office:value-type="string">
            <text:p>100006179883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GUILLEN VILLA HUGO ALFRE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7839617</text:p>
          </table:table-cell>
          <table:table-cell office:value-type="string">
            <text:p>100006285102</text:p>
          </table:table-cell>
          <table:table-cell office:value-type="string">
            <text:p>10,90</text:p>
          </table:table-cell>
          <table:table-cell office:value-type="string">
            <text:p>3,92</text:p>
          </table:table-cell>
          <table:table-cell office:value-type="string">
            <text:p>14,82</text:p>
          </table:table-cell>
          <table:table-cell office:value-type="string">
            <text:p>CASTILLO SALINAS SUCRE JOSELI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7850903</text:p>
          </table:table-cell>
          <table:table-cell office:value-type="string">
            <text:p>100006280970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QUINTERO ZAMBRANO MARTHA ISAB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7858542</text:p>
          </table:table-cell>
          <table:table-cell office:value-type="string">
            <text:p>100006176210</text:p>
          </table:table-cell>
          <table:table-cell office:value-type="string">
            <text:p>72,00</text:p>
          </table:table-cell>
          <table:table-cell office:value-type="string">
            <text:p>1,44</text:p>
          </table:table-cell>
          <table:table-cell office:value-type="string">
            <text:p>73,44</text:p>
          </table:table-cell>
          <table:table-cell office:value-type="string">
            <text:p>PEREZ PAZMINO ISMAEL FRANCISC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7908065</text:p>
          </table:table-cell>
          <table:table-cell office:value-type="string">
            <text:p>100006156444</text:p>
          </table:table-cell>
          <table:table-cell office:value-type="string">
            <text:p>96,00</text:p>
          </table:table-cell>
          <table:table-cell office:value-type="string">
            <text:p>8,64</text:p>
          </table:table-cell>
          <table:table-cell office:value-type="string">
            <text:p>104,64</text:p>
          </table:table-cell>
          <table:table-cell office:value-type="string">
            <text:p>CERVANTES ZAMBRANO KLEBER LUI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7909741</text:p>
          </table:table-cell>
          <table:table-cell office:value-type="string">
            <text:p>100006272928</text:p>
          </table:table-cell>
          <table:table-cell office:value-type="string">
            <text:p>72,00</text:p>
          </table:table-cell>
          <table:table-cell office:value-type="string">
            <text:p>0,00</text:p>
          </table:table-cell>
          <table:table-cell office:value-type="string">
            <text:p>72,00</text:p>
          </table:table-cell>
          <table:table-cell office:value-type="string">
            <text:p>ACUÿ-A GONZALEZ RUDY ARNULF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7913073</text:p>
          </table:table-cell>
          <table:table-cell office:value-type="string">
            <text:p>100006155370</text:p>
          </table:table-cell>
          <table:table-cell office:value-type="string">
            <text:p>24,00</text:p>
          </table:table-cell>
          <table:table-cell office:value-type="string">
            <text:p>1,44</text:p>
          </table:table-cell>
          <table:table-cell office:value-type="string">
            <text:p>25,44</text:p>
          </table:table-cell>
          <table:table-cell office:value-type="string">
            <text:p>SOTOMAYOR MARTILLO DIEGO JOVANNY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209539</text:p>
          </table:table-cell>
          <table:table-cell office:value-type="string">
            <text:p>100006252110</text:p>
          </table:table-cell>
          <table:table-cell office:value-type="string">
            <text:p>22,90</text:p>
          </table:table-cell>
          <table:table-cell office:value-type="string">
            <text:p>2,94</text:p>
          </table:table-cell>
          <table:table-cell office:value-type="string">
            <text:p>25,84</text:p>
          </table:table-cell>
          <table:table-cell office:value-type="string">
            <text:p>ORRALA DE LA A GLEND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216948</text:p>
          </table:table-cell>
          <table:table-cell office:value-type="string">
            <text:p>100006228524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MIRANDA TORRES EFREN ENRIQU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216948</text:p>
          </table:table-cell>
          <table:table-cell office:value-type="string">
            <text:p>100006274072</text:p>
          </table:table-cell>
          <table:table-cell office:value-type="string">
            <text:p>48,00</text:p>
          </table:table-cell>
          <table:table-cell office:value-type="string">
            <text:p>0,00</text:p>
          </table:table-cell>
          <table:table-cell office:value-type="string">
            <text:p>48,00</text:p>
          </table:table-cell>
          <table:table-cell office:value-type="string">
            <text:p>MIRANDA TORRES EFREN ENRIQU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285000</text:p>
          </table:table-cell>
          <table:table-cell office:value-type="string">
            <text:p>100006146866</text:p>
          </table:table-cell>
          <table:table-cell office:value-type="string">
            <text:p>141,80</text:p>
          </table:table-cell>
          <table:table-cell office:value-type="string">
            <text:p>13,48</text:p>
          </table:table-cell>
          <table:table-cell office:value-type="string">
            <text:p>155,28</text:p>
          </table:table-cell>
          <table:table-cell office:value-type="string">
            <text:p>AGUIRRE CAJAS JAIME FREDDY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379142</text:p>
          </table:table-cell>
          <table:table-cell office:value-type="string">
            <text:p>100006189288</text:p>
          </table:table-cell>
          <table:table-cell office:value-type="string">
            <text:p>96,00</text:p>
          </table:table-cell>
          <table:table-cell office:value-type="string">
            <text:p>6,72</text:p>
          </table:table-cell>
          <table:table-cell office:value-type="string">
            <text:p>102,72</text:p>
          </table:table-cell>
          <table:table-cell office:value-type="string">
            <text:p>DOMINGUEZ GOMEZ JUAN ERNES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456478</text:p>
          </table:table-cell>
          <table:table-cell office:value-type="string">
            <text:p>100006214466</text:p>
          </table:table-cell>
          <table:table-cell office:value-type="string">
            <text:p>36,00</text:p>
          </table:table-cell>
          <table:table-cell office:value-type="string">
            <text:p>1,44</text:p>
          </table:table-cell>
          <table:table-cell office:value-type="string">
            <text:p>37,44</text:p>
          </table:table-cell>
          <table:table-cell office:value-type="string">
            <text:p>JURADO YELA PATRICIA SOF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593635</text:p>
          </table:table-cell>
          <table:table-cell office:value-type="string">
            <text:p>100006210704</text:p>
          </table:table-cell>
          <table:table-cell office:value-type="string">
            <text:p>240,00</text:p>
          </table:table-cell>
          <table:table-cell office:value-type="string">
            <text:p>10,56</text:p>
          </table:table-cell>
          <table:table-cell office:value-type="string">
            <text:p>250,56</text:p>
          </table:table-cell>
          <table:table-cell office:value-type="string">
            <text:p>GOLDBAUM SMITH ANDRE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624356</text:p>
          </table:table-cell>
          <table:table-cell office:value-type="string">
            <text:p>100006214763</text:p>
          </table:table-cell>
          <table:table-cell office:value-type="string">
            <text:p>36,00</text:p>
          </table:table-cell>
          <table:table-cell office:value-type="string">
            <text:p>2,16</text:p>
          </table:table-cell>
          <table:table-cell office:value-type="string">
            <text:p>38,16</text:p>
          </table:table-cell>
          <table:table-cell office:value-type="string">
            <text:p>YULEE CHANG DIANA ROS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664949</text:p>
          </table:table-cell>
          <table:table-cell office:value-type="string">
            <text:p>100006291365</text:p>
          </table:table-cell>
          <table:table-cell office:value-type="string">
            <text:p>72,00</text:p>
          </table:table-cell>
          <table:table-cell office:value-type="string">
            <text:p>4,32</text:p>
          </table:table-cell>
          <table:table-cell office:value-type="string">
            <text:p>76,32</text:p>
          </table:table-cell>
          <table:table-cell office:value-type="string">
            <text:p>CORDOVA DROUET JESSICA PAMEL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670177</text:p>
          </table:table-cell>
          <table:table-cell office:value-type="string">
            <text:p>100006177259</text:p>
          </table:table-cell>
          <table:table-cell office:value-type="string">
            <text:p>72,00</text:p>
          </table:table-cell>
          <table:table-cell office:value-type="string">
            <text:p>1,44</text:p>
          </table:table-cell>
          <table:table-cell office:value-type="string">
            <text:p>73,44</text:p>
          </table:table-cell>
          <table:table-cell office:value-type="string">
            <text:p>CHANG MUNOZ MARCOS AUREL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731789</text:p>
          </table:table-cell>
          <table:table-cell office:value-type="string">
            <text:p>100006193868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BEJAR FEIJOO EDUARDO J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783475</text:p>
          </table:table-cell>
          <table:table-cell office:value-type="string">
            <text:p>100006182135</text:p>
          </table:table-cell>
          <table:table-cell table:number-columns-repeated="2" office:value-type="string">
            <text:p>6,00</text:p>
          </table:table-cell>
          <table:table-cell office:value-type="string">
            <text:p>12,00</text:p>
          </table:table-cell>
          <table:table-cell office:value-type="string">
            <text:p>CEDENO ANTON ELVIRA LUC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785975</text:p>
          </table:table-cell>
          <table:table-cell office:value-type="string">
            <text:p>100006153813</text:p>
          </table:table-cell>
          <table:table-cell office:value-type="string">
            <text:p>72,00</text:p>
          </table:table-cell>
          <table:table-cell office:value-type="string">
            <text:p>4,32</text:p>
          </table:table-cell>
          <table:table-cell office:value-type="string">
            <text:p>76,32</text:p>
          </table:table-cell>
          <table:table-cell office:value-type="string">
            <text:p>VILCHES AGUIRRE MARTIN HUG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789746</text:p>
          </table:table-cell>
          <table:table-cell office:value-type="string">
            <text:p>100006142741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RAMIREZ AGUIRRE MANUEL IGNAC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790272</text:p>
          </table:table-cell>
          <table:table-cell office:value-type="string">
            <text:p>100006175881</text:p>
          </table:table-cell>
          <table:table-cell office:value-type="string">
            <text:p>72,00</text:p>
          </table:table-cell>
          <table:table-cell office:value-type="string">
            <text:p>4,32</text:p>
          </table:table-cell>
          <table:table-cell office:value-type="string">
            <text:p>76,32</text:p>
          </table:table-cell>
          <table:table-cell office:value-type="string">
            <text:p>GUTHRIE TORRES PHILIP ADRIA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825771</text:p>
          </table:table-cell>
          <table:table-cell office:value-type="string">
            <text:p>100006174868</text:p>
          </table:table-cell>
          <table:table-cell office:value-type="string">
            <text:p>10,90</text:p>
          </table:table-cell>
          <table:table-cell office:value-type="string">
            <text:p>1,31</text:p>
          </table:table-cell>
          <table:table-cell office:value-type="string">
            <text:p>12,21</text:p>
          </table:table-cell>
          <table:table-cell office:value-type="string">
            <text:p>ARMIJOS MARTINEZ IRVING ALLA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830631</text:p>
          </table:table-cell>
          <table:table-cell office:value-type="string">
            <text:p>100006155677</text:p>
          </table:table-cell>
          <table:table-cell office:value-type="string">
            <text:p>28,00</text:p>
          </table:table-cell>
          <table:table-cell office:value-type="string">
            <text:p>6,40</text:p>
          </table:table-cell>
          <table:table-cell office:value-type="string">
            <text:p>34,40</text:p>
          </table:table-cell>
          <table:table-cell office:value-type="string">
            <text:p>CORNEJO YONCEE VICTOR HUG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843147</text:p>
          </table:table-cell>
          <table:table-cell office:value-type="string">
            <text:p>100006246252</text:p>
          </table:table-cell>
          <table:table-cell office:value-type="string">
            <text:p>72,00</text:p>
          </table:table-cell>
          <table:table-cell office:value-type="string">
            <text:p>0,00</text:p>
          </table:table-cell>
          <table:table-cell office:value-type="string">
            <text:p>72,00</text:p>
          </table:table-cell>
          <table:table-cell office:value-type="string">
            <text:p>SUAREZ GONZALEZ LUIS CLEMENT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847635</text:p>
          </table:table-cell>
          <table:table-cell office:value-type="string">
            <text:p>100006222675</text:p>
          </table:table-cell>
          <table:table-cell office:value-type="string">
            <text:p>24,00</text:p>
          </table:table-cell>
          <table:table-cell office:value-type="string">
            <text:p>1,44</text:p>
          </table:table-cell>
          <table:table-cell office:value-type="string">
            <text:p>25,44</text:p>
          </table:table-cell>
          <table:table-cell office:value-type="string">
            <text:p>RENDON CORONEL FABIAN CESA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853823</text:p>
          </table:table-cell>
          <table:table-cell office:value-type="string">
            <text:p>100006283867</text:p>
          </table:table-cell>
          <table:table-cell office:value-type="string">
            <text:p>36,00</text:p>
          </table:table-cell>
          <table:table-cell office:value-type="string">
            <text:p>0,96</text:p>
          </table:table-cell>
          <table:table-cell office:value-type="string">
            <text:p>36,96</text:p>
          </table:table-cell>
          <table:table-cell office:value-type="string">
            <text:p>SOLINES ESTRADA MARIA I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867963</text:p>
          </table:table-cell>
          <table:table-cell office:value-type="string">
            <text:p>100006258992</text:p>
          </table:table-cell>
          <table:table-cell office:value-type="string">
            <text:p>24,00</text:p>
          </table:table-cell>
          <table:table-cell office:value-type="string">
            <text:p>1,44</text:p>
          </table:table-cell>
          <table:table-cell office:value-type="string">
            <text:p>25,44</text:p>
          </table:table-cell>
          <table:table-cell office:value-type="string">
            <text:p>DONGGILIO MORAN PAOL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871429</text:p>
          </table:table-cell>
          <table:table-cell office:value-type="string">
            <text:p>100006202594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MORENO SALAZAR CARLOS ANDRE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881436</text:p>
          </table:table-cell>
          <table:table-cell office:value-type="string">
            <text:p>100006288288</text:p>
          </table:table-cell>
          <table:table-cell office:value-type="string">
            <text:p>12,00</text:p>
          </table:table-cell>
          <table:table-cell office:value-type="string">
            <text:p>0,24</text:p>
          </table:table-cell>
          <table:table-cell office:value-type="string">
            <text:p>12,24</text:p>
          </table:table-cell>
          <table:table-cell office:value-type="string">
            <text:p>ASSAF NADER RALPH RIAD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933120</text:p>
          </table:table-cell>
          <table:table-cell office:value-type="string">
            <text:p>100006214573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DASSUM ALCIVAR GUILLERMO CHAFICK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936917</text:p>
          </table:table-cell>
          <table:table-cell office:value-type="string">
            <text:p>100006159448</text:p>
          </table:table-cell>
          <table:table-cell office:value-type="string">
            <text:p>245,40</text:p>
          </table:table-cell>
          <table:table-cell office:value-type="string">
            <text:p>15,77</text:p>
          </table:table-cell>
          <table:table-cell office:value-type="string">
            <text:p>261,17</text:p>
          </table:table-cell>
          <table:table-cell office:value-type="string">
            <text:p>FRANCO ALVARADO EDU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948235</text:p>
          </table:table-cell>
          <table:table-cell office:value-type="string">
            <text:p>100006227914</text:p>
          </table:table-cell>
          <table:table-cell office:value-type="string">
            <text:p>48,00</text:p>
          </table:table-cell>
          <table:table-cell office:value-type="string">
            <text:p>0,00</text:p>
          </table:table-cell>
          <table:table-cell office:value-type="string">
            <text:p>48,00</text:p>
          </table:table-cell>
          <table:table-cell office:value-type="string">
            <text:p>VALVERDE FARFAN MARIA GABRIEL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8979255</text:p>
          </table:table-cell>
          <table:table-cell office:value-type="string">
            <text:p>100006245858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ORELLANA ARGUDO KLEBER ENRIQU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029613</text:p>
          </table:table-cell>
          <table:table-cell office:value-type="string">
            <text:p>100006234902</text:p>
          </table:table-cell>
          <table:table-cell office:value-type="string">
            <text:p>12,00</text:p>
          </table:table-cell>
          <table:table-cell office:value-type="string">
            <text:p>0,24</text:p>
          </table:table-cell>
          <table:table-cell office:value-type="string">
            <text:p>12,24</text:p>
          </table:table-cell>
          <table:table-cell office:value-type="string">
            <text:p>BRUQUE VILLAVICENCIO LUIS EMI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076705</text:p>
          </table:table-cell>
          <table:table-cell office:value-type="string">
            <text:p>100006224853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CORONEL SANTOS GALO EFRE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076705</text:p>
          </table:table-cell>
          <table:table-cell office:value-type="string">
            <text:p>100006278701</text:p>
          </table:table-cell>
          <table:table-cell office:value-type="string">
            <text:p>12,00</text:p>
          </table:table-cell>
          <table:table-cell office:value-type="string">
            <text:p>0,24</text:p>
          </table:table-cell>
          <table:table-cell office:value-type="string">
            <text:p>12,24</text:p>
          </table:table-cell>
          <table:table-cell office:value-type="string">
            <text:p>CORONEL SANTOS GALO EFRE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099335</text:p>
          </table:table-cell>
          <table:table-cell office:value-type="string">
            <text:p>100006257861</text:p>
          </table:table-cell>
          <table:table-cell office:value-type="string">
            <text:p>91,60</text:p>
          </table:table-cell>
          <table:table-cell office:value-type="string">
            <text:p>9,25</text:p>
          </table:table-cell>
          <table:table-cell office:value-type="string">
            <text:p>100,85</text:p>
          </table:table-cell>
          <table:table-cell office:value-type="string">
            <text:p>MARTINEZ FASSIO GUSTAVO ANDRE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114084</text:p>
          </table:table-cell>
          <table:table-cell office:value-type="string">
            <text:p>100006161139</text:p>
          </table:table-cell>
          <table:table-cell office:value-type="string">
            <text:p>36,00</text:p>
          </table:table-cell>
          <table:table-cell office:value-type="string">
            <text:p>1,44</text:p>
          </table:table-cell>
          <table:table-cell office:value-type="string">
            <text:p>37,44</text:p>
          </table:table-cell>
          <table:table-cell office:value-type="string">
            <text:p>BRIONES SALTOS FRANCISCO ADRIA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121600</text:p>
          </table:table-cell>
          <table:table-cell office:value-type="string">
            <text:p>100006231619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LOPEZ CANDELARIO JUANA DEL ROC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166563</text:p>
          </table:table-cell>
          <table:table-cell office:value-type="string">
            <text:p>100006267324</text:p>
          </table:table-cell>
          <table:table-cell office:value-type="string">
            <text:p>36,00</text:p>
          </table:table-cell>
          <table:table-cell office:value-type="string">
            <text:p>3,60</text:p>
          </table:table-cell>
          <table:table-cell office:value-type="string">
            <text:p>39,60</text:p>
          </table:table-cell>
          <table:table-cell office:value-type="string">
            <text:p>VIVAR SANCHEZ VICTOR JESU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213431</text:p>
          </table:table-cell>
          <table:table-cell office:value-type="string">
            <text:p>100006292587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ZAMBRANO CHAVEZ WINTER ANTON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272718</text:p>
          </table:table-cell>
          <table:table-cell office:value-type="string">
            <text:p>100006237103</text:p>
          </table:table-cell>
          <table:table-cell office:value-type="string">
            <text:p>12,00</text:p>
          </table:table-cell>
          <table:table-cell office:value-type="string">
            <text:p>0,24</text:p>
          </table:table-cell>
          <table:table-cell office:value-type="string">
            <text:p>12,24</text:p>
          </table:table-cell>
          <table:table-cell office:value-type="string">
            <text:p>MEJIA PEREIRA SERGIO ANIBA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287419</text:p>
          </table:table-cell>
          <table:table-cell office:value-type="string">
            <text:p>100006187456</text:p>
          </table:table-cell>
          <table:table-cell office:value-type="string">
            <text:p>12,00</text:p>
          </table:table-cell>
          <table:table-cell office:value-type="string">
            <text:p>0,72</text:p>
          </table:table-cell>
          <table:table-cell office:value-type="string">
            <text:p>12,72</text:p>
          </table:table-cell>
          <table:table-cell office:value-type="string">
            <text:p>FRANCO MALDONADO MIRIAN CECIL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302838</text:p>
          </table:table-cell>
          <table:table-cell office:value-type="string">
            <text:p>100006246856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ORRANTIA MEDINA MARIA CECIL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302952</text:p>
          </table:table-cell>
          <table:table-cell office:value-type="string">
            <text:p>100006210167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CARRENO FABRE LEONIDA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322273</text:p>
          </table:table-cell>
          <table:table-cell office:value-type="string">
            <text:p>100006241196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FREILE MOSS JORGE STANLEY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338345</text:p>
          </table:table-cell>
          <table:table-cell office:value-type="string">
            <text:p>100006188009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PONCE VALVERDE CHRISTIAN EDU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347866</text:p>
          </table:table-cell>
          <table:table-cell office:value-type="string">
            <text:p>100006155396</text:p>
          </table:table-cell>
          <table:table-cell office:value-type="string">
            <text:p>36,00</text:p>
          </table:table-cell>
          <table:table-cell office:value-type="string">
            <text:p>0,00</text:p>
          </table:table-cell>
          <table:table-cell office:value-type="string">
            <text:p>36,00</text:p>
          </table:table-cell>
          <table:table-cell office:value-type="string">
            <text:p>DELGADO RUIZ GINO ARNAL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406563</text:p>
          </table:table-cell>
          <table:table-cell office:value-type="string">
            <text:p>100006280673</text:p>
          </table:table-cell>
          <table:table-cell office:value-type="string">
            <text:p>12,00</text:p>
          </table:table-cell>
          <table:table-cell office:value-type="string">
            <text:p>0,72</text:p>
          </table:table-cell>
          <table:table-cell office:value-type="string">
            <text:p>12,72</text:p>
          </table:table-cell>
          <table:table-cell office:value-type="string">
            <text:p>BOWEN RODAS DAVID ANTON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487258</text:p>
          </table:table-cell>
          <table:table-cell office:value-type="string">
            <text:p>100006272092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SANTOS LAYEDRA PATRICIA ELEN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540213</text:p>
          </table:table-cell>
          <table:table-cell office:value-type="string">
            <text:p>100006275962</text:p>
          </table:table-cell>
          <table:table-cell office:value-type="string">
            <text:p>22,90</text:p>
          </table:table-cell>
          <table:table-cell office:value-type="string">
            <text:p>2,64</text:p>
          </table:table-cell>
          <table:table-cell office:value-type="string">
            <text:p>25,54</text:p>
          </table:table-cell>
          <table:table-cell office:value-type="string">
            <text:p>NOBOA BAQUERIZO MARIA LUIS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560161</text:p>
          </table:table-cell>
          <table:table-cell office:value-type="string">
            <text:p>100006186490</text:p>
          </table:table-cell>
          <table:table-cell office:value-type="string">
            <text:p>36,00</text:p>
          </table:table-cell>
          <table:table-cell office:value-type="string">
            <text:p>0,96</text:p>
          </table:table-cell>
          <table:table-cell office:value-type="string">
            <text:p>36,96</text:p>
          </table:table-cell>
          <table:table-cell office:value-type="string">
            <text:p>DELGADO BAHAMONDE FERNANDO PATRIC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587206</text:p>
          </table:table-cell>
          <table:table-cell office:value-type="string">
            <text:p>100006284386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ALVAREZ MOLINA FRANCISCO IVA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621823</text:p>
          </table:table-cell>
          <table:table-cell office:value-type="string">
            <text:p>100006249462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TERAN BURBANO JORGE ALFRE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621823</text:p>
          </table:table-cell>
          <table:table-cell office:value-type="string">
            <text:p>100006255394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TERAN BURBANO JORGE ALFRE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628166</text:p>
          </table:table-cell>
          <table:table-cell office:value-type="string">
            <text:p>100006142766</text:p>
          </table:table-cell>
          <table:table-cell office:value-type="string">
            <text:p>72,00</text:p>
          </table:table-cell>
          <table:table-cell office:value-type="string">
            <text:p>7,20</text:p>
          </table:table-cell>
          <table:table-cell office:value-type="string">
            <text:p>79,20</text:p>
          </table:table-cell>
          <table:table-cell office:value-type="string">
            <text:p>RODRIGUEZ CHICA HENRY LUI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650848</text:p>
          </table:table-cell>
          <table:table-cell office:value-type="string">
            <text:p>100006244927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ALTGELT BARTOLO DIANA ALEXANDR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657249</text:p>
          </table:table-cell>
          <table:table-cell office:value-type="string">
            <text:p>100006284725</text:p>
          </table:table-cell>
          <table:table-cell office:value-type="string">
            <text:p>72,00</text:p>
          </table:table-cell>
          <table:table-cell office:value-type="string">
            <text:p>2,88</text:p>
          </table:table-cell>
          <table:table-cell office:value-type="string">
            <text:p>74,88</text:p>
          </table:table-cell>
          <table:table-cell office:value-type="string">
            <text:p>GONZALEZ-RUBIO BAQUERIZO HOMERO CARLO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734667</text:p>
          </table:table-cell>
          <table:table-cell office:value-type="string">
            <text:p>100006256616</text:p>
          </table:table-cell>
          <table:table-cell office:value-type="string">
            <text:p>36,00</text:p>
          </table:table-cell>
          <table:table-cell office:value-type="string">
            <text:p>0,72</text:p>
          </table:table-cell>
          <table:table-cell office:value-type="string">
            <text:p>36,72</text:p>
          </table:table-cell>
          <table:table-cell office:value-type="string">
            <text:p>CAMPOS ESCANDON XAVIER OSWAL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856999</text:p>
          </table:table-cell>
          <table:table-cell office:value-type="string">
            <text:p>100006194643</text:p>
          </table:table-cell>
          <table:table-cell office:value-type="string">
            <text:p>48,00</text:p>
          </table:table-cell>
          <table:table-cell office:value-type="string">
            <text:p>0,00</text:p>
          </table:table-cell>
          <table:table-cell office:value-type="string">
            <text:p>48,00</text:p>
          </table:table-cell>
          <table:table-cell office:value-type="string">
            <text:p>BERNAL PINOS JENNY MAGALI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974727</text:p>
          </table:table-cell>
          <table:table-cell office:value-type="string">
            <text:p>100006199873</text:p>
          </table:table-cell>
          <table:table-cell office:value-type="string">
            <text:p>36,00</text:p>
          </table:table-cell>
          <table:table-cell office:value-type="string">
            <text:p>2,16</text:p>
          </table:table-cell>
          <table:table-cell office:value-type="string">
            <text:p>38,16</text:p>
          </table:table-cell>
          <table:table-cell office:value-type="string">
            <text:p>AGUILAR MORA JOSE MIGU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09974727</text:p>
          </table:table-cell>
          <table:table-cell office:value-type="string">
            <text:p>100006202222</text:p>
          </table:table-cell>
          <table:table-cell table:number-columns-repeated="2" office:value-type="string">
            <text:p>0,00</text:p>
          </table:table-cell>
          <table:table-cell office:value-type="string">
            <text:p>40,00</text:p>
          </table:table-cell>
          <table:table-cell office:value-type="string">
            <text:p>AGUILAR MORA JOSE MIGUEL</text:p>
          </table:table-cell>
          <table:table-cell office:value-type="string">
            <text:p>RENOVACIûßN DE LICENCIA</text:p>
          </table:table-cell>
          <table:table-cell table:number-columns-repeated="1017"/>
        </table:table-row>
        <table:table-row table:style-name="ro1">
          <table:table-cell office:value-type="string">
            <text:p>0909979809</text:p>
          </table:table-cell>
          <table:table-cell office:value-type="string">
            <text:p>100006162566</text:p>
          </table:table-cell>
          <table:table-cell office:value-type="string">
            <text:p>12,00</text:p>
          </table:table-cell>
          <table:table-cell office:value-type="string">
            <text:p>1,20</text:p>
          </table:table-cell>
          <table:table-cell office:value-type="string">
            <text:p>13,20</text:p>
          </table:table-cell>
          <table:table-cell office:value-type="string">
            <text:p>ICAZA RAMOS JOSE JOAQUI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0034123</text:p>
          </table:table-cell>
          <table:table-cell office:value-type="string">
            <text:p>100006237293</text:p>
          </table:table-cell>
          <table:table-cell office:value-type="string">
            <text:p>117,80</text:p>
          </table:table-cell>
          <table:table-cell office:value-type="string">
            <text:p>47,00</text:p>
          </table:table-cell>
          <table:table-cell office:value-type="string">
            <text:p>164,80</text:p>
          </table:table-cell>
          <table:table-cell office:value-type="string">
            <text:p>CRUZ TUMBACO EDDIE AB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0042498</text:p>
          </table:table-cell>
          <table:table-cell office:value-type="string">
            <text:p>100006186607</text:p>
          </table:table-cell>
          <table:table-cell office:value-type="string">
            <text:p>84,00</text:p>
          </table:table-cell>
          <table:table-cell office:value-type="string">
            <text:p>2,40</text:p>
          </table:table-cell>
          <table:table-cell office:value-type="string">
            <text:p>86,40</text:p>
          </table:table-cell>
          <table:table-cell office:value-type="string">
            <text:p>ARAUJO DEL SALTO PABLO OSWAL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0085547</text:p>
          </table:table-cell>
          <table:table-cell office:value-type="string">
            <text:p>100006167805</text:p>
          </table:table-cell>
          <table:table-cell office:value-type="string">
            <text:p>65,40</text:p>
          </table:table-cell>
          <table:table-cell office:value-type="string">
            <text:p>7,85</text:p>
          </table:table-cell>
          <table:table-cell office:value-type="string">
            <text:p>73,25</text:p>
          </table:table-cell>
          <table:table-cell office:value-type="string">
            <text:p>VALAREZO NOBLECILLA RODRIGO HERNA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0103993</text:p>
          </table:table-cell>
          <table:table-cell office:value-type="string">
            <text:p>100006185450</text:p>
          </table:table-cell>
          <table:table-cell office:value-type="string">
            <text:p>36,00</text:p>
          </table:table-cell>
          <table:table-cell office:value-type="string">
            <text:p>0,72</text:p>
          </table:table-cell>
          <table:table-cell office:value-type="string">
            <text:p>36,72</text:p>
          </table:table-cell>
          <table:table-cell office:value-type="string">
            <text:p>MONTERO DE ALVAREZ JANETT ALIC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0126226</text:p>
          </table:table-cell>
          <table:table-cell office:value-type="string">
            <text:p>100006163697</text:p>
          </table:table-cell>
          <table:table-cell office:value-type="string">
            <text:p>12,00</text:p>
          </table:table-cell>
          <table:table-cell office:value-type="string">
            <text:p>1,44</text:p>
          </table:table-cell>
          <table:table-cell office:value-type="string">
            <text:p>13,44</text:p>
          </table:table-cell>
          <table:table-cell office:value-type="string">
            <text:p>PAREJA DASUM ANDREA MAR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0223924</text:p>
          </table:table-cell>
          <table:table-cell office:value-type="string">
            <text:p>100006260964</text:p>
          </table:table-cell>
          <table:table-cell office:value-type="string">
            <text:p>60,00</text:p>
          </table:table-cell>
          <table:table-cell office:value-type="string">
            <text:p>2,88</text:p>
          </table:table-cell>
          <table:table-cell office:value-type="string">
            <text:p>62,88</text:p>
          </table:table-cell>
          <table:table-cell office:value-type="string">
            <text:p>LIGUA JACOME CARLOS ALBER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0273739</text:p>
          </table:table-cell>
          <table:table-cell office:value-type="string">
            <text:p>100006277174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MORALES FREIRE JESSICA JACQU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0334093</text:p>
          </table:table-cell>
          <table:table-cell office:value-type="string">
            <text:p>100006210951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NORTON PEREZ MICHA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0344100</text:p>
          </table:table-cell>
          <table:table-cell office:value-type="string">
            <text:p>100006189585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ESPINOZA GUZMAN TEO ANDRE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0344647</text:p>
          </table:table-cell>
          <table:table-cell office:value-type="string">
            <text:p>100006204582</text:p>
          </table:table-cell>
          <table:table-cell office:value-type="string">
            <text:p>33,80</text:p>
          </table:table-cell>
          <table:table-cell office:value-type="string">
            <text:p>4,64</text:p>
          </table:table-cell>
          <table:table-cell office:value-type="string">
            <text:p>38,44</text:p>
          </table:table-cell>
          <table:table-cell office:value-type="string">
            <text:p>MADERO ARDITTO MAURO FERNAN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0389733</text:p>
          </table:table-cell>
          <table:table-cell office:value-type="string">
            <text:p>100006157657</text:p>
          </table:table-cell>
          <table:table-cell table:number-columns-repeated="2" office:value-type="string">
            <text:p>0,00</text:p>
          </table:table-cell>
          <table:table-cell office:value-type="string">
            <text:p>4,50</text:p>
          </table:table-cell>
          <table:table-cell office:value-type="string">
            <text:p>GONZALEZ CORREA CORALIA ISABEL</text:p>
          </table:table-cell>
          <table:table-cell office:value-type="string">
            <text:p>CERTIFICACION GRAVAMEN / IMPEDIMENTO LEGAL</text:p>
          </table:table-cell>
          <table:table-cell table:number-columns-repeated="1017"/>
        </table:table-row>
        <table:table-row table:style-name="ro1">
          <table:table-cell office:value-type="string">
            <text:p>0910391101</text:p>
          </table:table-cell>
          <table:table-cell office:value-type="string">
            <text:p>100006202081</text:p>
          </table:table-cell>
          <table:table-cell office:value-type="string">
            <text:p>72,00</text:p>
          </table:table-cell>
          <table:table-cell office:value-type="string">
            <text:p>0,00</text:p>
          </table:table-cell>
          <table:table-cell office:value-type="string">
            <text:p>72,00</text:p>
          </table:table-cell>
          <table:table-cell office:value-type="string">
            <text:p>SANTILLAN GUERRERO LUIGI ALFRE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0443407</text:p>
          </table:table-cell>
          <table:table-cell office:value-type="string">
            <text:p>100006267449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BANCHON ORTEGA ELEUTERIO CARMEL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0538404</text:p>
          </table:table-cell>
          <table:table-cell office:value-type="string">
            <text:p>100006148722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ORTIZ CARRILLO FRANCISCO REN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0563691</text:p>
          </table:table-cell>
          <table:table-cell office:value-type="string">
            <text:p>100006276481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TOMALA LAINEZ MARCELINO V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0658822</text:p>
          </table:table-cell>
          <table:table-cell office:value-type="string">
            <text:p>100006264156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CAMACHO VASCONEZ RAUL HOMER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0762202</text:p>
          </table:table-cell>
          <table:table-cell office:value-type="string">
            <text:p>100006171419</text:p>
          </table:table-cell>
          <table:table-cell office:value-type="string">
            <text:p>72,00</text:p>
          </table:table-cell>
          <table:table-cell office:value-type="string">
            <text:p>0,00</text:p>
          </table:table-cell>
          <table:table-cell office:value-type="string">
            <text:p>72,00</text:p>
          </table:table-cell>
          <table:table-cell office:value-type="string">
            <text:p>ISSA HADDAD ANTONIO X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0835222</text:p>
          </table:table-cell>
          <table:table-cell office:value-type="string">
            <text:p>100006226510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AROSEMENA PLAZA LEONARDO APARIC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0842970</text:p>
          </table:table-cell>
          <table:table-cell office:value-type="string">
            <text:p>100006176244</text:p>
          </table:table-cell>
          <table:table-cell office:value-type="string">
            <text:p>72,00</text:p>
          </table:table-cell>
          <table:table-cell office:value-type="string">
            <text:p>2,88</text:p>
          </table:table-cell>
          <table:table-cell office:value-type="string">
            <text:p>74,88</text:p>
          </table:table-cell>
          <table:table-cell office:value-type="string">
            <text:p>BRAUER ROBLES KAREL FERNAN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0855667</text:p>
          </table:table-cell>
          <table:table-cell office:value-type="string">
            <text:p>100006273207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RIOFRIO RIOFRIO MAURICIO AUGUS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0983246</text:p>
          </table:table-cell>
          <table:table-cell office:value-type="string">
            <text:p>100006256343</text:p>
          </table:table-cell>
          <table:table-cell office:value-type="string">
            <text:p>72,00</text:p>
          </table:table-cell>
          <table:table-cell office:value-type="string">
            <text:p>2,88</text:p>
          </table:table-cell>
          <table:table-cell office:value-type="string">
            <text:p>74,88</text:p>
          </table:table-cell>
          <table:table-cell office:value-type="string">
            <text:p>VARGAS CASTILLO WILLIAM ALEJANDR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0991025</text:p>
          </table:table-cell>
          <table:table-cell office:value-type="string">
            <text:p>100006254157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CARRERA TORRES JIMMY J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1002814</text:p>
          </table:table-cell>
          <table:table-cell office:value-type="string">
            <text:p>100006149324</text:p>
          </table:table-cell>
          <table:table-cell office:value-type="string">
            <text:p>72,00</text:p>
          </table:table-cell>
          <table:table-cell office:value-type="string">
            <text:p>5,76</text:p>
          </table:table-cell>
          <table:table-cell office:value-type="string">
            <text:p>77,76</text:p>
          </table:table-cell>
          <table:table-cell office:value-type="string">
            <text:p>LARA VERA MARIA DEL PILA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1020329</text:p>
          </table:table-cell>
          <table:table-cell office:value-type="string">
            <text:p>100006260220</text:p>
          </table:table-cell>
          <table:table-cell office:value-type="string">
            <text:p>120,00</text:p>
          </table:table-cell>
          <table:table-cell office:value-type="string">
            <text:p>0,00</text:p>
          </table:table-cell>
          <table:table-cell office:value-type="string">
            <text:p>120,00</text:p>
          </table:table-cell>
          <table:table-cell office:value-type="string">
            <text:p>LOPEZ NARANJO FREDDY J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1044188</text:p>
          </table:table-cell>
          <table:table-cell office:value-type="string">
            <text:p>100006252169</text:p>
          </table:table-cell>
          <table:table-cell office:value-type="string">
            <text:p>12,00</text:p>
          </table:table-cell>
          <table:table-cell office:value-type="string">
            <text:p>0,48</text:p>
          </table:table-cell>
          <table:table-cell office:value-type="string">
            <text:p>12,48</text:p>
          </table:table-cell>
          <table:table-cell office:value-type="string">
            <text:p>CHAMOUN VILLACRES YESMIN EYANI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1066249</text:p>
          </table:table-cell>
          <table:table-cell office:value-type="string">
            <text:p>100006264370</text:p>
          </table:table-cell>
          <table:table-cell office:value-type="string">
            <text:p>144,00</text:p>
          </table:table-cell>
          <table:table-cell office:value-type="string">
            <text:p>1,44</text:p>
          </table:table-cell>
          <table:table-cell office:value-type="string">
            <text:p>145,44</text:p>
          </table:table-cell>
          <table:table-cell office:value-type="string">
            <text:p>FAJARDO MUNOZ IVAN ALFRE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1087419</text:p>
          </table:table-cell>
          <table:table-cell office:value-type="string">
            <text:p>100006143376</text:p>
          </table:table-cell>
          <table:table-cell office:value-type="string">
            <text:p>36,00</text:p>
          </table:table-cell>
          <table:table-cell office:value-type="string">
            <text:p>2,16</text:p>
          </table:table-cell>
          <table:table-cell office:value-type="string">
            <text:p>38,16</text:p>
          </table:table-cell>
          <table:table-cell office:value-type="string">
            <text:p>MASSON TINOCO JAVIER OSWAL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1095008</text:p>
          </table:table-cell>
          <table:table-cell office:value-type="string">
            <text:p>100006239794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SOSA TOBAR EDISON ANIBA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1149631</text:p>
          </table:table-cell>
          <table:table-cell office:value-type="string">
            <text:p>100006146049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TORBAY AQUIM JUAN X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1225894</text:p>
          </table:table-cell>
          <table:table-cell office:value-type="string">
            <text:p>100006248480</text:p>
          </table:table-cell>
          <table:table-cell office:value-type="string">
            <text:p>216,00</text:p>
          </table:table-cell>
          <table:table-cell office:value-type="string">
            <text:p>17,28</text:p>
          </table:table-cell>
          <table:table-cell office:value-type="string">
            <text:p>233,28</text:p>
          </table:table-cell>
          <table:table-cell office:value-type="string">
            <text:p>AGUAYO MARURI ANDREA VERONIC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1259091</text:p>
          </table:table-cell>
          <table:table-cell office:value-type="string">
            <text:p>100006146874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GALVEZ ZEA JORGE J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1296119</text:p>
          </table:table-cell>
          <table:table-cell office:value-type="string">
            <text:p>100006235222</text:p>
          </table:table-cell>
          <table:table-cell office:value-type="string">
            <text:p>144,00</text:p>
          </table:table-cell>
          <table:table-cell office:value-type="string">
            <text:p>5,28</text:p>
          </table:table-cell>
          <table:table-cell office:value-type="string">
            <text:p>149,28</text:p>
          </table:table-cell>
          <table:table-cell office:value-type="string">
            <text:p>TAPIA HIDALGO MARIO GIOVANNI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1297638</text:p>
          </table:table-cell>
          <table:table-cell office:value-type="string">
            <text:p>100006234274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CABRERA VEINTIMILLA JOSE ZENO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1334241</text:p>
          </table:table-cell>
          <table:table-cell office:value-type="string">
            <text:p>100006192365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VILLACIS BENITES MARIA CECIL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1335230</text:p>
          </table:table-cell>
          <table:table-cell office:value-type="string">
            <text:p>100006179404</text:p>
          </table:table-cell>
          <table:table-cell office:value-type="string">
            <text:p>60,00</text:p>
          </table:table-cell>
          <table:table-cell office:value-type="string">
            <text:p>0,96</text:p>
          </table:table-cell>
          <table:table-cell office:value-type="string">
            <text:p>60,96</text:p>
          </table:table-cell>
          <table:table-cell office:value-type="string">
            <text:p>BADOVINAC FARAH CHRISTOPHER ANDRE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1382166</text:p>
          </table:table-cell>
          <table:table-cell office:value-type="string">
            <text:p>100006220273</text:p>
          </table:table-cell>
          <table:table-cell office:value-type="string">
            <text:p>24,00</text:p>
          </table:table-cell>
          <table:table-cell office:value-type="string">
            <text:p>1,92</text:p>
          </table:table-cell>
          <table:table-cell office:value-type="string">
            <text:p>25,92</text:p>
          </table:table-cell>
          <table:table-cell office:value-type="string">
            <text:p>CIRES LARREA FREDESVINDA K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1427870</text:p>
          </table:table-cell>
          <table:table-cell office:value-type="string">
            <text:p>100006165163</text:p>
          </table:table-cell>
          <table:table-cell table:number-columns-repeated="2" office:value-type="string">
            <text:p>0,00</text:p>
          </table:table-cell>
          <table:table-cell office:value-type="string">
            <text:p>40,00</text:p>
          </table:table-cell>
          <table:table-cell office:value-type="string">
            <text:p>FRANCO GUZMAN MARIA DELIA</text:p>
          </table:table-cell>
          <table:table-cell office:value-type="string">
            <text:p>RENOVACIûßN DE LICENCIA</text:p>
          </table:table-cell>
          <table:table-cell table:number-columns-repeated="1017"/>
        </table:table-row>
        <table:table-row table:style-name="ro1">
          <table:table-cell office:value-type="string">
            <text:p>0911512515</text:p>
          </table:table-cell>
          <table:table-cell office:value-type="string">
            <text:p>100006236634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LOMBEIDA TOLEDO CESAR RIC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1613214</text:p>
          </table:table-cell>
          <table:table-cell office:value-type="string">
            <text:p>100006263265</text:p>
          </table:table-cell>
          <table:table-cell office:value-type="string">
            <text:p>60,00</text:p>
          </table:table-cell>
          <table:table-cell office:value-type="string">
            <text:p>0,72</text:p>
          </table:table-cell>
          <table:table-cell office:value-type="string">
            <text:p>60,72</text:p>
          </table:table-cell>
          <table:table-cell office:value-type="string">
            <text:p>HURTARES DURAN WILLIAM RODRIG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1613362</text:p>
          </table:table-cell>
          <table:table-cell office:value-type="string">
            <text:p>100006149282</text:p>
          </table:table-cell>
          <table:table-cell office:value-type="string">
            <text:p>144,00</text:p>
          </table:table-cell>
          <table:table-cell office:value-type="string">
            <text:p>5,76</text:p>
          </table:table-cell>
          <table:table-cell office:value-type="string">
            <text:p>149,76</text:p>
          </table:table-cell>
          <table:table-cell office:value-type="string">
            <text:p>JARAMILLO BAUTISTA LUIS ALBER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1727873</text:p>
          </table:table-cell>
          <table:table-cell office:value-type="string">
            <text:p>100006184339</text:p>
          </table:table-cell>
          <table:table-cell office:value-type="string">
            <text:p>36,00</text:p>
          </table:table-cell>
          <table:table-cell office:value-type="string">
            <text:p>0,00</text:p>
          </table:table-cell>
          <table:table-cell office:value-type="string">
            <text:p>36,00</text:p>
          </table:table-cell>
          <table:table-cell office:value-type="string">
            <text:p>NEIRA ALEJANDRO JOHNNY WINSTO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1748937</text:p>
          </table:table-cell>
          <table:table-cell office:value-type="string">
            <text:p>100006238333</text:p>
          </table:table-cell>
          <table:table-cell table:number-columns-repeated="2" office:value-type="string">
            <text:p>0,00</text:p>
          </table:table-cell>
          <table:table-cell office:value-type="string">
            <text:p>40,00</text:p>
          </table:table-cell>
          <table:table-cell office:value-type="string">
            <text:p>PLAZA SUBIA HECTOR HUGO</text:p>
          </table:table-cell>
          <table:table-cell office:value-type="string">
            <text:p>RENOVACIûßN DE LICENCIA</text:p>
          </table:table-cell>
          <table:table-cell table:number-columns-repeated="1017"/>
        </table:table-row>
        <table:table-row table:style-name="ro1">
          <table:table-cell office:value-type="string">
            <text:p>0911764090</text:p>
          </table:table-cell>
          <table:table-cell office:value-type="string">
            <text:p>100006288692</text:p>
          </table:table-cell>
          <table:table-cell office:value-type="string">
            <text:p>12,00</text:p>
          </table:table-cell>
          <table:table-cell office:value-type="string">
            <text:p>0,48</text:p>
          </table:table-cell>
          <table:table-cell office:value-type="string">
            <text:p>12,48</text:p>
          </table:table-cell>
          <table:table-cell office:value-type="string">
            <text:p>PEREZ ESPINOZA CARLOS HUMBER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1803229</text:p>
          </table:table-cell>
          <table:table-cell office:value-type="string">
            <text:p>100006215265</text:p>
          </table:table-cell>
          <table:table-cell office:value-type="string">
            <text:p>120,00</text:p>
          </table:table-cell>
          <table:table-cell office:value-type="string">
            <text:p>0,48</text:p>
          </table:table-cell>
          <table:table-cell office:value-type="string">
            <text:p>120,48</text:p>
          </table:table-cell>
          <table:table-cell office:value-type="string">
            <text:p>MARIN RODRIGUEZ ALFREDO J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1857290</text:p>
          </table:table-cell>
          <table:table-cell office:value-type="string">
            <text:p>100006175915</text:p>
          </table:table-cell>
          <table:table-cell table:number-columns-repeated="2" office:value-type="string">
            <text:p>0,00</text:p>
          </table:table-cell>
          <table:table-cell office:value-type="string">
            <text:p>4,50</text:p>
          </table:table-cell>
          <table:table-cell office:value-type="string">
            <text:p>ALCIVAR MURILLO EUGENIA ALEXANDRA</text:p>
          </table:table-cell>
          <table:table-cell office:value-type="string">
            <text:p>CERTIFICACION GRAVAMEN / IMPEDIMENTO LEGAL</text:p>
          </table:table-cell>
          <table:table-cell table:number-columns-repeated="1017"/>
        </table:table-row>
        <table:table-row table:style-name="ro1">
          <table:table-cell office:value-type="string">
            <text:p>0911884369</text:p>
          </table:table-cell>
          <table:table-cell office:value-type="string">
            <text:p>100006161329</text:p>
          </table:table-cell>
          <table:table-cell office:value-type="string">
            <text:p>96,00</text:p>
          </table:table-cell>
          <table:table-cell office:value-type="string">
            <text:p>7,20</text:p>
          </table:table-cell>
          <table:table-cell office:value-type="string">
            <text:p>103,20</text:p>
          </table:table-cell>
          <table:table-cell office:value-type="string">
            <text:p>MARCHEZ ALVAREZ GERARDO BIENVE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2023488</text:p>
          </table:table-cell>
          <table:table-cell office:value-type="string">
            <text:p>100006223681</text:p>
          </table:table-cell>
          <table:table-cell office:value-type="string">
            <text:p>78,50</text:p>
          </table:table-cell>
          <table:table-cell office:value-type="string">
            <text:p>11,42</text:p>
          </table:table-cell>
          <table:table-cell office:value-type="string">
            <text:p>89,92</text:p>
          </table:table-cell>
          <table:table-cell office:value-type="string">
            <text:p>PAREDES TAPIA MONICA CECIL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2054079</text:p>
          </table:table-cell>
          <table:table-cell office:value-type="string">
            <text:p>100006150793</text:p>
          </table:table-cell>
          <table:table-cell office:value-type="string">
            <text:p>98,10</text:p>
          </table:table-cell>
          <table:table-cell office:value-type="string">
            <text:p>20,28</text:p>
          </table:table-cell>
          <table:table-cell office:value-type="string">
            <text:p>118,38</text:p>
          </table:table-cell>
          <table:table-cell office:value-type="string">
            <text:p>GOMEZ MUNOZ DOLORES MERCEDE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2076221</text:p>
          </table:table-cell>
          <table:table-cell office:value-type="string">
            <text:p>100006255626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AROSEMENA ROMERO JOSE ANTON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2088028</text:p>
          </table:table-cell>
          <table:table-cell office:value-type="string">
            <text:p>100006278255</text:p>
          </table:table-cell>
          <table:table-cell office:value-type="string">
            <text:p>24,00</text:p>
          </table:table-cell>
          <table:table-cell office:value-type="string">
            <text:p>1,92</text:p>
          </table:table-cell>
          <table:table-cell office:value-type="string">
            <text:p>25,92</text:p>
          </table:table-cell>
          <table:table-cell office:value-type="string">
            <text:p>JACOME CABRERA GINA PRISCILL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2106879</text:p>
          </table:table-cell>
          <table:table-cell office:value-type="string">
            <text:p>100006259420</text:p>
          </table:table-cell>
          <table:table-cell office:value-type="string">
            <text:p>72,00</text:p>
          </table:table-cell>
          <table:table-cell office:value-type="string">
            <text:p>5,76</text:p>
          </table:table-cell>
          <table:table-cell office:value-type="string">
            <text:p>77,76</text:p>
          </table:table-cell>
          <table:table-cell office:value-type="string">
            <text:p>COBOS MORGNER MARCEL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2109568</text:p>
          </table:table-cell>
          <table:table-cell office:value-type="string">
            <text:p>100006176640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SANTOS MEDINA GEOVANNY FRANCISC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2131349</text:p>
          </table:table-cell>
          <table:table-cell office:value-type="string">
            <text:p>100006160057</text:p>
          </table:table-cell>
          <table:table-cell office:value-type="string">
            <text:p>72,00</text:p>
          </table:table-cell>
          <table:table-cell office:value-type="string">
            <text:p>5,76</text:p>
          </table:table-cell>
          <table:table-cell office:value-type="string">
            <text:p>77,76</text:p>
          </table:table-cell>
          <table:table-cell office:value-type="string">
            <text:p>MALDONADO ABAD OLGA CRISTIN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2182458</text:p>
          </table:table-cell>
          <table:table-cell office:value-type="string">
            <text:p>100006261137</text:p>
          </table:table-cell>
          <table:table-cell office:value-type="string">
            <text:p>36,00</text:p>
          </table:table-cell>
          <table:table-cell office:value-type="string">
            <text:p>1,20</text:p>
          </table:table-cell>
          <table:table-cell office:value-type="string">
            <text:p>37,20</text:p>
          </table:table-cell>
          <table:table-cell office:value-type="string">
            <text:p>DOMINGUEZ MENOSCAL JULIO CESA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2247954</text:p>
          </table:table-cell>
          <table:table-cell office:value-type="string">
            <text:p>100006223939</text:p>
          </table:table-cell>
          <table:table-cell office:value-type="string">
            <text:p>72,00</text:p>
          </table:table-cell>
          <table:table-cell office:value-type="string">
            <text:p>2,88</text:p>
          </table:table-cell>
          <table:table-cell office:value-type="string">
            <text:p>74,88</text:p>
          </table:table-cell>
          <table:table-cell office:value-type="string">
            <text:p>CHUNGA VELASQUEZ JUAN MANU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2271327</text:p>
          </table:table-cell>
          <table:table-cell office:value-type="string">
            <text:p>100006245031</text:p>
          </table:table-cell>
          <table:table-cell office:value-type="string">
            <text:p>24,00</text:p>
          </table:table-cell>
          <table:table-cell office:value-type="string">
            <text:p>1,44</text:p>
          </table:table-cell>
          <table:table-cell office:value-type="string">
            <text:p>25,44</text:p>
          </table:table-cell>
          <table:table-cell office:value-type="string">
            <text:p>YCAZA CABRERA NELSON ERICK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2273869</text:p>
          </table:table-cell>
          <table:table-cell office:value-type="string">
            <text:p>100006247946</text:p>
          </table:table-cell>
          <table:table-cell table:number-columns-repeated="2" office:value-type="string">
            <text:p>0,00</text:p>
          </table:table-cell>
          <table:table-cell office:value-type="string">
            <text:p>4,50</text:p>
          </table:table-cell>
          <table:table-cell office:value-type="string">
            <text:p>PALACIOS JACOME JULIAN XAVIER</text:p>
          </table:table-cell>
          <table:table-cell office:value-type="string">
            <text:p>CERTIFICACION GRAVAMEN / IMPEDIMENTO LEGAL</text:p>
          </table:table-cell>
          <table:table-cell table:number-columns-repeated="1017"/>
        </table:table-row>
        <table:table-row table:style-name="ro1">
          <table:table-cell office:value-type="string">
            <text:p>0912382652</text:p>
          </table:table-cell>
          <table:table-cell office:value-type="string">
            <text:p>100006148268</text:p>
          </table:table-cell>
          <table:table-cell office:value-type="string">
            <text:p>48,00</text:p>
          </table:table-cell>
          <table:table-cell office:value-type="string">
            <text:p>2,40</text:p>
          </table:table-cell>
          <table:table-cell office:value-type="string">
            <text:p>50,40</text:p>
          </table:table-cell>
          <table:table-cell office:value-type="string">
            <text:p>SALMON ECHANIQUE NADIA SOF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2439049</text:p>
          </table:table-cell>
          <table:table-cell office:value-type="string">
            <text:p>100006272613</text:p>
          </table:table-cell>
          <table:table-cell office:value-type="string">
            <text:p>10,90</text:p>
          </table:table-cell>
          <table:table-cell office:value-type="string">
            <text:p>1,68</text:p>
          </table:table-cell>
          <table:table-cell office:value-type="string">
            <text:p>12,58</text:p>
          </table:table-cell>
          <table:table-cell office:value-type="string">
            <text:p>LUZARDO OLAYA TERESA TATIAN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2524857</text:p>
          </table:table-cell>
          <table:table-cell office:value-type="string">
            <text:p>100006176517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CASTRO MACIAS MIRNA LID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2652799</text:p>
          </table:table-cell>
          <table:table-cell office:value-type="string">
            <text:p>100006204657</text:p>
          </table:table-cell>
          <table:table-cell office:value-type="string">
            <text:p>24,00</text:p>
          </table:table-cell>
          <table:table-cell office:value-type="string">
            <text:p>1,92</text:p>
          </table:table-cell>
          <table:table-cell office:value-type="string">
            <text:p>25,92</text:p>
          </table:table-cell>
          <table:table-cell office:value-type="string">
            <text:p>RAMOS CARRIEL MONSIS JACQUELIN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2669363</text:p>
          </table:table-cell>
          <table:table-cell office:value-type="string">
            <text:p>100006169892</text:p>
          </table:table-cell>
          <table:table-cell table:number-columns-repeated="2" office:value-type="string">
            <text:p>0,00</text:p>
          </table:table-cell>
          <table:table-cell office:value-type="string">
            <text:p>40,00</text:p>
          </table:table-cell>
          <table:table-cell office:value-type="string">
            <text:p>CADENA ASENCIO CARLOS XAVIER</text:p>
          </table:table-cell>
          <table:table-cell office:value-type="string">
            <text:p>RENOVACIûßN DE LICENCIA</text:p>
          </table:table-cell>
          <table:table-cell table:number-columns-repeated="1017"/>
        </table:table-row>
        <table:table-row table:style-name="ro1">
          <table:table-cell office:value-type="string">
            <text:p>0912764453</text:p>
          </table:table-cell>
          <table:table-cell office:value-type="string">
            <text:p>100006222246</text:p>
          </table:table-cell>
          <table:table-cell office:value-type="string">
            <text:p>24,00</text:p>
          </table:table-cell>
          <table:table-cell office:value-type="string">
            <text:p>2,88</text:p>
          </table:table-cell>
          <table:table-cell office:value-type="string">
            <text:p>26,88</text:p>
          </table:table-cell>
          <table:table-cell office:value-type="string">
            <text:p>CRESPIN MORALES JOHANN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2775723</text:p>
          </table:table-cell>
          <table:table-cell office:value-type="string">
            <text:p>100006207726</text:p>
          </table:table-cell>
          <table:table-cell office:value-type="string">
            <text:p>72,00</text:p>
          </table:table-cell>
          <table:table-cell office:value-type="string">
            <text:p>0,00</text:p>
          </table:table-cell>
          <table:table-cell office:value-type="string">
            <text:p>72,00</text:p>
          </table:table-cell>
          <table:table-cell office:value-type="string">
            <text:p>DEL HIERRO NUQUES OSCAR ENRIQU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2816899</text:p>
          </table:table-cell>
          <table:table-cell office:value-type="string">
            <text:p>100006258208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GOMEZ LECARO RIC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2897741</text:p>
          </table:table-cell>
          <table:table-cell office:value-type="string">
            <text:p>100006234605</text:p>
          </table:table-cell>
          <table:table-cell office:value-type="string">
            <text:p>36,00</text:p>
          </table:table-cell>
          <table:table-cell office:value-type="string">
            <text:p>0,00</text:p>
          </table:table-cell>
          <table:table-cell office:value-type="string">
            <text:p>36,00</text:p>
          </table:table-cell>
          <table:table-cell office:value-type="string">
            <text:p>CORONEL SANTOS ROXANA CARMELIN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2897741</text:p>
          </table:table-cell>
          <table:table-cell office:value-type="string">
            <text:p>100006278784</text:p>
          </table:table-cell>
          <table:table-cell office:value-type="string">
            <text:p>48,00</text:p>
          </table:table-cell>
          <table:table-cell office:value-type="string">
            <text:p>0,48</text:p>
          </table:table-cell>
          <table:table-cell office:value-type="string">
            <text:p>48,48</text:p>
          </table:table-cell>
          <table:table-cell office:value-type="string">
            <text:p>CORONEL SANTOS ROXANA CARMELIN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2991783</text:p>
          </table:table-cell>
          <table:table-cell office:value-type="string">
            <text:p>100006159190</text:p>
          </table:table-cell>
          <table:table-cell office:value-type="string">
            <text:p>65,40</text:p>
          </table:table-cell>
          <table:table-cell office:value-type="string">
            <text:p>10,46</text:p>
          </table:table-cell>
          <table:table-cell office:value-type="string">
            <text:p>75,86</text:p>
          </table:table-cell>
          <table:table-cell office:value-type="string">
            <text:p>BARRAGAN CACERES ISABEL PAOL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2997533</text:p>
          </table:table-cell>
          <table:table-cell office:value-type="string">
            <text:p>100006176665</text:p>
          </table:table-cell>
          <table:table-cell office:value-type="string">
            <text:p>36,00</text:p>
          </table:table-cell>
          <table:table-cell office:value-type="string">
            <text:p>0,00</text:p>
          </table:table-cell>
          <table:table-cell office:value-type="string">
            <text:p>36,00</text:p>
          </table:table-cell>
          <table:table-cell office:value-type="string">
            <text:p>BAQUERIZO NEIRA MARIA VERONIC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2998630</text:p>
          </table:table-cell>
          <table:table-cell office:value-type="string">
            <text:p>100006211108</text:p>
          </table:table-cell>
          <table:table-cell office:value-type="string">
            <text:p>12,00</text:p>
          </table:table-cell>
          <table:table-cell office:value-type="string">
            <text:p>0,24</text:p>
          </table:table-cell>
          <table:table-cell office:value-type="string">
            <text:p>12,24</text:p>
          </table:table-cell>
          <table:table-cell office:value-type="string">
            <text:p>CARRION SALDARRIAGA CINTIA ALEXANDR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3032058</text:p>
          </table:table-cell>
          <table:table-cell office:value-type="string">
            <text:p>100006259198</text:p>
          </table:table-cell>
          <table:table-cell office:value-type="string">
            <text:p>153,70</text:p>
          </table:table-cell>
          <table:table-cell office:value-type="string">
            <text:p>32,76</text:p>
          </table:table-cell>
          <table:table-cell office:value-type="string">
            <text:p>186,46</text:p>
          </table:table-cell>
          <table:table-cell office:value-type="string">
            <text:p>BORBOR TOMALA GUILLERMO ANTON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3039939</text:p>
          </table:table-cell>
          <table:table-cell office:value-type="string">
            <text:p>100006167888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GRANJA YEPEZ IVAN ROBER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3125761</text:p>
          </table:table-cell>
          <table:table-cell office:value-type="string">
            <text:p>100006273751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GALLARDO FARAH JORGE FABRIZ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3179685</text:p>
          </table:table-cell>
          <table:table-cell office:value-type="string">
            <text:p>100006259495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SANCHEZ PASTORIZA HARRY LUI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3208187</text:p>
          </table:table-cell>
          <table:table-cell office:value-type="string">
            <text:p>100006234936</text:p>
          </table:table-cell>
          <table:table-cell office:value-type="string">
            <text:p>12,00</text:p>
          </table:table-cell>
          <table:table-cell office:value-type="string">
            <text:p>0,24</text:p>
          </table:table-cell>
          <table:table-cell office:value-type="string">
            <text:p>12,24</text:p>
          </table:table-cell>
          <table:table-cell office:value-type="string">
            <text:p>BAGGINI . CARL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3209961</text:p>
          </table:table-cell>
          <table:table-cell office:value-type="string">
            <text:p>100006239927</text:p>
          </table:table-cell>
          <table:table-cell office:value-type="string">
            <text:p>50,70</text:p>
          </table:table-cell>
          <table:table-cell office:value-type="string">
            <text:p>13,43</text:p>
          </table:table-cell>
          <table:table-cell office:value-type="string">
            <text:p>64,13</text:p>
          </table:table-cell>
          <table:table-cell office:value-type="string">
            <text:p>REYES VERGARA RAFAEL REN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3267126</text:p>
          </table:table-cell>
          <table:table-cell office:value-type="string">
            <text:p>100006242350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BARQUET QUIJIJE STEFANO VICENT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3311791</text:p>
          </table:table-cell>
          <table:table-cell office:value-type="string">
            <text:p>100006169090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MERO MORA ANTONIO X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3480018</text:p>
          </table:table-cell>
          <table:table-cell office:value-type="string">
            <text:p>100006230827</text:p>
          </table:table-cell>
          <table:table-cell office:value-type="string">
            <text:p>96,00</text:p>
          </table:table-cell>
          <table:table-cell office:value-type="string">
            <text:p>2,88</text:p>
          </table:table-cell>
          <table:table-cell office:value-type="string">
            <text:p>98,88</text:p>
          </table:table-cell>
          <table:table-cell office:value-type="string">
            <text:p>COBO TRAVECEDO MELISA MAR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3533980</text:p>
          </table:table-cell>
          <table:table-cell office:value-type="string">
            <text:p>100006204541</text:p>
          </table:table-cell>
          <table:table-cell office:value-type="string">
            <text:p>96,00</text:p>
          </table:table-cell>
          <table:table-cell office:value-type="string">
            <text:p>2,40</text:p>
          </table:table-cell>
          <table:table-cell office:value-type="string">
            <text:p>98,40</text:p>
          </table:table-cell>
          <table:table-cell office:value-type="string">
            <text:p>ELIZALDE LAVAYEN PEDRO YADIR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3639936</text:p>
          </table:table-cell>
          <table:table-cell office:value-type="string">
            <text:p>100006241717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CORONEL CHELE JESSICA LEONO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3689196</text:p>
          </table:table-cell>
          <table:table-cell office:value-type="string">
            <text:p>100006236352</text:p>
          </table:table-cell>
          <table:table-cell office:value-type="string">
            <text:p>93,80</text:p>
          </table:table-cell>
          <table:table-cell office:value-type="string">
            <text:p>12,56</text:p>
          </table:table-cell>
          <table:table-cell office:value-type="string">
            <text:p>106,36</text:p>
          </table:table-cell>
          <table:table-cell office:value-type="string">
            <text:p>ORTEGA ILLINGWORT JOSE VICENT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3724381</text:p>
          </table:table-cell>
          <table:table-cell office:value-type="string">
            <text:p>100006202768</text:p>
          </table:table-cell>
          <table:table-cell office:value-type="string">
            <text:p>216,00</text:p>
          </table:table-cell>
          <table:table-cell office:value-type="string">
            <text:p>5,76</text:p>
          </table:table-cell>
          <table:table-cell office:value-type="string">
            <text:p>221,76</text:p>
          </table:table-cell>
          <table:table-cell office:value-type="string">
            <text:p>VALLE CHIRIBOGA CARLOS ALEX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3764387</text:p>
          </table:table-cell>
          <table:table-cell office:value-type="string">
            <text:p>100006291118</text:p>
          </table:table-cell>
          <table:table-cell office:value-type="string">
            <text:p>24,00</text:p>
          </table:table-cell>
          <table:table-cell office:value-type="string">
            <text:p>1,92</text:p>
          </table:table-cell>
          <table:table-cell office:value-type="string">
            <text:p>25,92</text:p>
          </table:table-cell>
          <table:table-cell office:value-type="string">
            <text:p>GONZALEZ FREIRE JUAN PABL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3768115</text:p>
          </table:table-cell>
          <table:table-cell office:value-type="string">
            <text:p>100006252888</text:p>
          </table:table-cell>
          <table:table-cell office:value-type="string">
            <text:p>36,00</text:p>
          </table:table-cell>
          <table:table-cell office:value-type="string">
            <text:p>1,44</text:p>
          </table:table-cell>
          <table:table-cell office:value-type="string">
            <text:p>37,44</text:p>
          </table:table-cell>
          <table:table-cell office:value-type="string">
            <text:p>SALAZAR RIVERA JEFFERSON ANTON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3824116</text:p>
          </table:table-cell>
          <table:table-cell office:value-type="string">
            <text:p>100006188553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VITERI DURAND JOHNNY JO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3868071</text:p>
          </table:table-cell>
          <table:table-cell office:value-type="string">
            <text:p>100006217717</text:p>
          </table:table-cell>
          <table:table-cell office:value-type="string">
            <text:p>65,40</text:p>
          </table:table-cell>
          <table:table-cell office:value-type="string">
            <text:p>9,16</text:p>
          </table:table-cell>
          <table:table-cell office:value-type="string">
            <text:p>74,56</text:p>
          </table:table-cell>
          <table:table-cell office:value-type="string">
            <text:p>MORA SOLIS ALEXANDRA JACQUELIN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3883542</text:p>
          </table:table-cell>
          <table:table-cell office:value-type="string">
            <text:p>100006267407</text:p>
          </table:table-cell>
          <table:table-cell office:value-type="string">
            <text:p>12,00</text:p>
          </table:table-cell>
          <table:table-cell office:value-type="string">
            <text:p>1,44</text:p>
          </table:table-cell>
          <table:table-cell office:value-type="string">
            <text:p>13,44</text:p>
          </table:table-cell>
          <table:table-cell office:value-type="string">
            <text:p>MONTENEGRO SANTANA LENIN JOFFR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3974150</text:p>
          </table:table-cell>
          <table:table-cell office:value-type="string">
            <text:p>100006235859</text:p>
          </table:table-cell>
          <table:table-cell office:value-type="string">
            <text:p>24,00</text:p>
          </table:table-cell>
          <table:table-cell office:value-type="string">
            <text:p>0,24</text:p>
          </table:table-cell>
          <table:table-cell office:value-type="string">
            <text:p>24,24</text:p>
          </table:table-cell>
          <table:table-cell office:value-type="string">
            <text:p>CORTES GUERRERO EDISON ROBER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001201</text:p>
          </table:table-cell>
          <table:table-cell office:value-type="string">
            <text:p>100006215257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JARAMILLO RIVAS JOSE ERNES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167648</text:p>
          </table:table-cell>
          <table:table-cell office:value-type="string">
            <text:p>100006277927</text:p>
          </table:table-cell>
          <table:table-cell office:value-type="string">
            <text:p>12,00</text:p>
          </table:table-cell>
          <table:table-cell office:value-type="string">
            <text:p>0,24</text:p>
          </table:table-cell>
          <table:table-cell office:value-type="string">
            <text:p>12,24</text:p>
          </table:table-cell>
          <table:table-cell office:value-type="string">
            <text:p>GOMEZ JIMENEZ JULIO EDDY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167945</text:p>
          </table:table-cell>
          <table:table-cell office:value-type="string">
            <text:p>100006190260</text:p>
          </table:table-cell>
          <table:table-cell office:value-type="string">
            <text:p>89,40</text:p>
          </table:table-cell>
          <table:table-cell office:value-type="string">
            <text:p>14,04</text:p>
          </table:table-cell>
          <table:table-cell office:value-type="string">
            <text:p>103,44</text:p>
          </table:table-cell>
          <table:table-cell office:value-type="string">
            <text:p>VILLACIS BERMEO JAVIER ENRIQU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205414</text:p>
          </table:table-cell>
          <table:table-cell office:value-type="string">
            <text:p>100006142980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ANDRADE MOLINA JUAN CARLO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224472</text:p>
          </table:table-cell>
          <table:table-cell office:value-type="string">
            <text:p>100006173068</text:p>
          </table:table-cell>
          <table:table-cell office:value-type="string">
            <text:p>144,00</text:p>
          </table:table-cell>
          <table:table-cell office:value-type="string">
            <text:p>2,88</text:p>
          </table:table-cell>
          <table:table-cell office:value-type="string">
            <text:p>146,88</text:p>
          </table:table-cell>
          <table:table-cell office:value-type="string">
            <text:p>SALEM BARAKAT SANTIAGO JOS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231501</text:p>
          </table:table-cell>
          <table:table-cell office:value-type="string">
            <text:p>100006144903</text:p>
          </table:table-cell>
          <table:table-cell office:value-type="string">
            <text:p>137,40</text:p>
          </table:table-cell>
          <table:table-cell office:value-type="string">
            <text:p>9,16</text:p>
          </table:table-cell>
          <table:table-cell office:value-type="string">
            <text:p>146,56</text:p>
          </table:table-cell>
          <table:table-cell office:value-type="string">
            <text:p>RIGAIL CEDENO ANDRES FRANCISC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333026</text:p>
          </table:table-cell>
          <table:table-cell office:value-type="string">
            <text:p>100006171427</text:p>
          </table:table-cell>
          <table:table-cell office:value-type="string">
            <text:p>65,40</text:p>
          </table:table-cell>
          <table:table-cell office:value-type="string">
            <text:p>14,39</text:p>
          </table:table-cell>
          <table:table-cell office:value-type="string">
            <text:p>79,79</text:p>
          </table:table-cell>
          <table:table-cell office:value-type="string">
            <text:p>JIMENEZ LEON PABLO DANI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384680</text:p>
          </table:table-cell>
          <table:table-cell office:value-type="string">
            <text:p>100006168720</text:p>
          </table:table-cell>
          <table:table-cell office:value-type="string">
            <text:p>96,00</text:p>
          </table:table-cell>
          <table:table-cell office:value-type="string">
            <text:p>4,80</text:p>
          </table:table-cell>
          <table:table-cell office:value-type="string">
            <text:p>100,80</text:p>
          </table:table-cell>
          <table:table-cell office:value-type="string">
            <text:p>LAVERDE ARIAS CARLOS HUG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425426</text:p>
          </table:table-cell>
          <table:table-cell office:value-type="string">
            <text:p>100006175477</text:p>
          </table:table-cell>
          <table:table-cell office:value-type="string">
            <text:p>130,80</text:p>
          </table:table-cell>
          <table:table-cell office:value-type="string">
            <text:p>7,85</text:p>
          </table:table-cell>
          <table:table-cell office:value-type="string">
            <text:p>138,65</text:p>
          </table:table-cell>
          <table:table-cell office:value-type="string">
            <text:p>LERTORA CUCALON MARIA P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567722</text:p>
          </table:table-cell>
          <table:table-cell office:value-type="string">
            <text:p>100006162178</text:p>
          </table:table-cell>
          <table:table-cell office:value-type="string">
            <text:p>12,00</text:p>
          </table:table-cell>
          <table:table-cell office:value-type="string">
            <text:p>0,72</text:p>
          </table:table-cell>
          <table:table-cell office:value-type="string">
            <text:p>12,72</text:p>
          </table:table-cell>
          <table:table-cell office:value-type="string">
            <text:p>FALCONES MOYA DARIO X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578000</text:p>
          </table:table-cell>
          <table:table-cell office:value-type="string">
            <text:p>100006156782</text:p>
          </table:table-cell>
          <table:table-cell office:value-type="string">
            <text:p>153,80</text:p>
          </table:table-cell>
          <table:table-cell office:value-type="string">
            <text:p>12,37</text:p>
          </table:table-cell>
          <table:table-cell office:value-type="string">
            <text:p>166,17</text:p>
          </table:table-cell>
          <table:table-cell office:value-type="string">
            <text:p>MACIAS CONSTANTE GIDGSY JANNIN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633516</text:p>
          </table:table-cell>
          <table:table-cell office:value-type="string">
            <text:p>100006260162</text:p>
          </table:table-cell>
          <table:table-cell office:value-type="string">
            <text:p>72,00</text:p>
          </table:table-cell>
          <table:table-cell office:value-type="string">
            <text:p>5,52</text:p>
          </table:table-cell>
          <table:table-cell office:value-type="string">
            <text:p>77,52</text:p>
          </table:table-cell>
          <table:table-cell office:value-type="string">
            <text:p>GARZON SOLIS GABRIELLA SOLANG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640461</text:p>
          </table:table-cell>
          <table:table-cell office:value-type="string">
            <text:p>100006249314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LUQUE NUQUES ROBERTO X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658927</text:p>
          </table:table-cell>
          <table:table-cell office:value-type="string">
            <text:p>100006212023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PALMA RODITI JUAN CARLO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658927</text:p>
          </table:table-cell>
          <table:table-cell office:value-type="string">
            <text:p>100006253217</text:p>
          </table:table-cell>
          <table:table-cell office:value-type="string">
            <text:p>48,00</text:p>
          </table:table-cell>
          <table:table-cell office:value-type="string">
            <text:p>0,00</text:p>
          </table:table-cell>
          <table:table-cell office:value-type="string">
            <text:p>48,00</text:p>
          </table:table-cell>
          <table:table-cell office:value-type="string">
            <text:p>PALMA RODITI JUAN CARLO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695861</text:p>
          </table:table-cell>
          <table:table-cell office:value-type="string">
            <text:p>100006259164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PITA ARAGON JAIME ANDRE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757240</text:p>
          </table:table-cell>
          <table:table-cell office:value-type="string">
            <text:p>100006222832</text:p>
          </table:table-cell>
          <table:table-cell office:value-type="string">
            <text:p>196,20</text:p>
          </table:table-cell>
          <table:table-cell office:value-type="string">
            <text:p>20,92</text:p>
          </table:table-cell>
          <table:table-cell office:value-type="string">
            <text:p>217,12</text:p>
          </table:table-cell>
          <table:table-cell office:value-type="string">
            <text:p>DEL PINO PRIETO XAVIER EDU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760731</text:p>
          </table:table-cell>
          <table:table-cell office:value-type="string">
            <text:p>100006214888</text:p>
          </table:table-cell>
          <table:table-cell office:value-type="string">
            <text:p>48,00</text:p>
          </table:table-cell>
          <table:table-cell office:value-type="string">
            <text:p>0,48</text:p>
          </table:table-cell>
          <table:table-cell office:value-type="string">
            <text:p>48,48</text:p>
          </table:table-cell>
          <table:table-cell office:value-type="string">
            <text:p>TORRES RODRIGUEZ MARIO ARTUR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764055</text:p>
          </table:table-cell>
          <table:table-cell office:value-type="string">
            <text:p>100006158630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CALERO VASCONEZ MARIA DE LOS ANGELE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826417</text:p>
          </table:table-cell>
          <table:table-cell office:value-type="string">
            <text:p>100006192662</text:p>
          </table:table-cell>
          <table:table-cell office:value-type="string">
            <text:p>65,40</text:p>
          </table:table-cell>
          <table:table-cell office:value-type="string">
            <text:p>10,46</text:p>
          </table:table-cell>
          <table:table-cell office:value-type="string">
            <text:p>75,86</text:p>
          </table:table-cell>
          <table:table-cell office:value-type="string">
            <text:p>GOMEZ-LINCE SANCHEZ RAUL EDU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882238</text:p>
          </table:table-cell>
          <table:table-cell office:value-type="string">
            <text:p>100006280871</text:p>
          </table:table-cell>
          <table:table-cell office:value-type="string">
            <text:p>84,00</text:p>
          </table:table-cell>
          <table:table-cell office:value-type="string">
            <text:p>4,56</text:p>
          </table:table-cell>
          <table:table-cell office:value-type="string">
            <text:p>88,56</text:p>
          </table:table-cell>
          <table:table-cell office:value-type="string">
            <text:p>BRAVO NAVARRETE FABRICIO RAFA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923099</text:p>
          </table:table-cell>
          <table:table-cell office:value-type="string">
            <text:p>100006180444</text:p>
          </table:table-cell>
          <table:table-cell office:value-type="string">
            <text:p>65,40</text:p>
          </table:table-cell>
          <table:table-cell office:value-type="string">
            <text:p>9,16</text:p>
          </table:table-cell>
          <table:table-cell office:value-type="string">
            <text:p>74,56</text:p>
          </table:table-cell>
          <table:table-cell office:value-type="string">
            <text:p>ZANCHI MENESES JUAN PATRIC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4923099</text:p>
          </table:table-cell>
          <table:table-cell office:value-type="string">
            <text:p>100006183398</text:p>
          </table:table-cell>
          <table:table-cell table:number-columns-repeated="2" office:value-type="string">
            <text:p>0,00</text:p>
          </table:table-cell>
          <table:table-cell office:value-type="string">
            <text:p>40,00</text:p>
          </table:table-cell>
          <table:table-cell office:value-type="string">
            <text:p>ZANCHI MENESES JUAN PATRICIO</text:p>
          </table:table-cell>
          <table:table-cell office:value-type="string">
            <text:p>RENOVACIûßN DE LICENCIA</text:p>
          </table:table-cell>
          <table:table-cell table:number-columns-repeated="1017"/>
        </table:table-row>
        <table:table-row table:style-name="ro1">
          <table:table-cell office:value-type="string">
            <text:p>0914952593</text:p>
          </table:table-cell>
          <table:table-cell office:value-type="string">
            <text:p>100006226759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MORENO NARANJO ALFONSO RODNEY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081608</text:p>
          </table:table-cell>
          <table:table-cell office:value-type="string">
            <text:p>100006266623</text:p>
          </table:table-cell>
          <table:table-cell office:value-type="string">
            <text:p>79,60</text:p>
          </table:table-cell>
          <table:table-cell office:value-type="string">
            <text:p>13,11</text:p>
          </table:table-cell>
          <table:table-cell office:value-type="string">
            <text:p>92,71</text:p>
          </table:table-cell>
          <table:table-cell office:value-type="string">
            <text:p>PANCHANA VILLACIS BOLIVAR ALEJANDR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117667</text:p>
          </table:table-cell>
          <table:table-cell office:value-type="string">
            <text:p>100006185211</text:p>
          </table:table-cell>
          <table:table-cell office:value-type="string">
            <text:p>24,00</text:p>
          </table:table-cell>
          <table:table-cell office:value-type="string">
            <text:p>1,68</text:p>
          </table:table-cell>
          <table:table-cell office:value-type="string">
            <text:p>25,68</text:p>
          </table:table-cell>
          <table:table-cell office:value-type="string">
            <text:p>YANCE TUTIVEN LITTELTON ROBER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121008</text:p>
          </table:table-cell>
          <table:table-cell office:value-type="string">
            <text:p>100006175691</text:p>
          </table:table-cell>
          <table:table-cell office:value-type="string">
            <text:p>72,00</text:p>
          </table:table-cell>
          <table:table-cell office:value-type="string">
            <text:p>1,44</text:p>
          </table:table-cell>
          <table:table-cell office:value-type="string">
            <text:p>73,44</text:p>
          </table:table-cell>
          <table:table-cell office:value-type="string">
            <text:p>VALENZUELA PERALTA RICARDO ANDRE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184519</text:p>
          </table:table-cell>
          <table:table-cell office:value-type="string">
            <text:p>100006171823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MARTINEZ MACIAS FREDDY RAFA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197644</text:p>
          </table:table-cell>
          <table:table-cell office:value-type="string">
            <text:p>100006172284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HAZ BENITES MARISABEL MARJORI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257885</text:p>
          </table:table-cell>
          <table:table-cell office:value-type="string">
            <text:p>100006218202</text:p>
          </table:table-cell>
          <table:table-cell office:value-type="string">
            <text:p>72,00</text:p>
          </table:table-cell>
          <table:table-cell office:value-type="string">
            <text:p>2,88</text:p>
          </table:table-cell>
          <table:table-cell office:value-type="string">
            <text:p>74,88</text:p>
          </table:table-cell>
          <table:table-cell office:value-type="string">
            <text:p>SERRANO TOSI SANTIAGO X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275093</text:p>
          </table:table-cell>
          <table:table-cell office:value-type="string">
            <text:p>100006273991</text:p>
          </table:table-cell>
          <table:table-cell office:value-type="string">
            <text:p>72,00</text:p>
          </table:table-cell>
          <table:table-cell office:value-type="string">
            <text:p>1,44</text:p>
          </table:table-cell>
          <table:table-cell office:value-type="string">
            <text:p>73,44</text:p>
          </table:table-cell>
          <table:table-cell office:value-type="string">
            <text:p>GUZMAN MALO ENRIQUE MAURIC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328835</text:p>
          </table:table-cell>
          <table:table-cell office:value-type="string">
            <text:p>100006252698</text:p>
          </table:table-cell>
          <table:table-cell office:value-type="string">
            <text:p>12,00</text:p>
          </table:table-cell>
          <table:table-cell office:value-type="string">
            <text:p>0,48</text:p>
          </table:table-cell>
          <table:table-cell office:value-type="string">
            <text:p>12,48</text:p>
          </table:table-cell>
          <table:table-cell office:value-type="string">
            <text:p>SANCHEZ AGUILERA DAVID ANTON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329585</text:p>
          </table:table-cell>
          <table:table-cell office:value-type="string">
            <text:p>100006178596</text:p>
          </table:table-cell>
          <table:table-cell office:value-type="string">
            <text:p>79,60</text:p>
          </table:table-cell>
          <table:table-cell office:value-type="string">
            <text:p>5,76</text:p>
          </table:table-cell>
          <table:table-cell office:value-type="string">
            <text:p>85,36</text:p>
          </table:table-cell>
          <table:table-cell office:value-type="string">
            <text:p>AVILA BALON JHONNY RIC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342133</text:p>
          </table:table-cell>
          <table:table-cell office:value-type="string">
            <text:p>100006219432</text:p>
          </table:table-cell>
          <table:table-cell office:value-type="string">
            <text:p>36,00</text:p>
          </table:table-cell>
          <table:table-cell office:value-type="string">
            <text:p>1,44</text:p>
          </table:table-cell>
          <table:table-cell office:value-type="string">
            <text:p>37,44</text:p>
          </table:table-cell>
          <table:table-cell office:value-type="string">
            <text:p>VALLE HERRERA CIRO GUILLERM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374292</text:p>
          </table:table-cell>
          <table:table-cell office:value-type="string">
            <text:p>100006255428</text:p>
          </table:table-cell>
          <table:table-cell office:value-type="string">
            <text:p>48,00</text:p>
          </table:table-cell>
          <table:table-cell office:value-type="string">
            <text:p>2,40</text:p>
          </table:table-cell>
          <table:table-cell office:value-type="string">
            <text:p>50,40</text:p>
          </table:table-cell>
          <table:table-cell office:value-type="string">
            <text:p>BURGOS LOPEZ MIGUEL ANG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382352</text:p>
          </table:table-cell>
          <table:table-cell office:value-type="string">
            <text:p>100006241337</text:p>
          </table:table-cell>
          <table:table-cell office:value-type="string">
            <text:p>96,30</text:p>
          </table:table-cell>
          <table:table-cell office:value-type="string">
            <text:p>29,98</text:p>
          </table:table-cell>
          <table:table-cell office:value-type="string">
            <text:p>126,28</text:p>
          </table:table-cell>
          <table:table-cell office:value-type="string">
            <text:p>ICAZA MORALES GIOVANNA GABRIEL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407811</text:p>
          </table:table-cell>
          <table:table-cell office:value-type="string">
            <text:p>100006215760</text:p>
          </table:table-cell>
          <table:table-cell office:value-type="string">
            <text:p>72,00</text:p>
          </table:table-cell>
          <table:table-cell office:value-type="string">
            <text:p>8,64</text:p>
          </table:table-cell>
          <table:table-cell office:value-type="string">
            <text:p>80,64</text:p>
          </table:table-cell>
          <table:table-cell office:value-type="string">
            <text:p>SALINAS VASQUEZ NATHALIA ANTONIET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409825</text:p>
          </table:table-cell>
          <table:table-cell office:value-type="string">
            <text:p>100006257093</text:p>
          </table:table-cell>
          <table:table-cell office:value-type="string">
            <text:p>48,00</text:p>
          </table:table-cell>
          <table:table-cell office:value-type="string">
            <text:p>0,96</text:p>
          </table:table-cell>
          <table:table-cell office:value-type="string">
            <text:p>48,96</text:p>
          </table:table-cell>
          <table:table-cell office:value-type="string">
            <text:p>PASTOR VELEZ MARIA BELE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435218</text:p>
          </table:table-cell>
          <table:table-cell office:value-type="string">
            <text:p>100006162699</text:p>
          </table:table-cell>
          <table:table-cell office:value-type="string">
            <text:p>32,70</text:p>
          </table:table-cell>
          <table:table-cell office:value-type="string">
            <text:p>7,19</text:p>
          </table:table-cell>
          <table:table-cell office:value-type="string">
            <text:p>39,89</text:p>
          </table:table-cell>
          <table:table-cell office:value-type="string">
            <text:p>BURGOS PEÿ-A JOSE REINAL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475248</text:p>
          </table:table-cell>
          <table:table-cell office:value-type="string">
            <text:p>100006169413</text:p>
          </table:table-cell>
          <table:table-cell office:value-type="string">
            <text:p>36,00</text:p>
          </table:table-cell>
          <table:table-cell office:value-type="string">
            <text:p>0,72</text:p>
          </table:table-cell>
          <table:table-cell office:value-type="string">
            <text:p>36,72</text:p>
          </table:table-cell>
          <table:table-cell office:value-type="string">
            <text:p>INIGUEZ MORENO PRISCILLA JAMEL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485817</text:p>
          </table:table-cell>
          <table:table-cell office:value-type="string">
            <text:p>100006212742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ANDRADE SORROSA CARLOS ALBER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566467</text:p>
          </table:table-cell>
          <table:table-cell office:value-type="string">
            <text:p>100006187100</text:p>
          </table:table-cell>
          <table:table-cell office:value-type="string">
            <text:p>48,00</text:p>
          </table:table-cell>
          <table:table-cell office:value-type="string">
            <text:p>0,00</text:p>
          </table:table-cell>
          <table:table-cell office:value-type="string">
            <text:p>48,00</text:p>
          </table:table-cell>
          <table:table-cell office:value-type="string">
            <text:p>CARRION MALDONADO LEONARDO TELESFOR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572101</text:p>
          </table:table-cell>
          <table:table-cell office:value-type="string">
            <text:p>100006242558</text:p>
          </table:table-cell>
          <table:table-cell office:value-type="string">
            <text:p>24,00</text:p>
          </table:table-cell>
          <table:table-cell office:value-type="string">
            <text:p>1,44</text:p>
          </table:table-cell>
          <table:table-cell office:value-type="string">
            <text:p>25,44</text:p>
          </table:table-cell>
          <table:table-cell office:value-type="string">
            <text:p>CORREA NAVARRETE MARCIA CECIL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684880</text:p>
          </table:table-cell>
          <table:table-cell office:value-type="string">
            <text:p>100006157178</text:p>
          </table:table-cell>
          <table:table-cell office:value-type="string">
            <text:p>12,00</text:p>
          </table:table-cell>
          <table:table-cell office:value-type="string">
            <text:p>0,96</text:p>
          </table:table-cell>
          <table:table-cell office:value-type="string">
            <text:p>12,96</text:p>
          </table:table-cell>
          <table:table-cell office:value-type="string">
            <text:p>SUAREZ GONZALEZ CARMEN PILA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694061</text:p>
          </table:table-cell>
          <table:table-cell office:value-type="string">
            <text:p>100006176269</text:p>
          </table:table-cell>
          <table:table-cell office:value-type="string">
            <text:p>72,00</text:p>
          </table:table-cell>
          <table:table-cell office:value-type="string">
            <text:p>2,88</text:p>
          </table:table-cell>
          <table:table-cell office:value-type="string">
            <text:p>74,88</text:p>
          </table:table-cell>
          <table:table-cell office:value-type="string">
            <text:p>BARCO MACIAS GABRIELA LISSETT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698328</text:p>
          </table:table-cell>
          <table:table-cell office:value-type="string">
            <text:p>100006199964</text:p>
          </table:table-cell>
          <table:table-cell office:value-type="string">
            <text:p>36,00</text:p>
          </table:table-cell>
          <table:table-cell office:value-type="string">
            <text:p>1,44</text:p>
          </table:table-cell>
          <table:table-cell office:value-type="string">
            <text:p>37,44</text:p>
          </table:table-cell>
          <table:table-cell office:value-type="string">
            <text:p>GARCIA JARA JUAN CARLO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773782</text:p>
          </table:table-cell>
          <table:table-cell office:value-type="string">
            <text:p>100006190427</text:p>
          </table:table-cell>
          <table:table-cell office:value-type="string">
            <text:p>12,00</text:p>
          </table:table-cell>
          <table:table-cell office:value-type="string">
            <text:p>0,96</text:p>
          </table:table-cell>
          <table:table-cell office:value-type="string">
            <text:p>12,96</text:p>
          </table:table-cell>
          <table:table-cell office:value-type="string">
            <text:p>VELOZ HERRERA ANYELINA JUDITH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806210</text:p>
          </table:table-cell>
          <table:table-cell office:value-type="string">
            <text:p>100006192373</text:p>
          </table:table-cell>
          <table:table-cell office:value-type="string">
            <text:p>65,40</text:p>
          </table:table-cell>
          <table:table-cell office:value-type="string">
            <text:p>11,12</text:p>
          </table:table-cell>
          <table:table-cell office:value-type="string">
            <text:p>76,52</text:p>
          </table:table-cell>
          <table:table-cell office:value-type="string">
            <text:p>ROMERO CALDERON GONZALO STALI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861298</text:p>
          </table:table-cell>
          <table:table-cell office:value-type="string">
            <text:p>100006262432</text:p>
          </table:table-cell>
          <table:table-cell table:number-columns-repeated="2" office:value-type="string">
            <text:p>0,00</text:p>
          </table:table-cell>
          <table:table-cell office:value-type="string">
            <text:p>40,00</text:p>
          </table:table-cell>
          <table:table-cell office:value-type="string">
            <text:p>ABARCA PEREZ ANDREA MALIZZA</text:p>
          </table:table-cell>
          <table:table-cell office:value-type="string">
            <text:p>RENOVACIûßN DE LICENCIA</text:p>
          </table:table-cell>
          <table:table-cell table:number-columns-repeated="1017"/>
        </table:table-row>
        <table:table-row table:style-name="ro1">
          <table:table-cell office:value-type="string">
            <text:p>0915871065</text:p>
          </table:table-cell>
          <table:table-cell office:value-type="string">
            <text:p>100006255253</text:p>
          </table:table-cell>
          <table:table-cell office:value-type="string">
            <text:p>24,00</text:p>
          </table:table-cell>
          <table:table-cell office:value-type="string">
            <text:p>2,40</text:p>
          </table:table-cell>
          <table:table-cell office:value-type="string">
            <text:p>26,40</text:p>
          </table:table-cell>
          <table:table-cell office:value-type="string">
            <text:p>GUZMAN BARQUET EDUARDO ANDRE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5944193</text:p>
          </table:table-cell>
          <table:table-cell office:value-type="string">
            <text:p>100006155511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PINOARGOTE PERALTA LEONARDO ANDRE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124563</text:p>
          </table:table-cell>
          <table:table-cell office:value-type="string">
            <text:p>100006171583</text:p>
          </table:table-cell>
          <table:table-cell office:value-type="string">
            <text:p>72,00</text:p>
          </table:table-cell>
          <table:table-cell office:value-type="string">
            <text:p>1,44</text:p>
          </table:table-cell>
          <table:table-cell office:value-type="string">
            <text:p>73,44</text:p>
          </table:table-cell>
          <table:table-cell office:value-type="string">
            <text:p>AVECILLAS UQUILLAS JIMMY STALI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139553</text:p>
          </table:table-cell>
          <table:table-cell office:value-type="string">
            <text:p>100006230751</text:p>
          </table:table-cell>
          <table:table-cell office:value-type="string">
            <text:p>12,00</text:p>
          </table:table-cell>
          <table:table-cell office:value-type="string">
            <text:p>0,72</text:p>
          </table:table-cell>
          <table:table-cell office:value-type="string">
            <text:p>12,72</text:p>
          </table:table-cell>
          <table:table-cell office:value-type="string">
            <text:p>ESPINOZA VALLE JOHAN MARCEL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147143</text:p>
          </table:table-cell>
          <table:table-cell office:value-type="string">
            <text:p>100006217311</text:p>
          </table:table-cell>
          <table:table-cell office:value-type="string">
            <text:p>36,00</text:p>
          </table:table-cell>
          <table:table-cell office:value-type="string">
            <text:p>1,44</text:p>
          </table:table-cell>
          <table:table-cell office:value-type="string">
            <text:p>37,44</text:p>
          </table:table-cell>
          <table:table-cell office:value-type="string">
            <text:p>VARGAS TAPIA JENRRY LENI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201700</text:p>
          </table:table-cell>
          <table:table-cell office:value-type="string">
            <text:p>100006204509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BORJA OCHOA JOSE LUI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243470</text:p>
          </table:table-cell>
          <table:table-cell office:value-type="string">
            <text:p>100006146338</text:p>
          </table:table-cell>
          <table:table-cell office:value-type="string">
            <text:p>12,00</text:p>
          </table:table-cell>
          <table:table-cell office:value-type="string">
            <text:p>0,48</text:p>
          </table:table-cell>
          <table:table-cell office:value-type="string">
            <text:p>12,48</text:p>
          </table:table-cell>
          <table:table-cell office:value-type="string">
            <text:p>ROSARIO ARTEAGA CESAR EFRAI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254733</text:p>
          </table:table-cell>
          <table:table-cell office:value-type="string">
            <text:p>100006196952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ROMERO MACIAS FABRICIO EDU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269046</text:p>
          </table:table-cell>
          <table:table-cell office:value-type="string">
            <text:p>100006222055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VILLAFUERTE INTRIAGO XAVIER 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296130</text:p>
          </table:table-cell>
          <table:table-cell office:value-type="string">
            <text:p>100006289401</text:p>
          </table:table-cell>
          <table:table-cell office:value-type="string">
            <text:p>12,00</text:p>
          </table:table-cell>
          <table:table-cell office:value-type="string">
            <text:p>0,24</text:p>
          </table:table-cell>
          <table:table-cell office:value-type="string">
            <text:p>12,24</text:p>
          </table:table-cell>
          <table:table-cell office:value-type="string">
            <text:p>VELASQUEZ TORRES JORGE EDU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320229</text:p>
          </table:table-cell>
          <table:table-cell office:value-type="string">
            <text:p>100006155339</text:p>
          </table:table-cell>
          <table:table-cell office:value-type="string">
            <text:p>72,70</text:p>
          </table:table-cell>
          <table:table-cell office:value-type="string">
            <text:p>21,89</text:p>
          </table:table-cell>
          <table:table-cell office:value-type="string">
            <text:p>94,59</text:p>
          </table:table-cell>
          <table:table-cell office:value-type="string">
            <text:p>TORRES RODRIGUEZ WILLIAN EDU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349970</text:p>
          </table:table-cell>
          <table:table-cell office:value-type="string">
            <text:p>100006222642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SAENZ OLAYA FERNANDO ALBER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379068</text:p>
          </table:table-cell>
          <table:table-cell office:value-type="string">
            <text:p>100006202107</text:p>
          </table:table-cell>
          <table:table-cell table:number-columns-repeated="2" office:value-type="string">
            <text:p>0,00</text:p>
          </table:table-cell>
          <table:table-cell office:value-type="string">
            <text:p>40,00</text:p>
          </table:table-cell>
          <table:table-cell office:value-type="string">
            <text:p>LEDESMA CASTRO MARIA DEL MAR</text:p>
          </table:table-cell>
          <table:table-cell office:value-type="string">
            <text:p>RENOVACIûßN DE LICENCIA</text:p>
          </table:table-cell>
          <table:table-cell table:number-columns-repeated="1017"/>
        </table:table-row>
        <table:table-row table:style-name="ro1">
          <table:table-cell office:value-type="string">
            <text:p>0916408974</text:p>
          </table:table-cell>
          <table:table-cell office:value-type="string">
            <text:p>100006187498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FARFAN JIJON JOSE OLME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473614</text:p>
          </table:table-cell>
          <table:table-cell office:value-type="string">
            <text:p>100006206827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CARDENAS DELGADO MARIA DEL CARME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504798</text:p>
          </table:table-cell>
          <table:table-cell office:value-type="string">
            <text:p>100006217998</text:p>
          </table:table-cell>
          <table:table-cell office:value-type="string">
            <text:p>72,00</text:p>
          </table:table-cell>
          <table:table-cell office:value-type="string">
            <text:p>2,88</text:p>
          </table:table-cell>
          <table:table-cell office:value-type="string">
            <text:p>74,88</text:p>
          </table:table-cell>
          <table:table-cell office:value-type="string">
            <text:p>PEREZ BUÿ-AY LORENA CECIL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522055</text:p>
          </table:table-cell>
          <table:table-cell office:value-type="string">
            <text:p>100006290896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PAREDES BEJARANO ELSIE MARGARIT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536956</text:p>
          </table:table-cell>
          <table:table-cell office:value-type="string">
            <text:p>100006277430</text:p>
          </table:table-cell>
          <table:table-cell office:value-type="string">
            <text:p>12,00</text:p>
          </table:table-cell>
          <table:table-cell office:value-type="string">
            <text:p>1,20</text:p>
          </table:table-cell>
          <table:table-cell office:value-type="string">
            <text:p>13,20</text:p>
          </table:table-cell>
          <table:table-cell office:value-type="string">
            <text:p>VASQUEZ GUERRERO DIANA IREN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554348</text:p>
          </table:table-cell>
          <table:table-cell office:value-type="string">
            <text:p>100006172375</text:p>
          </table:table-cell>
          <table:table-cell office:value-type="string">
            <text:p>149,40</text:p>
          </table:table-cell>
          <table:table-cell office:value-type="string">
            <text:p>25,86</text:p>
          </table:table-cell>
          <table:table-cell office:value-type="string">
            <text:p>175,26</text:p>
          </table:table-cell>
          <table:table-cell office:value-type="string">
            <text:p>HAZ PEREZ MARCELO ISRA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563562</text:p>
          </table:table-cell>
          <table:table-cell office:value-type="string">
            <text:p>100006239216</text:p>
          </table:table-cell>
          <table:table-cell office:value-type="string">
            <text:p>72,00</text:p>
          </table:table-cell>
          <table:table-cell office:value-type="string">
            <text:p>2,88</text:p>
          </table:table-cell>
          <table:table-cell office:value-type="string">
            <text:p>74,88</text:p>
          </table:table-cell>
          <table:table-cell office:value-type="string">
            <text:p>BARZOLA IZA JESSICA KATHERIN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584345</text:p>
          </table:table-cell>
          <table:table-cell office:value-type="string">
            <text:p>100006197638</text:p>
          </table:table-cell>
          <table:table-cell office:value-type="string">
            <text:p>137,40</text:p>
          </table:table-cell>
          <table:table-cell office:value-type="string">
            <text:p>14,52</text:p>
          </table:table-cell>
          <table:table-cell office:value-type="string">
            <text:p>151,92</text:p>
          </table:table-cell>
          <table:table-cell office:value-type="string">
            <text:p>FLORENCIA PENA FERNANDO J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633639</text:p>
          </table:table-cell>
          <table:table-cell office:value-type="string">
            <text:p>100006186805</text:p>
          </table:table-cell>
          <table:table-cell office:value-type="string">
            <text:p>48,00</text:p>
          </table:table-cell>
          <table:table-cell office:value-type="string">
            <text:p>1,92</text:p>
          </table:table-cell>
          <table:table-cell office:value-type="string">
            <text:p>49,92</text:p>
          </table:table-cell>
          <table:table-cell office:value-type="string">
            <text:p>HEREDIA CORDERO ANDREA ALEXANDR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716749</text:p>
          </table:table-cell>
          <table:table-cell office:value-type="string">
            <text:p>100006165007</text:p>
          </table:table-cell>
          <table:table-cell office:value-type="string">
            <text:p>96,00</text:p>
          </table:table-cell>
          <table:table-cell office:value-type="string">
            <text:p>1,44</text:p>
          </table:table-cell>
          <table:table-cell office:value-type="string">
            <text:p>97,44</text:p>
          </table:table-cell>
          <table:table-cell office:value-type="string">
            <text:p>REYES MOSCOSO WILSON AGUSTI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785777</text:p>
          </table:table-cell>
          <table:table-cell office:value-type="string">
            <text:p>100006260642</text:p>
          </table:table-cell>
          <table:table-cell office:value-type="string">
            <text:p>72,00</text:p>
          </table:table-cell>
          <table:table-cell office:value-type="string">
            <text:p>7,20</text:p>
          </table:table-cell>
          <table:table-cell office:value-type="string">
            <text:p>79,20</text:p>
          </table:table-cell>
          <table:table-cell office:value-type="string">
            <text:p>VELASQUEZ PENA EMILIO FERNAN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875453</text:p>
          </table:table-cell>
          <table:table-cell office:value-type="string">
            <text:p>100006259875</text:p>
          </table:table-cell>
          <table:table-cell office:value-type="string">
            <text:p>241,00</text:p>
          </table:table-cell>
          <table:table-cell office:value-type="string">
            <text:p>36,11</text:p>
          </table:table-cell>
          <table:table-cell office:value-type="string">
            <text:p>277,11</text:p>
          </table:table-cell>
          <table:table-cell office:value-type="string">
            <text:p>ARMITANO LETAMENDI CATALINA SHIRLEY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889546</text:p>
          </table:table-cell>
          <table:table-cell office:value-type="string">
            <text:p>100006235065</text:p>
          </table:table-cell>
          <table:table-cell office:value-type="string">
            <text:p>10,90</text:p>
          </table:table-cell>
          <table:table-cell office:value-type="string">
            <text:p>2,40</text:p>
          </table:table-cell>
          <table:table-cell office:value-type="string">
            <text:p>13,30</text:p>
          </table:table-cell>
          <table:table-cell office:value-type="string">
            <text:p>YULAN PICO CARLOS X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6985880</text:p>
          </table:table-cell>
          <table:table-cell office:value-type="string">
            <text:p>100006223442</text:p>
          </table:table-cell>
          <table:table-cell table:number-columns-repeated="2" office:value-type="string">
            <text:p>0,00</text:p>
          </table:table-cell>
          <table:table-cell office:value-type="string">
            <text:p>40,00</text:p>
          </table:table-cell>
          <table:table-cell office:value-type="string">
            <text:p>TRIANA AYARZA DEVI PATRICIA</text:p>
          </table:table-cell>
          <table:table-cell office:value-type="string">
            <text:p>RENOVACIûßN DE LICENCIA</text:p>
          </table:table-cell>
          <table:table-cell table:number-columns-repeated="1017"/>
        </table:table-row>
        <table:table-row table:style-name="ro1">
          <table:table-cell office:value-type="string">
            <text:p>0917013765</text:p>
          </table:table-cell>
          <table:table-cell office:value-type="string">
            <text:p>100006167904</text:p>
          </table:table-cell>
          <table:table-cell office:value-type="string">
            <text:p>32,70</text:p>
          </table:table-cell>
          <table:table-cell office:value-type="string">
            <text:p>5,89</text:p>
          </table:table-cell>
          <table:table-cell office:value-type="string">
            <text:p>38,59</text:p>
          </table:table-cell>
          <table:table-cell office:value-type="string">
            <text:p>VERA PACHECO HENRY J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7131104</text:p>
          </table:table-cell>
          <table:table-cell office:value-type="string">
            <text:p>100006151320</text:p>
          </table:table-cell>
          <table:table-cell office:value-type="string">
            <text:p>252,90</text:p>
          </table:table-cell>
          <table:table-cell office:value-type="string">
            <text:p>40,19</text:p>
          </table:table-cell>
          <table:table-cell office:value-type="string">
            <text:p>293,09</text:p>
          </table:table-cell>
          <table:table-cell office:value-type="string">
            <text:p>RIVERA QUIMIS MARIA ANGELIC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7237943</text:p>
          </table:table-cell>
          <table:table-cell office:value-type="string">
            <text:p>100006248118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LOZANO DIAZ HUGO ANTON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7278467</text:p>
          </table:table-cell>
          <table:table-cell office:value-type="string">
            <text:p>100006165197</text:p>
          </table:table-cell>
          <table:table-cell office:value-type="string">
            <text:p>65,40</text:p>
          </table:table-cell>
          <table:table-cell office:value-type="string">
            <text:p>9,16</text:p>
          </table:table-cell>
          <table:table-cell office:value-type="string">
            <text:p>74,56</text:p>
          </table:table-cell>
          <table:table-cell office:value-type="string">
            <text:p>MORALES ARANA DARWIN RIC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7289134</text:p>
          </table:table-cell>
          <table:table-cell office:value-type="string">
            <text:p>100006181160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CORAL SORIANO EMILIO X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7293805</text:p>
          </table:table-cell>
          <table:table-cell office:value-type="string">
            <text:p>100006158184</text:p>
          </table:table-cell>
          <table:table-cell office:value-type="string">
            <text:p>36,00</text:p>
          </table:table-cell>
          <table:table-cell office:value-type="string">
            <text:p>1,44</text:p>
          </table:table-cell>
          <table:table-cell office:value-type="string">
            <text:p>37,44</text:p>
          </table:table-cell>
          <table:table-cell office:value-type="string">
            <text:p>CARVAJAL ALVAREZ JOEL DAVID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7308728</text:p>
          </table:table-cell>
          <table:table-cell office:value-type="string">
            <text:p>100006235347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LOPEZ BORJA NATHALY CRISTIN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7328841</text:p>
          </table:table-cell>
          <table:table-cell office:value-type="string">
            <text:p>100006186375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CRUZ MORLA NESTOR CHRISTIA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7334054</text:p>
          </table:table-cell>
          <table:table-cell office:value-type="string">
            <text:p>100006273769</text:p>
          </table:table-cell>
          <table:table-cell office:value-type="string">
            <text:p>36,00</text:p>
          </table:table-cell>
          <table:table-cell office:value-type="string">
            <text:p>0,72</text:p>
          </table:table-cell>
          <table:table-cell office:value-type="string">
            <text:p>36,72</text:p>
          </table:table-cell>
          <table:table-cell office:value-type="string">
            <text:p>VELASQUEZ GUERRERO PAUL FERNAN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7583718</text:p>
          </table:table-cell>
          <table:table-cell office:value-type="string">
            <text:p>100006175527</text:p>
          </table:table-cell>
          <table:table-cell office:value-type="string">
            <text:p>36,00</text:p>
          </table:table-cell>
          <table:table-cell office:value-type="string">
            <text:p>1,68</text:p>
          </table:table-cell>
          <table:table-cell office:value-type="string">
            <text:p>37,68</text:p>
          </table:table-cell>
          <table:table-cell office:value-type="string">
            <text:p>ZAVALA DELGADO MAUR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7662579</text:p>
          </table:table-cell>
          <table:table-cell office:value-type="string">
            <text:p>100006157194</text:p>
          </table:table-cell>
          <table:table-cell office:value-type="string">
            <text:p>24,00</text:p>
          </table:table-cell>
          <table:table-cell office:value-type="string">
            <text:p>1,44</text:p>
          </table:table-cell>
          <table:table-cell office:value-type="string">
            <text:p>25,44</text:p>
          </table:table-cell>
          <table:table-cell office:value-type="string">
            <text:p>CORTEZ ASCENCIO JOSE PABL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7770901</text:p>
          </table:table-cell>
          <table:table-cell office:value-type="string">
            <text:p>100006172532</text:p>
          </table:table-cell>
          <table:table-cell office:value-type="string">
            <text:p>72,00</text:p>
          </table:table-cell>
          <table:table-cell office:value-type="string">
            <text:p>1,44</text:p>
          </table:table-cell>
          <table:table-cell office:value-type="string">
            <text:p>73,44</text:p>
          </table:table-cell>
          <table:table-cell office:value-type="string">
            <text:p>GONZALEZ RIVERA MAURICIO GIOVANNI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7802159</text:p>
          </table:table-cell>
          <table:table-cell office:value-type="string">
            <text:p>100006244828</text:p>
          </table:table-cell>
          <table:table-cell office:value-type="string">
            <text:p>12,00</text:p>
          </table:table-cell>
          <table:table-cell office:value-type="string">
            <text:p>0,24</text:p>
          </table:table-cell>
          <table:table-cell office:value-type="string">
            <text:p>12,24</text:p>
          </table:table-cell>
          <table:table-cell office:value-type="string">
            <text:p>MACHADO ALVAREZ ERROL ORLAN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7890873</text:p>
          </table:table-cell>
          <table:table-cell office:value-type="string">
            <text:p>100006276564</text:p>
          </table:table-cell>
          <table:table-cell office:value-type="string">
            <text:p>10,00</text:p>
          </table:table-cell>
          <table:table-cell office:value-type="string">
            <text:p>4,20</text:p>
          </table:table-cell>
          <table:table-cell office:value-type="string">
            <text:p>14,20</text:p>
          </table:table-cell>
          <table:table-cell office:value-type="string">
            <text:p>YAGUAL CRUZ CARLOS JUL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7933194</text:p>
          </table:table-cell>
          <table:table-cell office:value-type="string">
            <text:p>100006284220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HEREDIA ACEVEDO CHRISTIAN MIGU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7934200</text:p>
          </table:table-cell>
          <table:table-cell office:value-type="string">
            <text:p>100006221297</text:p>
          </table:table-cell>
          <table:table-cell office:value-type="string">
            <text:p>48,00</text:p>
          </table:table-cell>
          <table:table-cell office:value-type="string">
            <text:p>0,48</text:p>
          </table:table-cell>
          <table:table-cell office:value-type="string">
            <text:p>48,48</text:p>
          </table:table-cell>
          <table:table-cell office:value-type="string">
            <text:p>DELGADO SANCHEZ GEOVANNY ANTON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7983033</text:p>
          </table:table-cell>
          <table:table-cell office:value-type="string">
            <text:p>100006271110</text:p>
          </table:table-cell>
          <table:table-cell office:value-type="string">
            <text:p>72,00</text:p>
          </table:table-cell>
          <table:table-cell office:value-type="string">
            <text:p>2,88</text:p>
          </table:table-cell>
          <table:table-cell office:value-type="string">
            <text:p>74,88</text:p>
          </table:table-cell>
          <table:table-cell office:value-type="string">
            <text:p>ELIZALDE FARIAS FRANCISCO ANTON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7983603</text:p>
          </table:table-cell>
          <table:table-cell office:value-type="string">
            <text:p>100006218657</text:p>
          </table:table-cell>
          <table:table-cell office:value-type="string">
            <text:p>12,00</text:p>
          </table:table-cell>
          <table:table-cell office:value-type="string">
            <text:p>0,48</text:p>
          </table:table-cell>
          <table:table-cell office:value-type="string">
            <text:p>12,48</text:p>
          </table:table-cell>
          <table:table-cell office:value-type="string">
            <text:p>HERNANDEZ MERO VICTOR RAFA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8031972</text:p>
          </table:table-cell>
          <table:table-cell office:value-type="string">
            <text:p>100006196812</text:p>
          </table:table-cell>
          <table:table-cell office:value-type="string">
            <text:p>65,40</text:p>
          </table:table-cell>
          <table:table-cell office:value-type="string">
            <text:p>10,46</text:p>
          </table:table-cell>
          <table:table-cell office:value-type="string">
            <text:p>75,86</text:p>
          </table:table-cell>
          <table:table-cell office:value-type="string">
            <text:p>MONTENEGRO ARAGUNDI PAOLA VICTOR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8156647</text:p>
          </table:table-cell>
          <table:table-cell office:value-type="string">
            <text:p>100006230694</text:p>
          </table:table-cell>
          <table:table-cell office:value-type="string">
            <text:p>58,90</text:p>
          </table:table-cell>
          <table:table-cell office:value-type="string">
            <text:p>4,62</text:p>
          </table:table-cell>
          <table:table-cell office:value-type="string">
            <text:p>63,52</text:p>
          </table:table-cell>
          <table:table-cell office:value-type="string">
            <text:p>BENITES IZQUIERDO ELIAS AUREL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8185240</text:p>
          </table:table-cell>
          <table:table-cell office:value-type="string">
            <text:p>100006244075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CAIZA VILLACIS LUIS NAZAR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8486606</text:p>
          </table:table-cell>
          <table:table-cell office:value-type="string">
            <text:p>100006159158</text:p>
          </table:table-cell>
          <table:table-cell office:value-type="string">
            <text:p>36,00</text:p>
          </table:table-cell>
          <table:table-cell office:value-type="string">
            <text:p>2,88</text:p>
          </table:table-cell>
          <table:table-cell office:value-type="string">
            <text:p>38,88</text:p>
          </table:table-cell>
          <table:table-cell office:value-type="string">
            <text:p>VILLEGAS CUEVA CARLOS VIRGIL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8498676</text:p>
          </table:table-cell>
          <table:table-cell office:value-type="string">
            <text:p>100006241923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ALAVA ZAMBRANO FELIX FERNAN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8502758</text:p>
          </table:table-cell>
          <table:table-cell office:value-type="string">
            <text:p>100006255915</text:p>
          </table:table-cell>
          <table:table-cell office:value-type="string">
            <text:p>62,00</text:p>
          </table:table-cell>
          <table:table-cell office:value-type="string">
            <text:p>21,28</text:p>
          </table:table-cell>
          <table:table-cell office:value-type="string">
            <text:p>83,28</text:p>
          </table:table-cell>
          <table:table-cell office:value-type="string">
            <text:p>IER PERALTA SALVATIERR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8528324</text:p>
          </table:table-cell>
          <table:table-cell office:value-type="string">
            <text:p>100006226445</text:p>
          </table:table-cell>
          <table:table-cell office:value-type="string">
            <text:p>36,00</text:p>
          </table:table-cell>
          <table:table-cell office:value-type="string">
            <text:p>2,16</text:p>
          </table:table-cell>
          <table:table-cell office:value-type="string">
            <text:p>38,16</text:p>
          </table:table-cell>
          <table:table-cell office:value-type="string">
            <text:p>RIZZO CEDENO PAUL ANIBA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8698259</text:p>
          </table:table-cell>
          <table:table-cell office:value-type="string">
            <text:p>100006241329</text:p>
          </table:table-cell>
          <table:table-cell office:value-type="string">
            <text:p>71,40</text:p>
          </table:table-cell>
          <table:table-cell office:value-type="string">
            <text:p>23,00</text:p>
          </table:table-cell>
          <table:table-cell office:value-type="string">
            <text:p>94,40</text:p>
          </table:table-cell>
          <table:table-cell office:value-type="string">
            <text:p>CONDIT SALAZAR GERHARD ALEXAND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8747759</text:p>
          </table:table-cell>
          <table:table-cell office:value-type="string">
            <text:p>100006182085</text:p>
          </table:table-cell>
          <table:table-cell office:value-type="string">
            <text:p>32,70</text:p>
          </table:table-cell>
          <table:table-cell office:value-type="string">
            <text:p>7,19</text:p>
          </table:table-cell>
          <table:table-cell office:value-type="string">
            <text:p>39,89</text:p>
          </table:table-cell>
          <table:table-cell office:value-type="string">
            <text:p>GUARANDA AVILA ELOY VICENT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8824657</text:p>
          </table:table-cell>
          <table:table-cell office:value-type="string">
            <text:p>100006203162</text:p>
          </table:table-cell>
          <table:table-cell office:value-type="string">
            <text:p>87,20</text:p>
          </table:table-cell>
          <table:table-cell office:value-type="string">
            <text:p>20,28</text:p>
          </table:table-cell>
          <table:table-cell office:value-type="string">
            <text:p>107,48</text:p>
          </table:table-cell>
          <table:table-cell office:value-type="string">
            <text:p>LEON REYNA GEOVANNY X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8836719</text:p>
          </table:table-cell>
          <table:table-cell office:value-type="string">
            <text:p>100006276044</text:p>
          </table:table-cell>
          <table:table-cell office:value-type="string">
            <text:p>36,00</text:p>
          </table:table-cell>
          <table:table-cell office:value-type="string">
            <text:p>3,60</text:p>
          </table:table-cell>
          <table:table-cell office:value-type="string">
            <text:p>39,60</text:p>
          </table:table-cell>
          <table:table-cell office:value-type="string">
            <text:p>PATINO YUMICEBA CARLOS J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8844960</text:p>
          </table:table-cell>
          <table:table-cell office:value-type="string">
            <text:p>100006143103</text:p>
          </table:table-cell>
          <table:table-cell office:value-type="string">
            <text:p>72,00</text:p>
          </table:table-cell>
          <table:table-cell office:value-type="string">
            <text:p>2,88</text:p>
          </table:table-cell>
          <table:table-cell office:value-type="string">
            <text:p>74,88</text:p>
          </table:table-cell>
          <table:table-cell office:value-type="string">
            <text:p>VILLAVICENCIO FRANCO LUIS ANTON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8919531</text:p>
          </table:table-cell>
          <table:table-cell office:value-type="string">
            <text:p>100006160701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CHAGLIA MACIAS WALTER FRANCISC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9032250</text:p>
          </table:table-cell>
          <table:table-cell office:value-type="string">
            <text:p>100006240834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CABRERA ENDARA MARIA AUXILIADOR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9160275</text:p>
          </table:table-cell>
          <table:table-cell office:value-type="string">
            <text:p>100006219523</text:p>
          </table:table-cell>
          <table:table-cell office:value-type="string">
            <text:p>21,80</text:p>
          </table:table-cell>
          <table:table-cell office:value-type="string">
            <text:p>3,36</text:p>
          </table:table-cell>
          <table:table-cell office:value-type="string">
            <text:p>25,16</text:p>
          </table:table-cell>
          <table:table-cell office:value-type="string">
            <text:p>RODRIGUEZ AYALA MARTHA AZUCEN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9165027</text:p>
          </table:table-cell>
          <table:table-cell office:value-type="string">
            <text:p>100006149209</text:p>
          </table:table-cell>
          <table:table-cell office:value-type="string">
            <text:p>72,00</text:p>
          </table:table-cell>
          <table:table-cell office:value-type="string">
            <text:p>2,88</text:p>
          </table:table-cell>
          <table:table-cell office:value-type="string">
            <text:p>74,88</text:p>
          </table:table-cell>
          <table:table-cell office:value-type="string">
            <text:p>CORONEL RIASCOS SILVIA IVONN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9174540</text:p>
          </table:table-cell>
          <table:table-cell office:value-type="string">
            <text:p>100006275475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ALVARADO MERO MARICELA ALEXANDR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9177832</text:p>
          </table:table-cell>
          <table:table-cell office:value-type="string">
            <text:p>100006176905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PINCAY CHIQUITO LIDER ALBER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9526772</text:p>
          </table:table-cell>
          <table:table-cell office:value-type="string">
            <text:p>100006175972</text:p>
          </table:table-cell>
          <table:table-cell office:value-type="string">
            <text:p>21,80</text:p>
          </table:table-cell>
          <table:table-cell office:value-type="string">
            <text:p>6,10</text:p>
          </table:table-cell>
          <table:table-cell office:value-type="string">
            <text:p>27,90</text:p>
          </table:table-cell>
          <table:table-cell office:value-type="string">
            <text:p>LEON FERRE ROBERTO ANTON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9587170</text:p>
          </table:table-cell>
          <table:table-cell office:value-type="string">
            <text:p>100006181194</text:p>
          </table:table-cell>
          <table:table-cell office:value-type="string">
            <text:p>72,00</text:p>
          </table:table-cell>
          <table:table-cell office:value-type="string">
            <text:p>1,44</text:p>
          </table:table-cell>
          <table:table-cell office:value-type="string">
            <text:p>73,44</text:p>
          </table:table-cell>
          <table:table-cell office:value-type="string">
            <text:p>VILLACRESES BECERRA ERICKA LISSETT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9660951</text:p>
          </table:table-cell>
          <table:table-cell office:value-type="string">
            <text:p>100006226965</text:p>
          </table:table-cell>
          <table:table-cell office:value-type="string">
            <text:p>10,90</text:p>
          </table:table-cell>
          <table:table-cell office:value-type="string">
            <text:p>1,74</text:p>
          </table:table-cell>
          <table:table-cell office:value-type="string">
            <text:p>12,64</text:p>
          </table:table-cell>
          <table:table-cell office:value-type="string">
            <text:p>ORTIZ CABRERA BYRON STEV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9666628</text:p>
          </table:table-cell>
          <table:table-cell office:value-type="string">
            <text:p>100006203824</text:p>
          </table:table-cell>
          <table:table-cell office:value-type="string">
            <text:p>96,00</text:p>
          </table:table-cell>
          <table:table-cell office:value-type="string">
            <text:p>3,36</text:p>
          </table:table-cell>
          <table:table-cell office:value-type="string">
            <text:p>99,36</text:p>
          </table:table-cell>
          <table:table-cell office:value-type="string">
            <text:p>RIVERO MENDOZA MARIA ELIS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9667543</text:p>
          </table:table-cell>
          <table:table-cell office:value-type="string">
            <text:p>100006258265</text:p>
          </table:table-cell>
          <table:table-cell office:value-type="string">
            <text:p>98,10</text:p>
          </table:table-cell>
          <table:table-cell office:value-type="string">
            <text:p>16,79</text:p>
          </table:table-cell>
          <table:table-cell office:value-type="string">
            <text:p>114,89</text:p>
          </table:table-cell>
          <table:table-cell office:value-type="string">
            <text:p>CABRERA SALAME MARIA ALEXANDR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9702233</text:p>
          </table:table-cell>
          <table:table-cell office:value-type="string">
            <text:p>100006217956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MONROY CEVALLOS ANDREA FERNAND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9721522</text:p>
          </table:table-cell>
          <table:table-cell office:value-type="string">
            <text:p>100006167870</text:p>
          </table:table-cell>
          <table:table-cell office:value-type="string">
            <text:p>93,80</text:p>
          </table:table-cell>
          <table:table-cell office:value-type="string">
            <text:p>5,76</text:p>
          </table:table-cell>
          <table:table-cell office:value-type="string">
            <text:p>99,56</text:p>
          </table:table-cell>
          <table:table-cell office:value-type="string">
            <text:p>CANO GUERRA RICARDO ANDRE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9735274</text:p>
          </table:table-cell>
          <table:table-cell office:value-type="string">
            <text:p>100006194692</text:p>
          </table:table-cell>
          <table:table-cell office:value-type="string">
            <text:p>104,70</text:p>
          </table:table-cell>
          <table:table-cell office:value-type="string">
            <text:p>17,80</text:p>
          </table:table-cell>
          <table:table-cell office:value-type="string">
            <text:p>122,50</text:p>
          </table:table-cell>
          <table:table-cell office:value-type="string">
            <text:p>SANCHEZ LLUGUIN ALEX J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9761437</text:p>
          </table:table-cell>
          <table:table-cell office:value-type="string">
            <text:p>100006171914</text:p>
          </table:table-cell>
          <table:table-cell office:value-type="string">
            <text:p>72,00</text:p>
          </table:table-cell>
          <table:table-cell office:value-type="string">
            <text:p>1,44</text:p>
          </table:table-cell>
          <table:table-cell office:value-type="string">
            <text:p>73,44</text:p>
          </table:table-cell>
          <table:table-cell office:value-type="string">
            <text:p>JARAMILLO LOZANO IVAN RODRIG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9773994</text:p>
          </table:table-cell>
          <table:table-cell office:value-type="string">
            <text:p>100006279816</text:p>
          </table:table-cell>
          <table:table-cell office:value-type="string">
            <text:p>12,00</text:p>
          </table:table-cell>
          <table:table-cell office:value-type="string">
            <text:p>0,48</text:p>
          </table:table-cell>
          <table:table-cell office:value-type="string">
            <text:p>12,48</text:p>
          </table:table-cell>
          <table:table-cell office:value-type="string">
            <text:p>QUIMI QUINONEZ MARJORIE YESSEN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9787556</text:p>
          </table:table-cell>
          <table:table-cell office:value-type="string">
            <text:p>100006195798</text:p>
          </table:table-cell>
          <table:table-cell office:value-type="string">
            <text:p>21,80</text:p>
          </table:table-cell>
          <table:table-cell office:value-type="string">
            <text:p>3,05</text:p>
          </table:table-cell>
          <table:table-cell office:value-type="string">
            <text:p>24,85</text:p>
          </table:table-cell>
          <table:table-cell office:value-type="string">
            <text:p>SOLANO VILLAO LUIS X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9911396</text:p>
          </table:table-cell>
          <table:table-cell office:value-type="string">
            <text:p>100006143152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ZAMBRANO MIRANDA JOSEPH FELICISIM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19936302</text:p>
          </table:table-cell>
          <table:table-cell office:value-type="string">
            <text:p>100006171500</text:p>
          </table:table-cell>
          <table:table-cell office:value-type="string">
            <text:p>84,00</text:p>
          </table:table-cell>
          <table:table-cell office:value-type="string">
            <text:p>6,00</text:p>
          </table:table-cell>
          <table:table-cell office:value-type="string">
            <text:p>90,00</text:p>
          </table:table-cell>
          <table:table-cell office:value-type="string">
            <text:p>ORTIZ RODRIGUEZ JORGE LUI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0010667</text:p>
          </table:table-cell>
          <table:table-cell office:value-type="string">
            <text:p>100006236105</text:p>
          </table:table-cell>
          <table:table-cell office:value-type="string">
            <text:p>72,00</text:p>
          </table:table-cell>
          <table:table-cell office:value-type="string">
            <text:p>2,40</text:p>
          </table:table-cell>
          <table:table-cell office:value-type="string">
            <text:p>74,40</text:p>
          </table:table-cell>
          <table:table-cell office:value-type="string">
            <text:p>VIVAS VILLENA ERIKA ALEXANDR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0062999</text:p>
          </table:table-cell>
          <table:table-cell office:value-type="string">
            <text:p>100006238028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TOBAR MORAN KARINA ELIZABETH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0091824</text:p>
          </table:table-cell>
          <table:table-cell office:value-type="string">
            <text:p>100006218277</text:p>
          </table:table-cell>
          <table:table-cell office:value-type="string">
            <text:p>24,00</text:p>
          </table:table-cell>
          <table:table-cell office:value-type="string">
            <text:p>1,44</text:p>
          </table:table-cell>
          <table:table-cell office:value-type="string">
            <text:p>25,44</text:p>
          </table:table-cell>
          <table:table-cell office:value-type="string">
            <text:p>PORRAS ZAMBRANO MARIA LUIS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0149267</text:p>
          </table:table-cell>
          <table:table-cell office:value-type="string">
            <text:p>100006282992</text:p>
          </table:table-cell>
          <table:table-cell table:number-columns-repeated="2" office:value-type="string">
            <text:p>0,00</text:p>
          </table:table-cell>
          <table:table-cell office:value-type="string">
            <text:p>40,00</text:p>
          </table:table-cell>
          <table:table-cell office:value-type="string">
            <text:p>DE LA CRUZ AJOY ANA CAROLINA</text:p>
          </table:table-cell>
          <table:table-cell office:value-type="string">
            <text:p>RENOVACIûßN DE LICENCIA</text:p>
          </table:table-cell>
          <table:table-cell table:number-columns-repeated="1017"/>
        </table:table-row>
        <table:table-row table:style-name="ro1">
          <table:table-cell office:value-type="string">
            <text:p>0920353158</text:p>
          </table:table-cell>
          <table:table-cell office:value-type="string">
            <text:p>100006228516</text:p>
          </table:table-cell>
          <table:table-cell office:value-type="string">
            <text:p>225,70</text:p>
          </table:table-cell>
          <table:table-cell office:value-type="string">
            <text:p>34,88</text:p>
          </table:table-cell>
          <table:table-cell office:value-type="string">
            <text:p>260,58</text:p>
          </table:table-cell>
          <table:table-cell office:value-type="string">
            <text:p>VARAS COTO RAFAEL AUGUS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0358785</text:p>
          </table:table-cell>
          <table:table-cell office:value-type="string">
            <text:p>100006144200</text:p>
          </table:table-cell>
          <table:table-cell office:value-type="string">
            <text:p>36,00</text:p>
          </table:table-cell>
          <table:table-cell office:value-type="string">
            <text:p>3,60</text:p>
          </table:table-cell>
          <table:table-cell office:value-type="string">
            <text:p>39,60</text:p>
          </table:table-cell>
          <table:table-cell office:value-type="string">
            <text:p>GUERRERO BRITO JAIME ENRIQU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0366242</text:p>
          </table:table-cell>
          <table:table-cell office:value-type="string">
            <text:p>100006278305</text:p>
          </table:table-cell>
          <table:table-cell office:value-type="string">
            <text:p>32,70</text:p>
          </table:table-cell>
          <table:table-cell office:value-type="string">
            <text:p>7,19</text:p>
          </table:table-cell>
          <table:table-cell office:value-type="string">
            <text:p>39,89</text:p>
          </table:table-cell>
          <table:table-cell office:value-type="string">
            <text:p>VELOZ BERMUDEZ WALTER FABRIC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0410727</text:p>
          </table:table-cell>
          <table:table-cell office:value-type="string">
            <text:p>100006145066</text:p>
          </table:table-cell>
          <table:table-cell office:value-type="string">
            <text:p>36,00</text:p>
          </table:table-cell>
          <table:table-cell office:value-type="string">
            <text:p>0,00</text:p>
          </table:table-cell>
          <table:table-cell office:value-type="string">
            <text:p>36,00</text:p>
          </table:table-cell>
          <table:table-cell office:value-type="string">
            <text:p>PROANO JIMENEZ ISRAEL DAVID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0424967</text:p>
          </table:table-cell>
          <table:table-cell office:value-type="string">
            <text:p>100006270138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CAMPOVERDE MACIAS JENNIFFER CECIL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0576436</text:p>
          </table:table-cell>
          <table:table-cell office:value-type="string">
            <text:p>100006203212</text:p>
          </table:table-cell>
          <table:table-cell office:value-type="string">
            <text:p>12,00</text:p>
          </table:table-cell>
          <table:table-cell office:value-type="string">
            <text:p>0,72</text:p>
          </table:table-cell>
          <table:table-cell office:value-type="string">
            <text:p>12,72</text:p>
          </table:table-cell>
          <table:table-cell office:value-type="string">
            <text:p>OYHENART VERA MIGUEL ANG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0657194</text:p>
          </table:table-cell>
          <table:table-cell office:value-type="string">
            <text:p>100006273884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VILLEGAS VILLON LUIS J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0683448</text:p>
          </table:table-cell>
          <table:table-cell office:value-type="string">
            <text:p>100006264735</text:p>
          </table:table-cell>
          <table:table-cell office:value-type="string">
            <text:p>125,40</text:p>
          </table:table-cell>
          <table:table-cell office:value-type="string">
            <text:p>14,54</text:p>
          </table:table-cell>
          <table:table-cell office:value-type="string">
            <text:p>139,94</text:p>
          </table:table-cell>
          <table:table-cell office:value-type="string">
            <text:p>BUENAVENTURA OSORIO CARLOS EDU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1006581</text:p>
          </table:table-cell>
          <table:table-cell office:value-type="string">
            <text:p>100006214706</text:p>
          </table:table-cell>
          <table:table-cell office:value-type="string">
            <text:p>43,60</text:p>
          </table:table-cell>
          <table:table-cell office:value-type="string">
            <text:p>6,11</text:p>
          </table:table-cell>
          <table:table-cell office:value-type="string">
            <text:p>49,71</text:p>
          </table:table-cell>
          <table:table-cell office:value-type="string">
            <text:p>JARAMILLO REYES JUAN PABL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1272522</text:p>
          </table:table-cell>
          <table:table-cell office:value-type="string">
            <text:p>100006157848</text:p>
          </table:table-cell>
          <table:table-cell office:value-type="string">
            <text:p>89,40</text:p>
          </table:table-cell>
          <table:table-cell office:value-type="string">
            <text:p>7,81</text:p>
          </table:table-cell>
          <table:table-cell office:value-type="string">
            <text:p>97,21</text:p>
          </table:table-cell>
          <table:table-cell office:value-type="string">
            <text:p>MORAN FRANCO DORIS ISAB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1328381</text:p>
          </table:table-cell>
          <table:table-cell office:value-type="string">
            <text:p>100006231189</text:p>
          </table:table-cell>
          <table:table-cell office:value-type="string">
            <text:p>36,00</text:p>
          </table:table-cell>
          <table:table-cell office:value-type="string">
            <text:p>1,44</text:p>
          </table:table-cell>
          <table:table-cell office:value-type="string">
            <text:p>37,44</text:p>
          </table:table-cell>
          <table:table-cell office:value-type="string">
            <text:p>CARRION CEBALLOS FERNANDO X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1684288</text:p>
          </table:table-cell>
          <table:table-cell office:value-type="string">
            <text:p>100006291555</text:p>
          </table:table-cell>
          <table:table-cell office:value-type="string">
            <text:p>12,00</text:p>
          </table:table-cell>
          <table:table-cell office:value-type="string">
            <text:p>1,68</text:p>
          </table:table-cell>
          <table:table-cell office:value-type="string">
            <text:p>13,68</text:p>
          </table:table-cell>
          <table:table-cell office:value-type="string">
            <text:p>MOSQUERA PAREDES BYRON JAMPIERR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1918991</text:p>
          </table:table-cell>
          <table:table-cell office:value-type="string">
            <text:p>100006169728</text:p>
          </table:table-cell>
          <table:table-cell office:value-type="string">
            <text:p>10,90</text:p>
          </table:table-cell>
          <table:table-cell office:value-type="string">
            <text:p>2,40</text:p>
          </table:table-cell>
          <table:table-cell office:value-type="string">
            <text:p>13,30</text:p>
          </table:table-cell>
          <table:table-cell office:value-type="string">
            <text:p>MORLA COMPTE MARIA DANIEL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1918991</text:p>
          </table:table-cell>
          <table:table-cell office:value-type="string">
            <text:p>100006197794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MORLA COMPTE MARIA DANIEL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2001219</text:p>
          </table:table-cell>
          <table:table-cell office:value-type="string">
            <text:p>100006221917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PILLASAGUA KUON YENG MICHEL ALBER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2080759</text:p>
          </table:table-cell>
          <table:table-cell office:value-type="string">
            <text:p>100006168647</text:p>
          </table:table-cell>
          <table:table-cell office:value-type="string">
            <text:p>72,00</text:p>
          </table:table-cell>
          <table:table-cell office:value-type="string">
            <text:p>2,88</text:p>
          </table:table-cell>
          <table:table-cell office:value-type="string">
            <text:p>74,88</text:p>
          </table:table-cell>
          <table:table-cell office:value-type="string">
            <text:p>ZAVALA AGUILAR KATTY PAOL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2182365</text:p>
          </table:table-cell>
          <table:table-cell office:value-type="string">
            <text:p>100006256657</text:p>
          </table:table-cell>
          <table:table-cell office:value-type="string">
            <text:p>12,00</text:p>
          </table:table-cell>
          <table:table-cell office:value-type="string">
            <text:p>0,48</text:p>
          </table:table-cell>
          <table:table-cell office:value-type="string">
            <text:p>12,48</text:p>
          </table:table-cell>
          <table:table-cell office:value-type="string">
            <text:p>NUNEZ VERA CHRISTIAN ISRA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2713706</text:p>
          </table:table-cell>
          <table:table-cell office:value-type="string">
            <text:p>100006253506</text:p>
          </table:table-cell>
          <table:table-cell office:value-type="string">
            <text:p>65,40</text:p>
          </table:table-cell>
          <table:table-cell office:value-type="string">
            <text:p>11,77</text:p>
          </table:table-cell>
          <table:table-cell office:value-type="string">
            <text:p>77,17</text:p>
          </table:table-cell>
          <table:table-cell office:value-type="string">
            <text:p>GUERRA VERA CARLOS LEONIDA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2840665</text:p>
          </table:table-cell>
          <table:table-cell office:value-type="string">
            <text:p>100006189767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TOVAR MIRANDA JESSICA JANETH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2951017</text:p>
          </table:table-cell>
          <table:table-cell office:value-type="string">
            <text:p>100006252540</text:p>
          </table:table-cell>
          <table:table-cell office:value-type="string">
            <text:p>12,00</text:p>
          </table:table-cell>
          <table:table-cell office:value-type="string">
            <text:p>1,20</text:p>
          </table:table-cell>
          <table:table-cell office:value-type="string">
            <text:p>13,20</text:p>
          </table:table-cell>
          <table:table-cell office:value-type="string">
            <text:p>MENDOZA CUCALON MARTHA VANESS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3082002</text:p>
          </table:table-cell>
          <table:table-cell office:value-type="string">
            <text:p>100006256640</text:p>
          </table:table-cell>
          <table:table-cell office:value-type="string">
            <text:p>154,80</text:p>
          </table:table-cell>
          <table:table-cell office:value-type="string">
            <text:p>38,19</text:p>
          </table:table-cell>
          <table:table-cell office:value-type="string">
            <text:p>192,99</text:p>
          </table:table-cell>
          <table:table-cell office:value-type="string">
            <text:p>PALMA FARFAN JULIA ELIZABETH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3627293</text:p>
          </table:table-cell>
          <table:table-cell office:value-type="string">
            <text:p>100006263620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CAGUANA AVILA EDISON BERN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3791149</text:p>
          </table:table-cell>
          <table:table-cell office:value-type="string">
            <text:p>100006283974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FREIRE LUNA WALTER GEOVANNY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4359698</text:p>
          </table:table-cell>
          <table:table-cell office:value-type="string">
            <text:p>100006244182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PENSATORE AURUCCI ALESANDR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4426703</text:p>
          </table:table-cell>
          <table:table-cell office:value-type="string">
            <text:p>100006234084</text:p>
          </table:table-cell>
          <table:table-cell office:value-type="string">
            <text:p>12,00</text:p>
          </table:table-cell>
          <table:table-cell office:value-type="string">
            <text:p>0,72</text:p>
          </table:table-cell>
          <table:table-cell office:value-type="string">
            <text:p>12,72</text:p>
          </table:table-cell>
          <table:table-cell office:value-type="string">
            <text:p>NACIPUCHA QUINTERO XAVIER ALEJANDR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4939507</text:p>
          </table:table-cell>
          <table:table-cell office:value-type="string">
            <text:p>100006219317</text:p>
          </table:table-cell>
          <table:table-cell table:number-columns-repeated="2" office:value-type="string">
            <text:p>6,00</text:p>
          </table:table-cell>
          <table:table-cell office:value-type="string">
            <text:p>12,00</text:p>
          </table:table-cell>
          <table:table-cell office:value-type="string">
            <text:p>CADENA ROSALES JAIME EDISO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5119471</text:p>
          </table:table-cell>
          <table:table-cell office:value-type="string">
            <text:p>100006274023</text:p>
          </table:table-cell>
          <table:table-cell office:value-type="string">
            <text:p>72,00</text:p>
          </table:table-cell>
          <table:table-cell office:value-type="string">
            <text:p>2,88</text:p>
          </table:table-cell>
          <table:table-cell office:value-type="string">
            <text:p>74,88</text:p>
          </table:table-cell>
          <table:table-cell office:value-type="string">
            <text:p>ZAMBRANO BOHORQUEZ LUIS CARLO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5208043</text:p>
          </table:table-cell>
          <table:table-cell office:value-type="string">
            <text:p>100006292082</text:p>
          </table:table-cell>
          <table:table-cell office:value-type="string">
            <text:p>120,00</text:p>
          </table:table-cell>
          <table:table-cell office:value-type="string">
            <text:p>9,60</text:p>
          </table:table-cell>
          <table:table-cell office:value-type="string">
            <text:p>129,60</text:p>
          </table:table-cell>
          <table:table-cell office:value-type="string">
            <text:p>POVEDA POVEDA RICHARD SAU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5372559</text:p>
          </table:table-cell>
          <table:table-cell office:value-type="string">
            <text:p>100006227245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RODRIGUEZ BRAVO ORLY LEON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5963266</text:p>
          </table:table-cell>
          <table:table-cell office:value-type="string">
            <text:p>100006162731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BALBOA LUNA HENRY NOLA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6014465</text:p>
          </table:table-cell>
          <table:table-cell office:value-type="string">
            <text:p>100006181988</text:p>
          </table:table-cell>
          <table:table-cell office:value-type="string">
            <text:p>12,00</text:p>
          </table:table-cell>
          <table:table-cell office:value-type="string">
            <text:p>0,72</text:p>
          </table:table-cell>
          <table:table-cell office:value-type="string">
            <text:p>12,72</text:p>
          </table:table-cell>
          <table:table-cell office:value-type="string">
            <text:p>CLAVIJO MERCHAN PABLO IGNAC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6311754</text:p>
          </table:table-cell>
          <table:table-cell office:value-type="string">
            <text:p>100006186235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GARABI CARRIEL EDGAR MANU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6574922</text:p>
          </table:table-cell>
          <table:table-cell office:value-type="string">
            <text:p>100006196937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MACIAS VELEZ DANIEL ANDRE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7194159</text:p>
          </table:table-cell>
          <table:table-cell office:value-type="string">
            <text:p>100006180956</text:p>
          </table:table-cell>
          <table:table-cell office:value-type="string">
            <text:p>72,00</text:p>
          </table:table-cell>
          <table:table-cell office:value-type="string">
            <text:p>1,44</text:p>
          </table:table-cell>
          <table:table-cell office:value-type="string">
            <text:p>73,44</text:p>
          </table:table-cell>
          <table:table-cell office:value-type="string">
            <text:p>SARMIENTO CARRILLO JOHN ANDRE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7308551</text:p>
          </table:table-cell>
          <table:table-cell office:value-type="string">
            <text:p>100006195665</text:p>
          </table:table-cell>
          <table:table-cell office:value-type="string">
            <text:p>72,00</text:p>
          </table:table-cell>
          <table:table-cell office:value-type="string">
            <text:p>1,44</text:p>
          </table:table-cell>
          <table:table-cell office:value-type="string">
            <text:p>73,44</text:p>
          </table:table-cell>
          <table:table-cell office:value-type="string">
            <text:p>MONTOYA JARAMILLO CARLOS BERN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27309039</text:p>
          </table:table-cell>
          <table:table-cell office:value-type="string">
            <text:p>100006277240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GALLARDO BASTIDAS JUAN JOS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30045299</text:p>
          </table:table-cell>
          <table:table-cell office:value-type="string">
            <text:p>100006244836</text:p>
          </table:table-cell>
          <table:table-cell office:value-type="string">
            <text:p>65,40</text:p>
          </table:table-cell>
          <table:table-cell office:value-type="string">
            <text:p>11,77</text:p>
          </table:table-cell>
          <table:table-cell office:value-type="string">
            <text:p>77,17</text:p>
          </table:table-cell>
          <table:table-cell office:value-type="string">
            <text:p>IZURIETA CHACON DAVID EDU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30444088</text:p>
          </table:table-cell>
          <table:table-cell office:value-type="string">
            <text:p>100006224309</text:p>
          </table:table-cell>
          <table:table-cell office:value-type="string">
            <text:p>65,40</text:p>
          </table:table-cell>
          <table:table-cell office:value-type="string">
            <text:p>17,00</text:p>
          </table:table-cell>
          <table:table-cell office:value-type="string">
            <text:p>82,40</text:p>
          </table:table-cell>
          <table:table-cell office:value-type="string">
            <text:p>GARCIA VALDERRAMA ALBERTO MAR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90353085001</text:p>
          </table:table-cell>
          <table:table-cell office:value-type="string">
            <text:p>100006247011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ESTRUCTURA DE HIERRO EDEHSA S 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90521786001</text:p>
          </table:table-cell>
          <table:table-cell office:value-type="string">
            <text:p>100006290375</text:p>
          </table:table-cell>
          <table:table-cell office:value-type="string">
            <text:p>72,00</text:p>
          </table:table-cell>
          <table:table-cell office:value-type="string">
            <text:p>10,08</text:p>
          </table:table-cell>
          <table:table-cell office:value-type="string">
            <text:p>82,08</text:p>
          </table:table-cell>
          <table:table-cell office:value-type="string">
            <text:p>CIMENTACIONES GENRALES Y OBRAS PORTUARIAS CIPORT 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90655391001</text:p>
          </table:table-cell>
          <table:table-cell office:value-type="string">
            <text:p>100006217246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INCOAGRO . C LTD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90655391001</text:p>
          </table:table-cell>
          <table:table-cell office:value-type="string">
            <text:p>100006292207</text:p>
          </table:table-cell>
          <table:table-cell office:value-type="string">
            <text:p>48,00</text:p>
          </table:table-cell>
          <table:table-cell office:value-type="string">
            <text:p>0,00</text:p>
          </table:table-cell>
          <table:table-cell office:value-type="string">
            <text:p>48,00</text:p>
          </table:table-cell>
          <table:table-cell office:value-type="string">
            <text:p>INCOAGRO . C LTD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90697000001</text:p>
          </table:table-cell>
          <table:table-cell office:value-type="string">
            <text:p>100006218715</text:p>
          </table:table-cell>
          <table:table-cell office:value-type="string">
            <text:p>48,00</text:p>
          </table:table-cell>
          <table:table-cell office:value-type="string">
            <text:p>0,00</text:p>
          </table:table-cell>
          <table:table-cell office:value-type="string">
            <text:p>48,00</text:p>
          </table:table-cell>
          <table:table-cell office:value-type="string">
            <text:p>ATLAS CIA DE SEGUROS S.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90943494001</text:p>
          </table:table-cell>
          <table:table-cell office:value-type="string">
            <text:p>100006214961</text:p>
          </table:table-cell>
          <table:table-cell office:value-type="string">
            <text:p>168,00</text:p>
          </table:table-cell>
          <table:table-cell office:value-type="string">
            <text:p>3,60</text:p>
          </table:table-cell>
          <table:table-cell office:value-type="string">
            <text:p>171,60</text:p>
          </table:table-cell>
          <table:table-cell office:value-type="string">
            <text:p>ECUAFLEX S.A.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92169028001</text:p>
          </table:table-cell>
          <table:table-cell office:value-type="string">
            <text:p>100006156576</text:p>
          </table:table-cell>
          <table:table-cell office:value-type="string">
            <text:p>72,00</text:p>
          </table:table-cell>
          <table:table-cell office:value-type="string">
            <text:p>6,24</text:p>
          </table:table-cell>
          <table:table-cell office:value-type="string">
            <text:p>78,24</text:p>
          </table:table-cell>
          <table:table-cell office:value-type="string">
            <text:p>LK- TRO- KOM S 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92175672001</text:p>
          </table:table-cell>
          <table:table-cell office:value-type="string">
            <text:p>100006157988</text:p>
          </table:table-cell>
          <table:table-cell office:value-type="string">
            <text:p>170,10</text:p>
          </table:table-cell>
          <table:table-cell office:value-type="string">
            <text:p>25,16</text:p>
          </table:table-cell>
          <table:table-cell office:value-type="string">
            <text:p>195,26</text:p>
          </table:table-cell>
          <table:table-cell office:value-type="string">
            <text:p>BENEFICA ACCION SOLIDAR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92524537001</text:p>
          </table:table-cell>
          <table:table-cell office:value-type="string">
            <text:p>100006223954</text:p>
          </table:table-cell>
          <table:table-cell office:value-type="string">
            <text:p>48,00</text:p>
          </table:table-cell>
          <table:table-cell office:value-type="string">
            <text:p>0,96</text:p>
          </table:table-cell>
          <table:table-cell office:value-type="string">
            <text:p>48,96</text:p>
          </table:table-cell>
          <table:table-cell office:value-type="string">
            <text:p>GRAFIMAC S.A.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92527749001</text:p>
          </table:table-cell>
          <table:table-cell office:value-type="string">
            <text:p>100006233672</text:p>
          </table:table-cell>
          <table:table-cell office:value-type="string">
            <text:p>192,00</text:p>
          </table:table-cell>
          <table:table-cell office:value-type="string">
            <text:p>6,72</text:p>
          </table:table-cell>
          <table:table-cell office:value-type="string">
            <text:p>198,72</text:p>
          </table:table-cell>
          <table:table-cell office:value-type="string">
            <text:p>ACEVENTOS S.A.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0992530448001</text:p>
          </table:table-cell>
          <table:table-cell office:value-type="string">
            <text:p>100006153144</text:p>
          </table:table-cell>
          <table:table-cell office:value-type="string">
            <text:p>36,00</text:p>
          </table:table-cell>
          <table:table-cell office:value-type="string">
            <text:p>0,72</text:p>
          </table:table-cell>
          <table:table-cell office:value-type="string">
            <text:p>36,72</text:p>
          </table:table-cell>
          <table:table-cell office:value-type="string">
            <text:p>PROCISA ECUADOR S.A.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102226774</text:p>
          </table:table-cell>
          <table:table-cell office:value-type="string">
            <text:p>100006168613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MERINO DAVILA BENIGNO ANTON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103085930</text:p>
          </table:table-cell>
          <table:table-cell office:value-type="string">
            <text:p>100006267845</text:p>
          </table:table-cell>
          <table:table-cell office:value-type="string">
            <text:p>65,40</text:p>
          </table:table-cell>
          <table:table-cell office:value-type="string">
            <text:p>12,42</text:p>
          </table:table-cell>
          <table:table-cell office:value-type="string">
            <text:p>77,82</text:p>
          </table:table-cell>
          <table:table-cell office:value-type="string">
            <text:p>ERAS TANDAZO PEDRO MARLO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103432728</text:p>
          </table:table-cell>
          <table:table-cell office:value-type="string">
            <text:p>100006202115</text:p>
          </table:table-cell>
          <table:table-cell table:number-columns-repeated="2" office:value-type="string">
            <text:p>0,00</text:p>
          </table:table-cell>
          <table:table-cell office:value-type="string">
            <text:p>40,00</text:p>
          </table:table-cell>
          <table:table-cell office:value-type="string">
            <text:p>PENTON MALDONADO ALEJANDRO</text:p>
          </table:table-cell>
          <table:table-cell office:value-type="string">
            <text:p>RENOVACIûßN DE LICENCIA</text:p>
          </table:table-cell>
          <table:table-cell table:number-columns-repeated="1017"/>
        </table:table-row>
        <table:table-row table:style-name="ro1">
          <table:table-cell office:value-type="string">
            <text:p>1200049516</text:p>
          </table:table-cell>
          <table:table-cell office:value-type="string">
            <text:p>100006152112</text:p>
          </table:table-cell>
          <table:table-cell office:value-type="string">
            <text:p>55,60</text:p>
          </table:table-cell>
          <table:table-cell office:value-type="string">
            <text:p>3,53</text:p>
          </table:table-cell>
          <table:table-cell office:value-type="string">
            <text:p>59,13</text:p>
          </table:table-cell>
          <table:table-cell office:value-type="string">
            <text:p>RAMOS MARTINEZ DAVID ARCEN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200049516</text:p>
          </table:table-cell>
          <table:table-cell office:value-type="string">
            <text:p>100006154654</text:p>
          </table:table-cell>
          <table:table-cell office:value-type="string">
            <text:p>12,00</text:p>
          </table:table-cell>
          <table:table-cell office:value-type="string">
            <text:p>0,24</text:p>
          </table:table-cell>
          <table:table-cell office:value-type="string">
            <text:p>12,24</text:p>
          </table:table-cell>
          <table:table-cell office:value-type="string">
            <text:p>RAMOS MARTINEZ DAVID ARCEN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200571253</text:p>
          </table:table-cell>
          <table:table-cell office:value-type="string">
            <text:p>100006173084</text:p>
          </table:table-cell>
          <table:table-cell office:value-type="string">
            <text:p>72,00</text:p>
          </table:table-cell>
          <table:table-cell office:value-type="string">
            <text:p>0,00</text:p>
          </table:table-cell>
          <table:table-cell office:value-type="string">
            <text:p>72,00</text:p>
          </table:table-cell>
          <table:table-cell office:value-type="string">
            <text:p>MARTINEZ GARCIA MARIELA DE JESU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200775292</text:p>
          </table:table-cell>
          <table:table-cell office:value-type="string">
            <text:p>100006259073</text:p>
          </table:table-cell>
          <table:table-cell office:value-type="string">
            <text:p>36,00</text:p>
          </table:table-cell>
          <table:table-cell office:value-type="string">
            <text:p>1,44</text:p>
          </table:table-cell>
          <table:table-cell office:value-type="string">
            <text:p>37,44</text:p>
          </table:table-cell>
          <table:table-cell office:value-type="string">
            <text:p>QUINCHA GUTIERREZ IVAN EDU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201041850</text:p>
          </table:table-cell>
          <table:table-cell office:value-type="string">
            <text:p>100006275715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COTO RANDICH VIRGINIA MAR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202447247</text:p>
          </table:table-cell>
          <table:table-cell office:value-type="string">
            <text:p>100006217105</text:p>
          </table:table-cell>
          <table:table-cell office:value-type="string">
            <text:p>38,70</text:p>
          </table:table-cell>
          <table:table-cell office:value-type="string">
            <text:p>13,19</text:p>
          </table:table-cell>
          <table:table-cell office:value-type="string">
            <text:p>51,89</text:p>
          </table:table-cell>
          <table:table-cell office:value-type="string">
            <text:p>PINARGOTE PETTAO DANIEL ALFONS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202551097</text:p>
          </table:table-cell>
          <table:table-cell office:value-type="string">
            <text:p>100006272175</text:p>
          </table:table-cell>
          <table:table-cell office:value-type="string">
            <text:p>36,00</text:p>
          </table:table-cell>
          <table:table-cell office:value-type="string">
            <text:p>1,68</text:p>
          </table:table-cell>
          <table:table-cell office:value-type="string">
            <text:p>37,68</text:p>
          </table:table-cell>
          <table:table-cell office:value-type="string">
            <text:p>RODRIGUEZ CASTRO JUAN ELIA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202834261</text:p>
          </table:table-cell>
          <table:table-cell office:value-type="string">
            <text:p>100006219515</text:p>
          </table:table-cell>
          <table:table-cell office:value-type="string">
            <text:p>72,00</text:p>
          </table:table-cell>
          <table:table-cell office:value-type="string">
            <text:p>0,00</text:p>
          </table:table-cell>
          <table:table-cell office:value-type="string">
            <text:p>72,00</text:p>
          </table:table-cell>
          <table:table-cell office:value-type="string">
            <text:p>BECERRA VEGA ROBERT ANTON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203306137</text:p>
          </table:table-cell>
          <table:table-cell office:value-type="string">
            <text:p>100006260147</text:p>
          </table:table-cell>
          <table:table-cell office:value-type="string">
            <text:p>72,00</text:p>
          </table:table-cell>
          <table:table-cell office:value-type="string">
            <text:p>2,40</text:p>
          </table:table-cell>
          <table:table-cell office:value-type="string">
            <text:p>74,40</text:p>
          </table:table-cell>
          <table:table-cell office:value-type="string">
            <text:p>ANGULO GONZALEZ ALEX J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203483142</text:p>
          </table:table-cell>
          <table:table-cell office:value-type="string">
            <text:p>100006259867</text:p>
          </table:table-cell>
          <table:table-cell office:value-type="string">
            <text:p>108,00</text:p>
          </table:table-cell>
          <table:table-cell office:value-type="string">
            <text:p>11,52</text:p>
          </table:table-cell>
          <table:table-cell office:value-type="string">
            <text:p>119,52</text:p>
          </table:table-cell>
          <table:table-cell office:value-type="string">
            <text:p>LEMA CORONEL CARLOS EDU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203886567</text:p>
          </table:table-cell>
          <table:table-cell office:value-type="string">
            <text:p>100006146189</text:p>
          </table:table-cell>
          <table:table-cell office:value-type="string">
            <text:p>72,00</text:p>
          </table:table-cell>
          <table:table-cell office:value-type="string">
            <text:p>8,64</text:p>
          </table:table-cell>
          <table:table-cell office:value-type="string">
            <text:p>80,64</text:p>
          </table:table-cell>
          <table:table-cell office:value-type="string">
            <text:p>SEGOVIA FAJARDO IVAN PATRIC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204153447</text:p>
          </table:table-cell>
          <table:table-cell office:value-type="string">
            <text:p>100006233748</text:p>
          </table:table-cell>
          <table:table-cell office:value-type="string">
            <text:p>48,00</text:p>
          </table:table-cell>
          <table:table-cell office:value-type="string">
            <text:p>0,00</text:p>
          </table:table-cell>
          <table:table-cell office:value-type="string">
            <text:p>48,00</text:p>
          </table:table-cell>
          <table:table-cell office:value-type="string">
            <text:p>POLIT CABEZAS DEYSY PAMEL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300433545</text:p>
          </table:table-cell>
          <table:table-cell office:value-type="string">
            <text:p>100006259016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MORA SOLORZANO OLIVER PLUTARC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300927702</text:p>
          </table:table-cell>
          <table:table-cell office:value-type="string">
            <text:p>100006162673</text:p>
          </table:table-cell>
          <table:table-cell office:value-type="string">
            <text:p>21,80</text:p>
          </table:table-cell>
          <table:table-cell office:value-type="string">
            <text:p>4,80</text:p>
          </table:table-cell>
          <table:table-cell office:value-type="string">
            <text:p>26,60</text:p>
          </table:table-cell>
          <table:table-cell office:value-type="string">
            <text:p>AVEIGA GARCIA LUIS ALFRE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300927702</text:p>
          </table:table-cell>
          <table:table-cell office:value-type="string">
            <text:p>100006252847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AVEIGA GARCIA LUIS ALFRE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304543141</text:p>
          </table:table-cell>
          <table:table-cell office:value-type="string">
            <text:p>100006203618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ARIAS ZORRILLA LOREN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306476506</text:p>
          </table:table-cell>
          <table:table-cell office:value-type="string">
            <text:p>100006192944</text:p>
          </table:table-cell>
          <table:table-cell office:value-type="string">
            <text:p>36,00</text:p>
          </table:table-cell>
          <table:table-cell office:value-type="string">
            <text:p>0,00</text:p>
          </table:table-cell>
          <table:table-cell office:value-type="string">
            <text:p>36,00</text:p>
          </table:table-cell>
          <table:table-cell office:value-type="string">
            <text:p>CEDEÿ-O RUPERTI JOSE ANDRES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308112661</text:p>
          </table:table-cell>
          <table:table-cell office:value-type="string">
            <text:p>100006187597</text:p>
          </table:table-cell>
          <table:table-cell office:value-type="string">
            <text:p>24,00</text:p>
          </table:table-cell>
          <table:table-cell office:value-type="string">
            <text:p>0,00</text:p>
          </table:table-cell>
          <table:table-cell office:value-type="string">
            <text:p>24,00</text:p>
          </table:table-cell>
          <table:table-cell office:value-type="string">
            <text:p>CEDENO CASTRO HECTOR FABRIC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308401841</text:p>
          </table:table-cell>
          <table:table-cell office:value-type="string">
            <text:p>100006246641</text:p>
          </table:table-cell>
          <table:table-cell office:value-type="string">
            <text:p>24,00</text:p>
          </table:table-cell>
          <table:table-cell office:value-type="string">
            <text:p>1,44</text:p>
          </table:table-cell>
          <table:table-cell office:value-type="string">
            <text:p>25,44</text:p>
          </table:table-cell>
          <table:table-cell office:value-type="string">
            <text:p>BUENAVENTURA ALCIVAR KENDA VENESS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308569316</text:p>
          </table:table-cell>
          <table:table-cell office:value-type="string">
            <text:p>100006244752</text:p>
          </table:table-cell>
          <table:table-cell office:value-type="string">
            <text:p>36,00</text:p>
          </table:table-cell>
          <table:table-cell office:value-type="string">
            <text:p>0,72</text:p>
          </table:table-cell>
          <table:table-cell office:value-type="string">
            <text:p>36,72</text:p>
          </table:table-cell>
          <table:table-cell office:value-type="string">
            <text:p>MERCHAN VELEZ RAUL IVA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309570198</text:p>
          </table:table-cell>
          <table:table-cell office:value-type="string">
            <text:p>090004575091</text:p>
          </table:table-cell>
          <table:table-cell table:number-columns-repeated="2" office:value-type="string">
            <text:p>12,00</text:p>
          </table:table-cell>
          <table:table-cell office:value-type="string">
            <text:p>24,00</text:p>
          </table:table-cell>
          <table:table-cell office:value-type="string">
            <text:p>MOREIRA MENDOZA KENNY FABRIC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309944237</text:p>
          </table:table-cell>
          <table:table-cell office:value-type="string">
            <text:p>100006156352</text:p>
          </table:table-cell>
          <table:table-cell office:value-type="string">
            <text:p>36,00</text:p>
          </table:table-cell>
          <table:table-cell office:value-type="string">
            <text:p>0,00</text:p>
          </table:table-cell>
          <table:table-cell office:value-type="string">
            <text:p>36,00</text:p>
          </table:table-cell>
          <table:table-cell office:value-type="string">
            <text:p>ALVARADO PINCAY ARELIS MONSERRAT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00250341</text:p>
          </table:table-cell>
          <table:table-cell office:value-type="string">
            <text:p>100006230322</text:p>
          </table:table-cell>
          <table:table-cell office:value-type="string">
            <text:p>12,00</text:p>
          </table:table-cell>
          <table:table-cell office:value-type="string">
            <text:p>0,00</text:p>
          </table:table-cell>
          <table:table-cell office:value-type="string">
            <text:p>12,00</text:p>
          </table:table-cell>
          <table:table-cell office:value-type="string">
            <text:p>MURTINHO CORDOVA MANUEL ANTON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03483188</text:p>
          </table:table-cell>
          <table:table-cell office:value-type="string">
            <text:p>100006226411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MAGNOLER CRUZ PAOLO GIOVANNI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04219771</text:p>
          </table:table-cell>
          <table:table-cell office:value-type="string">
            <text:p>100006234985</text:p>
          </table:table-cell>
          <table:table-cell office:value-type="string">
            <text:p>72,00</text:p>
          </table:table-cell>
          <table:table-cell office:value-type="string">
            <text:p>7,20</text:p>
          </table:table-cell>
          <table:table-cell office:value-type="string">
            <text:p>79,20</text:p>
          </table:table-cell>
          <table:table-cell office:value-type="string">
            <text:p>CONTRERAS OLVERA VICENTE FLAVI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04416955</text:p>
          </table:table-cell>
          <table:table-cell office:value-type="string">
            <text:p>100006265138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PEREZ GILABERT FRANCISCO ALEJANDR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04547742</text:p>
          </table:table-cell>
          <table:table-cell office:value-type="string">
            <text:p>100006241295</text:p>
          </table:table-cell>
          <table:table-cell office:value-type="string">
            <text:p>72,00</text:p>
          </table:table-cell>
          <table:table-cell office:value-type="string">
            <text:p>2,40</text:p>
          </table:table-cell>
          <table:table-cell office:value-type="string">
            <text:p>74,40</text:p>
          </table:table-cell>
          <table:table-cell office:value-type="string">
            <text:p>GUERRERO DE CAMPOVERDE PATRICIA MARIANIT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04652625</text:p>
          </table:table-cell>
          <table:table-cell office:value-type="string">
            <text:p>100006277307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ECHEVERRIA POZO IRENE SOLANGE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06090857</text:p>
          </table:table-cell>
          <table:table-cell office:value-type="string">
            <text:p>100006259776</text:p>
          </table:table-cell>
          <table:table-cell office:value-type="string">
            <text:p>72,00</text:p>
          </table:table-cell>
          <table:table-cell office:value-type="string">
            <text:p>1,44</text:p>
          </table:table-cell>
          <table:table-cell office:value-type="string">
            <text:p>73,44</text:p>
          </table:table-cell>
          <table:table-cell office:value-type="string">
            <text:p>MOREJON VALLEJO GLORIA EUGEN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07767636</text:p>
          </table:table-cell>
          <table:table-cell office:value-type="string">
            <text:p>100006256830</text:p>
          </table:table-cell>
          <table:table-cell office:value-type="string">
            <text:p>72,00</text:p>
          </table:table-cell>
          <table:table-cell office:value-type="string">
            <text:p>0,00</text:p>
          </table:table-cell>
          <table:table-cell office:value-type="string">
            <text:p>72,00</text:p>
          </table:table-cell>
          <table:table-cell office:value-type="string">
            <text:p>CARBO REYES ALBERTO SAMUEL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08046642</text:p>
          </table:table-cell>
          <table:table-cell office:value-type="string">
            <text:p>100006231437</text:p>
          </table:table-cell>
          <table:table-cell office:value-type="string">
            <text:p>72,00</text:p>
          </table:table-cell>
          <table:table-cell office:value-type="string">
            <text:p>0,00</text:p>
          </table:table-cell>
          <table:table-cell office:value-type="string">
            <text:p>72,00</text:p>
          </table:table-cell>
          <table:table-cell office:value-type="string">
            <text:p>LEON LEON ROBERTO JAVIER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10279033</text:p>
          </table:table-cell>
          <table:table-cell office:value-type="string">
            <text:p>100006168985</text:p>
          </table:table-cell>
          <table:table-cell office:value-type="string">
            <text:p>216,00</text:p>
          </table:table-cell>
          <table:table-cell office:value-type="string">
            <text:p>0,00</text:p>
          </table:table-cell>
          <table:table-cell office:value-type="string">
            <text:p>216,00</text:p>
          </table:table-cell>
          <table:table-cell office:value-type="string">
            <text:p>CHO SHUN KIM WAH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11004406</text:p>
          </table:table-cell>
          <table:table-cell office:value-type="string">
            <text:p>100006253530</text:p>
          </table:table-cell>
          <table:table-cell office:value-type="string">
            <text:p>24,00</text:p>
          </table:table-cell>
          <table:table-cell office:value-type="string">
            <text:p>1,44</text:p>
          </table:table-cell>
          <table:table-cell office:value-type="string">
            <text:p>25,44</text:p>
          </table:table-cell>
          <table:table-cell office:value-type="string">
            <text:p>BARRENO BRAVO MONSERRAT MARI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13539078</text:p>
          </table:table-cell>
          <table:table-cell office:value-type="string">
            <text:p>100006272423</text:p>
          </table:table-cell>
          <table:table-cell office:value-type="string">
            <text:p>24,00</text:p>
          </table:table-cell>
          <table:table-cell office:value-type="string">
            <text:p>1,44</text:p>
          </table:table-cell>
          <table:table-cell office:value-type="string">
            <text:p>25,44</text:p>
          </table:table-cell>
          <table:table-cell office:value-type="string">
            <text:p>SANTOS TAMARIZ MARCELO ALBERT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13899886</text:p>
          </table:table-cell>
          <table:table-cell office:value-type="string">
            <text:p>100006281762</text:p>
          </table:table-cell>
          <table:table-cell office:value-type="string">
            <text:p>24,00</text:p>
          </table:table-cell>
          <table:table-cell office:value-type="string">
            <text:p>0,96</text:p>
          </table:table-cell>
          <table:table-cell office:value-type="string">
            <text:p>24,96</text:p>
          </table:table-cell>
          <table:table-cell office:value-type="string">
            <text:p>SALCEDO BLACK JOHANNA KATHERIN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18658014</text:p>
          </table:table-cell>
          <table:table-cell office:value-type="string">
            <text:p>100006254298</text:p>
          </table:table-cell>
          <table:table-cell office:value-type="string">
            <text:p>24,00</text:p>
          </table:table-cell>
          <table:table-cell office:value-type="string">
            <text:p>0,48</text:p>
          </table:table-cell>
          <table:table-cell office:value-type="string">
            <text:p>24,48</text:p>
          </table:table-cell>
          <table:table-cell office:value-type="string">
            <text:p>QUINTERO DURAN JUAN BERNARDO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90383598001</text:p>
          </table:table-cell>
          <table:table-cell office:value-type="string">
            <text:p>100006160446</text:p>
          </table:table-cell>
          <table:table-cell office:value-type="string">
            <text:p>43,60</text:p>
          </table:table-cell>
          <table:table-cell office:value-type="string">
            <text:p>3,49</text:p>
          </table:table-cell>
          <table:table-cell office:value-type="string">
            <text:p>47,09</text:p>
          </table:table-cell>
          <table:table-cell office:value-type="string">
            <text:p>CELCO CIA. LTDA.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91279743001</text:p>
          </table:table-cell>
          <table:table-cell office:value-type="string">
            <text:p>100006148714</text:p>
          </table:table-cell>
          <table:table-cell office:value-type="string">
            <text:p>168,00</text:p>
          </table:table-cell>
          <table:table-cell office:value-type="string">
            <text:p>0,96</text:p>
          </table:table-cell>
          <table:table-cell office:value-type="string">
            <text:p>168,96</text:p>
          </table:table-cell>
          <table:table-cell office:value-type="string">
            <text:p>MAREAUTO S 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91279743001</text:p>
          </table:table-cell>
          <table:table-cell office:value-type="string">
            <text:p>100006156899</text:p>
          </table:table-cell>
          <table:table-cell office:value-type="string">
            <text:p>96,00</text:p>
          </table:table-cell>
          <table:table-cell office:value-type="string">
            <text:p>0,00</text:p>
          </table:table-cell>
          <table:table-cell office:value-type="string">
            <text:p>96,00</text:p>
          </table:table-cell>
          <table:table-cell office:value-type="string">
            <text:p>MAREAUTO S 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91279743001</text:p>
          </table:table-cell>
          <table:table-cell office:value-type="string">
            <text:p>100006174553</text:p>
          </table:table-cell>
          <table:table-cell office:value-type="string">
            <text:p>120,00</text:p>
          </table:table-cell>
          <table:table-cell office:value-type="string">
            <text:p>0,00</text:p>
          </table:table-cell>
          <table:table-cell office:value-type="string">
            <text:p>120,00</text:p>
          </table:table-cell>
          <table:table-cell office:value-type="string">
            <text:p>MAREAUTO S 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91279743001</text:p>
          </table:table-cell>
          <table:table-cell office:value-type="string">
            <text:p>100006189445</text:p>
          </table:table-cell>
          <table:table-cell office:value-type="string">
            <text:p>192,00</text:p>
          </table:table-cell>
          <table:table-cell office:value-type="string">
            <text:p>0,00</text:p>
          </table:table-cell>
          <table:table-cell office:value-type="string">
            <text:p>192,00</text:p>
          </table:table-cell>
          <table:table-cell office:value-type="string">
            <text:p>MAREAUTO S 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91279743001</text:p>
          </table:table-cell>
          <table:table-cell office:value-type="string">
            <text:p>100006194288</text:p>
          </table:table-cell>
          <table:table-cell office:value-type="string">
            <text:p>96,00</text:p>
          </table:table-cell>
          <table:table-cell office:value-type="string">
            <text:p>0,00</text:p>
          </table:table-cell>
          <table:table-cell office:value-type="string">
            <text:p>96,00</text:p>
          </table:table-cell>
          <table:table-cell office:value-type="string">
            <text:p>MAREAUTO S 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91279743001</text:p>
          </table:table-cell>
          <table:table-cell office:value-type="string">
            <text:p>100006242640</text:p>
          </table:table-cell>
          <table:table-cell office:value-type="string">
            <text:p>228,00</text:p>
          </table:table-cell>
          <table:table-cell office:value-type="string">
            <text:p>0,72</text:p>
          </table:table-cell>
          <table:table-cell office:value-type="string">
            <text:p>228,72</text:p>
          </table:table-cell>
          <table:table-cell office:value-type="string">
            <text:p>MAREAUTO S 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91279743001</text:p>
          </table:table-cell>
          <table:table-cell office:value-type="string">
            <text:p>100006265278</text:p>
          </table:table-cell>
          <table:table-cell office:value-type="string">
            <text:p>108,00</text:p>
          </table:table-cell>
          <table:table-cell office:value-type="string">
            <text:p>0,00</text:p>
          </table:table-cell>
          <table:table-cell office:value-type="string">
            <text:p>108,00</text:p>
          </table:table-cell>
          <table:table-cell office:value-type="string">
            <text:p>MAREAUTO S 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91279743001</text:p>
          </table:table-cell>
          <table:table-cell office:value-type="string">
            <text:p>100006274239</text:p>
          </table:table-cell>
          <table:table-cell office:value-type="string">
            <text:p>84,00</text:p>
          </table:table-cell>
          <table:table-cell office:value-type="string">
            <text:p>0,00</text:p>
          </table:table-cell>
          <table:table-cell office:value-type="string">
            <text:p>84,00</text:p>
          </table:table-cell>
          <table:table-cell office:value-type="string">
            <text:p>MAREAUTO S 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>
          <table:table-cell office:value-type="string">
            <text:p>1791279743001</text:p>
          </table:table-cell>
          <table:table-cell office:value-type="string">
            <text:p>100006284519</text:p>
          </table:table-cell>
          <table:table-cell office:value-type="string">
            <text:p>216,00</text:p>
          </table:table-cell>
          <table:table-cell office:value-type="string">
            <text:p>1,44</text:p>
          </table:table-cell>
          <table:table-cell office:value-type="string">
            <text:p>217,44</text:p>
          </table:table-cell>
          <table:table-cell office:value-type="string">
            <text:p>MAREAUTO S A</text:p>
          </table:table-cell>
          <table:table-cell office:value-type="string">
            <text:p>PAGO DE CITACIONES</text:p>
          </table:table-cell>
          <table:table-cell table:number-columns-repeated="1017"/>
        </table:table-row>
        <table:table-row table:style-name="ro1" table:number-rows-repeated="10481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rati" table:style-name="ta3" table:print="false">
        <office:forms form:automatic-focus="false" form:apply-design-mode="false"/>
        <table:table-column table:style-name="co4" table:number-columns-repeated="1024" table:default-cell-style-name="Excel_20_Built-in_20_Normal"/>
        <table:table-row table:style-name="ro1">
          <table:table-cell office:value-type="string">
            <text:p>Cod_Tarjeta</text:p>
          </table:table-cell>
          <table:table-cell office:value-type="string">
            <text:p>ValorPagado</text:p>
          </table:table-cell>
          <table:table-cell office:value-type="string">
            <text:p>Nombre_Cliente</text:p>
          </table:table-cell>
          <table:table-cell office:value-type="string">
            <text:p>Valor_Pendiente_Cobro</text:p>
          </table:table-cell>
          <table:table-cell office:value-type="string">
            <text:p>Fecha_Vencimiento_Cobro</text:p>
          </table:table-cell>
          <table:table-cell office:value-type="string">
            <text:p>Referencia</text:p>
          </table:table-cell>
          <table:table-cell office:value-type="string">
            <text:p>CodigoRespuesta</text:p>
          </table:table-cell>
          <table:table-cell office:value-type="string">
            <text:p>MsgError</text:p>
          </table:table-cell>
          <table:table-cell office:value-type="string">
            <text:p>Auxiliar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63663802126838</text:p>
          </table:table-cell>
          <table:table-cell office:value-type="float" office:value="8">
            <text:p>8</text:p>
          </table:table-cell>
          <table:table-cell office:value-type="string">
            <text:p>Persona1</text:p>
          </table:table-cell>
          <table:table-cell office:value-type="float" office:value="10">
            <text:p>10</text:p>
          </table:table-cell>
          <table:table-cell office:value-type="float" office:value="20170511">
            <text:p>20170511</text:p>
          </table:table-cell>
          <table:table-cell office:value-type="float" office:value="123456">
            <text:p>123456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Pago exitoso.</text:p>
          </table:table-cell>
          <table:table-cell office:value-type="string">
            <text:p>0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63663802144542</text:p>
          </table:table-cell>
          <table:table-cell office:value-type="float" office:value="10">
            <text:p>10</text:p>
          </table:table-cell>
          <table:table-cell office:value-type="string">
            <text:p>Persona2</text:p>
          </table:table-cell>
          <table:table-cell office:value-type="float" office:value="10">
            <text:p>10</text:p>
          </table:table-cell>
          <table:table-cell office:value-type="float" office:value="20170511">
            <text:p>20170511</text:p>
          </table:table-cell>
          <table:table-cell office:value-type="float" office:value="123457">
            <text:p>123457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Pago exitoso.</text:p>
          </table:table-cell>
          <table:table-cell office:value-type="string">
            <text:p>0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63663803019362</text:p>
          </table:table-cell>
          <table:table-cell office:value-type="float" office:value="25">
            <text:p>25</text:p>
          </table:table-cell>
          <table:table-cell office:value-type="string">
            <text:p>Persona3</text:p>
          </table:table-cell>
          <table:table-cell office:value-type="float" office:value="10">
            <text:p>10</text:p>
          </table:table-cell>
          <table:table-cell office:value-type="float" office:value="20170511">
            <text:p>20170511</text:p>
          </table:table-cell>
          <table:table-cell office:value-type="float" office:value="123458">
            <text:p>123458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Pago exitoso.</text:p>
          </table:table-cell>
          <table:table-cell office:value-type="string">
            <text:p>0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63663812163524</text:p>
          </table:table-cell>
          <table:table-cell office:value-type="float" office:value="15">
            <text:p>15</text:p>
          </table:table-cell>
          <table:table-cell office:value-type="string">
            <text:p>Persona4</text:p>
          </table:table-cell>
          <table:table-cell office:value-type="float" office:value="10">
            <text:p>10</text:p>
          </table:table-cell>
          <table:table-cell office:value-type="float" office:value="20170511">
            <text:p>20170511</text:p>
          </table:table-cell>
          <table:table-cell office:value-type="float" office:value="123459">
            <text:p>12345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Pago exitoso.</text:p>
          </table:table-cell>
          <table:table-cell office:value-type="string">
            <text:p>0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63663813002275</text:p>
          </table:table-cell>
          <table:table-cell office:value-type="float" office:value="10">
            <text:p>10</text:p>
          </table:table-cell>
          <table:table-cell office:value-type="string">
            <text:p>Persona5</text:p>
          </table:table-cell>
          <table:table-cell office:value-type="float" office:value="10">
            <text:p>10</text:p>
          </table:table-cell>
          <table:table-cell office:value-type="float" office:value="20170511">
            <text:p>20170511</text:p>
          </table:table-cell>
          <table:table-cell office:value-type="float" office:value="123460">
            <text:p>123460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Pago exitoso.</text:p>
          </table:table-cell>
          <table:table-cell office:value-type="string">
            <text:p>0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63663813013488</text:p>
          </table:table-cell>
          <table:table-cell office:value-type="float" office:value="5">
            <text:p>5</text:p>
          </table:table-cell>
          <table:table-cell office:value-type="string">
            <text:p>Persona6</text:p>
          </table:table-cell>
          <table:table-cell office:value-type="float" office:value="10">
            <text:p>10</text:p>
          </table:table-cell>
          <table:table-cell office:value-type="float" office:value="20170511">
            <text:p>20170511</text:p>
          </table:table-cell>
          <table:table-cell office:value-type="float" office:value="123461">
            <text:p>12346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Pago exitoso.</text:p>
          </table:table-cell>
          <table:table-cell office:value-type="string">
            <text:p>001</text:p>
          </table:table-cell>
          <table:table-cell table:number-columns-repeated="1015"/>
        </table:table-row>
        <table:table-row table:style-name="ro1">
          <table:table-cell table:style-name="ce2" office:value-type="string">
            <text:p>63663813025698</text:p>
          </table:table-cell>
          <table:table-cell office:value-type="float" office:value="6">
            <text:p>6</text:p>
          </table:table-cell>
          <table:table-cell office:value-type="string">
            <text:p>Persona7</text:p>
          </table:table-cell>
          <table:table-cell office:value-type="float" office:value="10">
            <text:p>10</text:p>
          </table:table-cell>
          <table:table-cell office:value-type="float" office:value="20170511">
            <text:p>20170511</text:p>
          </table:table-cell>
          <table:table-cell office:value-type="float" office:value="123462">
            <text:p>12346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Pago exitoso.</text:p>
          </table:table-cell>
          <table:table-cell office:value-type="string">
            <text:p>0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99999999999999</text:p>
          </table:table-cell>
          <table:table-cell office:value-type="float" office:value="7">
            <text:p>7</text:p>
          </table:table-cell>
          <table:table-cell office:value-type="string">
            <text:p>Persona8</text:p>
          </table:table-cell>
          <table:table-cell office:value-type="float" office:value="10">
            <text:p>10</text:p>
          </table:table-cell>
          <table:table-cell office:value-type="float" office:value="20170511">
            <text:p>20170511</text:p>
          </table:table-cell>
          <table:table-cell office:value-type="float" office:value="123463">
            <text:p>123463</text:p>
          </table:table-cell>
          <table:table-cell table:style-name="ce1" office:value-type="float" office:value="8652">
            <text:p>8652</text:p>
          </table:table-cell>
          <table:table-cell table:style-name="ce1" office:value-type="string">
            <text:p>Tarjeta no existe</text:p>
          </table:table-cell>
          <table:table-cell office:value-type="string">
            <text:p>0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63663803107258</text:p>
          </table:table-cell>
          <table:table-cell office:value-type="float" office:value="8">
            <text:p>8</text:p>
          </table:table-cell>
          <table:table-cell office:value-type="string">
            <text:p>Persona9</text:p>
          </table:table-cell>
          <table:table-cell office:value-type="float" office:value="10">
            <text:p>10</text:p>
          </table:table-cell>
          <table:table-cell office:value-type="float" office:value="20170511">
            <text:p>20170511</text:p>
          </table:table-cell>
          <table:table-cell office:value-type="float" office:value="123464">
            <text:p>123464</text:p>
          </table:table-cell>
          <table:table-cell table:style-name="ce1" office:value-type="float" office:value="8452">
            <text:p>8452</text:p>
          </table:table-cell>
          <table:table-cell table:style-name="ce1" office:value-type="string">
            <text:p>Cuenta no pertenece al usuario</text:p>
          </table:table-cell>
          <table:table-cell office:value-type="string">
            <text:p>0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63663803050250</text:p>
          </table:table-cell>
          <table:table-cell office:value-type="float" office:value="9">
            <text:p>9</text:p>
          </table:table-cell>
          <table:table-cell office:value-type="string">
            <text:p>Persona10</text:p>
          </table:table-cell>
          <table:table-cell office:value-type="float" office:value="10">
            <text:p>10</text:p>
          </table:table-cell>
          <table:table-cell office:value-type="float" office:value="20170511">
            <text:p>20170511</text:p>
          </table:table-cell>
          <table:table-cell office:value-type="float" office:value="123465">
            <text:p>123465</text:p>
          </table:table-cell>
          <table:table-cell table:style-name="ce1" office:value-type="float" office:value="8722">
            <text:p>8722</text:p>
          </table:table-cell>
          <table:table-cell table:style-name="ce1" office:value-type="string">
            <text:p>Proveedor no disponible</text:p>
          </table:table-cell>
          <table:table-cell office:value-type="string">
            <text:p>0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63663803026102</text:p>
          </table:table-cell>
          <table:table-cell office:value-type="float" office:value="10">
            <text:p>10</text:p>
          </table:table-cell>
          <table:table-cell office:value-type="string">
            <text:p>Persona11</text:p>
          </table:table-cell>
          <table:table-cell office:value-type="float" office:value="10">
            <text:p>10</text:p>
          </table:table-cell>
          <table:table-cell office:value-type="float" office:value="20170511">
            <text:p>20170511</text:p>
          </table:table-cell>
          <table:table-cell office:value-type="float" office:value="123466">
            <text:p>123466</text:p>
          </table:table-cell>
          <table:table-cell table:style-name="ce1" office:value-type="float" office:value="700">
            <text:p>700</text:p>
          </table:table-cell>
          <table:table-cell table:style-name="ce1" office:value-type="string">
            <text:p>Error de infraestructura</text:p>
          </table:table-cell>
          <table:table-cell office:value-type="string">
            <text:p>001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63663801069344</text:p>
          </table:table-cell>
          <table:table-cell office:value-type="float" office:value="11">
            <text:p>11</text:p>
          </table:table-cell>
          <table:table-cell office:value-type="string">
            <text:p>Persona12</text:p>
          </table:table-cell>
          <table:table-cell office:value-type="float" office:value="10">
            <text:p>10</text:p>
          </table:table-cell>
          <table:table-cell office:value-type="float" office:value="20170511">
            <text:p>20170511</text:p>
          </table:table-cell>
          <table:table-cell office:value-type="float" office:value="123467">
            <text:p>123467</text:p>
          </table:table-cell>
          <table:table-cell table:style-name="ce1" office:value-type="float" office:value="8956">
            <text:p>8956</text:p>
          </table:table-cell>
          <table:table-cell table:style-name="ce1" office:value-type="string">
            <text:p>Tarjeta Bloqueada</text:p>
          </table:table-cell>
          <table:table-cell office:value-type="string">
            <text:p>001</text:p>
          </table:table-cell>
          <table:table-cell table:number-columns-repeated="1015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ESS" table:style-name="ta4" table:print="false">
        <office:forms form:automatic-focus="false" form:apply-design-mode="false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015" table:default-cell-style-name="ce1"/>
        <table:table-row table:style-name="ro1">
          <table:table-cell office:value-type="string">
            <text:p>Identificacion</text:p>
          </table:table-cell>
          <table:table-cell office:value-type="string">
            <text:p>TipoIdentificacion</text:p>
          </table:table-cell>
          <table:table-cell office:value-type="string">
            <text:p>Rubro</text:p>
          </table:table-cell>
          <table:table-cell office:value-type="string">
            <text:p>RazonSocial</text:p>
          </table:table-cell>
          <table:table-cell office:value-type="string">
            <text:p>NumeroComprobantes</text:p>
          </table:table-cell>
          <table:table-cell office:value-type="string">
            <text:p>ValorTotal</text:p>
          </table:table-cell>
          <table:table-cell office:value-type="string">
            <text:p>RubroSalida</text:p>
          </table:table-cell>
          <table:table-cell office:value-type="string">
            <text:p>CodigoComprobanteSalida</text:p>
          </table:table-cell>
          <table:table-cell office:value-type="string">
            <text:p>ValorSalida</text:p>
          </table:table-cell>
          <table:table-cell office:value-type="string">
            <text:p>SecuencialIESS</text:p>
          </table:table-cell>
          <table:table-cell table:number-columns-repeated="1014"/>
        </table:table-row>
        <table:table-row table:style-name="ro1">
          <table:table-cell office:value-type="string">
            <text:p>2390020190001</text:p>
          </table:table-cell>
          <table:table-cell office:value-type="string">
            <text:p>RUC</text:p>
          </table:table-cell>
          <table:table-cell/>
          <table:table-cell office:value-type="string">
            <text:p>TRES M DE ECUADOR C.A.</text:p>
          </table:table-cell>
          <table:table-cell office:value-type="string">
            <text:p>3</text:p>
          </table:table-cell>
          <table:table-cell office:value-type="string">
            <text:p>150.00</text:p>
          </table:table-cell>
          <table:table-cell office:value-type="string">
            <text:p>CUOCON</text:p>
          </table:table-cell>
          <table:table-cell office:value-type="string">
            <text:p>0000000000504346</text:p>
          </table:table-cell>
          <table:table-cell office:value-type="string">
            <text:p>50.00</text:p>
          </table:table-cell>
          <table:table-cell office:value-type="string">
            <text:p>11557889</text:p>
          </table:table-cell>
          <table:table-cell table:number-columns-repeated="1014"/>
        </table:table-row>
        <table:table-row table:style-name="ro1">
          <table:table-cell office:value-type="string">
            <text:p>2390020190001</text:p>
          </table:table-cell>
          <table:table-cell office:value-type="string">
            <text:p>RUC</text:p>
          </table:table-cell>
          <table:table-cell/>
          <table:table-cell office:value-type="string">
            <text:p>TRES M DE ECUADOR C.A.</text:p>
          </table:table-cell>
          <table:table-cell office:value-type="string">
            <text:p>3</text:p>
          </table:table-cell>
          <table:table-cell office:value-type="string">
            <text:p>150.00</text:p>
          </table:table-cell>
          <table:table-cell office:value-type="string">
            <text:p>LIQPRE</text:p>
          </table:table-cell>
          <table:table-cell office:value-type="string">
            <text:p>0000000000504347</text:p>
          </table:table-cell>
          <table:table-cell office:value-type="string">
            <text:p>50.00</text:p>
          </table:table-cell>
          <table:table-cell office:value-type="string">
            <text:p>11557890</text:p>
          </table:table-cell>
          <table:table-cell table:number-columns-repeated="1014"/>
        </table:table-row>
        <table:table-row table:style-name="ro1">
          <table:table-cell office:value-type="string">
            <text:p>2390020190001</text:p>
          </table:table-cell>
          <table:table-cell office:value-type="string">
            <text:p>RUC</text:p>
          </table:table-cell>
          <table:table-cell/>
          <table:table-cell office:value-type="string">
            <text:p>TRES M DE ECUADOR C.A.</text:p>
          </table:table-cell>
          <table:table-cell office:value-type="string">
            <text:p>3</text:p>
          </table:table-cell>
          <table:table-cell office:value-type="string">
            <text:p>150.00</text:p>
          </table:table-cell>
          <table:table-cell office:value-type="string">
            <text:p>DIVPREJU</text:p>
          </table:table-cell>
          <table:table-cell office:value-type="string">
            <text:p>0000000000504348</text:p>
          </table:table-cell>
          <table:table-cell office:value-type="string">
            <text:p>50.00</text:p>
          </table:table-cell>
          <table:table-cell office:value-type="string">
            <text:p>11557891</text:p>
          </table:table-cell>
          <table:table-cell table:number-columns-repeated="1014"/>
        </table:table-row>
        <table:table-row table:style-name="ro1">
          <table:table-cell office:value-type="string">
            <text:p>2390020190001</text:p>
          </table:table-cell>
          <table:table-cell office:value-type="string">
            <text:p>RUC</text:p>
          </table:table-cell>
          <table:table-cell office:value-type="string">
            <text:p>CUOCON</text:p>
          </table:table-cell>
          <table:table-cell office:value-type="string">
            <text:p>TRES M DE ECUADOR C.A.</text:p>
          </table:table-cell>
          <table:table-cell office:value-type="string">
            <text:p>1</text:p>
          </table:table-cell>
          <table:table-cell office:value-type="string">
            <text:p>50.00</text:p>
          </table:table-cell>
          <table:table-cell office:value-type="string">
            <text:p>CUOCON</text:p>
          </table:table-cell>
          <table:table-cell office:value-type="string">
            <text:p>0000000000504346</text:p>
          </table:table-cell>
          <table:table-cell office:value-type="string">
            <text:p>50.00</text:p>
          </table:table-cell>
          <table:table-cell office:value-type="string">
            <text:p>11557892</text:p>
          </table:table-cell>
          <table:table-cell table:number-columns-repeated="1014"/>
        </table:table-row>
        <table:table-row table:style-name="ro1">
          <table:table-cell office:value-type="string">
            <text:p>2390020190001</text:p>
          </table:table-cell>
          <table:table-cell office:value-type="string">
            <text:p>RUC</text:p>
          </table:table-cell>
          <table:table-cell office:value-type="string">
            <text:p>LIQPRE</text:p>
          </table:table-cell>
          <table:table-cell office:value-type="string">
            <text:p>TRES M DE ECUADOR C.A.</text:p>
          </table:table-cell>
          <table:table-cell office:value-type="string">
            <text:p>1</text:p>
          </table:table-cell>
          <table:table-cell office:value-type="string">
            <text:p>50.00</text:p>
          </table:table-cell>
          <table:table-cell office:value-type="string">
            <text:p>LIQPRE</text:p>
          </table:table-cell>
          <table:table-cell office:value-type="string">
            <text:p>0000000000504347</text:p>
          </table:table-cell>
          <table:table-cell office:value-type="string">
            <text:p>50.00</text:p>
          </table:table-cell>
          <table:table-cell office:value-type="string">
            <text:p>11557893</text:p>
          </table:table-cell>
          <table:table-cell table:number-columns-repeated="1014"/>
        </table:table-row>
        <table:table-row table:style-name="ro1">
          <table:table-cell office:value-type="string">
            <text:p>2390020190001</text:p>
          </table:table-cell>
          <table:table-cell office:value-type="string">
            <text:p>RUC</text:p>
          </table:table-cell>
          <table:table-cell office:value-type="string">
            <text:p>DIVPREJU</text:p>
          </table:table-cell>
          <table:table-cell office:value-type="string">
            <text:p>TRES M DE ECUADOR C.A.</text:p>
          </table:table-cell>
          <table:table-cell office:value-type="string">
            <text:p>1</text:p>
          </table:table-cell>
          <table:table-cell office:value-type="string">
            <text:p>50.00</text:p>
          </table:table-cell>
          <table:table-cell office:value-type="string">
            <text:p>DIVPREJU</text:p>
          </table:table-cell>
          <table:table-cell office:value-type="string">
            <text:p>0000000000504348</text:p>
          </table:table-cell>
          <table:table-cell office:value-type="string">
            <text:p>50.00</text:p>
          </table:table-cell>
          <table:table-cell office:value-type="string">
            <text:p>11557894</text:p>
          </table:table-cell>
          <table:table-cell table:number-columns-repeated="1014"/>
        </table:table-row>
        <table:table-row table:style-name="ro1">
          <table:table-cell office:value-type="string">
            <text:p>0990497214001</text:p>
          </table:table-cell>
          <table:table-cell office:value-type="string">
            <text:p>RUC</text:p>
          </table:table-cell>
          <table:table-cell/>
          <table:table-cell office:value-type="string">
            <text:p>CAMARONERA LEBAMA S.A.</text:p>
          </table:table-cell>
          <table:table-cell office:value-type="string">
            <text:p>2</text:p>
          </table:table-cell>
          <table:table-cell office:value-type="string">
            <text:p>2000.00</text:p>
          </table:table-cell>
          <table:table-cell office:value-type="string">
            <text:p>MOPAPR</text:p>
          </table:table-cell>
          <table:table-cell office:value-type="string">
            <text:p>0000000000504349</text:p>
          </table:table-cell>
          <table:table-cell office:value-type="string">
            <text:p>1000.00</text:p>
          </table:table-cell>
          <table:table-cell office:value-type="string">
            <text:p>11557895</text:p>
          </table:table-cell>
          <table:table-cell table:number-columns-repeated="1014"/>
        </table:table-row>
        <table:table-row table:style-name="ro1">
          <table:table-cell office:value-type="string">
            <text:p>0990497214001</text:p>
          </table:table-cell>
          <table:table-cell office:value-type="string">
            <text:p>RUC</text:p>
          </table:table-cell>
          <table:table-cell/>
          <table:table-cell office:value-type="string">
            <text:p>CAMARONERA LEBAMA S.A.</text:p>
          </table:table-cell>
          <table:table-cell office:value-type="string">
            <text:p>2</text:p>
          </table:table-cell>
          <table:table-cell office:value-type="string">
            <text:p>2000.00</text:p>
          </table:table-cell>
          <table:table-cell office:value-type="string">
            <text:p>ACUADM</text:p>
          </table:table-cell>
          <table:table-cell office:value-type="string">
            <text:p>0000000000504350</text:p>
          </table:table-cell>
          <table:table-cell office:value-type="string">
            <text:p>1000.00</text:p>
          </table:table-cell>
          <table:table-cell office:value-type="string">
            <text:p>11557896</text:p>
          </table:table-cell>
          <table:table-cell table:number-columns-repeated="1014"/>
        </table:table-row>
        <table:table-row table:style-name="ro1">
          <table:table-cell office:value-type="string">
            <text:p>0990497214001</text:p>
          </table:table-cell>
          <table:table-cell office:value-type="string">
            <text:p>RUC</text:p>
          </table:table-cell>
          <table:table-cell office:value-type="string">
            <text:p>MOPAPR</text:p>
          </table:table-cell>
          <table:table-cell office:value-type="string">
            <text:p>CAMARONERA LEBAMA S.A.</text:p>
          </table:table-cell>
          <table:table-cell office:value-type="string">
            <text:p>1</text:p>
          </table:table-cell>
          <table:table-cell office:value-type="string">
            <text:p>1000.00</text:p>
          </table:table-cell>
          <table:table-cell office:value-type="string">
            <text:p>MOPAPR</text:p>
          </table:table-cell>
          <table:table-cell office:value-type="string">
            <text:p>0000000000504349</text:p>
          </table:table-cell>
          <table:table-cell office:value-type="string">
            <text:p>1000.00</text:p>
          </table:table-cell>
          <table:table-cell office:value-type="string">
            <text:p>11557897</text:p>
          </table:table-cell>
          <table:table-cell table:number-columns-repeated="1014"/>
        </table:table-row>
        <table:table-row table:style-name="ro1">
          <table:table-cell office:value-type="string">
            <text:p>0990497214001</text:p>
          </table:table-cell>
          <table:table-cell office:value-type="string">
            <text:p>RUC</text:p>
          </table:table-cell>
          <table:table-cell office:value-type="string">
            <text:p>ACUADM</text:p>
          </table:table-cell>
          <table:table-cell office:value-type="string">
            <text:p>CAMARONERA LEBAMA S.A.</text:p>
          </table:table-cell>
          <table:table-cell office:value-type="string">
            <text:p>1</text:p>
          </table:table-cell>
          <table:table-cell office:value-type="string">
            <text:p>1000.00</text:p>
          </table:table-cell>
          <table:table-cell office:value-type="string">
            <text:p>ACUADM</text:p>
          </table:table-cell>
          <table:table-cell office:value-type="string">
            <text:p>0000000000504350</text:p>
          </table:table-cell>
          <table:table-cell office:value-type="string">
            <text:p>1000.00</text:p>
          </table:table-cell>
          <table:table-cell office:value-type="string">
            <text:p>11557898</text:p>
          </table:table-cell>
          <table:table-cell table:number-columns-repeated="1014"/>
        </table:table-row>
        <table:table-row table:style-name="ro1">
          <table:table-cell office:value-type="string">
            <text:p>0990336946001</text:p>
          </table:table-cell>
          <table:table-cell office:value-type="string">
            <text:p>RUC</text:p>
          </table:table-cell>
          <table:table-cell/>
          <table:table-cell office:value-type="string">
            <text:p>COMERCIAL RAMIREZ CIA. LTDA.</text:p>
          </table:table-cell>
          <table:table-cell office:value-type="string">
            <text:p>2</text:p>
          </table:table-cell>
          <table:table-cell office:value-type="string">
            <text:p>1200.00</text:p>
          </table:table-cell>
          <table:table-cell office:value-type="string">
            <text:p>RESPAT</text:p>
          </table:table-cell>
          <table:table-cell office:value-type="string">
            <text:p>0000000000504351</text:p>
          </table:table-cell>
          <table:table-cell office:value-type="string">
            <text:p>700.00</text:p>
          </table:table-cell>
          <table:table-cell office:value-type="string">
            <text:p>11557899</text:p>
          </table:table-cell>
          <table:table-cell table:number-columns-repeated="1014"/>
        </table:table-row>
        <table:table-row table:style-name="ro1">
          <table:table-cell office:value-type="string">
            <text:p>0990336946001</text:p>
          </table:table-cell>
          <table:table-cell office:value-type="string">
            <text:p>RUC</text:p>
          </table:table-cell>
          <table:table-cell/>
          <table:table-cell office:value-type="string">
            <text:p>COMERCIAL RAMIREZ CIA. LTDA.</text:p>
          </table:table-cell>
          <table:table-cell office:value-type="string">
            <text:p>2</text:p>
          </table:table-cell>
          <table:table-cell office:value-type="string">
            <text:p>1200.00</text:p>
          </table:table-cell>
          <table:table-cell office:value-type="string">
            <text:p>PAGINDSA</text:p>
          </table:table-cell>
          <table:table-cell office:value-type="string">
            <text:p>0000000000504352</text:p>
          </table:table-cell>
          <table:table-cell office:value-type="string">
            <text:p>500.00</text:p>
          </table:table-cell>
          <table:table-cell office:value-type="string">
            <text:p>11557900</text:p>
          </table:table-cell>
          <table:table-cell table:number-columns-repeated="1014"/>
        </table:table-row>
        <table:table-row table:style-name="ro1">
          <table:table-cell office:value-type="string">
            <text:p>0990336946001</text:p>
          </table:table-cell>
          <table:table-cell office:value-type="string">
            <text:p>RUC</text:p>
          </table:table-cell>
          <table:table-cell office:value-type="string">
            <text:p>RESPAT</text:p>
          </table:table-cell>
          <table:table-cell office:value-type="string">
            <text:p>COMERCIAL RAMIREZ CIA. LTDA.</text:p>
          </table:table-cell>
          <table:table-cell office:value-type="string">
            <text:p>1</text:p>
          </table:table-cell>
          <table:table-cell office:value-type="string">
            <text:p>700.00</text:p>
          </table:table-cell>
          <table:table-cell office:value-type="string">
            <text:p>RESPAT</text:p>
          </table:table-cell>
          <table:table-cell office:value-type="string">
            <text:p>0000000000504351</text:p>
          </table:table-cell>
          <table:table-cell office:value-type="string">
            <text:p>700.00</text:p>
          </table:table-cell>
          <table:table-cell office:value-type="string">
            <text:p>11557901</text:p>
          </table:table-cell>
          <table:table-cell table:number-columns-repeated="1014"/>
        </table:table-row>
        <table:table-row table:style-name="ro1">
          <table:table-cell office:value-type="string">
            <text:p>0990336946001</text:p>
          </table:table-cell>
          <table:table-cell office:value-type="string">
            <text:p>RUC</text:p>
          </table:table-cell>
          <table:table-cell office:value-type="string">
            <text:p>PAGINDSA</text:p>
          </table:table-cell>
          <table:table-cell office:value-type="string">
            <text:p>COMERCIAL RAMIREZ CIA. LTDA.</text:p>
          </table:table-cell>
          <table:table-cell office:value-type="string">
            <text:p>1</text:p>
          </table:table-cell>
          <table:table-cell office:value-type="string">
            <text:p>500.00</text:p>
          </table:table-cell>
          <table:table-cell office:value-type="string">
            <text:p>PAGINDSA</text:p>
          </table:table-cell>
          <table:table-cell office:value-type="string">
            <text:p>0000000000504352</text:p>
          </table:table-cell>
          <table:table-cell office:value-type="string">
            <text:p>500.00</text:p>
          </table:table-cell>
          <table:table-cell office:value-type="string">
            <text:p>11557902</text:p>
          </table:table-cell>
          <table:table-cell table:number-columns-repeated="1014"/>
        </table:table-row>
        <table:table-row table:style-name="ro1">
          <table:table-cell office:value-type="string">
            <text:p>0991030506001</text:p>
          </table:table-cell>
          <table:table-cell office:value-type="string">
            <text:p>RUC</text:p>
          </table:table-cell>
          <table:table-cell/>
          <table:table-cell office:value-type="string">
            <text:p>CORPINCOMCUATRO S.A.</text:p>
          </table:table-cell>
          <table:table-cell office:value-type="string">
            <text:p>1</text:p>
          </table:table-cell>
          <table:table-cell office:value-type="string">
            <text:p>1253.00</text:p>
          </table:table-cell>
          <table:table-cell office:value-type="string">
            <text:p>CUOCON</text:p>
          </table:table-cell>
          <table:table-cell office:value-type="string">
            <text:p>0000000000504352</text:p>
          </table:table-cell>
          <table:table-cell office:value-type="string">
            <text:p>1253.00</text:p>
          </table:table-cell>
          <table:table-cell office:value-type="string">
            <text:p>11557903</text:p>
          </table:table-cell>
          <table:table-cell table:number-columns-repeated="1014"/>
        </table:table-row>
        <table:table-row table:style-name="ro1">
          <table:table-cell office:value-type="string">
            <text:p>0990011532001</text:p>
          </table:table-cell>
          <table:table-cell office:value-type="string">
            <text:p>RUC</text:p>
          </table:table-cell>
          <table:table-cell/>
          <table:table-cell office:value-type="string">
            <text:p>DIST.DE MADERAS CIA.LTDA. DISM</text:p>
          </table:table-cell>
          <table:table-cell office:value-type="string">
            <text:p>1</text:p>
          </table:table-cell>
          <table:table-cell office:value-type="string">
            <text:p>1254.00</text:p>
          </table:table-cell>
          <table:table-cell office:value-type="string">
            <text:p>VARARRDG</text:p>
          </table:table-cell>
          <table:table-cell office:value-type="string">
            <text:p>0000000000604469</text:p>
          </table:table-cell>
          <table:table-cell office:value-type="string">
            <text:p>1254.00</text:p>
          </table:table-cell>
          <table:table-cell office:value-type="string">
            <text:p>11557904</text:p>
          </table:table-cell>
          <table:table-cell table:number-columns-repeated="1014"/>
        </table:table-row>
        <table:table-row table:style-name="ro1">
          <table:table-cell office:value-type="string">
            <text:p>0991129960001</text:p>
          </table:table-cell>
          <table:table-cell office:value-type="string">
            <text:p>RUC</text:p>
          </table:table-cell>
          <table:table-cell/>
          <table:table-cell office:value-type="string">
            <text:p>GOLANIA S.A.</text:p>
          </table:table-cell>
          <table:table-cell office:value-type="string">
            <text:p>1</text:p>
          </table:table-cell>
          <table:table-cell office:value-type="string">
            <text:p>1255.00</text:p>
          </table:table-cell>
          <table:table-cell office:value-type="string">
            <text:p>CARGOBCO</text:p>
          </table:table-cell>
          <table:table-cell office:value-type="string">
            <text:p>0000000000504353</text:p>
          </table:table-cell>
          <table:table-cell office:value-type="string">
            <text:p>1255.00</text:p>
          </table:table-cell>
          <table:table-cell office:value-type="string">
            <text:p>11557905</text:p>
          </table:table-cell>
          <table:table-cell table:number-columns-repeated="1014"/>
        </table:table-row>
        <table:table-row table:style-name="ro1">
          <table:table-cell office:value-type="string">
            <text:p>0991267425001</text:p>
          </table:table-cell>
          <table:table-cell office:value-type="string">
            <text:p>RUC</text:p>
          </table:table-cell>
          <table:table-cell/>
          <table:table-cell office:value-type="string">
            <text:p>IMPORGLASS S.A.</text:p>
          </table:table-cell>
          <table:table-cell office:value-type="string">
            <text:p>1</text:p>
          </table:table-cell>
          <table:table-cell office:value-type="string">
            <text:p>1256.00</text:p>
          </table:table-cell>
          <table:table-cell office:value-type="string">
            <text:p>CARGOEMP</text:p>
          </table:table-cell>
          <table:table-cell office:value-type="string">
            <text:p>0000000000504354</text:p>
          </table:table-cell>
          <table:table-cell office:value-type="string">
            <text:p>1256.00</text:p>
          </table:table-cell>
          <table:table-cell office:value-type="string">
            <text:p>11557906</text:p>
          </table:table-cell>
          <table:table-cell table:number-columns-repeated="1014"/>
        </table:table-row>
        <table:table-row table:style-name="ro1">
          <table:table-cell office:value-type="string">
            <text:p>0990011109001</text:p>
          </table:table-cell>
          <table:table-cell office:value-type="string">
            <text:p>RUC</text:p>
          </table:table-cell>
          <table:table-cell/>
          <table:table-cell office:value-type="string">
            <text:p>IMP.IND.AGRICOLA S. A.</text:p>
          </table:table-cell>
          <table:table-cell office:value-type="string">
            <text:p>1</text:p>
          </table:table-cell>
          <table:table-cell office:value-type="string">
            <text:p>1257.00</text:p>
          </table:table-cell>
          <table:table-cell office:value-type="string">
            <text:p>CRGOIESS</text:p>
          </table:table-cell>
          <table:table-cell office:value-type="string">
            <text:p>0000000000504355</text:p>
          </table:table-cell>
          <table:table-cell office:value-type="string">
            <text:p>1257.00</text:p>
          </table:table-cell>
          <table:table-cell office:value-type="string">
            <text:p>11557907</text:p>
          </table:table-cell>
          <table:table-cell table:number-columns-repeated="1014"/>
        </table:table-row>
        <table:table-row table:style-name="ro1">
          <table:table-cell office:value-type="string">
            <text:p>0990943931001</text:p>
          </table:table-cell>
          <table:table-cell office:value-type="string">
            <text:p>RUC</text:p>
          </table:table-cell>
          <table:table-cell/>
          <table:table-cell office:value-type="string">
            <text:p>INRECCA INMB.REPRES.Y COMER.</text:p>
          </table:table-cell>
          <table:table-cell office:value-type="string">
            <text:p>1</text:p>
          </table:table-cell>
          <table:table-cell office:value-type="string">
            <text:p>1258.00</text:p>
          </table:table-cell>
          <table:table-cell office:value-type="string">
            <text:p>PAGABOPH</text:p>
          </table:table-cell>
          <table:table-cell office:value-type="string">
            <text:p>0000000000504356</text:p>
          </table:table-cell>
          <table:table-cell office:value-type="string">
            <text:p>1258.00</text:p>
          </table:table-cell>
          <table:table-cell office:value-type="string">
            <text:p>11557908</text:p>
          </table:table-cell>
          <table:table-cell table:number-columns-repeated="1014"/>
        </table:table-row>
        <table:table-row table:style-name="ro1">
          <table:table-cell office:value-type="string">
            <text:p>0990225923001</text:p>
          </table:table-cell>
          <table:table-cell office:value-type="string">
            <text:p>RUC</text:p>
          </table:table-cell>
          <table:table-cell/>
          <table:table-cell office:value-type="string">
            <text:p>MACASA,MAQUINAS Y CAMIONES S.A</text:p>
          </table:table-cell>
          <table:table-cell office:value-type="string">
            <text:p>1</text:p>
          </table:table-cell>
          <table:table-cell office:value-type="string">
            <text:p>1259.00</text:p>
          </table:table-cell>
          <table:table-cell office:value-type="string">
            <text:p>PAGADMPH</text:p>
          </table:table-cell>
          <table:table-cell office:value-type="string">
            <text:p>0000000000504357</text:p>
          </table:table-cell>
          <table:table-cell office:value-type="string">
            <text:p>1259.00</text:p>
          </table:table-cell>
          <table:table-cell office:value-type="string">
            <text:p>11557909</text:p>
          </table:table-cell>
          <table:table-cell table:number-columns-repeated="1014"/>
        </table:table-row>
        <table:table-row table:style-name="ro1">
          <table:table-cell office:value-type="string">
            <text:p>0990247595001</text:p>
          </table:table-cell>
          <table:table-cell office:value-type="string">
            <text:p>RUC</text:p>
          </table:table-cell>
          <table:table-cell/>
          <table:table-cell office:value-type="string">
            <text:p>MARRIOT S.A.</text:p>
          </table:table-cell>
          <table:table-cell office:value-type="string">
            <text:p>1</text:p>
          </table:table-cell>
          <table:table-cell office:value-type="string">
            <text:p>1260.00</text:p>
          </table:table-cell>
          <table:table-cell office:value-type="string">
            <text:p>PAGLIQPH</text:p>
          </table:table-cell>
          <table:table-cell office:value-type="string">
            <text:p>0000000000504358</text:p>
          </table:table-cell>
          <table:table-cell office:value-type="string">
            <text:p>1260.00</text:p>
          </table:table-cell>
          <table:table-cell office:value-type="string">
            <text:p>11557910</text:p>
          </table:table-cell>
          <table:table-cell table:number-columns-repeated="1014"/>
        </table:table-row>
        <table:table-row table:style-name="ro1">
          <table:table-cell office:value-type="string">
            <text:p>0990012555001</text:p>
          </table:table-cell>
          <table:table-cell office:value-type="string">
            <text:p>RUC</text:p>
          </table:table-cell>
          <table:table-cell/>
          <table:table-cell office:value-type="string">
            <text:p>RECTIMAQUINAS S.A.</text:p>
          </table:table-cell>
          <table:table-cell office:value-type="string">
            <text:p>1</text:p>
          </table:table-cell>
          <table:table-cell office:value-type="string">
            <text:p>1261.00</text:p>
          </table:table-cell>
          <table:table-cell office:value-type="string">
            <text:p>DIVPRE</text:p>
          </table:table-cell>
          <table:table-cell office:value-type="string">
            <text:p>0000000000504359</text:p>
          </table:table-cell>
          <table:table-cell office:value-type="string">
            <text:p>1261.00</text:p>
          </table:table-cell>
          <table:table-cell office:value-type="string">
            <text:p>11557911</text:p>
          </table:table-cell>
          <table:table-cell table:number-columns-repeated="1014"/>
        </table:table-row>
        <table:table-row table:style-name="ro1">
          <table:table-cell office:value-type="string">
            <text:p>0990388628001</text:p>
          </table:table-cell>
          <table:table-cell office:value-type="string">
            <text:p>RUC</text:p>
          </table:table-cell>
          <table:table-cell/>
          <table:table-cell office:value-type="string">
            <text:p>ROMERO &amp; ASOCIADOS C.LTDA.</text:p>
          </table:table-cell>
          <table:table-cell office:value-type="string">
            <text:p>1</text:p>
          </table:table-cell>
          <table:table-cell office:value-type="string">
            <text:p>1262.00</text:p>
          </table:table-cell>
          <table:table-cell office:value-type="string">
            <text:p>MOPAAP</text:p>
          </table:table-cell>
          <table:table-cell office:value-type="string">
            <text:p>0000000000504360</text:p>
          </table:table-cell>
          <table:table-cell office:value-type="string">
            <text:p>1262.00</text:p>
          </table:table-cell>
          <table:table-cell office:value-type="string">
            <text:p>11557912</text:p>
          </table:table-cell>
          <table:table-cell table:number-columns-repeated="1014"/>
        </table:table-row>
        <table:table-row table:style-name="ro1">
          <table:table-cell office:value-type="string">
            <text:p>0990011117001</text:p>
          </table:table-cell>
          <table:table-cell office:value-type="string">
            <text:p>RUC</text:p>
          </table:table-cell>
          <table:table-cell/>
          <table:table-cell office:value-type="string">
            <text:p>TALLERES PARA MAQ.IND.AGRIC.</text:p>
          </table:table-cell>
          <table:table-cell office:value-type="string">
            <text:p>1</text:p>
          </table:table-cell>
          <table:table-cell office:value-type="string">
            <text:p>1263.00</text:p>
          </table:table-cell>
          <table:table-cell office:value-type="string">
            <text:p>MOFORE</text:p>
          </table:table-cell>
          <table:table-cell office:value-type="string">
            <text:p>0000000000504361</text:p>
          </table:table-cell>
          <table:table-cell office:value-type="string">
            <text:p>1263.00</text:p>
          </table:table-cell>
          <table:table-cell office:value-type="string">
            <text:p>11557913</text:p>
          </table:table-cell>
          <table:table-cell table:number-columns-repeated="1014"/>
        </table:table-row>
        <table:table-row table:style-name="ro1">
          <table:table-cell office:value-type="string">
            <text:p>0990009929001</text:p>
          </table:table-cell>
          <table:table-cell office:value-type="string">
            <text:p>RUC</text:p>
          </table:table-cell>
          <table:table-cell/>
          <table:table-cell office:value-type="string">
            <text:p>TELEROMAN CIA. LTDA.</text:p>
          </table:table-cell>
          <table:table-cell office:value-type="string">
            <text:p>1</text:p>
          </table:table-cell>
          <table:table-cell office:value-type="string">
            <text:p>1264.00</text:p>
          </table:table-cell>
          <table:table-cell office:value-type="string">
            <text:p>ACUADM</text:p>
          </table:table-cell>
          <table:table-cell office:value-type="string">
            <text:p>0000000000504362</text:p>
          </table:table-cell>
          <table:table-cell office:value-type="string">
            <text:p>1264.00</text:p>
          </table:table-cell>
          <table:table-cell office:value-type="string">
            <text:p>11557914</text:p>
          </table:table-cell>
          <table:table-cell table:number-columns-repeated="1014"/>
        </table:table-row>
        <table:table-row table:style-name="ro1">
          <table:table-cell office:value-type="string">
            <text:p>0991085556001</text:p>
          </table:table-cell>
          <table:table-cell office:value-type="string">
            <text:p>RUC</text:p>
          </table:table-cell>
          <table:table-cell/>
          <table:table-cell office:value-type="string">
            <text:p>TRANSDATEL C. LTDA.</text:p>
          </table:table-cell>
          <table:table-cell office:value-type="string">
            <text:p>1</text:p>
          </table:table-cell>
          <table:table-cell office:value-type="string">
            <text:p>1265.00</text:p>
          </table:table-cell>
          <table:table-cell office:value-type="string">
            <text:p>INICON</text:p>
          </table:table-cell>
          <table:table-cell office:value-type="string">
            <text:p>0000000000504363</text:p>
          </table:table-cell>
          <table:table-cell office:value-type="string">
            <text:p>1265.00</text:p>
          </table:table-cell>
          <table:table-cell office:value-type="string">
            <text:p>11557915</text:p>
          </table:table-cell>
          <table:table-cell table:number-columns-repeated="1014"/>
        </table:table-row>
        <table:table-row table:style-name="ro1">
          <table:table-cell office:value-type="string">
            <text:p>0991139125001</text:p>
          </table:table-cell>
          <table:table-cell office:value-type="string">
            <text:p>RUC</text:p>
          </table:table-cell>
          <table:table-cell/>
          <table:table-cell office:value-type="string">
            <text:p>ACCEPLAST S.A.</text:p>
          </table:table-cell>
          <table:table-cell office:value-type="string">
            <text:p>1</text:p>
          </table:table-cell>
          <table:table-cell office:value-type="string">
            <text:p>1266.00</text:p>
          </table:table-cell>
          <table:table-cell office:value-type="string">
            <text:p>DIVPHJUB</text:p>
          </table:table-cell>
          <table:table-cell office:value-type="string">
            <text:p>0000000000504364</text:p>
          </table:table-cell>
          <table:table-cell office:value-type="string">
            <text:p>1266.00</text:p>
          </table:table-cell>
          <table:table-cell office:value-type="string">
            <text:p>11557916</text:p>
          </table:table-cell>
          <table:table-cell table:number-columns-repeated="1014"/>
        </table:table-row>
        <table:table-row table:style-name="ro1">
          <table:table-cell office:value-type="string">
            <text:p>1790008959001</text:p>
          </table:table-cell>
          <table:table-cell office:value-type="string">
            <text:p>RUC</text:p>
          </table:table-cell>
          <table:table-cell/>
          <table:table-cell office:value-type="string">
            <text:p>ACERO COMERCIAL ECUATORIANO SA</text:p>
          </table:table-cell>
          <table:table-cell office:value-type="string">
            <text:p>1</text:p>
          </table:table-cell>
          <table:table-cell office:value-type="string">
            <text:p>1267.00</text:p>
          </table:table-cell>
          <table:table-cell office:value-type="string">
            <text:p>EFEGAR</text:p>
          </table:table-cell>
          <table:table-cell office:value-type="string">
            <text:p>0000000000504365</text:p>
          </table:table-cell>
          <table:table-cell office:value-type="string">
            <text:p>1267.00</text:p>
          </table:table-cell>
          <table:table-cell office:value-type="string">
            <text:p>11557917</text:p>
          </table:table-cell>
          <table:table-cell table:number-columns-repeated="1014"/>
        </table:table-row>
        <table:table-row table:style-name="ro1">
          <table:table-cell office:value-type="string">
            <text:p>0990017190001</text:p>
          </table:table-cell>
          <table:table-cell office:value-type="string">
            <text:p>RUC</text:p>
          </table:table-cell>
          <table:table-cell/>
          <table:table-cell office:value-type="string">
            <text:p>ACROMAX LAB. QUIMICO-FARMACEUT</text:p>
          </table:table-cell>
          <table:table-cell office:value-type="string">
            <text:p>1</text:p>
          </table:table-cell>
          <table:table-cell office:value-type="string">
            <text:p>1268.00</text:p>
          </table:table-cell>
          <table:table-cell office:value-type="string">
            <text:p>FONDOS</text:p>
          </table:table-cell>
          <table:table-cell office:value-type="string">
            <text:p>0000000000504366</text:p>
          </table:table-cell>
          <table:table-cell office:value-type="string">
            <text:p>1268.00</text:p>
          </table:table-cell>
          <table:table-cell office:value-type="string">
            <text:p>11557918</text:p>
          </table:table-cell>
          <table:table-cell table:number-columns-repeated="1014"/>
        </table:table-row>
        <table:table-row table:style-name="ro1">
          <table:table-cell office:value-type="string">
            <text:p>0990618410001</text:p>
          </table:table-cell>
          <table:table-cell office:value-type="string">
            <text:p>RUC</text:p>
          </table:table-cell>
          <table:table-cell/>
          <table:table-cell office:value-type="string">
            <text:p>ACUARINA S.A</text:p>
          </table:table-cell>
          <table:table-cell office:value-type="string">
            <text:p>1</text:p>
          </table:table-cell>
          <table:table-cell office:value-type="string">
            <text:p>1269.00</text:p>
          </table:table-cell>
          <table:table-cell office:value-type="string">
            <text:p>GLOSAS</text:p>
          </table:table-cell>
          <table:table-cell office:value-type="string">
            <text:p>0000000000504367</text:p>
          </table:table-cell>
          <table:table-cell office:value-type="string">
            <text:p>1269.00</text:p>
          </table:table-cell>
          <table:table-cell office:value-type="string">
            <text:p>11557919</text:p>
          </table:table-cell>
          <table:table-cell table:number-columns-repeated="1014"/>
        </table:table-row>
        <table:table-row table:style-name="ro1">
          <table:table-cell office:value-type="string">
            <text:p>0991131361001</text:p>
          </table:table-cell>
          <table:table-cell office:value-type="string">
            <text:p>RUC</text:p>
          </table:table-cell>
          <table:table-cell/>
          <table:table-cell office:value-type="string">
            <text:p>ACUEPROCESADORA S.A.</text:p>
          </table:table-cell>
          <table:table-cell office:value-type="string">
            <text:p>1</text:p>
          </table:table-cell>
          <table:table-cell office:value-type="string">
            <text:p>1270.00</text:p>
          </table:table-cell>
          <table:table-cell office:value-type="string">
            <text:p>LIQCON</text:p>
          </table:table-cell>
          <table:table-cell office:value-type="string">
            <text:p>0000000000504368</text:p>
          </table:table-cell>
          <table:table-cell office:value-type="string">
            <text:p>1270.00</text:p>
          </table:table-cell>
          <table:table-cell office:value-type="string">
            <text:p>11557920</text:p>
          </table:table-cell>
          <table:table-cell table:number-columns-repeated="1014"/>
        </table:table-row>
        <table:table-row table:style-name="ro1">
          <table:table-cell office:value-type="string">
            <text:p>0990325561001</text:p>
          </table:table-cell>
          <table:table-cell office:value-type="string">
            <text:p>RUC</text:p>
          </table:table-cell>
          <table:table-cell/>
          <table:table-cell office:value-type="string">
            <text:p>ACUESPECIES S.A</text:p>
          </table:table-cell>
          <table:table-cell office:value-type="string">
            <text:p>1</text:p>
          </table:table-cell>
          <table:table-cell office:value-type="string">
            <text:p>1271.00</text:p>
          </table:table-cell>
          <table:table-cell office:value-type="string">
            <text:p>LIQPRE</text:p>
          </table:table-cell>
          <table:table-cell office:value-type="string">
            <text:p>0000000000504369</text:p>
          </table:table-cell>
          <table:table-cell office:value-type="string">
            <text:p>1271.00</text:p>
          </table:table-cell>
          <table:table-cell office:value-type="string">
            <text:p>11557921</text:p>
          </table:table-cell>
          <table:table-cell table:number-columns-repeated="1014"/>
        </table:table-row>
        <table:table-row table:style-name="ro1">
          <table:table-cell office:value-type="string">
            <text:p>0090934606001</text:p>
          </table:table-cell>
          <table:table-cell office:value-type="string">
            <text:p>RUC</text:p>
          </table:table-cell>
          <table:table-cell/>
          <table:table-cell office:value-type="string">
            <text:p>ADDINSELL PENINSULAR S.A.</text:p>
          </table:table-cell>
          <table:table-cell office:value-type="string">
            <text:p>1</text:p>
          </table:table-cell>
          <table:table-cell office:value-type="string">
            <text:p>1272.00</text:p>
          </table:table-cell>
          <table:table-cell office:value-type="string">
            <text:p>PLANI</text:p>
          </table:table-cell>
          <table:table-cell office:value-type="string">
            <text:p>0000000000504370</text:p>
          </table:table-cell>
          <table:table-cell office:value-type="string">
            <text:p>1272.00</text:p>
          </table:table-cell>
          <table:table-cell office:value-type="string">
            <text:p>11557922</text:p>
          </table:table-cell>
          <table:table-cell table:number-columns-repeated="1014"/>
        </table:table-row>
        <table:table-row table:style-name="ro1">
          <table:table-cell office:value-type="string">
            <text:p>0990645469001</text:p>
          </table:table-cell>
          <table:table-cell office:value-type="string">
            <text:p>RUC</text:p>
          </table:table-cell>
          <table:table-cell/>
          <table:table-cell office:value-type="string">
            <text:p>ADM. DE MARIC. Y AGRO ADMAR SA</text:p>
          </table:table-cell>
          <table:table-cell office:value-type="string">
            <text:p>1</text:p>
          </table:table-cell>
          <table:table-cell office:value-type="string">
            <text:p>1273.00</text:p>
          </table:table-cell>
          <table:table-cell office:value-type="string">
            <text:p>RESGLO</text:p>
          </table:table-cell>
          <table:table-cell office:value-type="string">
            <text:p>0000000000504371</text:p>
          </table:table-cell>
          <table:table-cell office:value-type="string">
            <text:p>1273.00</text:p>
          </table:table-cell>
          <table:table-cell office:value-type="string">
            <text:p>11557923</text:p>
          </table:table-cell>
          <table:table-cell table:number-columns-repeated="1014"/>
        </table:table-row>
        <table:table-row table:style-name="ro1">
          <table:table-cell office:value-type="string">
            <text:p>0990628475001</text:p>
          </table:table-cell>
          <table:table-cell office:value-type="string">
            <text:p>RUC</text:p>
          </table:table-cell>
          <table:table-cell/>
          <table:table-cell office:value-type="string">
            <text:p>ADUM CONSTRUCCIONES MECANICAS</text:p>
          </table:table-cell>
          <table:table-cell office:value-type="string">
            <text:p>1</text:p>
          </table:table-cell>
          <table:table-cell office:value-type="string">
            <text:p>1274.00</text:p>
          </table:table-cell>
          <table:table-cell office:value-type="string">
            <text:p>RESTIT</text:p>
          </table:table-cell>
          <table:table-cell office:value-type="string">
            <text:p>0000000000504372</text:p>
          </table:table-cell>
          <table:table-cell office:value-type="string">
            <text:p>1274.00</text:p>
          </table:table-cell>
          <table:table-cell office:value-type="string">
            <text:p>11557924</text:p>
          </table:table-cell>
          <table:table-cell table:number-columns-repeated="1014"/>
        </table:table-row>
        <table:table-row table:style-name="ro1">
          <table:table-cell office:value-type="string">
            <text:p>0990707936001</text:p>
          </table:table-cell>
          <table:table-cell office:value-type="string">
            <text:p>RUC</text:p>
          </table:table-cell>
          <table:table-cell/>
          <table:table-cell office:value-type="string">
            <text:p>AEROVIAJES CIA.LTDA.</text:p>
          </table:table-cell>
          <table:table-cell office:value-type="string">
            <text:p>1</text:p>
          </table:table-cell>
          <table:table-cell office:value-type="string">
            <text:p>1275.00</text:p>
          </table:table-cell>
          <table:table-cell office:value-type="string">
            <text:p>SALDEB</text:p>
          </table:table-cell>
          <table:table-cell office:value-type="string">
            <text:p>0000000000504373</text:p>
          </table:table-cell>
          <table:table-cell office:value-type="string">
            <text:p>1275.00</text:p>
          </table:table-cell>
          <table:table-cell office:value-type="string">
            <text:p>11557925</text:p>
          </table:table-cell>
          <table:table-cell table:number-columns-repeated="1014"/>
        </table:table-row>
        <table:table-row table:style-name="ro1">
          <table:table-cell office:value-type="string">
            <text:p>0990871965001</text:p>
          </table:table-cell>
          <table:table-cell office:value-type="string">
            <text:p>RUC</text:p>
          </table:table-cell>
          <table:table-cell/>
          <table:table-cell office:value-type="string">
            <text:p>AEROTURISMO SAVAC C. LTDA.</text:p>
          </table:table-cell>
          <table:table-cell office:value-type="string">
            <text:p>1</text:p>
          </table:table-cell>
          <table:table-cell office:value-type="string">
            <text:p>1276.00</text:p>
          </table:table-cell>
          <table:table-cell office:value-type="string">
            <text:p>TITCRE</text:p>
          </table:table-cell>
          <table:table-cell office:value-type="string">
            <text:p>0000000000504374</text:p>
          </table:table-cell>
          <table:table-cell office:value-type="string">
            <text:p>1276.00</text:p>
          </table:table-cell>
          <table:table-cell office:value-type="string">
            <text:p>11557926</text:p>
          </table:table-cell>
          <table:table-cell table:number-columns-repeated="1014"/>
        </table:table-row>
        <table:table-row table:style-name="ro1">
          <table:table-cell office:value-type="string">
            <text:p>0990009589001</text:p>
          </table:table-cell>
          <table:table-cell office:value-type="string">
            <text:p>RUC</text:p>
          </table:table-cell>
          <table:table-cell/>
          <table:table-cell office:value-type="string">
            <text:p>AEROVIC C.A.</text:p>
          </table:table-cell>
          <table:table-cell office:value-type="string">
            <text:p>1</text:p>
          </table:table-cell>
          <table:table-cell office:value-type="string">
            <text:p>1277.00</text:p>
          </table:table-cell>
          <table:table-cell office:value-type="string">
            <text:p>DIVPREHI</text:p>
          </table:table-cell>
          <table:table-cell office:value-type="string">
            <text:p>0000000000504375</text:p>
          </table:table-cell>
          <table:table-cell office:value-type="string">
            <text:p>1277.00</text:p>
          </table:table-cell>
          <table:table-cell office:value-type="string">
            <text:p>11557927</text:p>
          </table:table-cell>
          <table:table-cell table:number-columns-repeated="1014"/>
        </table:table-row>
        <table:table-row table:style-name="ro1">
          <table:table-cell office:value-type="string">
            <text:p>0990533865001</text:p>
          </table:table-cell>
          <table:table-cell office:value-type="string">
            <text:p>RUC</text:p>
          </table:table-cell>
          <table:table-cell/>
          <table:table-cell office:value-type="string">
            <text:p>NEY-S TUR AG.VIAJES Y TURISMO</text:p>
          </table:table-cell>
          <table:table-cell office:value-type="string">
            <text:p>1</text:p>
          </table:table-cell>
          <table:table-cell office:value-type="string">
            <text:p>1278.00</text:p>
          </table:table-cell>
          <table:table-cell office:value-type="string">
            <text:p>DIVPREJU</text:p>
          </table:table-cell>
          <table:table-cell office:value-type="string">
            <text:p>0000000000504376</text:p>
          </table:table-cell>
          <table:table-cell office:value-type="string">
            <text:p>1278.00</text:p>
          </table:table-cell>
          <table:table-cell office:value-type="string">
            <text:p>11557928</text:p>
          </table:table-cell>
          <table:table-cell table:number-columns-repeated="1014"/>
        </table:table-row>
        <table:table-row table:style-name="ro1">
          <table:table-cell office:value-type="string">
            <text:p>0991204849001</text:p>
          </table:table-cell>
          <table:table-cell office:value-type="string">
            <text:p>RUC</text:p>
          </table:table-cell>
          <table:table-cell/>
          <table:table-cell office:value-type="string">
            <text:p>NAVIPACIFICO CIA/ LTDA.</text:p>
          </table:table-cell>
          <table:table-cell office:value-type="string">
            <text:p>1</text:p>
          </table:table-cell>
          <table:table-cell office:value-type="string">
            <text:p>1279.00</text:p>
          </table:table-cell>
          <table:table-cell office:value-type="string">
            <text:p>DIVPREJG</text:p>
          </table:table-cell>
          <table:table-cell office:value-type="string">
            <text:p>0000000000504377</text:p>
          </table:table-cell>
          <table:table-cell office:value-type="string">
            <text:p>1279.00</text:p>
          </table:table-cell>
          <table:table-cell office:value-type="string">
            <text:p>11557929</text:p>
          </table:table-cell>
          <table:table-cell table:number-columns-repeated="1014"/>
        </table:table-row>
        <table:table-row table:style-name="ro1">
          <table:table-cell office:value-type="string">
            <text:p>0990013187001</text:p>
          </table:table-cell>
          <table:table-cell office:value-type="string">
            <text:p>RUC</text:p>
          </table:table-cell>
          <table:table-cell/>
          <table:table-cell office:value-type="string">
            <text:p>INVESTAMAR S.A./AGENCIA Y REPR</text:p>
          </table:table-cell>
          <table:table-cell office:value-type="string">
            <text:p>1</text:p>
          </table:table-cell>
          <table:table-cell office:value-type="string">
            <text:p>1280.00</text:p>
          </table:table-cell>
          <table:table-cell office:value-type="string">
            <text:p>DIVPREJQ</text:p>
          </table:table-cell>
          <table:table-cell office:value-type="string">
            <text:p>0000000000504378</text:p>
          </table:table-cell>
          <table:table-cell office:value-type="string">
            <text:p>1280.00</text:p>
          </table:table-cell>
          <table:table-cell office:value-type="string">
            <text:p>11557930</text:p>
          </table:table-cell>
          <table:table-cell table:number-columns-repeated="1014"/>
        </table:table-row>
        <table:table-row table:style-name="ro1">
          <table:table-cell office:value-type="string">
            <text:p>0990586764001</text:p>
          </table:table-cell>
          <table:table-cell office:value-type="string">
            <text:p>RUC</text:p>
          </table:table-cell>
          <table:table-cell/>
          <table:table-cell office:value-type="string">
            <text:p>ALFA DISTRIBUCIONES DE A.MARTI</text:p>
          </table:table-cell>
          <table:table-cell office:value-type="string">
            <text:p>1</text:p>
          </table:table-cell>
          <table:table-cell office:value-type="string">
            <text:p>1281.00</text:p>
          </table:table-cell>
          <table:table-cell office:value-type="string">
            <text:p>MOPAPR</text:p>
          </table:table-cell>
          <table:table-cell office:value-type="string">
            <text:p>0000000000504379</text:p>
          </table:table-cell>
          <table:table-cell office:value-type="string">
            <text:p>1281.00</text:p>
          </table:table-cell>
          <table:table-cell office:value-type="string">
            <text:p>11557931</text:p>
          </table:table-cell>
          <table:table-cell table:number-columns-repeated="1014"/>
        </table:table-row>
        <table:table-row table:style-name="ro1">
          <table:table-cell office:value-type="string">
            <text:p>0790051963001</text:p>
          </table:table-cell>
          <table:table-cell office:value-type="string">
            <text:p>RUC</text:p>
          </table:table-cell>
          <table:table-cell/>
          <table:table-cell office:value-type="string">
            <text:p>AGBACO AGR.BANANERA CIA.LTDA.</text:p>
          </table:table-cell>
          <table:table-cell office:value-type="string">
            <text:p>1</text:p>
          </table:table-cell>
          <table:table-cell office:value-type="string">
            <text:p>1282.00</text:p>
          </table:table-cell>
          <table:table-cell office:value-type="string">
            <text:p>DIVPREHO</text:p>
          </table:table-cell>
          <table:table-cell office:value-type="string">
            <text:p>0000000000504380</text:p>
          </table:table-cell>
          <table:table-cell office:value-type="string">
            <text:p>1282.00</text:p>
          </table:table-cell>
          <table:table-cell office:value-type="string">
            <text:p>11557932</text:p>
          </table:table-cell>
          <table:table-cell table:number-columns-repeated="1014"/>
        </table:table-row>
        <table:table-row table:style-name="ro1">
          <table:table-cell office:value-type="string">
            <text:p>0991121099001</text:p>
          </table:table-cell>
          <table:table-cell office:value-type="string">
            <text:p>RUC</text:p>
          </table:table-cell>
          <table:table-cell/>
          <table:table-cell office:value-type="string">
            <text:p>AGRICOLA ALAFA S.A./AGRIALFA</text:p>
          </table:table-cell>
          <table:table-cell office:value-type="string">
            <text:p>1</text:p>
          </table:table-cell>
          <table:table-cell office:value-type="string">
            <text:p>1283.00</text:p>
          </table:table-cell>
          <table:table-cell office:value-type="string">
            <text:p>ABOTIT</text:p>
          </table:table-cell>
          <table:table-cell office:value-type="string">
            <text:p>0000000000504381</text:p>
          </table:table-cell>
          <table:table-cell office:value-type="string">
            <text:p>1283.00</text:p>
          </table:table-cell>
          <table:table-cell office:value-type="string">
            <text:p>11557933</text:p>
          </table:table-cell>
          <table:table-cell table:number-columns-repeated="1014"/>
        </table:table-row>
        <table:table-row table:style-name="ro1">
          <table:table-cell office:value-type="string">
            <text:p>0990830622001</text:p>
          </table:table-cell>
          <table:table-cell office:value-type="string">
            <text:p>RUC</text:p>
          </table:table-cell>
          <table:table-cell/>
          <table:table-cell office:value-type="string">
            <text:p>AGRÍCOLA PINOBA S.A. <text:s/>PINOBASA</text:p>
          </table:table-cell>
          <table:table-cell office:value-type="string">
            <text:p>1</text:p>
          </table:table-cell>
          <table:table-cell office:value-type="string">
            <text:p>1284.00</text:p>
          </table:table-cell>
          <table:table-cell office:value-type="string">
            <text:p>PAGIND</text:p>
          </table:table-cell>
          <table:table-cell office:value-type="string">
            <text:p>0000000000504382</text:p>
          </table:table-cell>
          <table:table-cell office:value-type="string">
            <text:p>1284.00</text:p>
          </table:table-cell>
          <table:table-cell office:value-type="string">
            <text:p>11557934</text:p>
          </table:table-cell>
          <table:table-cell table:number-columns-repeated="1014"/>
        </table:table-row>
        <table:table-row table:style-name="ro1">
          <table:table-cell office:value-type="string">
            <text:p>0990888671001</text:p>
          </table:table-cell>
          <table:table-cell office:value-type="string">
            <text:p>RUC</text:p>
          </table:table-cell>
          <table:table-cell/>
          <table:table-cell office:value-type="string">
            <text:p>AGRICOLA BANANERA SONNE GUZMAN &amp; COMPAÑIA</text:p>
          </table:table-cell>
          <table:table-cell office:value-type="string">
            <text:p>1</text:p>
          </table:table-cell>
          <table:table-cell office:value-type="string">
            <text:p>1285.00</text:p>
          </table:table-cell>
          <table:table-cell office:value-type="string">
            <text:p>PAGINDPH</text:p>
          </table:table-cell>
          <table:table-cell office:value-type="string">
            <text:p>0000000000504383</text:p>
          </table:table-cell>
          <table:table-cell office:value-type="string">
            <text:p>1285.00</text:p>
          </table:table-cell>
          <table:table-cell office:value-type="string">
            <text:p>11557935</text:p>
          </table:table-cell>
          <table:table-cell table:number-columns-repeated="1014"/>
        </table:table-row>
        <table:table-row table:style-name="ro1">
          <table:table-cell office:value-type="string">
            <text:p>0990730512001</text:p>
          </table:table-cell>
          <table:table-cell office:value-type="string">
            <text:p>RUC</text:p>
          </table:table-cell>
          <table:table-cell/>
          <table:table-cell office:value-type="string">
            <text:p>AGROBATA S.A.</text:p>
          </table:table-cell>
          <table:table-cell office:value-type="string">
            <text:p>1</text:p>
          </table:table-cell>
          <table:table-cell office:value-type="string">
            <text:p>1286.00</text:p>
          </table:table-cell>
          <table:table-cell office:value-type="string">
            <text:p>PAGINDSA</text:p>
          </table:table-cell>
          <table:table-cell office:value-type="string">
            <text:p>0000000000504384</text:p>
          </table:table-cell>
          <table:table-cell office:value-type="string">
            <text:p>1286.00</text:p>
          </table:table-cell>
          <table:table-cell office:value-type="string">
            <text:p>11557936</text:p>
          </table:table-cell>
          <table:table-cell table:number-columns-repeated="1014"/>
        </table:table-row>
        <table:table-row table:style-name="ro1">
          <table:table-cell office:value-type="string">
            <text:p>0990056668001</text:p>
          </table:table-cell>
          <table:table-cell office:value-type="string">
            <text:p>RUC</text:p>
          </table:table-cell>
          <table:table-cell/>
          <table:table-cell office:value-type="string">
            <text:p>AGRICOLA BUENAVISTA S.A.</text:p>
          </table:table-cell>
          <table:table-cell office:value-type="string">
            <text:p>1</text:p>
          </table:table-cell>
          <table:table-cell office:value-type="string">
            <text:p>1287.00</text:p>
          </table:table-cell>
          <table:table-cell office:value-type="string">
            <text:p>LIQPRECE</text:p>
          </table:table-cell>
          <table:table-cell office:value-type="string">
            <text:p>0000000000504385</text:p>
          </table:table-cell>
          <table:table-cell office:value-type="string">
            <text:p>1287.00</text:p>
          </table:table-cell>
          <table:table-cell office:value-type="string">
            <text:p>11557937</text:p>
          </table:table-cell>
          <table:table-cell table:number-columns-repeated="1014"/>
        </table:table-row>
        <table:table-row table:style-name="ro1">
          <table:table-cell office:value-type="string">
            <text:p>0990079358001</text:p>
          </table:table-cell>
          <table:table-cell office:value-type="string">
            <text:p>RUC</text:p>
          </table:table-cell>
          <table:table-cell/>
          <table:table-cell office:value-type="string">
            <text:p>AGRICOLA CLARA S.P.R. S.A.</text:p>
          </table:table-cell>
          <table:table-cell office:value-type="string">
            <text:p>1</text:p>
          </table:table-cell>
          <table:table-cell office:value-type="string">
            <text:p>1288.00</text:p>
          </table:table-cell>
          <table:table-cell office:value-type="string">
            <text:p>LIQPREFR</text:p>
          </table:table-cell>
          <table:table-cell office:value-type="string">
            <text:p>0000000000504386</text:p>
          </table:table-cell>
          <table:table-cell office:value-type="string">
            <text:p>1288.00</text:p>
          </table:table-cell>
          <table:table-cell office:value-type="string">
            <text:p>11557938</text:p>
          </table:table-cell>
          <table:table-cell table:number-columns-repeated="1014"/>
        </table:table-row>
        <table:table-row table:style-name="ro1">
          <table:table-cell office:value-type="string">
            <text:p>0990064512001</text:p>
          </table:table-cell>
          <table:table-cell office:value-type="string">
            <text:p>RUC</text:p>
          </table:table-cell>
          <table:table-cell/>
          <table:table-cell office:value-type="string">
            <text:p>AGRICOLA GANADERA WONKINMAY S.</text:p>
          </table:table-cell>
          <table:table-cell office:value-type="string">
            <text:p>1</text:p>
          </table:table-cell>
          <table:table-cell office:value-type="string">
            <text:p>1289.00</text:p>
          </table:table-cell>
          <table:table-cell office:value-type="string">
            <text:p>PLTNRHAF</text:p>
          </table:table-cell>
          <table:table-cell office:value-type="string">
            <text:p>0000000000504387</text:p>
          </table:table-cell>
          <table:table-cell office:value-type="string">
            <text:p>1289.00</text:p>
          </table:table-cell>
          <table:table-cell office:value-type="string">
            <text:p>11557939</text:p>
          </table:table-cell>
          <table:table-cell table:number-columns-repeated="1014"/>
        </table:table-row>
        <table:table-row table:style-name="ro1">
          <table:table-cell office:value-type="string">
            <text:p>0990944423001</text:p>
          </table:table-cell>
          <table:table-cell office:value-type="string">
            <text:p>RUC</text:p>
          </table:table-cell>
          <table:table-cell/>
          <table:table-cell office:value-type="string">
            <text:p>AGRICOLA JORAPA S.A.</text:p>
          </table:table-cell>
          <table:table-cell office:value-type="string">
            <text:p>1</text:p>
          </table:table-cell>
          <table:table-cell office:value-type="string">
            <text:p>1290.00</text:p>
          </table:table-cell>
          <table:table-cell office:value-type="string">
            <text:p>EXCPLANI</text:p>
          </table:table-cell>
          <table:table-cell office:value-type="string">
            <text:p>0000000000504388</text:p>
          </table:table-cell>
          <table:table-cell office:value-type="string">
            <text:p>1290.00</text:p>
          </table:table-cell>
          <table:table-cell office:value-type="string">
            <text:p>11557940</text:p>
          </table:table-cell>
          <table:table-cell table:number-columns-repeated="1014"/>
        </table:table-row>
        <table:table-row table:style-name="ro1">
          <table:table-cell office:value-type="string">
            <text:p>0990286264001</text:p>
          </table:table-cell>
          <table:table-cell office:value-type="string">
            <text:p>RUC</text:p>
          </table:table-cell>
          <table:table-cell/>
          <table:table-cell office:value-type="string">
            <text:p>AGRICOLA LA LUZ CIA LTDA</text:p>
          </table:table-cell>
          <table:table-cell office:value-type="string">
            <text:p>1</text:p>
          </table:table-cell>
          <table:table-cell office:value-type="string">
            <text:p>1291.00</text:p>
          </table:table-cell>
          <table:table-cell office:value-type="string">
            <text:p>RESPAT</text:p>
          </table:table-cell>
          <table:table-cell office:value-type="string">
            <text:p>0000000000504389</text:p>
          </table:table-cell>
          <table:table-cell office:value-type="string">
            <text:p>1291.00</text:p>
          </table:table-cell>
          <table:table-cell office:value-type="string">
            <text:p>11557941</text:p>
          </table:table-cell>
          <table:table-cell table:number-columns-repeated="1014"/>
        </table:table-row>
        <table:table-row table:style-name="ro1">
          <table:table-cell office:value-type="string">
            <text:p>0991030506001</text:p>
          </table:table-cell>
          <table:table-cell office:value-type="string">
            <text:p>RUC</text:p>
          </table:table-cell>
          <table:table-cell office:value-type="string">
            <text:p>CUOCON</text:p>
          </table:table-cell>
          <table:table-cell office:value-type="string">
            <text:p>CORPINCOMCUATRO S.A.</text:p>
          </table:table-cell>
          <table:table-cell office:value-type="string">
            <text:p>1</text:p>
          </table:table-cell>
          <table:table-cell office:value-type="string">
            <text:p>1253.00</text:p>
          </table:table-cell>
          <table:table-cell office:value-type="string">
            <text:p>CUOCON</text:p>
          </table:table-cell>
          <table:table-cell office:value-type="string">
            <text:p>0000000000504352</text:p>
          </table:table-cell>
          <table:table-cell office:value-type="string">
            <text:p>1253.00</text:p>
          </table:table-cell>
          <table:table-cell office:value-type="string">
            <text:p>11557942</text:p>
          </table:table-cell>
          <table:table-cell table:number-columns-repeated="1014"/>
        </table:table-row>
        <table:table-row table:style-name="ro1">
          <table:table-cell office:value-type="string">
            <text:p>0990011532001</text:p>
          </table:table-cell>
          <table:table-cell office:value-type="string">
            <text:p>RUC</text:p>
          </table:table-cell>
          <table:table-cell office:value-type="string">
            <text:p>VARARRDG</text:p>
          </table:table-cell>
          <table:table-cell office:value-type="string">
            <text:p>DIST.DE MADERAS CIA.LTDA. DISM</text:p>
          </table:table-cell>
          <table:table-cell office:value-type="string">
            <text:p>1</text:p>
          </table:table-cell>
          <table:table-cell office:value-type="string">
            <text:p>1254.00</text:p>
          </table:table-cell>
          <table:table-cell office:value-type="string">
            <text:p>VARARRDG</text:p>
          </table:table-cell>
          <table:table-cell office:value-type="string">
            <text:p>0000000000604469</text:p>
          </table:table-cell>
          <table:table-cell office:value-type="string">
            <text:p>1254.00</text:p>
          </table:table-cell>
          <table:table-cell office:value-type="string">
            <text:p>11557943</text:p>
          </table:table-cell>
          <table:table-cell table:number-columns-repeated="1014"/>
        </table:table-row>
        <table:table-row table:style-name="ro1">
          <table:table-cell office:value-type="string">
            <text:p>0991129960001</text:p>
          </table:table-cell>
          <table:table-cell office:value-type="string">
            <text:p>RUC</text:p>
          </table:table-cell>
          <table:table-cell office:value-type="string">
            <text:p>CARGOBCO</text:p>
          </table:table-cell>
          <table:table-cell office:value-type="string">
            <text:p>GOLANIA S.A.</text:p>
          </table:table-cell>
          <table:table-cell office:value-type="string">
            <text:p>1</text:p>
          </table:table-cell>
          <table:table-cell office:value-type="string">
            <text:p>1255.00</text:p>
          </table:table-cell>
          <table:table-cell office:value-type="string">
            <text:p>CARGOBCO</text:p>
          </table:table-cell>
          <table:table-cell office:value-type="string">
            <text:p>0000000000504353</text:p>
          </table:table-cell>
          <table:table-cell office:value-type="string">
            <text:p>1255.00</text:p>
          </table:table-cell>
          <table:table-cell office:value-type="string">
            <text:p>11557944</text:p>
          </table:table-cell>
          <table:table-cell table:number-columns-repeated="1014"/>
        </table:table-row>
        <table:table-row table:style-name="ro1">
          <table:table-cell office:value-type="string">
            <text:p>0991267425001</text:p>
          </table:table-cell>
          <table:table-cell office:value-type="string">
            <text:p>RUC</text:p>
          </table:table-cell>
          <table:table-cell office:value-type="string">
            <text:p>CARGOEMP</text:p>
          </table:table-cell>
          <table:table-cell office:value-type="string">
            <text:p>IMPORGLASS S.A.</text:p>
          </table:table-cell>
          <table:table-cell office:value-type="string">
            <text:p>1</text:p>
          </table:table-cell>
          <table:table-cell office:value-type="string">
            <text:p>1256.00</text:p>
          </table:table-cell>
          <table:table-cell office:value-type="string">
            <text:p>CARGOEMP</text:p>
          </table:table-cell>
          <table:table-cell office:value-type="string">
            <text:p>0000000000504354</text:p>
          </table:table-cell>
          <table:table-cell office:value-type="string">
            <text:p>1256.00</text:p>
          </table:table-cell>
          <table:table-cell office:value-type="string">
            <text:p>11557945</text:p>
          </table:table-cell>
          <table:table-cell table:number-columns-repeated="1014"/>
        </table:table-row>
        <table:table-row table:style-name="ro1">
          <table:table-cell office:value-type="string">
            <text:p>0990011109001</text:p>
          </table:table-cell>
          <table:table-cell office:value-type="string">
            <text:p>RUC</text:p>
          </table:table-cell>
          <table:table-cell office:value-type="string">
            <text:p>CRGOIESS</text:p>
          </table:table-cell>
          <table:table-cell office:value-type="string">
            <text:p>IMP.IND.AGRICOLA S. A.</text:p>
          </table:table-cell>
          <table:table-cell office:value-type="string">
            <text:p>1</text:p>
          </table:table-cell>
          <table:table-cell office:value-type="string">
            <text:p>1257.00</text:p>
          </table:table-cell>
          <table:table-cell office:value-type="string">
            <text:p>CRGOIESS</text:p>
          </table:table-cell>
          <table:table-cell office:value-type="string">
            <text:p>0000000000504355</text:p>
          </table:table-cell>
          <table:table-cell office:value-type="string">
            <text:p>1257.00</text:p>
          </table:table-cell>
          <table:table-cell office:value-type="string">
            <text:p>11557946</text:p>
          </table:table-cell>
          <table:table-cell table:number-columns-repeated="1014"/>
        </table:table-row>
        <table:table-row table:style-name="ro1">
          <table:table-cell office:value-type="string">
            <text:p>0990943931001</text:p>
          </table:table-cell>
          <table:table-cell office:value-type="string">
            <text:p>RUC</text:p>
          </table:table-cell>
          <table:table-cell office:value-type="string">
            <text:p>PAGABOPH</text:p>
          </table:table-cell>
          <table:table-cell office:value-type="string">
            <text:p>INRECCA INMB.REPRES.Y COMER.</text:p>
          </table:table-cell>
          <table:table-cell office:value-type="string">
            <text:p>1</text:p>
          </table:table-cell>
          <table:table-cell office:value-type="string">
            <text:p>1258.00</text:p>
          </table:table-cell>
          <table:table-cell office:value-type="string">
            <text:p>PAGABOPH</text:p>
          </table:table-cell>
          <table:table-cell office:value-type="string">
            <text:p>0000000000504356</text:p>
          </table:table-cell>
          <table:table-cell office:value-type="string">
            <text:p>1258.00</text:p>
          </table:table-cell>
          <table:table-cell office:value-type="string">
            <text:p>11557947</text:p>
          </table:table-cell>
          <table:table-cell table:number-columns-repeated="1014"/>
        </table:table-row>
        <table:table-row table:style-name="ro1">
          <table:table-cell office:value-type="string">
            <text:p>0990225923001</text:p>
          </table:table-cell>
          <table:table-cell office:value-type="string">
            <text:p>RUC</text:p>
          </table:table-cell>
          <table:table-cell office:value-type="string">
            <text:p>PAGADMPH</text:p>
          </table:table-cell>
          <table:table-cell office:value-type="string">
            <text:p>MACASA,MAQUINAS Y CAMIONES S.A</text:p>
          </table:table-cell>
          <table:table-cell office:value-type="string">
            <text:p>1</text:p>
          </table:table-cell>
          <table:table-cell office:value-type="string">
            <text:p>1259.00</text:p>
          </table:table-cell>
          <table:table-cell office:value-type="string">
            <text:p>PAGADMPH</text:p>
          </table:table-cell>
          <table:table-cell office:value-type="string">
            <text:p>0000000000504357</text:p>
          </table:table-cell>
          <table:table-cell office:value-type="string">
            <text:p>1259.00</text:p>
          </table:table-cell>
          <table:table-cell office:value-type="string">
            <text:p>11557948</text:p>
          </table:table-cell>
          <table:table-cell table:number-columns-repeated="1014"/>
        </table:table-row>
        <table:table-row table:style-name="ro1">
          <table:table-cell office:value-type="string">
            <text:p>0990247595001</text:p>
          </table:table-cell>
          <table:table-cell office:value-type="string">
            <text:p>RUC</text:p>
          </table:table-cell>
          <table:table-cell office:value-type="string">
            <text:p>PAGLIQPH</text:p>
          </table:table-cell>
          <table:table-cell office:value-type="string">
            <text:p>MARRIOT S.A.</text:p>
          </table:table-cell>
          <table:table-cell office:value-type="string">
            <text:p>1</text:p>
          </table:table-cell>
          <table:table-cell office:value-type="string">
            <text:p>1260.00</text:p>
          </table:table-cell>
          <table:table-cell office:value-type="string">
            <text:p>PAGLIQPH</text:p>
          </table:table-cell>
          <table:table-cell office:value-type="string">
            <text:p>0000000000504358</text:p>
          </table:table-cell>
          <table:table-cell office:value-type="string">
            <text:p>1260.00</text:p>
          </table:table-cell>
          <table:table-cell office:value-type="string">
            <text:p>11557949</text:p>
          </table:table-cell>
          <table:table-cell table:number-columns-repeated="1014"/>
        </table:table-row>
        <table:table-row table:style-name="ro1">
          <table:table-cell office:value-type="string">
            <text:p>0990012555001</text:p>
          </table:table-cell>
          <table:table-cell office:value-type="string">
            <text:p>RUC</text:p>
          </table:table-cell>
          <table:table-cell office:value-type="string">
            <text:p>DIVPRE</text:p>
          </table:table-cell>
          <table:table-cell office:value-type="string">
            <text:p>RECTIMAQUINAS S.A.</text:p>
          </table:table-cell>
          <table:table-cell office:value-type="string">
            <text:p>1</text:p>
          </table:table-cell>
          <table:table-cell office:value-type="string">
            <text:p>1261.00</text:p>
          </table:table-cell>
          <table:table-cell office:value-type="string">
            <text:p>DIVPRE</text:p>
          </table:table-cell>
          <table:table-cell office:value-type="string">
            <text:p>0000000000504359</text:p>
          </table:table-cell>
          <table:table-cell office:value-type="string">
            <text:p>1261.00</text:p>
          </table:table-cell>
          <table:table-cell office:value-type="string">
            <text:p>11557950</text:p>
          </table:table-cell>
          <table:table-cell table:number-columns-repeated="1014"/>
        </table:table-row>
        <table:table-row table:style-name="ro1">
          <table:table-cell office:value-type="string">
            <text:p>0990388628001</text:p>
          </table:table-cell>
          <table:table-cell office:value-type="string">
            <text:p>RUC</text:p>
          </table:table-cell>
          <table:table-cell office:value-type="string">
            <text:p>MOPAAP</text:p>
          </table:table-cell>
          <table:table-cell office:value-type="string">
            <text:p>ROMERO &amp; ASOCIADOS C.LTDA.</text:p>
          </table:table-cell>
          <table:table-cell office:value-type="string">
            <text:p>1</text:p>
          </table:table-cell>
          <table:table-cell office:value-type="string">
            <text:p>1262.00</text:p>
          </table:table-cell>
          <table:table-cell office:value-type="string">
            <text:p>MOPAAP</text:p>
          </table:table-cell>
          <table:table-cell office:value-type="string">
            <text:p>0000000000504360</text:p>
          </table:table-cell>
          <table:table-cell office:value-type="string">
            <text:p>1262.00</text:p>
          </table:table-cell>
          <table:table-cell office:value-type="string">
            <text:p>11557951</text:p>
          </table:table-cell>
          <table:table-cell table:number-columns-repeated="1014"/>
        </table:table-row>
        <table:table-row table:style-name="ro1">
          <table:table-cell office:value-type="string">
            <text:p>0990011117001</text:p>
          </table:table-cell>
          <table:table-cell office:value-type="string">
            <text:p>RUC</text:p>
          </table:table-cell>
          <table:table-cell office:value-type="string">
            <text:p>MOFORE</text:p>
          </table:table-cell>
          <table:table-cell office:value-type="string">
            <text:p>TALLERES PARA MAQ.IND.AGRIC.</text:p>
          </table:table-cell>
          <table:table-cell office:value-type="string">
            <text:p>1</text:p>
          </table:table-cell>
          <table:table-cell office:value-type="string">
            <text:p>1263.00</text:p>
          </table:table-cell>
          <table:table-cell office:value-type="string">
            <text:p>MOFORE</text:p>
          </table:table-cell>
          <table:table-cell office:value-type="string">
            <text:p>0000000000504361</text:p>
          </table:table-cell>
          <table:table-cell office:value-type="string">
            <text:p>1263.00</text:p>
          </table:table-cell>
          <table:table-cell office:value-type="string">
            <text:p>11557952</text:p>
          </table:table-cell>
          <table:table-cell table:number-columns-repeated="1014"/>
        </table:table-row>
        <table:table-row table:style-name="ro1">
          <table:table-cell office:value-type="string">
            <text:p>0990009929001</text:p>
          </table:table-cell>
          <table:table-cell office:value-type="string">
            <text:p>RUC</text:p>
          </table:table-cell>
          <table:table-cell office:value-type="string">
            <text:p>ACUADM</text:p>
          </table:table-cell>
          <table:table-cell office:value-type="string">
            <text:p>TELEROMAN CIA. LTDA.</text:p>
          </table:table-cell>
          <table:table-cell office:value-type="string">
            <text:p>1</text:p>
          </table:table-cell>
          <table:table-cell office:value-type="string">
            <text:p>1264.00</text:p>
          </table:table-cell>
          <table:table-cell office:value-type="string">
            <text:p>ACUADM</text:p>
          </table:table-cell>
          <table:table-cell office:value-type="string">
            <text:p>0000000000504362</text:p>
          </table:table-cell>
          <table:table-cell office:value-type="string">
            <text:p>1264.00</text:p>
          </table:table-cell>
          <table:table-cell office:value-type="string">
            <text:p>11557953</text:p>
          </table:table-cell>
          <table:table-cell table:number-columns-repeated="1014"/>
        </table:table-row>
        <table:table-row table:style-name="ro1">
          <table:table-cell office:value-type="string">
            <text:p>0991085556001</text:p>
          </table:table-cell>
          <table:table-cell office:value-type="string">
            <text:p>RUC</text:p>
          </table:table-cell>
          <table:table-cell office:value-type="string">
            <text:p>INICON</text:p>
          </table:table-cell>
          <table:table-cell office:value-type="string">
            <text:p>TRANSDATEL C. LTDA.</text:p>
          </table:table-cell>
          <table:table-cell office:value-type="string">
            <text:p>1</text:p>
          </table:table-cell>
          <table:table-cell office:value-type="string">
            <text:p>1265.00</text:p>
          </table:table-cell>
          <table:table-cell office:value-type="string">
            <text:p>INICON</text:p>
          </table:table-cell>
          <table:table-cell office:value-type="string">
            <text:p>0000000000504363</text:p>
          </table:table-cell>
          <table:table-cell office:value-type="string">
            <text:p>1265.00</text:p>
          </table:table-cell>
          <table:table-cell office:value-type="string">
            <text:p>11557954</text:p>
          </table:table-cell>
          <table:table-cell table:number-columns-repeated="1014"/>
        </table:table-row>
        <table:table-row table:style-name="ro1">
          <table:table-cell office:value-type="string">
            <text:p>0991139125001</text:p>
          </table:table-cell>
          <table:table-cell office:value-type="string">
            <text:p>RUC</text:p>
          </table:table-cell>
          <table:table-cell office:value-type="string">
            <text:p>DIVPHJUB</text:p>
          </table:table-cell>
          <table:table-cell office:value-type="string">
            <text:p>ACCEPLAST S.A.</text:p>
          </table:table-cell>
          <table:table-cell office:value-type="string">
            <text:p>1</text:p>
          </table:table-cell>
          <table:table-cell office:value-type="string">
            <text:p>1266.00</text:p>
          </table:table-cell>
          <table:table-cell office:value-type="string">
            <text:p>DIVPHJUB</text:p>
          </table:table-cell>
          <table:table-cell office:value-type="string">
            <text:p>0000000000504364</text:p>
          </table:table-cell>
          <table:table-cell office:value-type="string">
            <text:p>1266.00</text:p>
          </table:table-cell>
          <table:table-cell office:value-type="string">
            <text:p>11557955</text:p>
          </table:table-cell>
          <table:table-cell table:number-columns-repeated="1014"/>
        </table:table-row>
        <table:table-row table:style-name="ro1">
          <table:table-cell office:value-type="string">
            <text:p>1790008959001</text:p>
          </table:table-cell>
          <table:table-cell office:value-type="string">
            <text:p>RUC</text:p>
          </table:table-cell>
          <table:table-cell office:value-type="string">
            <text:p>EFEGAR</text:p>
          </table:table-cell>
          <table:table-cell office:value-type="string">
            <text:p>ACERO COMERCIAL ECUATORIANO SA</text:p>
          </table:table-cell>
          <table:table-cell office:value-type="string">
            <text:p>1</text:p>
          </table:table-cell>
          <table:table-cell office:value-type="string">
            <text:p>1267.00</text:p>
          </table:table-cell>
          <table:table-cell office:value-type="string">
            <text:p>EFEGAR</text:p>
          </table:table-cell>
          <table:table-cell office:value-type="string">
            <text:p>0000000000504365</text:p>
          </table:table-cell>
          <table:table-cell office:value-type="string">
            <text:p>1267.00</text:p>
          </table:table-cell>
          <table:table-cell office:value-type="string">
            <text:p>11557956</text:p>
          </table:table-cell>
          <table:table-cell table:number-columns-repeated="1014"/>
        </table:table-row>
        <table:table-row table:style-name="ro1">
          <table:table-cell office:value-type="string">
            <text:p>0990017190001</text:p>
          </table:table-cell>
          <table:table-cell office:value-type="string">
            <text:p>RUC</text:p>
          </table:table-cell>
          <table:table-cell office:value-type="string">
            <text:p>FONDOS</text:p>
          </table:table-cell>
          <table:table-cell office:value-type="string">
            <text:p>ACROMAX LAB. QUIMICO-FARMACEUT</text:p>
          </table:table-cell>
          <table:table-cell office:value-type="string">
            <text:p>1</text:p>
          </table:table-cell>
          <table:table-cell office:value-type="string">
            <text:p>1268.00</text:p>
          </table:table-cell>
          <table:table-cell office:value-type="string">
            <text:p>FONDOS</text:p>
          </table:table-cell>
          <table:table-cell office:value-type="string">
            <text:p>0000000000504366</text:p>
          </table:table-cell>
          <table:table-cell office:value-type="string">
            <text:p>1268.00</text:p>
          </table:table-cell>
          <table:table-cell office:value-type="string">
            <text:p>11557957</text:p>
          </table:table-cell>
          <table:table-cell table:number-columns-repeated="1014"/>
        </table:table-row>
        <table:table-row table:style-name="ro1">
          <table:table-cell office:value-type="string">
            <text:p>0990618410001</text:p>
          </table:table-cell>
          <table:table-cell office:value-type="string">
            <text:p>RUC</text:p>
          </table:table-cell>
          <table:table-cell office:value-type="string">
            <text:p>GLOSAS</text:p>
          </table:table-cell>
          <table:table-cell office:value-type="string">
            <text:p>ACUARINA S.A</text:p>
          </table:table-cell>
          <table:table-cell office:value-type="string">
            <text:p>1</text:p>
          </table:table-cell>
          <table:table-cell office:value-type="string">
            <text:p>1269.00</text:p>
          </table:table-cell>
          <table:table-cell office:value-type="string">
            <text:p>GLOSAS</text:p>
          </table:table-cell>
          <table:table-cell office:value-type="string">
            <text:p>0000000000504367</text:p>
          </table:table-cell>
          <table:table-cell office:value-type="string">
            <text:p>1269.00</text:p>
          </table:table-cell>
          <table:table-cell office:value-type="string">
            <text:p>11557958</text:p>
          </table:table-cell>
          <table:table-cell table:number-columns-repeated="1014"/>
        </table:table-row>
        <table:table-row table:style-name="ro1">
          <table:table-cell office:value-type="string">
            <text:p>0991131361001</text:p>
          </table:table-cell>
          <table:table-cell office:value-type="string">
            <text:p>RUC</text:p>
          </table:table-cell>
          <table:table-cell office:value-type="string">
            <text:p>LIQCON</text:p>
          </table:table-cell>
          <table:table-cell office:value-type="string">
            <text:p>ACUEPROCESADORA S.A.</text:p>
          </table:table-cell>
          <table:table-cell office:value-type="string">
            <text:p>1</text:p>
          </table:table-cell>
          <table:table-cell office:value-type="string">
            <text:p>1270.00</text:p>
          </table:table-cell>
          <table:table-cell office:value-type="string">
            <text:p>LIQCON</text:p>
          </table:table-cell>
          <table:table-cell office:value-type="string">
            <text:p>0000000000504368</text:p>
          </table:table-cell>
          <table:table-cell office:value-type="string">
            <text:p>1270.00</text:p>
          </table:table-cell>
          <table:table-cell office:value-type="string">
            <text:p>11557959</text:p>
          </table:table-cell>
          <table:table-cell table:number-columns-repeated="1014"/>
        </table:table-row>
        <table:table-row table:style-name="ro1">
          <table:table-cell office:value-type="string">
            <text:p>0990325561001</text:p>
          </table:table-cell>
          <table:table-cell office:value-type="string">
            <text:p>RUC</text:p>
          </table:table-cell>
          <table:table-cell office:value-type="string">
            <text:p>LIQPRE</text:p>
          </table:table-cell>
          <table:table-cell office:value-type="string">
            <text:p>ACUESPECIES S.A</text:p>
          </table:table-cell>
          <table:table-cell office:value-type="string">
            <text:p>1</text:p>
          </table:table-cell>
          <table:table-cell office:value-type="string">
            <text:p>1271.00</text:p>
          </table:table-cell>
          <table:table-cell office:value-type="string">
            <text:p>LIQPRE</text:p>
          </table:table-cell>
          <table:table-cell office:value-type="string">
            <text:p>0000000000504369</text:p>
          </table:table-cell>
          <table:table-cell office:value-type="string">
            <text:p>1271.00</text:p>
          </table:table-cell>
          <table:table-cell office:value-type="string">
            <text:p>11557960</text:p>
          </table:table-cell>
          <table:table-cell table:number-columns-repeated="1014"/>
        </table:table-row>
        <table:table-row table:style-name="ro1">
          <table:table-cell office:value-type="string">
            <text:p>0090934606001</text:p>
          </table:table-cell>
          <table:table-cell office:value-type="string">
            <text:p>RUC</text:p>
          </table:table-cell>
          <table:table-cell office:value-type="string">
            <text:p>PLANI</text:p>
          </table:table-cell>
          <table:table-cell office:value-type="string">
            <text:p>ADDINSELL PENINSULAR S.A.</text:p>
          </table:table-cell>
          <table:table-cell office:value-type="string">
            <text:p>1</text:p>
          </table:table-cell>
          <table:table-cell office:value-type="string">
            <text:p>1272.00</text:p>
          </table:table-cell>
          <table:table-cell office:value-type="string">
            <text:p>PLANI</text:p>
          </table:table-cell>
          <table:table-cell office:value-type="string">
            <text:p>0000000000504370</text:p>
          </table:table-cell>
          <table:table-cell office:value-type="string">
            <text:p>1272.00</text:p>
          </table:table-cell>
          <table:table-cell office:value-type="string">
            <text:p>11557961</text:p>
          </table:table-cell>
          <table:table-cell table:number-columns-repeated="1014"/>
        </table:table-row>
        <table:table-row table:style-name="ro1">
          <table:table-cell office:value-type="string">
            <text:p>0990645469001</text:p>
          </table:table-cell>
          <table:table-cell office:value-type="string">
            <text:p>RUC</text:p>
          </table:table-cell>
          <table:table-cell office:value-type="string">
            <text:p>RESGLO</text:p>
          </table:table-cell>
          <table:table-cell office:value-type="string">
            <text:p>ADM. DE MARIC. Y AGRO ADMAR SA</text:p>
          </table:table-cell>
          <table:table-cell office:value-type="string">
            <text:p>1</text:p>
          </table:table-cell>
          <table:table-cell office:value-type="string">
            <text:p>1273.00</text:p>
          </table:table-cell>
          <table:table-cell office:value-type="string">
            <text:p>RESGLO</text:p>
          </table:table-cell>
          <table:table-cell office:value-type="string">
            <text:p>0000000000504371</text:p>
          </table:table-cell>
          <table:table-cell office:value-type="string">
            <text:p>1273.00</text:p>
          </table:table-cell>
          <table:table-cell office:value-type="string">
            <text:p>11557962</text:p>
          </table:table-cell>
          <table:table-cell table:number-columns-repeated="1014"/>
        </table:table-row>
        <table:table-row table:style-name="ro1">
          <table:table-cell office:value-type="string">
            <text:p>0990628475001</text:p>
          </table:table-cell>
          <table:table-cell office:value-type="string">
            <text:p>RUC</text:p>
          </table:table-cell>
          <table:table-cell office:value-type="string">
            <text:p>RESTIT</text:p>
          </table:table-cell>
          <table:table-cell office:value-type="string">
            <text:p>ADUM CONSTRUCCIONES MECANICAS</text:p>
          </table:table-cell>
          <table:table-cell office:value-type="string">
            <text:p>1</text:p>
          </table:table-cell>
          <table:table-cell office:value-type="string">
            <text:p>1274.00</text:p>
          </table:table-cell>
          <table:table-cell office:value-type="string">
            <text:p>RESTIT</text:p>
          </table:table-cell>
          <table:table-cell office:value-type="string">
            <text:p>0000000000504372</text:p>
          </table:table-cell>
          <table:table-cell office:value-type="string">
            <text:p>1274.00</text:p>
          </table:table-cell>
          <table:table-cell office:value-type="string">
            <text:p>11557963</text:p>
          </table:table-cell>
          <table:table-cell table:number-columns-repeated="1014"/>
        </table:table-row>
        <table:table-row table:style-name="ro1">
          <table:table-cell office:value-type="string">
            <text:p>0990707936001</text:p>
          </table:table-cell>
          <table:table-cell office:value-type="string">
            <text:p>RUC</text:p>
          </table:table-cell>
          <table:table-cell office:value-type="string">
            <text:p>SALDEB</text:p>
          </table:table-cell>
          <table:table-cell office:value-type="string">
            <text:p>AEROVIAJES CIA.LTDA.</text:p>
          </table:table-cell>
          <table:table-cell office:value-type="string">
            <text:p>1</text:p>
          </table:table-cell>
          <table:table-cell office:value-type="string">
            <text:p>1275.00</text:p>
          </table:table-cell>
          <table:table-cell office:value-type="string">
            <text:p>SALDEB</text:p>
          </table:table-cell>
          <table:table-cell office:value-type="string">
            <text:p>0000000000504373</text:p>
          </table:table-cell>
          <table:table-cell office:value-type="string">
            <text:p>1275.00</text:p>
          </table:table-cell>
          <table:table-cell office:value-type="string">
            <text:p>11557964</text:p>
          </table:table-cell>
          <table:table-cell table:number-columns-repeated="1014"/>
        </table:table-row>
        <table:table-row table:style-name="ro1">
          <table:table-cell office:value-type="string">
            <text:p>0990871965001</text:p>
          </table:table-cell>
          <table:table-cell office:value-type="string">
            <text:p>RUC</text:p>
          </table:table-cell>
          <table:table-cell office:value-type="string">
            <text:p>TITCRE</text:p>
          </table:table-cell>
          <table:table-cell office:value-type="string">
            <text:p>AEROTURISMO SAVAC C. LTDA.</text:p>
          </table:table-cell>
          <table:table-cell office:value-type="string">
            <text:p>1</text:p>
          </table:table-cell>
          <table:table-cell office:value-type="string">
            <text:p>1276.00</text:p>
          </table:table-cell>
          <table:table-cell office:value-type="string">
            <text:p>TITCRE</text:p>
          </table:table-cell>
          <table:table-cell office:value-type="string">
            <text:p>0000000000504374</text:p>
          </table:table-cell>
          <table:table-cell office:value-type="string">
            <text:p>1276.00</text:p>
          </table:table-cell>
          <table:table-cell office:value-type="string">
            <text:p>11557965</text:p>
          </table:table-cell>
          <table:table-cell table:number-columns-repeated="1014"/>
        </table:table-row>
        <table:table-row table:style-name="ro1">
          <table:table-cell office:value-type="string">
            <text:p>0990009589001</text:p>
          </table:table-cell>
          <table:table-cell office:value-type="string">
            <text:p>RUC</text:p>
          </table:table-cell>
          <table:table-cell office:value-type="string">
            <text:p>DIVPREHI</text:p>
          </table:table-cell>
          <table:table-cell office:value-type="string">
            <text:p>AEROVIC C.A.</text:p>
          </table:table-cell>
          <table:table-cell office:value-type="string">
            <text:p>1</text:p>
          </table:table-cell>
          <table:table-cell office:value-type="string">
            <text:p>1277.00</text:p>
          </table:table-cell>
          <table:table-cell office:value-type="string">
            <text:p>DIVPREHI</text:p>
          </table:table-cell>
          <table:table-cell office:value-type="string">
            <text:p>0000000000504375</text:p>
          </table:table-cell>
          <table:table-cell office:value-type="string">
            <text:p>1277.00</text:p>
          </table:table-cell>
          <table:table-cell office:value-type="string">
            <text:p>11557966</text:p>
          </table:table-cell>
          <table:table-cell table:number-columns-repeated="1014"/>
        </table:table-row>
        <table:table-row table:style-name="ro1">
          <table:table-cell office:value-type="string">
            <text:p>0990533865001</text:p>
          </table:table-cell>
          <table:table-cell office:value-type="string">
            <text:p>RUC</text:p>
          </table:table-cell>
          <table:table-cell office:value-type="string">
            <text:p>DIVPREJU</text:p>
          </table:table-cell>
          <table:table-cell office:value-type="string">
            <text:p>NEY-S TUR AG.VIAJES Y TURISMO</text:p>
          </table:table-cell>
          <table:table-cell office:value-type="string">
            <text:p>1</text:p>
          </table:table-cell>
          <table:table-cell office:value-type="string">
            <text:p>1278.00</text:p>
          </table:table-cell>
          <table:table-cell office:value-type="string">
            <text:p>DIVPREJU</text:p>
          </table:table-cell>
          <table:table-cell office:value-type="string">
            <text:p>0000000000504376</text:p>
          </table:table-cell>
          <table:table-cell office:value-type="string">
            <text:p>1278.00</text:p>
          </table:table-cell>
          <table:table-cell office:value-type="string">
            <text:p>11557967</text:p>
          </table:table-cell>
          <table:table-cell table:number-columns-repeated="1014"/>
        </table:table-row>
        <table:table-row table:style-name="ro1">
          <table:table-cell office:value-type="string">
            <text:p>0991204849001</text:p>
          </table:table-cell>
          <table:table-cell office:value-type="string">
            <text:p>RUC</text:p>
          </table:table-cell>
          <table:table-cell office:value-type="string">
            <text:p>DIVPREJG</text:p>
          </table:table-cell>
          <table:table-cell office:value-type="string">
            <text:p>NAVIPACIFICO CIA/ LTDA.</text:p>
          </table:table-cell>
          <table:table-cell office:value-type="string">
            <text:p>1</text:p>
          </table:table-cell>
          <table:table-cell office:value-type="string">
            <text:p>1279.00</text:p>
          </table:table-cell>
          <table:table-cell office:value-type="string">
            <text:p>DIVPREJG</text:p>
          </table:table-cell>
          <table:table-cell office:value-type="string">
            <text:p>0000000000504377</text:p>
          </table:table-cell>
          <table:table-cell office:value-type="string">
            <text:p>1279.00</text:p>
          </table:table-cell>
          <table:table-cell office:value-type="string">
            <text:p>11557968</text:p>
          </table:table-cell>
          <table:table-cell table:number-columns-repeated="1014"/>
        </table:table-row>
        <table:table-row table:style-name="ro1">
          <table:table-cell office:value-type="string">
            <text:p>0990013187001</text:p>
          </table:table-cell>
          <table:table-cell office:value-type="string">
            <text:p>RUC</text:p>
          </table:table-cell>
          <table:table-cell office:value-type="string">
            <text:p>DIVPREJQ</text:p>
          </table:table-cell>
          <table:table-cell office:value-type="string">
            <text:p>INVESTAMAR S.A./AGENCIA Y REPR</text:p>
          </table:table-cell>
          <table:table-cell office:value-type="string">
            <text:p>1</text:p>
          </table:table-cell>
          <table:table-cell office:value-type="string">
            <text:p>1280.00</text:p>
          </table:table-cell>
          <table:table-cell office:value-type="string">
            <text:p>DIVPREJQ</text:p>
          </table:table-cell>
          <table:table-cell office:value-type="string">
            <text:p>0000000000504378</text:p>
          </table:table-cell>
          <table:table-cell office:value-type="string">
            <text:p>1280.00</text:p>
          </table:table-cell>
          <table:table-cell office:value-type="string">
            <text:p>11557969</text:p>
          </table:table-cell>
          <table:table-cell table:number-columns-repeated="1014"/>
        </table:table-row>
        <table:table-row table:style-name="ro1">
          <table:table-cell office:value-type="string">
            <text:p>0990586764001</text:p>
          </table:table-cell>
          <table:table-cell office:value-type="string">
            <text:p>RUC</text:p>
          </table:table-cell>
          <table:table-cell office:value-type="string">
            <text:p>MOPAPR</text:p>
          </table:table-cell>
          <table:table-cell office:value-type="string">
            <text:p>ALFA DISTRIBUCIONES DE A.MARTI</text:p>
          </table:table-cell>
          <table:table-cell office:value-type="string">
            <text:p>1</text:p>
          </table:table-cell>
          <table:table-cell office:value-type="string">
            <text:p>1281.00</text:p>
          </table:table-cell>
          <table:table-cell office:value-type="string">
            <text:p>MOPAPR</text:p>
          </table:table-cell>
          <table:table-cell office:value-type="string">
            <text:p>0000000000504379</text:p>
          </table:table-cell>
          <table:table-cell office:value-type="string">
            <text:p>1281.00</text:p>
          </table:table-cell>
          <table:table-cell office:value-type="string">
            <text:p>11557970</text:p>
          </table:table-cell>
          <table:table-cell table:number-columns-repeated="1014"/>
        </table:table-row>
        <table:table-row table:style-name="ro1">
          <table:table-cell office:value-type="string">
            <text:p>0790051963001</text:p>
          </table:table-cell>
          <table:table-cell office:value-type="string">
            <text:p>RUC</text:p>
          </table:table-cell>
          <table:table-cell office:value-type="string">
            <text:p>DIVPREHO</text:p>
          </table:table-cell>
          <table:table-cell office:value-type="string">
            <text:p>AGBACO AGR.BANANERA CIA.LTDA.</text:p>
          </table:table-cell>
          <table:table-cell office:value-type="string">
            <text:p>1</text:p>
          </table:table-cell>
          <table:table-cell office:value-type="string">
            <text:p>1282.00</text:p>
          </table:table-cell>
          <table:table-cell office:value-type="string">
            <text:p>DIVPREHO</text:p>
          </table:table-cell>
          <table:table-cell office:value-type="string">
            <text:p>0000000000504380</text:p>
          </table:table-cell>
          <table:table-cell office:value-type="string">
            <text:p>1282.00</text:p>
          </table:table-cell>
          <table:table-cell office:value-type="string">
            <text:p>11557971</text:p>
          </table:table-cell>
          <table:table-cell table:number-columns-repeated="1014"/>
        </table:table-row>
        <table:table-row table:style-name="ro1">
          <table:table-cell office:value-type="string">
            <text:p>0991121099001</text:p>
          </table:table-cell>
          <table:table-cell office:value-type="string">
            <text:p>RUC</text:p>
          </table:table-cell>
          <table:table-cell office:value-type="string">
            <text:p>ABOTIT</text:p>
          </table:table-cell>
          <table:table-cell office:value-type="string">
            <text:p>AGRICOLA ALAFA S.A./AGRIALFA</text:p>
          </table:table-cell>
          <table:table-cell office:value-type="string">
            <text:p>1</text:p>
          </table:table-cell>
          <table:table-cell office:value-type="string">
            <text:p>1283.00</text:p>
          </table:table-cell>
          <table:table-cell office:value-type="string">
            <text:p>ABOTIT</text:p>
          </table:table-cell>
          <table:table-cell office:value-type="string">
            <text:p>0000000000504381</text:p>
          </table:table-cell>
          <table:table-cell office:value-type="string">
            <text:p>1283.00</text:p>
          </table:table-cell>
          <table:table-cell office:value-type="string">
            <text:p>11557972</text:p>
          </table:table-cell>
          <table:table-cell table:number-columns-repeated="1014"/>
        </table:table-row>
        <table:table-row table:style-name="ro1">
          <table:table-cell office:value-type="string">
            <text:p>0990830622001</text:p>
          </table:table-cell>
          <table:table-cell office:value-type="string">
            <text:p>RUC</text:p>
          </table:table-cell>
          <table:table-cell office:value-type="string">
            <text:p>PAGIND</text:p>
          </table:table-cell>
          <table:table-cell office:value-type="string">
            <text:p>AGRÍCOLA PINOBA S.A. <text:s/>PINOBASA</text:p>
          </table:table-cell>
          <table:table-cell office:value-type="string">
            <text:p>1</text:p>
          </table:table-cell>
          <table:table-cell office:value-type="string">
            <text:p>1284.00</text:p>
          </table:table-cell>
          <table:table-cell office:value-type="string">
            <text:p>PAGIND</text:p>
          </table:table-cell>
          <table:table-cell office:value-type="string">
            <text:p>0000000000504382</text:p>
          </table:table-cell>
          <table:table-cell office:value-type="string">
            <text:p>1284.00</text:p>
          </table:table-cell>
          <table:table-cell office:value-type="string">
            <text:p>11557973</text:p>
          </table:table-cell>
          <table:table-cell table:number-columns-repeated="1014"/>
        </table:table-row>
        <table:table-row table:style-name="ro1">
          <table:table-cell office:value-type="string">
            <text:p>0990888671001</text:p>
          </table:table-cell>
          <table:table-cell office:value-type="string">
            <text:p>RUC</text:p>
          </table:table-cell>
          <table:table-cell office:value-type="string">
            <text:p>PAGINDPH</text:p>
          </table:table-cell>
          <table:table-cell office:value-type="string">
            <text:p>AGRICOLA BANANERA SONNE GUZMAN &amp; COMPAÑIA</text:p>
          </table:table-cell>
          <table:table-cell office:value-type="string">
            <text:p>1</text:p>
          </table:table-cell>
          <table:table-cell office:value-type="string">
            <text:p>1285.00</text:p>
          </table:table-cell>
          <table:table-cell office:value-type="string">
            <text:p>PAGINDPH</text:p>
          </table:table-cell>
          <table:table-cell office:value-type="string">
            <text:p>0000000000504383</text:p>
          </table:table-cell>
          <table:table-cell office:value-type="string">
            <text:p>1285.00</text:p>
          </table:table-cell>
          <table:table-cell office:value-type="string">
            <text:p>11557974</text:p>
          </table:table-cell>
          <table:table-cell table:number-columns-repeated="1014"/>
        </table:table-row>
        <table:table-row table:style-name="ro1">
          <table:table-cell office:value-type="string">
            <text:p>0990730512001</text:p>
          </table:table-cell>
          <table:table-cell office:value-type="string">
            <text:p>RUC</text:p>
          </table:table-cell>
          <table:table-cell office:value-type="string">
            <text:p>PAGINDSA</text:p>
          </table:table-cell>
          <table:table-cell office:value-type="string">
            <text:p>AGROBATA S.A.</text:p>
          </table:table-cell>
          <table:table-cell office:value-type="string">
            <text:p>1</text:p>
          </table:table-cell>
          <table:table-cell office:value-type="string">
            <text:p>1286.00</text:p>
          </table:table-cell>
          <table:table-cell office:value-type="string">
            <text:p>PAGINDSA</text:p>
          </table:table-cell>
          <table:table-cell office:value-type="string">
            <text:p>0000000000504384</text:p>
          </table:table-cell>
          <table:table-cell office:value-type="string">
            <text:p>1286.00</text:p>
          </table:table-cell>
          <table:table-cell office:value-type="string">
            <text:p>11557975</text:p>
          </table:table-cell>
          <table:table-cell table:number-columns-repeated="1014"/>
        </table:table-row>
        <table:table-row table:style-name="ro1">
          <table:table-cell office:value-type="string">
            <text:p>0990056668001</text:p>
          </table:table-cell>
          <table:table-cell office:value-type="string">
            <text:p>RUC</text:p>
          </table:table-cell>
          <table:table-cell office:value-type="string">
            <text:p>LIQPRECE</text:p>
          </table:table-cell>
          <table:table-cell office:value-type="string">
            <text:p>AGRICOLA BUENAVISTA S.A.</text:p>
          </table:table-cell>
          <table:table-cell office:value-type="string">
            <text:p>1</text:p>
          </table:table-cell>
          <table:table-cell office:value-type="string">
            <text:p>1287.00</text:p>
          </table:table-cell>
          <table:table-cell office:value-type="string">
            <text:p>LIQPRECE</text:p>
          </table:table-cell>
          <table:table-cell office:value-type="string">
            <text:p>0000000000504385</text:p>
          </table:table-cell>
          <table:table-cell office:value-type="string">
            <text:p>1287.00</text:p>
          </table:table-cell>
          <table:table-cell office:value-type="string">
            <text:p>11557976</text:p>
          </table:table-cell>
          <table:table-cell table:number-columns-repeated="1014"/>
        </table:table-row>
        <table:table-row table:style-name="ro1">
          <table:table-cell office:value-type="string">
            <text:p>0990079358001</text:p>
          </table:table-cell>
          <table:table-cell office:value-type="string">
            <text:p>RUC</text:p>
          </table:table-cell>
          <table:table-cell office:value-type="string">
            <text:p>LIQPREFR</text:p>
          </table:table-cell>
          <table:table-cell office:value-type="string">
            <text:p>AGRICOLA CLARA S.P.R. S.A.</text:p>
          </table:table-cell>
          <table:table-cell office:value-type="string">
            <text:p>1</text:p>
          </table:table-cell>
          <table:table-cell office:value-type="string">
            <text:p>1288.00</text:p>
          </table:table-cell>
          <table:table-cell office:value-type="string">
            <text:p>LIQPREFR</text:p>
          </table:table-cell>
          <table:table-cell office:value-type="string">
            <text:p>0000000000504386</text:p>
          </table:table-cell>
          <table:table-cell office:value-type="string">
            <text:p>1288.00</text:p>
          </table:table-cell>
          <table:table-cell office:value-type="string">
            <text:p>11557977</text:p>
          </table:table-cell>
          <table:table-cell table:number-columns-repeated="1014"/>
        </table:table-row>
        <table:table-row table:style-name="ro1">
          <table:table-cell office:value-type="string">
            <text:p>0990064512001</text:p>
          </table:table-cell>
          <table:table-cell office:value-type="string">
            <text:p>RUC</text:p>
          </table:table-cell>
          <table:table-cell office:value-type="string">
            <text:p>PLTNRHAF</text:p>
          </table:table-cell>
          <table:table-cell office:value-type="string">
            <text:p>AGRICOLA GANADERA WONKINMAY S.</text:p>
          </table:table-cell>
          <table:table-cell office:value-type="string">
            <text:p>1</text:p>
          </table:table-cell>
          <table:table-cell office:value-type="string">
            <text:p>1289.00</text:p>
          </table:table-cell>
          <table:table-cell office:value-type="string">
            <text:p>PLTNRHAF</text:p>
          </table:table-cell>
          <table:table-cell office:value-type="string">
            <text:p>0000000000504387</text:p>
          </table:table-cell>
          <table:table-cell office:value-type="string">
            <text:p>1289.00</text:p>
          </table:table-cell>
          <table:table-cell office:value-type="string">
            <text:p>11557978</text:p>
          </table:table-cell>
          <table:table-cell table:number-columns-repeated="1014"/>
        </table:table-row>
        <table:table-row table:style-name="ro1">
          <table:table-cell office:value-type="string">
            <text:p>0990944423001</text:p>
          </table:table-cell>
          <table:table-cell office:value-type="string">
            <text:p>RUC</text:p>
          </table:table-cell>
          <table:table-cell office:value-type="string">
            <text:p>EXCPLANI</text:p>
          </table:table-cell>
          <table:table-cell office:value-type="string">
            <text:p>AGRICOLA JORAPA S.A.</text:p>
          </table:table-cell>
          <table:table-cell office:value-type="string">
            <text:p>1</text:p>
          </table:table-cell>
          <table:table-cell office:value-type="string">
            <text:p>1290.00</text:p>
          </table:table-cell>
          <table:table-cell office:value-type="string">
            <text:p>EXCPLANI</text:p>
          </table:table-cell>
          <table:table-cell office:value-type="string">
            <text:p>0000000000504388</text:p>
          </table:table-cell>
          <table:table-cell office:value-type="string">
            <text:p>1290.00</text:p>
          </table:table-cell>
          <table:table-cell office:value-type="string">
            <text:p>11557979</text:p>
          </table:table-cell>
          <table:table-cell table:number-columns-repeated="1014"/>
        </table:table-row>
        <table:table-row table:style-name="ro1">
          <table:table-cell office:value-type="string">
            <text:p>0990286264001</text:p>
          </table:table-cell>
          <table:table-cell office:value-type="string">
            <text:p>RUC</text:p>
          </table:table-cell>
          <table:table-cell office:value-type="string">
            <text:p>RESPAT</text:p>
          </table:table-cell>
          <table:table-cell office:value-type="string">
            <text:p>AGRICOLA LA LUZ CIA LTDA</text:p>
          </table:table-cell>
          <table:table-cell office:value-type="string">
            <text:p>1</text:p>
          </table:table-cell>
          <table:table-cell office:value-type="string">
            <text:p>1291.00</text:p>
          </table:table-cell>
          <table:table-cell office:value-type="string">
            <text:p>RESPAT</text:p>
          </table:table-cell>
          <table:table-cell office:value-type="string">
            <text:p>0000000000504389</text:p>
          </table:table-cell>
          <table:table-cell office:value-type="string">
            <text:p>1291.00</text:p>
          </table:table-cell>
          <table:table-cell office:value-type="string">
            <text:p>11557980</text:p>
          </table:table-cell>
          <table:table-cell table:number-columns-repeated="1014"/>
        </table:table-row>
        <table:table-row table:style-name="ro1">
          <table:table-cell office:value-type="string">
            <text:p>1703528016</text:p>
          </table:table-cell>
          <table:table-cell office:value-type="string">
            <text:p>CED</text:p>
          </table:table-cell>
          <table:table-cell/>
          <table:table-cell office:value-type="string">
            <text:p>MARTHA SUSANA CATOTA</text:p>
          </table:table-cell>
          <table:table-cell office:value-type="string">
            <text:p>3</text:p>
          </table:table-cell>
          <table:table-cell office:value-type="string">
            <text:p>150.00</text:p>
          </table:table-cell>
          <table:table-cell office:value-type="string">
            <text:p>CUOCON</text:p>
          </table:table-cell>
          <table:table-cell office:value-type="string">
            <text:p>0000000000504346</text:p>
          </table:table-cell>
          <table:table-cell office:value-type="string">
            <text:p>50.00</text:p>
          </table:table-cell>
          <table:table-cell office:value-type="string">
            <text:p>11557981</text:p>
          </table:table-cell>
          <table:table-cell table:number-columns-repeated="1014"/>
        </table:table-row>
        <table:table-row table:style-name="ro1">
          <table:table-cell office:value-type="string">
            <text:p>1703528016</text:p>
          </table:table-cell>
          <table:table-cell office:value-type="string">
            <text:p>CED</text:p>
          </table:table-cell>
          <table:table-cell/>
          <table:table-cell office:value-type="string">
            <text:p>MARTHA SUSANA CATOTA</text:p>
          </table:table-cell>
          <table:table-cell office:value-type="string">
            <text:p>3</text:p>
          </table:table-cell>
          <table:table-cell office:value-type="string">
            <text:p>150.00</text:p>
          </table:table-cell>
          <table:table-cell office:value-type="string">
            <text:p>LIQPRE</text:p>
          </table:table-cell>
          <table:table-cell office:value-type="string">
            <text:p>0000000000504347</text:p>
          </table:table-cell>
          <table:table-cell office:value-type="string">
            <text:p>50.00</text:p>
          </table:table-cell>
          <table:table-cell office:value-type="string">
            <text:p>11557982</text:p>
          </table:table-cell>
          <table:table-cell table:number-columns-repeated="1014"/>
        </table:table-row>
        <table:table-row table:style-name="ro1">
          <table:table-cell office:value-type="string">
            <text:p>1703528016</text:p>
          </table:table-cell>
          <table:table-cell office:value-type="string">
            <text:p>CED</text:p>
          </table:table-cell>
          <table:table-cell/>
          <table:table-cell office:value-type="string">
            <text:p>MARTHA SUSANA CATOTA</text:p>
          </table:table-cell>
          <table:table-cell office:value-type="string">
            <text:p>3</text:p>
          </table:table-cell>
          <table:table-cell office:value-type="string">
            <text:p>150.00</text:p>
          </table:table-cell>
          <table:table-cell office:value-type="string">
            <text:p>DIVPREJU</text:p>
          </table:table-cell>
          <table:table-cell office:value-type="string">
            <text:p>0000000000504348</text:p>
          </table:table-cell>
          <table:table-cell office:value-type="string">
            <text:p>50.00</text:p>
          </table:table-cell>
          <table:table-cell office:value-type="string">
            <text:p>11557983</text:p>
          </table:table-cell>
          <table:table-cell table:number-columns-repeated="1014"/>
        </table:table-row>
        <table:table-row table:style-name="ro1">
          <table:table-cell office:value-type="string">
            <text:p>1703528016</text:p>
          </table:table-cell>
          <table:table-cell office:value-type="string">
            <text:p>CED</text:p>
          </table:table-cell>
          <table:table-cell office:value-type="string">
            <text:p>CUOCON</text:p>
          </table:table-cell>
          <table:table-cell office:value-type="string">
            <text:p>MARTHA SUSANA CATOTA</text:p>
          </table:table-cell>
          <table:table-cell office:value-type="string">
            <text:p>1</text:p>
          </table:table-cell>
          <table:table-cell office:value-type="string">
            <text:p>50.00</text:p>
          </table:table-cell>
          <table:table-cell office:value-type="string">
            <text:p>CUOCON</text:p>
          </table:table-cell>
          <table:table-cell office:value-type="string">
            <text:p>0000000000504346</text:p>
          </table:table-cell>
          <table:table-cell office:value-type="string">
            <text:p>50.00</text:p>
          </table:table-cell>
          <table:table-cell office:value-type="string">
            <text:p>11557984</text:p>
          </table:table-cell>
          <table:table-cell table:number-columns-repeated="1014"/>
        </table:table-row>
        <table:table-row table:style-name="ro1">
          <table:table-cell office:value-type="string">
            <text:p>1703528016</text:p>
          </table:table-cell>
          <table:table-cell office:value-type="string">
            <text:p>CED</text:p>
          </table:table-cell>
          <table:table-cell office:value-type="string">
            <text:p>LIQPRE</text:p>
          </table:table-cell>
          <table:table-cell office:value-type="string">
            <text:p>MARTHA SUSANA CATOTA</text:p>
          </table:table-cell>
          <table:table-cell office:value-type="string">
            <text:p>1</text:p>
          </table:table-cell>
          <table:table-cell office:value-type="string">
            <text:p>50.00</text:p>
          </table:table-cell>
          <table:table-cell office:value-type="string">
            <text:p>LIQPRE</text:p>
          </table:table-cell>
          <table:table-cell office:value-type="string">
            <text:p>0000000000504347</text:p>
          </table:table-cell>
          <table:table-cell office:value-type="string">
            <text:p>50.00</text:p>
          </table:table-cell>
          <table:table-cell office:value-type="string">
            <text:p>11557985</text:p>
          </table:table-cell>
          <table:table-cell table:number-columns-repeated="1014"/>
        </table:table-row>
        <table:table-row table:style-name="ro1">
          <table:table-cell office:value-type="string">
            <text:p>1703528016</text:p>
          </table:table-cell>
          <table:table-cell office:value-type="string">
            <text:p>CED</text:p>
          </table:table-cell>
          <table:table-cell office:value-type="string">
            <text:p>DIVPREJU</text:p>
          </table:table-cell>
          <table:table-cell office:value-type="string">
            <text:p>MARTHA SUSANA CATOTA</text:p>
          </table:table-cell>
          <table:table-cell office:value-type="string">
            <text:p>1</text:p>
          </table:table-cell>
          <table:table-cell office:value-type="string">
            <text:p>50.00</text:p>
          </table:table-cell>
          <table:table-cell office:value-type="string">
            <text:p>DIVPREJU</text:p>
          </table:table-cell>
          <table:table-cell office:value-type="string">
            <text:p>0000000000504348</text:p>
          </table:table-cell>
          <table:table-cell office:value-type="string">
            <text:p>50.00</text:p>
          </table:table-cell>
          <table:table-cell office:value-type="string">
            <text:p>11557986</text:p>
          </table:table-cell>
          <table:table-cell table:number-columns-repeated="1014"/>
        </table:table-row>
        <table:table-row table:style-name="ro1">
          <table:table-cell office:value-type="string">
            <text:p>1307029684</text:p>
          </table:table-cell>
          <table:table-cell office:value-type="string">
            <text:p>CED</text:p>
          </table:table-cell>
          <table:table-cell/>
          <table:table-cell office:value-type="string">
            <text:p>ROSA INDELIRA CEDENO</text:p>
          </table:table-cell>
          <table:table-cell office:value-type="string">
            <text:p>2</text:p>
          </table:table-cell>
          <table:table-cell office:value-type="string">
            <text:p>2000.00</text:p>
          </table:table-cell>
          <table:table-cell office:value-type="string">
            <text:p>MOPAPR</text:p>
          </table:table-cell>
          <table:table-cell office:value-type="string">
            <text:p>0000000000504349</text:p>
          </table:table-cell>
          <table:table-cell office:value-type="string">
            <text:p>1000.00</text:p>
          </table:table-cell>
          <table:table-cell office:value-type="string">
            <text:p>11557987</text:p>
          </table:table-cell>
          <table:table-cell table:number-columns-repeated="1014"/>
        </table:table-row>
        <table:table-row table:style-name="ro1">
          <table:table-cell office:value-type="string">
            <text:p>1307029684</text:p>
          </table:table-cell>
          <table:table-cell office:value-type="string">
            <text:p>CED</text:p>
          </table:table-cell>
          <table:table-cell/>
          <table:table-cell office:value-type="string">
            <text:p>ROSA INDELIRA CEDENO</text:p>
          </table:table-cell>
          <table:table-cell office:value-type="string">
            <text:p>2</text:p>
          </table:table-cell>
          <table:table-cell office:value-type="string">
            <text:p>2000.00</text:p>
          </table:table-cell>
          <table:table-cell office:value-type="string">
            <text:p>ACUADM</text:p>
          </table:table-cell>
          <table:table-cell office:value-type="string">
            <text:p>0000000000504350</text:p>
          </table:table-cell>
          <table:table-cell office:value-type="string">
            <text:p>1000.00</text:p>
          </table:table-cell>
          <table:table-cell office:value-type="string">
            <text:p>11557988</text:p>
          </table:table-cell>
          <table:table-cell table:number-columns-repeated="1014"/>
        </table:table-row>
        <table:table-row table:style-name="ro1">
          <table:table-cell office:value-type="string">
            <text:p>1307029684</text:p>
          </table:table-cell>
          <table:table-cell office:value-type="string">
            <text:p>CED</text:p>
          </table:table-cell>
          <table:table-cell office:value-type="string">
            <text:p>MOPAPR</text:p>
          </table:table-cell>
          <table:table-cell office:value-type="string">
            <text:p>ROSA INDELIRA CEDENO</text:p>
          </table:table-cell>
          <table:table-cell office:value-type="string">
            <text:p>1</text:p>
          </table:table-cell>
          <table:table-cell office:value-type="string">
            <text:p>1000.00</text:p>
          </table:table-cell>
          <table:table-cell office:value-type="string">
            <text:p>MOPAPR</text:p>
          </table:table-cell>
          <table:table-cell office:value-type="string">
            <text:p>0000000000504349</text:p>
          </table:table-cell>
          <table:table-cell office:value-type="string">
            <text:p>1000.00</text:p>
          </table:table-cell>
          <table:table-cell office:value-type="string">
            <text:p>11557989</text:p>
          </table:table-cell>
          <table:table-cell table:number-columns-repeated="1014"/>
        </table:table-row>
        <table:table-row table:style-name="ro1">
          <table:table-cell office:value-type="string">
            <text:p>1307029684</text:p>
          </table:table-cell>
          <table:table-cell office:value-type="string">
            <text:p>CED</text:p>
          </table:table-cell>
          <table:table-cell office:value-type="string">
            <text:p>ACUADM</text:p>
          </table:table-cell>
          <table:table-cell office:value-type="string">
            <text:p>ROSA INDELIRA CEDENO</text:p>
          </table:table-cell>
          <table:table-cell office:value-type="string">
            <text:p>1</text:p>
          </table:table-cell>
          <table:table-cell office:value-type="string">
            <text:p>1000.00</text:p>
          </table:table-cell>
          <table:table-cell office:value-type="string">
            <text:p>ACUADM</text:p>
          </table:table-cell>
          <table:table-cell office:value-type="string">
            <text:p>0000000000504350</text:p>
          </table:table-cell>
          <table:table-cell office:value-type="string">
            <text:p>1000.00</text:p>
          </table:table-cell>
          <table:table-cell office:value-type="string">
            <text:p>11557990</text:p>
          </table:table-cell>
          <table:table-cell table:number-columns-repeated="1014"/>
        </table:table-row>
        <table:table-row table:style-name="ro1">
          <table:table-cell office:value-type="string">
            <text:p>1718339553</text:p>
          </table:table-cell>
          <table:table-cell office:value-type="string">
            <text:p>CED</text:p>
          </table:table-cell>
          <table:table-cell/>
          <table:table-cell office:value-type="string">
            <text:p>OSCAR BOLIVAR CELI</text:p>
          </table:table-cell>
          <table:table-cell office:value-type="string">
            <text:p>2</text:p>
          </table:table-cell>
          <table:table-cell office:value-type="string">
            <text:p>1200.00</text:p>
          </table:table-cell>
          <table:table-cell office:value-type="string">
            <text:p>RESPAT</text:p>
          </table:table-cell>
          <table:table-cell office:value-type="string">
            <text:p>0000000000504351</text:p>
          </table:table-cell>
          <table:table-cell office:value-type="string">
            <text:p>700.00</text:p>
          </table:table-cell>
          <table:table-cell office:value-type="string">
            <text:p>11557991</text:p>
          </table:table-cell>
          <table:table-cell table:number-columns-repeated="1014"/>
        </table:table-row>
        <table:table-row table:style-name="ro1">
          <table:table-cell office:value-type="string">
            <text:p>1718339553</text:p>
          </table:table-cell>
          <table:table-cell office:value-type="string">
            <text:p>CED</text:p>
          </table:table-cell>
          <table:table-cell/>
          <table:table-cell office:value-type="string">
            <text:p>OSCAR BOLIVAR CELI</text:p>
          </table:table-cell>
          <table:table-cell office:value-type="string">
            <text:p>2</text:p>
          </table:table-cell>
          <table:table-cell office:value-type="string">
            <text:p>1200.00</text:p>
          </table:table-cell>
          <table:table-cell office:value-type="string">
            <text:p>PAGINDSA</text:p>
          </table:table-cell>
          <table:table-cell office:value-type="string">
            <text:p>0000000000504352</text:p>
          </table:table-cell>
          <table:table-cell office:value-type="string">
            <text:p>500.00</text:p>
          </table:table-cell>
          <table:table-cell office:value-type="string">
            <text:p>11557992</text:p>
          </table:table-cell>
          <table:table-cell table:number-columns-repeated="1014"/>
        </table:table-row>
        <table:table-row table:style-name="ro1">
          <table:table-cell office:value-type="string">
            <text:p>1718339553</text:p>
          </table:table-cell>
          <table:table-cell office:value-type="string">
            <text:p>CED</text:p>
          </table:table-cell>
          <table:table-cell office:value-type="string">
            <text:p>RESPAT</text:p>
          </table:table-cell>
          <table:table-cell office:value-type="string">
            <text:p>OSCAR BOLIVAR CELI</text:p>
          </table:table-cell>
          <table:table-cell office:value-type="string">
            <text:p>1</text:p>
          </table:table-cell>
          <table:table-cell office:value-type="string">
            <text:p>700.00</text:p>
          </table:table-cell>
          <table:table-cell office:value-type="string">
            <text:p>RESPAT</text:p>
          </table:table-cell>
          <table:table-cell office:value-type="string">
            <text:p>0000000000504351</text:p>
          </table:table-cell>
          <table:table-cell office:value-type="string">
            <text:p>700.00</text:p>
          </table:table-cell>
          <table:table-cell office:value-type="string">
            <text:p>11557993</text:p>
          </table:table-cell>
          <table:table-cell table:number-columns-repeated="1014"/>
        </table:table-row>
        <table:table-row table:style-name="ro1">
          <table:table-cell office:value-type="string">
            <text:p>1718339553</text:p>
          </table:table-cell>
          <table:table-cell office:value-type="string">
            <text:p>CED</text:p>
          </table:table-cell>
          <table:table-cell office:value-type="string">
            <text:p>PAGINDSA</text:p>
          </table:table-cell>
          <table:table-cell office:value-type="string">
            <text:p>OSCAR BOLIVAR CELI</text:p>
          </table:table-cell>
          <table:table-cell office:value-type="string">
            <text:p>1</text:p>
          </table:table-cell>
          <table:table-cell office:value-type="string">
            <text:p>500.00</text:p>
          </table:table-cell>
          <table:table-cell office:value-type="string">
            <text:p>PAGINDSA</text:p>
          </table:table-cell>
          <table:table-cell office:value-type="string">
            <text:p>0000000000504352</text:p>
          </table:table-cell>
          <table:table-cell office:value-type="string">
            <text:p>500.00</text:p>
          </table:table-cell>
          <table:table-cell office:value-type="string">
            <text:p>11557994</text:p>
          </table:table-cell>
          <table:table-cell table:number-columns-repeated="1014"/>
        </table:table-row>
        <table:table-row table:style-name="ro1">
          <table:table-cell office:value-type="string">
            <text:p>0901328400</text:p>
          </table:table-cell>
          <table:table-cell office:value-type="string">
            <text:p>CED</text:p>
          </table:table-cell>
          <table:table-cell/>
          <table:table-cell office:value-type="string">
            <text:p>DORA TERESA CONFORME</text:p>
          </table:table-cell>
          <table:table-cell office:value-type="string">
            <text:p>1</text:p>
          </table:table-cell>
          <table:table-cell office:value-type="string">
            <text:p>1253.00</text:p>
          </table:table-cell>
          <table:table-cell office:value-type="string">
            <text:p>CUOCON</text:p>
          </table:table-cell>
          <table:table-cell office:value-type="string">
            <text:p>0000000000504352</text:p>
          </table:table-cell>
          <table:table-cell office:value-type="string">
            <text:p>1253.00</text:p>
          </table:table-cell>
          <table:table-cell office:value-type="string">
            <text:p>11557995</text:p>
          </table:table-cell>
          <table:table-cell table:number-columns-repeated="1014"/>
        </table:table-row>
        <table:table-row table:style-name="ro1">
          <table:table-cell office:value-type="string">
            <text:p>1200859799</text:p>
          </table:table-cell>
          <table:table-cell office:value-type="string">
            <text:p>CED</text:p>
          </table:table-cell>
          <table:table-cell/>
          <table:table-cell office:value-type="string">
            <text:p>CARLOS ALBERTO CRUZ</text:p>
          </table:table-cell>
          <table:table-cell office:value-type="string">
            <text:p>1</text:p>
          </table:table-cell>
          <table:table-cell office:value-type="string">
            <text:p>1254.00</text:p>
          </table:table-cell>
          <table:table-cell office:value-type="string">
            <text:p>VARARRDG</text:p>
          </table:table-cell>
          <table:table-cell office:value-type="string">
            <text:p>0000000000604469</text:p>
          </table:table-cell>
          <table:table-cell office:value-type="string">
            <text:p>1254.00</text:p>
          </table:table-cell>
          <table:table-cell office:value-type="string">
            <text:p>11557996</text:p>
          </table:table-cell>
          <table:table-cell table:number-columns-repeated="1014"/>
        </table:table-row>
        <table:table-row table:style-name="ro1">
          <table:table-cell office:value-type="string">
            <text:p>1205997354</text:p>
          </table:table-cell>
          <table:table-cell office:value-type="string">
            <text:p>CED</text:p>
          </table:table-cell>
          <table:table-cell/>
          <table:table-cell office:value-type="string">
            <text:p>BAYRON VICENTE CUSME</text:p>
          </table:table-cell>
          <table:table-cell office:value-type="string">
            <text:p>1</text:p>
          </table:table-cell>
          <table:table-cell office:value-type="string">
            <text:p>1255.00</text:p>
          </table:table-cell>
          <table:table-cell office:value-type="string">
            <text:p>CARGOBCO</text:p>
          </table:table-cell>
          <table:table-cell office:value-type="string">
            <text:p>0000000000504353</text:p>
          </table:table-cell>
          <table:table-cell office:value-type="string">
            <text:p>1255.00</text:p>
          </table:table-cell>
          <table:table-cell office:value-type="string">
            <text:p>11557997</text:p>
          </table:table-cell>
          <table:table-cell table:number-columns-repeated="1014"/>
        </table:table-row>
        <table:table-row table:style-name="ro1">
          <table:table-cell office:value-type="string">
            <text:p>1705088308</text:p>
          </table:table-cell>
          <table:table-cell office:value-type="string">
            <text:p>CED</text:p>
          </table:table-cell>
          <table:table-cell/>
          <table:table-cell office:value-type="string">
            <text:p>LEONARDO DELGADO</text:p>
          </table:table-cell>
          <table:table-cell office:value-type="string">
            <text:p>1</text:p>
          </table:table-cell>
          <table:table-cell office:value-type="string">
            <text:p>1256.00</text:p>
          </table:table-cell>
          <table:table-cell office:value-type="string">
            <text:p>CARGOEMP</text:p>
          </table:table-cell>
          <table:table-cell office:value-type="string">
            <text:p>0000000000504354</text:p>
          </table:table-cell>
          <table:table-cell office:value-type="string">
            <text:p>1256.00</text:p>
          </table:table-cell>
          <table:table-cell office:value-type="string">
            <text:p>11557998</text:p>
          </table:table-cell>
          <table:table-cell table:number-columns-repeated="1014"/>
        </table:table-row>
        <table:table-row table:style-name="ro1">
          <table:table-cell office:value-type="string">
            <text:p>0500809322</text:p>
          </table:table-cell>
          <table:table-cell office:value-type="string">
            <text:p>CED</text:p>
          </table:table-cell>
          <table:table-cell/>
          <table:table-cell office:value-type="string">
            <text:p>MARIA RAMONA DIAS</text:p>
          </table:table-cell>
          <table:table-cell office:value-type="string">
            <text:p>1</text:p>
          </table:table-cell>
          <table:table-cell office:value-type="string">
            <text:p>1257.00</text:p>
          </table:table-cell>
          <table:table-cell office:value-type="string">
            <text:p>CRGOIESS</text:p>
          </table:table-cell>
          <table:table-cell office:value-type="string">
            <text:p>0000000000504355</text:p>
          </table:table-cell>
          <table:table-cell office:value-type="string">
            <text:p>1257.00</text:p>
          </table:table-cell>
          <table:table-cell office:value-type="string">
            <text:p>11557999</text:p>
          </table:table-cell>
          <table:table-cell table:number-columns-repeated="1014"/>
        </table:table-row>
        <table:table-row table:style-name="ro1">
          <table:table-cell office:value-type="string">
            <text:p>0906634373</text:p>
          </table:table-cell>
          <table:table-cell office:value-type="string">
            <text:p>CED</text:p>
          </table:table-cell>
          <table:table-cell/>
          <table:table-cell office:value-type="string">
            <text:p>LEONIDAS ATILIO DIAZ</text:p>
          </table:table-cell>
          <table:table-cell office:value-type="string">
            <text:p>1</text:p>
          </table:table-cell>
          <table:table-cell office:value-type="string">
            <text:p>1258.00</text:p>
          </table:table-cell>
          <table:table-cell office:value-type="string">
            <text:p>PAGABOPH</text:p>
          </table:table-cell>
          <table:table-cell office:value-type="string">
            <text:p>0000000000504356</text:p>
          </table:table-cell>
          <table:table-cell office:value-type="string">
            <text:p>1258.00</text:p>
          </table:table-cell>
          <table:table-cell office:value-type="string">
            <text:p>11558000</text:p>
          </table:table-cell>
          <table:table-cell table:number-columns-repeated="1014"/>
        </table:table-row>
        <table:table-row table:style-name="ro1">
          <table:table-cell office:value-type="string">
            <text:p>0917957193</text:p>
          </table:table-cell>
          <table:table-cell office:value-type="string">
            <text:p>CED</text:p>
          </table:table-cell>
          <table:table-cell/>
          <table:table-cell office:value-type="string">
            <text:p>BETSSI YANINA ESPINOZA</text:p>
          </table:table-cell>
          <table:table-cell office:value-type="string">
            <text:p>1</text:p>
          </table:table-cell>
          <table:table-cell office:value-type="string">
            <text:p>1259.00</text:p>
          </table:table-cell>
          <table:table-cell office:value-type="string">
            <text:p>PAGADMPH</text:p>
          </table:table-cell>
          <table:table-cell office:value-type="string">
            <text:p>0000000000504357</text:p>
          </table:table-cell>
          <table:table-cell office:value-type="string">
            <text:p>1259.00</text:p>
          </table:table-cell>
          <table:table-cell office:value-type="string">
            <text:p>11558001</text:p>
          </table:table-cell>
          <table:table-cell table:number-columns-repeated="1014"/>
        </table:table-row>
        <table:table-row table:style-name="ro1">
          <table:table-cell office:value-type="string">
            <text:p>0921741799</text:p>
          </table:table-cell>
          <table:table-cell office:value-type="string">
            <text:p>CED</text:p>
          </table:table-cell>
          <table:table-cell/>
          <table:table-cell office:value-type="string">
            <text:p>JUAN FRANCISCO FERNANDEZ</text:p>
          </table:table-cell>
          <table:table-cell office:value-type="string">
            <text:p>1</text:p>
          </table:table-cell>
          <table:table-cell office:value-type="string">
            <text:p>1260.00</text:p>
          </table:table-cell>
          <table:table-cell office:value-type="string">
            <text:p>PAGLIQPH</text:p>
          </table:table-cell>
          <table:table-cell office:value-type="string">
            <text:p>0000000000504358</text:p>
          </table:table-cell>
          <table:table-cell office:value-type="string">
            <text:p>1260.00</text:p>
          </table:table-cell>
          <table:table-cell office:value-type="string">
            <text:p>11558002</text:p>
          </table:table-cell>
          <table:table-cell table:number-columns-repeated="1014"/>
        </table:table-row>
        <table:table-row table:style-name="ro1">
          <table:table-cell office:value-type="string">
            <text:p>0902359549</text:p>
          </table:table-cell>
          <table:table-cell office:value-type="string">
            <text:p>CED</text:p>
          </table:table-cell>
          <table:table-cell/>
          <table:table-cell office:value-type="string">
            <text:p>MARIA GUARE FUNDACION</text:p>
          </table:table-cell>
          <table:table-cell office:value-type="string">
            <text:p>1</text:p>
          </table:table-cell>
          <table:table-cell office:value-type="string">
            <text:p>1261.00</text:p>
          </table:table-cell>
          <table:table-cell office:value-type="string">
            <text:p>DIVPRE</text:p>
          </table:table-cell>
          <table:table-cell office:value-type="string">
            <text:p>0000000000504359</text:p>
          </table:table-cell>
          <table:table-cell office:value-type="string">
            <text:p>1261.00</text:p>
          </table:table-cell>
          <table:table-cell office:value-type="string">
            <text:p>11558003</text:p>
          </table:table-cell>
          <table:table-cell table:number-columns-repeated="1014"/>
        </table:table-row>
        <table:table-row table:style-name="ro1">
          <table:table-cell office:value-type="string">
            <text:p>1800464065</text:p>
          </table:table-cell>
          <table:table-cell office:value-type="string">
            <text:p>CED</text:p>
          </table:table-cell>
          <table:table-cell/>
          <table:table-cell office:value-type="string">
            <text:p>TELESFORO IGNACIO GARZON</text:p>
          </table:table-cell>
          <table:table-cell office:value-type="string">
            <text:p>1</text:p>
          </table:table-cell>
          <table:table-cell office:value-type="string">
            <text:p>1262.00</text:p>
          </table:table-cell>
          <table:table-cell office:value-type="string">
            <text:p>MOPAAP</text:p>
          </table:table-cell>
          <table:table-cell office:value-type="string">
            <text:p>0000000000504360</text:p>
          </table:table-cell>
          <table:table-cell office:value-type="string">
            <text:p>1262.00</text:p>
          </table:table-cell>
          <table:table-cell office:value-type="string">
            <text:p>11558004</text:p>
          </table:table-cell>
          <table:table-cell table:number-columns-repeated="1014"/>
        </table:table-row>
        <table:table-row table:style-name="ro1">
          <table:table-cell office:value-type="string">
            <text:p>0502647654</text:p>
          </table:table-cell>
          <table:table-cell office:value-type="string">
            <text:p>CED</text:p>
          </table:table-cell>
          <table:table-cell/>
          <table:table-cell office:value-type="string">
            <text:p>CECILIA DEL ROCIO GUANGAJE</text:p>
          </table:table-cell>
          <table:table-cell office:value-type="string">
            <text:p>1</text:p>
          </table:table-cell>
          <table:table-cell office:value-type="string">
            <text:p>1263.00</text:p>
          </table:table-cell>
          <table:table-cell office:value-type="string">
            <text:p>MOFORE</text:p>
          </table:table-cell>
          <table:table-cell office:value-type="string">
            <text:p>0000000000504361</text:p>
          </table:table-cell>
          <table:table-cell office:value-type="string">
            <text:p>1263.00</text:p>
          </table:table-cell>
          <table:table-cell office:value-type="string">
            <text:p>11558005</text:p>
          </table:table-cell>
          <table:table-cell table:number-columns-repeated="1014"/>
        </table:table-row>
        <table:table-row table:style-name="ro1">
          <table:table-cell office:value-type="string">
            <text:p>0700790264</text:p>
          </table:table-cell>
          <table:table-cell office:value-type="string">
            <text:p>CED</text:p>
          </table:table-cell>
          <table:table-cell/>
          <table:table-cell office:value-type="string">
            <text:p>LUIS GERMAN GUARNIZO</text:p>
          </table:table-cell>
          <table:table-cell office:value-type="string">
            <text:p>1</text:p>
          </table:table-cell>
          <table:table-cell office:value-type="string">
            <text:p>1264.00</text:p>
          </table:table-cell>
          <table:table-cell office:value-type="string">
            <text:p>ACUADM</text:p>
          </table:table-cell>
          <table:table-cell office:value-type="string">
            <text:p>0000000000504362</text:p>
          </table:table-cell>
          <table:table-cell office:value-type="string">
            <text:p>1264.00</text:p>
          </table:table-cell>
          <table:table-cell office:value-type="string">
            <text:p>11558006</text:p>
          </table:table-cell>
          <table:table-cell table:number-columns-repeated="1014"/>
        </table:table-row>
        <table:table-row table:style-name="ro1">
          <table:table-cell office:value-type="string">
            <text:p>0902453430</text:p>
          </table:table-cell>
          <table:table-cell office:value-type="string">
            <text:p>CED</text:p>
          </table:table-cell>
          <table:table-cell/>
          <table:table-cell office:value-type="string">
            <text:p>JOSE IGNACIO HARO</text:p>
          </table:table-cell>
          <table:table-cell office:value-type="string">
            <text:p>1</text:p>
          </table:table-cell>
          <table:table-cell office:value-type="string">
            <text:p>1265.00</text:p>
          </table:table-cell>
          <table:table-cell office:value-type="string">
            <text:p>INICON</text:p>
          </table:table-cell>
          <table:table-cell office:value-type="string">
            <text:p>0000000000504363</text:p>
          </table:table-cell>
          <table:table-cell office:value-type="string">
            <text:p>1265.00</text:p>
          </table:table-cell>
          <table:table-cell office:value-type="string">
            <text:p>11558007</text:p>
          </table:table-cell>
          <table:table-cell table:number-columns-repeated="1014"/>
        </table:table-row>
        <table:table-row table:style-name="ro1">
          <table:table-cell office:value-type="string">
            <text:p>1721691366</text:p>
          </table:table-cell>
          <table:table-cell office:value-type="string">
            <text:p>CED</text:p>
          </table:table-cell>
          <table:table-cell/>
          <table:table-cell office:value-type="string">
            <text:p>EDISON EDUARDO HERNANDEZ</text:p>
          </table:table-cell>
          <table:table-cell office:value-type="string">
            <text:p>1</text:p>
          </table:table-cell>
          <table:table-cell office:value-type="string">
            <text:p>1266.00</text:p>
          </table:table-cell>
          <table:table-cell office:value-type="string">
            <text:p>DIVPHJUB</text:p>
          </table:table-cell>
          <table:table-cell office:value-type="string">
            <text:p>0000000000504364</text:p>
          </table:table-cell>
          <table:table-cell office:value-type="string">
            <text:p>1266.00</text:p>
          </table:table-cell>
          <table:table-cell office:value-type="string">
            <text:p>11558008</text:p>
          </table:table-cell>
          <table:table-cell table:number-columns-repeated="1014"/>
        </table:table-row>
        <table:table-row table:style-name="ro1">
          <table:table-cell office:value-type="string">
            <text:p>0200662963</text:p>
          </table:table-cell>
          <table:table-cell office:value-type="string">
            <text:p>CED</text:p>
          </table:table-cell>
          <table:table-cell/>
          <table:table-cell office:value-type="string">
            <text:p>GIL ADALBERT HERRERA</text:p>
          </table:table-cell>
          <table:table-cell office:value-type="string">
            <text:p>1</text:p>
          </table:table-cell>
          <table:table-cell office:value-type="string">
            <text:p>1267.00</text:p>
          </table:table-cell>
          <table:table-cell office:value-type="string">
            <text:p>EFEGAR</text:p>
          </table:table-cell>
          <table:table-cell office:value-type="string">
            <text:p>0000000000504365</text:p>
          </table:table-cell>
          <table:table-cell office:value-type="string">
            <text:p>1267.00</text:p>
          </table:table-cell>
          <table:table-cell office:value-type="string">
            <text:p>11558009</text:p>
          </table:table-cell>
          <table:table-cell table:number-columns-repeated="1014"/>
        </table:table-row>
        <table:table-row table:style-name="ro1">
          <table:table-cell office:value-type="string">
            <text:p>0909479487</text:p>
          </table:table-cell>
          <table:table-cell office:value-type="string">
            <text:p>CED</text:p>
          </table:table-cell>
          <table:table-cell/>
          <table:table-cell office:value-type="string">
            <text:p>SILVIO CLEMENTE INTRIAGO</text:p>
          </table:table-cell>
          <table:table-cell office:value-type="string">
            <text:p>1</text:p>
          </table:table-cell>
          <table:table-cell office:value-type="string">
            <text:p>1268.00</text:p>
          </table:table-cell>
          <table:table-cell office:value-type="string">
            <text:p>FONDOS</text:p>
          </table:table-cell>
          <table:table-cell office:value-type="string">
            <text:p>0000000000504366</text:p>
          </table:table-cell>
          <table:table-cell office:value-type="string">
            <text:p>1268.00</text:p>
          </table:table-cell>
          <table:table-cell office:value-type="string">
            <text:p>11558010</text:p>
          </table:table-cell>
          <table:table-cell table:number-columns-repeated="1014"/>
        </table:table-row>
        <table:table-row table:style-name="ro1">
          <table:table-cell office:value-type="string">
            <text:p>0600028120</text:p>
          </table:table-cell>
          <table:table-cell office:value-type="string">
            <text:p>CED</text:p>
          </table:table-cell>
          <table:table-cell/>
          <table:table-cell office:value-type="string">
            <text:p>ROSA ISABEL JARA</text:p>
          </table:table-cell>
          <table:table-cell office:value-type="string">
            <text:p>1</text:p>
          </table:table-cell>
          <table:table-cell office:value-type="string">
            <text:p>1269.00</text:p>
          </table:table-cell>
          <table:table-cell office:value-type="string">
            <text:p>GLOSAS</text:p>
          </table:table-cell>
          <table:table-cell office:value-type="string">
            <text:p>0000000000504367</text:p>
          </table:table-cell>
          <table:table-cell office:value-type="string">
            <text:p>1269.00</text:p>
          </table:table-cell>
          <table:table-cell office:value-type="string">
            <text:p>11558011</text:p>
          </table:table-cell>
          <table:table-cell table:number-columns-repeated="1014"/>
        </table:table-row>
        <table:table-row table:style-name="ro1">
          <table:table-cell office:value-type="string">
            <text:p>1717889891</text:p>
          </table:table-cell>
          <table:table-cell office:value-type="string">
            <text:p>CED</text:p>
          </table:table-cell>
          <table:table-cell/>
          <table:table-cell office:value-type="string">
            <text:p>MYROSLAVA KORZHYVYNSKA</text:p>
          </table:table-cell>
          <table:table-cell office:value-type="string">
            <text:p>1</text:p>
          </table:table-cell>
          <table:table-cell office:value-type="string">
            <text:p>1270.00</text:p>
          </table:table-cell>
          <table:table-cell office:value-type="string">
            <text:p>LIQCON</text:p>
          </table:table-cell>
          <table:table-cell office:value-type="string">
            <text:p>0000000000504368</text:p>
          </table:table-cell>
          <table:table-cell office:value-type="string">
            <text:p>1270.00</text:p>
          </table:table-cell>
          <table:table-cell office:value-type="string">
            <text:p>11558012</text:p>
          </table:table-cell>
          <table:table-cell table:number-columns-repeated="1014"/>
        </table:table-row>
        <table:table-row table:style-name="ro1">
          <table:table-cell office:value-type="string">
            <text:p>0501204192</text:p>
          </table:table-cell>
          <table:table-cell office:value-type="string">
            <text:p>CED</text:p>
          </table:table-cell>
          <table:table-cell/>
          <table:table-cell office:value-type="string">
            <text:p>ELSA BEATRIZ LICTO</text:p>
          </table:table-cell>
          <table:table-cell office:value-type="string">
            <text:p>1</text:p>
          </table:table-cell>
          <table:table-cell office:value-type="string">
            <text:p>1271.00</text:p>
          </table:table-cell>
          <table:table-cell office:value-type="string">
            <text:p>LIQPRE</text:p>
          </table:table-cell>
          <table:table-cell office:value-type="string">
            <text:p>0000000000504369</text:p>
          </table:table-cell>
          <table:table-cell office:value-type="string">
            <text:p>1271.00</text:p>
          </table:table-cell>
          <table:table-cell office:value-type="string">
            <text:p>11558013</text:p>
          </table:table-cell>
          <table:table-cell table:number-columns-repeated="1014"/>
        </table:table-row>
        <table:table-row table:style-name="ro1">
          <table:table-cell office:value-type="string">
            <text:p>1303919201</text:p>
          </table:table-cell>
          <table:table-cell office:value-type="string">
            <text:p>CED</text:p>
          </table:table-cell>
          <table:table-cell/>
          <table:table-cell office:value-type="string">
            <text:p>JORGE SANTOS LOPEZ</text:p>
          </table:table-cell>
          <table:table-cell office:value-type="string">
            <text:p>1</text:p>
          </table:table-cell>
          <table:table-cell office:value-type="string">
            <text:p>1272.00</text:p>
          </table:table-cell>
          <table:table-cell office:value-type="string">
            <text:p>PLANI</text:p>
          </table:table-cell>
          <table:table-cell office:value-type="string">
            <text:p>0000000000504370</text:p>
          </table:table-cell>
          <table:table-cell office:value-type="string">
            <text:p>1272.00</text:p>
          </table:table-cell>
          <table:table-cell office:value-type="string">
            <text:p>11558014</text:p>
          </table:table-cell>
          <table:table-cell table:number-columns-repeated="1014"/>
        </table:table-row>
        <table:table-row table:style-name="ro1">
          <table:table-cell office:value-type="string">
            <text:p>1200835963</text:p>
          </table:table-cell>
          <table:table-cell office:value-type="string">
            <text:p>CED</text:p>
          </table:table-cell>
          <table:table-cell/>
          <table:table-cell office:value-type="string">
            <text:p>ISABEL MARIA MACHADO</text:p>
          </table:table-cell>
          <table:table-cell office:value-type="string">
            <text:p>1</text:p>
          </table:table-cell>
          <table:table-cell office:value-type="string">
            <text:p>1273.00</text:p>
          </table:table-cell>
          <table:table-cell office:value-type="string">
            <text:p>RESGLO</text:p>
          </table:table-cell>
          <table:table-cell office:value-type="string">
            <text:p>0000000000504371</text:p>
          </table:table-cell>
          <table:table-cell office:value-type="string">
            <text:p>1273.00</text:p>
          </table:table-cell>
          <table:table-cell office:value-type="string">
            <text:p>11558015</text:p>
          </table:table-cell>
          <table:table-cell table:number-columns-repeated="1014"/>
        </table:table-row>
        <table:table-row table:style-name="ro1">
          <table:table-cell office:value-type="string">
            <text:p>1202944516</text:p>
          </table:table-cell>
          <table:table-cell office:value-type="string">
            <text:p>CED</text:p>
          </table:table-cell>
          <table:table-cell/>
          <table:table-cell office:value-type="string">
            <text:p>JACINTA ANABEL MACIAS</text:p>
          </table:table-cell>
          <table:table-cell office:value-type="string">
            <text:p>1</text:p>
          </table:table-cell>
          <table:table-cell office:value-type="string">
            <text:p>1274.00</text:p>
          </table:table-cell>
          <table:table-cell office:value-type="string">
            <text:p>RESTIT</text:p>
          </table:table-cell>
          <table:table-cell office:value-type="string">
            <text:p>0000000000504372</text:p>
          </table:table-cell>
          <table:table-cell office:value-type="string">
            <text:p>1274.00</text:p>
          </table:table-cell>
          <table:table-cell office:value-type="string">
            <text:p>11558016</text:p>
          </table:table-cell>
          <table:table-cell table:number-columns-repeated="1014"/>
        </table:table-row>
        <table:table-row table:style-name="ro1">
          <table:table-cell office:value-type="string">
            <text:p>0200483105</text:p>
          </table:table-cell>
          <table:table-cell office:value-type="string">
            <text:p>CED</text:p>
          </table:table-cell>
          <table:table-cell/>
          <table:table-cell office:value-type="string">
            <text:p>GERARDO MAGARISCA</text:p>
          </table:table-cell>
          <table:table-cell office:value-type="string">
            <text:p>1</text:p>
          </table:table-cell>
          <table:table-cell office:value-type="string">
            <text:p>1275.00</text:p>
          </table:table-cell>
          <table:table-cell office:value-type="string">
            <text:p>SALDEB</text:p>
          </table:table-cell>
          <table:table-cell office:value-type="string">
            <text:p>0000000000504373</text:p>
          </table:table-cell>
          <table:table-cell office:value-type="string">
            <text:p>1275.00</text:p>
          </table:table-cell>
          <table:table-cell office:value-type="string">
            <text:p>11558017</text:p>
          </table:table-cell>
          <table:table-cell table:number-columns-repeated="1014"/>
        </table:table-row>
        <table:table-row table:style-name="ro1">
          <table:table-cell office:value-type="string">
            <text:p>1101983524</text:p>
          </table:table-cell>
          <table:table-cell office:value-type="string">
            <text:p>CED</text:p>
          </table:table-cell>
          <table:table-cell/>
          <table:table-cell office:value-type="string">
            <text:p>CESAR PROSPERO MALDONADO</text:p>
          </table:table-cell>
          <table:table-cell office:value-type="string">
            <text:p>1</text:p>
          </table:table-cell>
          <table:table-cell office:value-type="string">
            <text:p>1276.00</text:p>
          </table:table-cell>
          <table:table-cell office:value-type="string">
            <text:p>TITCRE</text:p>
          </table:table-cell>
          <table:table-cell office:value-type="string">
            <text:p>0000000000504374</text:p>
          </table:table-cell>
          <table:table-cell office:value-type="string">
            <text:p>1276.00</text:p>
          </table:table-cell>
          <table:table-cell office:value-type="string">
            <text:p>11558018</text:p>
          </table:table-cell>
          <table:table-cell table:number-columns-repeated="1014"/>
        </table:table-row>
        <table:table-row table:style-name="ro1">
          <table:table-cell office:value-type="string">
            <text:p>1709500266</text:p>
          </table:table-cell>
          <table:table-cell office:value-type="string">
            <text:p>CED</text:p>
          </table:table-cell>
          <table:table-cell/>
          <table:table-cell office:value-type="string">
            <text:p>JUAN NEIGE MENDOZA</text:p>
          </table:table-cell>
          <table:table-cell office:value-type="string">
            <text:p>1</text:p>
          </table:table-cell>
          <table:table-cell office:value-type="string">
            <text:p>1277.00</text:p>
          </table:table-cell>
          <table:table-cell office:value-type="string">
            <text:p>DIVPREHI</text:p>
          </table:table-cell>
          <table:table-cell office:value-type="string">
            <text:p>0000000000504375</text:p>
          </table:table-cell>
          <table:table-cell office:value-type="string">
            <text:p>1277.00</text:p>
          </table:table-cell>
          <table:table-cell office:value-type="string">
            <text:p>11558019</text:p>
          </table:table-cell>
          <table:table-cell table:number-columns-repeated="1014"/>
        </table:table-row>
        <table:table-row table:style-name="ro1">
          <table:table-cell office:value-type="string">
            <text:p>1715487144</text:p>
          </table:table-cell>
          <table:table-cell office:value-type="string">
            <text:p>CED</text:p>
          </table:table-cell>
          <table:table-cell/>
          <table:table-cell office:value-type="string">
            <text:p>MARIA VERONICA MONTALVO</text:p>
          </table:table-cell>
          <table:table-cell office:value-type="string">
            <text:p>1</text:p>
          </table:table-cell>
          <table:table-cell office:value-type="string">
            <text:p>1278.00</text:p>
          </table:table-cell>
          <table:table-cell office:value-type="string">
            <text:p>DIVPREJU</text:p>
          </table:table-cell>
          <table:table-cell office:value-type="string">
            <text:p>0000000000504376</text:p>
          </table:table-cell>
          <table:table-cell office:value-type="string">
            <text:p>1278.00</text:p>
          </table:table-cell>
          <table:table-cell office:value-type="string">
            <text:p>11558020</text:p>
          </table:table-cell>
          <table:table-cell table:number-columns-repeated="1014"/>
        </table:table-row>
        <table:table-row table:style-name="ro1">
          <table:table-cell office:value-type="string">
            <text:p>1701052233</text:p>
          </table:table-cell>
          <table:table-cell office:value-type="string">
            <text:p>CED</text:p>
          </table:table-cell>
          <table:table-cell/>
          <table:table-cell office:value-type="string">
            <text:p>MARIA LUCILA MONTESDEOCA</text:p>
          </table:table-cell>
          <table:table-cell office:value-type="string">
            <text:p>1</text:p>
          </table:table-cell>
          <table:table-cell office:value-type="string">
            <text:p>1279.00</text:p>
          </table:table-cell>
          <table:table-cell office:value-type="string">
            <text:p>DIVPREJG</text:p>
          </table:table-cell>
          <table:table-cell office:value-type="string">
            <text:p>0000000000504377</text:p>
          </table:table-cell>
          <table:table-cell office:value-type="string">
            <text:p>1279.00</text:p>
          </table:table-cell>
          <table:table-cell office:value-type="string">
            <text:p>11558021</text:p>
          </table:table-cell>
          <table:table-cell table:number-columns-repeated="1014"/>
        </table:table-row>
        <table:table-row table:style-name="ro1">
          <table:table-cell office:value-type="string">
            <text:p>0900504050</text:p>
          </table:table-cell>
          <table:table-cell office:value-type="string">
            <text:p>CED</text:p>
          </table:table-cell>
          <table:table-cell/>
          <table:table-cell office:value-type="string">
            <text:p>FAUSTO LEONARDO ONTANEDA</text:p>
          </table:table-cell>
          <table:table-cell office:value-type="string">
            <text:p>1</text:p>
          </table:table-cell>
          <table:table-cell office:value-type="string">
            <text:p>1280.00</text:p>
          </table:table-cell>
          <table:table-cell office:value-type="string">
            <text:p>DIVPREJQ</text:p>
          </table:table-cell>
          <table:table-cell office:value-type="string">
            <text:p>0000000000504378</text:p>
          </table:table-cell>
          <table:table-cell office:value-type="string">
            <text:p>1280.00</text:p>
          </table:table-cell>
          <table:table-cell office:value-type="string">
            <text:p>11558022</text:p>
          </table:table-cell>
          <table:table-cell table:number-columns-repeated="1014"/>
        </table:table-row>
        <table:table-row table:style-name="ro1">
          <table:table-cell office:value-type="string">
            <text:p>1203424690</text:p>
          </table:table-cell>
          <table:table-cell office:value-type="string">
            <text:p>CED</text:p>
          </table:table-cell>
          <table:table-cell/>
          <table:table-cell office:value-type="string">
            <text:p>VICTOR HUGO ORELLANA</text:p>
          </table:table-cell>
          <table:table-cell office:value-type="string">
            <text:p>1</text:p>
          </table:table-cell>
          <table:table-cell office:value-type="string">
            <text:p>1281.00</text:p>
          </table:table-cell>
          <table:table-cell office:value-type="string">
            <text:p>MOPAPR</text:p>
          </table:table-cell>
          <table:table-cell office:value-type="string">
            <text:p>0000000000504379</text:p>
          </table:table-cell>
          <table:table-cell office:value-type="string">
            <text:p>1281.00</text:p>
          </table:table-cell>
          <table:table-cell office:value-type="string">
            <text:p>11558023</text:p>
          </table:table-cell>
          <table:table-cell table:number-columns-repeated="1014"/>
        </table:table-row>
        <table:table-row table:style-name="ro1">
          <table:table-cell office:value-type="string">
            <text:p>1202380414</text:p>
          </table:table-cell>
          <table:table-cell office:value-type="string">
            <text:p>CED</text:p>
          </table:table-cell>
          <table:table-cell/>
          <table:table-cell office:value-type="string">
            <text:p>VICENTE FABI ORTEGA</text:p>
          </table:table-cell>
          <table:table-cell office:value-type="string">
            <text:p>1</text:p>
          </table:table-cell>
          <table:table-cell office:value-type="string">
            <text:p>1282.00</text:p>
          </table:table-cell>
          <table:table-cell office:value-type="string">
            <text:p>DIVPREHO</text:p>
          </table:table-cell>
          <table:table-cell office:value-type="string">
            <text:p>0000000000504380</text:p>
          </table:table-cell>
          <table:table-cell office:value-type="string">
            <text:p>1282.00</text:p>
          </table:table-cell>
          <table:table-cell office:value-type="string">
            <text:p>11558024</text:p>
          </table:table-cell>
          <table:table-cell table:number-columns-repeated="1014"/>
        </table:table-row>
        <table:table-row table:style-name="ro1">
          <table:table-cell office:value-type="string">
            <text:p>0910338185</text:p>
          </table:table-cell>
          <table:table-cell office:value-type="string">
            <text:p>CED</text:p>
          </table:table-cell>
          <table:table-cell/>
          <table:table-cell office:value-type="string">
            <text:p>LAURA PALLO</text:p>
          </table:table-cell>
          <table:table-cell office:value-type="string">
            <text:p>1</text:p>
          </table:table-cell>
          <table:table-cell office:value-type="string">
            <text:p>1283.00</text:p>
          </table:table-cell>
          <table:table-cell office:value-type="string">
            <text:p>ABOTIT</text:p>
          </table:table-cell>
          <table:table-cell office:value-type="string">
            <text:p>0000000000504381</text:p>
          </table:table-cell>
          <table:table-cell office:value-type="string">
            <text:p>1283.00</text:p>
          </table:table-cell>
          <table:table-cell office:value-type="string">
            <text:p>11558025</text:p>
          </table:table-cell>
          <table:table-cell table:number-columns-repeated="1014"/>
        </table:table-row>
        <table:table-row table:style-name="ro1">
          <table:table-cell office:value-type="string">
            <text:p>0502395825</text:p>
          </table:table-cell>
          <table:table-cell office:value-type="string">
            <text:p>CED</text:p>
          </table:table-cell>
          <table:table-cell/>
          <table:table-cell office:value-type="string">
            <text:p>MARIA LAURA PASTUNA</text:p>
          </table:table-cell>
          <table:table-cell office:value-type="string">
            <text:p>1</text:p>
          </table:table-cell>
          <table:table-cell office:value-type="string">
            <text:p>1284.00</text:p>
          </table:table-cell>
          <table:table-cell office:value-type="string">
            <text:p>PAGIND</text:p>
          </table:table-cell>
          <table:table-cell office:value-type="string">
            <text:p>0000000000504382</text:p>
          </table:table-cell>
          <table:table-cell office:value-type="string">
            <text:p>1284.00</text:p>
          </table:table-cell>
          <table:table-cell office:value-type="string">
            <text:p>11558026</text:p>
          </table:table-cell>
          <table:table-cell table:number-columns-repeated="1014"/>
        </table:table-row>
        <table:table-row table:style-name="ro1">
          <table:table-cell office:value-type="string">
            <text:p>0501677223</text:p>
          </table:table-cell>
          <table:table-cell office:value-type="string">
            <text:p>CED</text:p>
          </table:table-cell>
          <table:table-cell/>
          <table:table-cell office:value-type="string">
            <text:p>ESTHER PASTUNA</text:p>
          </table:table-cell>
          <table:table-cell office:value-type="string">
            <text:p>1</text:p>
          </table:table-cell>
          <table:table-cell office:value-type="string">
            <text:p>1285.00</text:p>
          </table:table-cell>
          <table:table-cell office:value-type="string">
            <text:p>PAGINDPH</text:p>
          </table:table-cell>
          <table:table-cell office:value-type="string">
            <text:p>0000000000504383</text:p>
          </table:table-cell>
          <table:table-cell office:value-type="string">
            <text:p>1285.00</text:p>
          </table:table-cell>
          <table:table-cell office:value-type="string">
            <text:p>11558027</text:p>
          </table:table-cell>
          <table:table-cell table:number-columns-repeated="1014"/>
        </table:table-row>
        <table:table-row table:style-name="ro1">
          <table:table-cell office:value-type="string">
            <text:p>0502593668</text:p>
          </table:table-cell>
          <table:table-cell office:value-type="string">
            <text:p>CED</text:p>
          </table:table-cell>
          <table:table-cell/>
          <table:table-cell office:value-type="string">
            <text:p>LUIS OLMEDO PATANGO</text:p>
          </table:table-cell>
          <table:table-cell office:value-type="string">
            <text:p>1</text:p>
          </table:table-cell>
          <table:table-cell office:value-type="string">
            <text:p>1286.00</text:p>
          </table:table-cell>
          <table:table-cell office:value-type="string">
            <text:p>PAGINDSA</text:p>
          </table:table-cell>
          <table:table-cell office:value-type="string">
            <text:p>0000000000504384</text:p>
          </table:table-cell>
          <table:table-cell office:value-type="string">
            <text:p>1286.00</text:p>
          </table:table-cell>
          <table:table-cell office:value-type="string">
            <text:p>11558028</text:p>
          </table:table-cell>
          <table:table-cell table:number-columns-repeated="1014"/>
        </table:table-row>
        <table:table-row table:style-name="ro1">
          <table:table-cell office:value-type="string">
            <text:p>1706593793</text:p>
          </table:table-cell>
          <table:table-cell office:value-type="string">
            <text:p>CED</text:p>
          </table:table-cell>
          <table:table-cell/>
          <table:table-cell office:value-type="string">
            <text:p>LUIS CAMILO PEREZ</text:p>
          </table:table-cell>
          <table:table-cell office:value-type="string">
            <text:p>1</text:p>
          </table:table-cell>
          <table:table-cell office:value-type="string">
            <text:p>1287.00</text:p>
          </table:table-cell>
          <table:table-cell office:value-type="string">
            <text:p>LIQPRECE</text:p>
          </table:table-cell>
          <table:table-cell office:value-type="string">
            <text:p>0000000000504385</text:p>
          </table:table-cell>
          <table:table-cell office:value-type="string">
            <text:p>1287.00</text:p>
          </table:table-cell>
          <table:table-cell office:value-type="string">
            <text:p>11558029</text:p>
          </table:table-cell>
          <table:table-cell table:number-columns-repeated="1014"/>
        </table:table-row>
        <table:table-row table:style-name="ro1">
          <table:table-cell office:value-type="string">
            <text:p>0909697435</text:p>
          </table:table-cell>
          <table:table-cell office:value-type="string">
            <text:p>CED</text:p>
          </table:table-cell>
          <table:table-cell/>
          <table:table-cell office:value-type="string">
            <text:p>MELIDA CECILIA PEREZ</text:p>
          </table:table-cell>
          <table:table-cell office:value-type="string">
            <text:p>1</text:p>
          </table:table-cell>
          <table:table-cell office:value-type="string">
            <text:p>1288.00</text:p>
          </table:table-cell>
          <table:table-cell office:value-type="string">
            <text:p>LIQPREFR</text:p>
          </table:table-cell>
          <table:table-cell office:value-type="string">
            <text:p>0000000000504386</text:p>
          </table:table-cell>
          <table:table-cell office:value-type="string">
            <text:p>1288.00</text:p>
          </table:table-cell>
          <table:table-cell office:value-type="string">
            <text:p>11558030</text:p>
          </table:table-cell>
          <table:table-cell table:number-columns-repeated="1014"/>
        </table:table-row>
        <table:table-row table:style-name="ro1">
          <table:table-cell office:value-type="string">
            <text:p>1706858022</text:p>
          </table:table-cell>
          <table:table-cell office:value-type="string">
            <text:p>CED</text:p>
          </table:table-cell>
          <table:table-cell/>
          <table:table-cell office:value-type="string">
            <text:p>RENNY GONZALO PEREZ</text:p>
          </table:table-cell>
          <table:table-cell office:value-type="string">
            <text:p>1</text:p>
          </table:table-cell>
          <table:table-cell office:value-type="string">
            <text:p>1289.00</text:p>
          </table:table-cell>
          <table:table-cell office:value-type="string">
            <text:p>PLTNRHAF</text:p>
          </table:table-cell>
          <table:table-cell office:value-type="string">
            <text:p>0000000000504387</text:p>
          </table:table-cell>
          <table:table-cell office:value-type="string">
            <text:p>1289.00</text:p>
          </table:table-cell>
          <table:table-cell office:value-type="string">
            <text:p>11558031</text:p>
          </table:table-cell>
          <table:table-cell table:number-columns-repeated="1014"/>
        </table:table-row>
        <table:table-row table:style-name="ro1">
          <table:table-cell office:value-type="string">
            <text:p>0910799725</text:p>
          </table:table-cell>
          <table:table-cell office:value-type="string">
            <text:p>CED</text:p>
          </table:table-cell>
          <table:table-cell/>
          <table:table-cell office:value-type="string">
            <text:p>JAIME ERNESTO PEREZ</text:p>
          </table:table-cell>
          <table:table-cell office:value-type="string">
            <text:p>1</text:p>
          </table:table-cell>
          <table:table-cell office:value-type="string">
            <text:p>1290.00</text:p>
          </table:table-cell>
          <table:table-cell office:value-type="string">
            <text:p>EXCPLANI</text:p>
          </table:table-cell>
          <table:table-cell office:value-type="string">
            <text:p>0000000000504388</text:p>
          </table:table-cell>
          <table:table-cell office:value-type="string">
            <text:p>1290.00</text:p>
          </table:table-cell>
          <table:table-cell office:value-type="string">
            <text:p>11558032</text:p>
          </table:table-cell>
          <table:table-cell table:number-columns-repeated="1014"/>
        </table:table-row>
        <table:table-row table:style-name="ro1">
          <table:table-cell office:value-type="string">
            <text:p>0501989834</text:p>
          </table:table-cell>
          <table:table-cell office:value-type="string">
            <text:p>CED</text:p>
          </table:table-cell>
          <table:table-cell/>
          <table:table-cell office:value-type="string">
            <text:p>ROSA ELVIRA PILAGUANO</text:p>
          </table:table-cell>
          <table:table-cell office:value-type="string">
            <text:p>1</text:p>
          </table:table-cell>
          <table:table-cell office:value-type="string">
            <text:p>1291.00</text:p>
          </table:table-cell>
          <table:table-cell office:value-type="string">
            <text:p>RESPAT</text:p>
          </table:table-cell>
          <table:table-cell office:value-type="string">
            <text:p>0000000000504389</text:p>
          </table:table-cell>
          <table:table-cell office:value-type="string">
            <text:p>1291.00</text:p>
          </table:table-cell>
          <table:table-cell office:value-type="string">
            <text:p>11558033</text:p>
          </table:table-cell>
          <table:table-cell table:number-columns-repeated="1014"/>
        </table:table-row>
        <table:table-row table:style-name="ro1">
          <table:table-cell office:value-type="string">
            <text:p>0502604085</text:p>
          </table:table-cell>
          <table:table-cell office:value-type="string">
            <text:p>CED</text:p>
          </table:table-cell>
          <table:table-cell/>
          <table:table-cell table:style-name="ce3" office:value-type="string">
            <text:p>PATRICIO PILATASIG</text:p>
          </table:table-cell>
          <table:table-cell office:value-type="string">
            <text:p>1</text:p>
          </table:table-cell>
          <table:table-cell office:value-type="string">
            <text:p>1253.00</text:p>
          </table:table-cell>
          <table:table-cell office:value-type="string">
            <text:p>PAGIND</text:p>
          </table:table-cell>
          <table:table-cell office:value-type="string">
            <text:p>0000000000504352</text:p>
          </table:table-cell>
          <table:table-cell office:value-type="string">
            <text:p>1253.00</text:p>
          </table:table-cell>
          <table:table-cell office:value-type="string">
            <text:p>11558034</text:p>
          </table:table-cell>
          <table:table-cell table:number-columns-repeated="1014"/>
        </table:table-row>
        <table:table-row table:style-name="ro1">
          <table:table-cell office:value-type="string">
            <text:p>0906501895</text:p>
          </table:table-cell>
          <table:table-cell office:value-type="string">
            <text:p>CED</text:p>
          </table:table-cell>
          <table:table-cell/>
          <table:table-cell office:value-type="string">
            <text:p>HONORATO PILAY</text:p>
          </table:table-cell>
          <table:table-cell office:value-type="string">
            <text:p>1</text:p>
          </table:table-cell>
          <table:table-cell office:value-type="string">
            <text:p>1254.00</text:p>
          </table:table-cell>
          <table:table-cell office:value-type="string">
            <text:p>PAGINDPH</text:p>
          </table:table-cell>
          <table:table-cell office:value-type="string">
            <text:p>0000000000604469</text:p>
          </table:table-cell>
          <table:table-cell office:value-type="string">
            <text:p>1254.00</text:p>
          </table:table-cell>
          <table:table-cell office:value-type="string">
            <text:p>11558035</text:p>
          </table:table-cell>
          <table:table-cell table:number-columns-repeated="1014"/>
        </table:table-row>
        <table:table-row table:style-name="ro1">
          <table:table-cell office:value-type="string">
            <text:p>0703403287</text:p>
          </table:table-cell>
          <table:table-cell office:value-type="string">
            <text:p>CED</text:p>
          </table:table-cell>
          <table:table-cell/>
          <table:table-cell office:value-type="string">
            <text:p>MARTHA MARIA PINEDA</text:p>
          </table:table-cell>
          <table:table-cell office:value-type="string">
            <text:p>1</text:p>
          </table:table-cell>
          <table:table-cell office:value-type="string">
            <text:p>1255.00</text:p>
          </table:table-cell>
          <table:table-cell office:value-type="string">
            <text:p>PAGINDSA</text:p>
          </table:table-cell>
          <table:table-cell office:value-type="string">
            <text:p>0000000000504353</text:p>
          </table:table-cell>
          <table:table-cell office:value-type="string">
            <text:p>1255.00</text:p>
          </table:table-cell>
          <table:table-cell office:value-type="string">
            <text:p>11558036</text:p>
          </table:table-cell>
          <table:table-cell table:number-columns-repeated="1014"/>
        </table:table-row>
        <table:table-row table:style-name="ro1">
          <table:table-cell office:value-type="string">
            <text:p>1802043255</text:p>
          </table:table-cell>
          <table:table-cell office:value-type="string">
            <text:p>CED</text:p>
          </table:table-cell>
          <table:table-cell/>
          <table:table-cell office:value-type="string">
            <text:p>OSWALDO PULLUPAXI</text:p>
          </table:table-cell>
          <table:table-cell office:value-type="string">
            <text:p>1</text:p>
          </table:table-cell>
          <table:table-cell office:value-type="string">
            <text:p>1256.00</text:p>
          </table:table-cell>
          <table:table-cell office:value-type="string">
            <text:p>LIQPRECE</text:p>
          </table:table-cell>
          <table:table-cell office:value-type="string">
            <text:p>0000000000504354</text:p>
          </table:table-cell>
          <table:table-cell office:value-type="string">
            <text:p>1256.00</text:p>
          </table:table-cell>
          <table:table-cell office:value-type="string">
            <text:p>11558037</text:p>
          </table:table-cell>
          <table:table-cell table:number-columns-repeated="1014"/>
        </table:table-row>
        <table:table-row table:style-name="ro1">
          <table:table-cell office:value-type="string">
            <text:p>1700530130</text:p>
          </table:table-cell>
          <table:table-cell office:value-type="string">
            <text:p>CED</text:p>
          </table:table-cell>
          <table:table-cell/>
          <table:table-cell office:value-type="string">
            <text:p>ZOILA AMABLE ALICENIA QUIGUANGO</text:p>
          </table:table-cell>
          <table:table-cell office:value-type="string">
            <text:p>1</text:p>
          </table:table-cell>
          <table:table-cell office:value-type="string">
            <text:p>1257.00</text:p>
          </table:table-cell>
          <table:table-cell office:value-type="string">
            <text:p>LIQPREFR</text:p>
          </table:table-cell>
          <table:table-cell office:value-type="string">
            <text:p>0000000000504355</text:p>
          </table:table-cell>
          <table:table-cell office:value-type="string">
            <text:p>1257.00</text:p>
          </table:table-cell>
          <table:table-cell office:value-type="string">
            <text:p>11558038</text:p>
          </table:table-cell>
          <table:table-cell table:number-columns-repeated="1014"/>
        </table:table-row>
        <table:table-row table:style-name="ro1">
          <table:table-cell office:value-type="string">
            <text:p>0200466696</text:p>
          </table:table-cell>
          <table:table-cell office:value-type="string">
            <text:p>CED</text:p>
          </table:table-cell>
          <table:table-cell/>
          <table:table-cell office:value-type="string">
            <text:p>HEYDEE EUGENIA QUINCHA</text:p>
          </table:table-cell>
          <table:table-cell office:value-type="string">
            <text:p>1</text:p>
          </table:table-cell>
          <table:table-cell office:value-type="string">
            <text:p>1258.00</text:p>
          </table:table-cell>
          <table:table-cell office:value-type="string">
            <text:p>PLTNRHAF</text:p>
          </table:table-cell>
          <table:table-cell office:value-type="string">
            <text:p>0000000000504356</text:p>
          </table:table-cell>
          <table:table-cell office:value-type="string">
            <text:p>1258.00</text:p>
          </table:table-cell>
          <table:table-cell office:value-type="string">
            <text:p>11558039</text:p>
          </table:table-cell>
          <table:table-cell table:number-columns-repeated="1014"/>
        </table:table-row>
        <table:table-row table:style-name="ro1">
          <table:table-cell office:value-type="string">
            <text:p>0502856628</text:p>
          </table:table-cell>
          <table:table-cell office:value-type="string">
            <text:p>CED</text:p>
          </table:table-cell>
          <table:table-cell/>
          <table:table-cell office:value-type="string">
            <text:p>ROSA ANGELICA QUINGATUNA CAYAM</text:p>
          </table:table-cell>
          <table:table-cell office:value-type="string">
            <text:p>1</text:p>
          </table:table-cell>
          <table:table-cell office:value-type="string">
            <text:p>1259.00</text:p>
          </table:table-cell>
          <table:table-cell office:value-type="string">
            <text:p>EXCPLANI</text:p>
          </table:table-cell>
          <table:table-cell office:value-type="string">
            <text:p>0000000000504357</text:p>
          </table:table-cell>
          <table:table-cell office:value-type="string">
            <text:p>1259.00</text:p>
          </table:table-cell>
          <table:table-cell office:value-type="string">
            <text:p>11558040</text:p>
          </table:table-cell>
          <table:table-cell table:number-columns-repeated="1014"/>
        </table:table-row>
        <table:table-row table:style-name="ro1">
          <table:table-cell office:value-type="string">
            <text:p>0910010545</text:p>
          </table:table-cell>
          <table:table-cell office:value-type="string">
            <text:p>CED</text:p>
          </table:table-cell>
          <table:table-cell/>
          <table:table-cell office:value-type="string">
            <text:p>JOSE ANTONIO RAMIREZ</text:p>
          </table:table-cell>
          <table:table-cell office:value-type="string">
            <text:p>1</text:p>
          </table:table-cell>
          <table:table-cell office:value-type="string">
            <text:p>1260.00</text:p>
          </table:table-cell>
          <table:table-cell office:value-type="string">
            <text:p>RESPAT</text:p>
          </table:table-cell>
          <table:table-cell office:value-type="string">
            <text:p>0000000000504358</text:p>
          </table:table-cell>
          <table:table-cell office:value-type="string">
            <text:p>1260.00</text:p>
          </table:table-cell>
          <table:table-cell office:value-type="string">
            <text:p>11558041</text:p>
          </table:table-cell>
          <table:table-cell table:number-columns-repeated="1014"/>
        </table:table-row>
        <table:table-row table:style-name="ro1">
          <table:table-cell office:value-type="string">
            <text:p>0901328400</text:p>
          </table:table-cell>
          <table:table-cell office:value-type="string">
            <text:p>CED</text:p>
          </table:table-cell>
          <table:table-cell office:value-type="string">
            <text:p>CUOCON</text:p>
          </table:table-cell>
          <table:table-cell office:value-type="string">
            <text:p>DORA TERESA CONFORME</text:p>
          </table:table-cell>
          <table:table-cell office:value-type="string">
            <text:p>1</text:p>
          </table:table-cell>
          <table:table-cell office:value-type="string">
            <text:p>1261.00</text:p>
          </table:table-cell>
          <table:table-cell office:value-type="string">
            <text:p>CUOCON</text:p>
          </table:table-cell>
          <table:table-cell office:value-type="string">
            <text:p>0000000000504359</text:p>
          </table:table-cell>
          <table:table-cell office:value-type="string">
            <text:p>1261.00</text:p>
          </table:table-cell>
          <table:table-cell office:value-type="string">
            <text:p>11558042</text:p>
          </table:table-cell>
          <table:table-cell table:number-columns-repeated="1014"/>
        </table:table-row>
        <table:table-row table:style-name="ro1">
          <table:table-cell office:value-type="string">
            <text:p>1200859799</text:p>
          </table:table-cell>
          <table:table-cell office:value-type="string">
            <text:p>CED</text:p>
          </table:table-cell>
          <table:table-cell office:value-type="string">
            <text:p>VARARRDG</text:p>
          </table:table-cell>
          <table:table-cell office:value-type="string">
            <text:p>CARLOS ALBERTO CRUZ</text:p>
          </table:table-cell>
          <table:table-cell office:value-type="string">
            <text:p>1</text:p>
          </table:table-cell>
          <table:table-cell office:value-type="string">
            <text:p>1262.00</text:p>
          </table:table-cell>
          <table:table-cell office:value-type="string">
            <text:p>VARARRDG</text:p>
          </table:table-cell>
          <table:table-cell office:value-type="string">
            <text:p>0000000000504360</text:p>
          </table:table-cell>
          <table:table-cell office:value-type="string">
            <text:p>1262.00</text:p>
          </table:table-cell>
          <table:table-cell office:value-type="string">
            <text:p>11558043</text:p>
          </table:table-cell>
          <table:table-cell table:number-columns-repeated="1014"/>
        </table:table-row>
        <table:table-row table:style-name="ro1">
          <table:table-cell office:value-type="string">
            <text:p>1205997354</text:p>
          </table:table-cell>
          <table:table-cell office:value-type="string">
            <text:p>CED</text:p>
          </table:table-cell>
          <table:table-cell office:value-type="string">
            <text:p>CARGOBCO</text:p>
          </table:table-cell>
          <table:table-cell office:value-type="string">
            <text:p>BAYRON VICENTE CUSME</text:p>
          </table:table-cell>
          <table:table-cell office:value-type="string">
            <text:p>1</text:p>
          </table:table-cell>
          <table:table-cell office:value-type="string">
            <text:p>1263.00</text:p>
          </table:table-cell>
          <table:table-cell office:value-type="string">
            <text:p>CARGOBCO</text:p>
          </table:table-cell>
          <table:table-cell office:value-type="string">
            <text:p>0000000000504361</text:p>
          </table:table-cell>
          <table:table-cell office:value-type="string">
            <text:p>1263.00</text:p>
          </table:table-cell>
          <table:table-cell office:value-type="string">
            <text:p>11558044</text:p>
          </table:table-cell>
          <table:table-cell table:number-columns-repeated="1014"/>
        </table:table-row>
        <table:table-row table:style-name="ro1">
          <table:table-cell office:value-type="string">
            <text:p>1705088308</text:p>
          </table:table-cell>
          <table:table-cell office:value-type="string">
            <text:p>CED</text:p>
          </table:table-cell>
          <table:table-cell office:value-type="string">
            <text:p>CARGOEMP</text:p>
          </table:table-cell>
          <table:table-cell office:value-type="string">
            <text:p>LEONARDO DELGADO</text:p>
          </table:table-cell>
          <table:table-cell office:value-type="string">
            <text:p>1</text:p>
          </table:table-cell>
          <table:table-cell office:value-type="string">
            <text:p>1264.00</text:p>
          </table:table-cell>
          <table:table-cell office:value-type="string">
            <text:p>CARGOEMP</text:p>
          </table:table-cell>
          <table:table-cell office:value-type="string">
            <text:p>0000000000504362</text:p>
          </table:table-cell>
          <table:table-cell office:value-type="string">
            <text:p>1264.00</text:p>
          </table:table-cell>
          <table:table-cell office:value-type="string">
            <text:p>11558045</text:p>
          </table:table-cell>
          <table:table-cell table:number-columns-repeated="1014"/>
        </table:table-row>
        <table:table-row table:style-name="ro1">
          <table:table-cell office:value-type="string">
            <text:p>0500809322</text:p>
          </table:table-cell>
          <table:table-cell office:value-type="string">
            <text:p>CED</text:p>
          </table:table-cell>
          <table:table-cell office:value-type="string">
            <text:p>CRGOIESS</text:p>
          </table:table-cell>
          <table:table-cell office:value-type="string">
            <text:p>MARIA RAMONA DIAS</text:p>
          </table:table-cell>
          <table:table-cell office:value-type="string">
            <text:p>1</text:p>
          </table:table-cell>
          <table:table-cell office:value-type="string">
            <text:p>1265.00</text:p>
          </table:table-cell>
          <table:table-cell office:value-type="string">
            <text:p>CRGOIESS</text:p>
          </table:table-cell>
          <table:table-cell office:value-type="string">
            <text:p>0000000000504363</text:p>
          </table:table-cell>
          <table:table-cell office:value-type="string">
            <text:p>1265.00</text:p>
          </table:table-cell>
          <table:table-cell office:value-type="string">
            <text:p>11558046</text:p>
          </table:table-cell>
          <table:table-cell table:number-columns-repeated="1014"/>
        </table:table-row>
        <table:table-row table:style-name="ro1">
          <table:table-cell office:value-type="string">
            <text:p>0906634373</text:p>
          </table:table-cell>
          <table:table-cell office:value-type="string">
            <text:p>CED</text:p>
          </table:table-cell>
          <table:table-cell office:value-type="string">
            <text:p>PAGABOPH</text:p>
          </table:table-cell>
          <table:table-cell office:value-type="string">
            <text:p>LEONIDAS ATILIO DIAZ</text:p>
          </table:table-cell>
          <table:table-cell office:value-type="string">
            <text:p>1</text:p>
          </table:table-cell>
          <table:table-cell office:value-type="string">
            <text:p>1266.00</text:p>
          </table:table-cell>
          <table:table-cell office:value-type="string">
            <text:p>PAGABOPH</text:p>
          </table:table-cell>
          <table:table-cell office:value-type="string">
            <text:p>0000000000504364</text:p>
          </table:table-cell>
          <table:table-cell office:value-type="string">
            <text:p>1266.00</text:p>
          </table:table-cell>
          <table:table-cell office:value-type="string">
            <text:p>11558047</text:p>
          </table:table-cell>
          <table:table-cell table:number-columns-repeated="1014"/>
        </table:table-row>
        <table:table-row table:style-name="ro1">
          <table:table-cell office:value-type="string">
            <text:p>0917957193</text:p>
          </table:table-cell>
          <table:table-cell office:value-type="string">
            <text:p>CED</text:p>
          </table:table-cell>
          <table:table-cell office:value-type="string">
            <text:p>PAGADMPH</text:p>
          </table:table-cell>
          <table:table-cell office:value-type="string">
            <text:p>BETSSI YANINA ESPINOZA</text:p>
          </table:table-cell>
          <table:table-cell office:value-type="string">
            <text:p>1</text:p>
          </table:table-cell>
          <table:table-cell office:value-type="string">
            <text:p>1267.00</text:p>
          </table:table-cell>
          <table:table-cell office:value-type="string">
            <text:p>PAGADMPH</text:p>
          </table:table-cell>
          <table:table-cell office:value-type="string">
            <text:p>0000000000504365</text:p>
          </table:table-cell>
          <table:table-cell office:value-type="string">
            <text:p>1267.00</text:p>
          </table:table-cell>
          <table:table-cell office:value-type="string">
            <text:p>11558048</text:p>
          </table:table-cell>
          <table:table-cell table:number-columns-repeated="1014"/>
        </table:table-row>
        <table:table-row table:style-name="ro1">
          <table:table-cell office:value-type="string">
            <text:p>0921741799</text:p>
          </table:table-cell>
          <table:table-cell office:value-type="string">
            <text:p>CED</text:p>
          </table:table-cell>
          <table:table-cell office:value-type="string">
            <text:p>PAGLIQPH</text:p>
          </table:table-cell>
          <table:table-cell office:value-type="string">
            <text:p>JUAN FRANCISCO FERNANDEZ</text:p>
          </table:table-cell>
          <table:table-cell office:value-type="string">
            <text:p>1</text:p>
          </table:table-cell>
          <table:table-cell office:value-type="string">
            <text:p>1268.00</text:p>
          </table:table-cell>
          <table:table-cell office:value-type="string">
            <text:p>PAGLIQPH</text:p>
          </table:table-cell>
          <table:table-cell office:value-type="string">
            <text:p>0000000000504366</text:p>
          </table:table-cell>
          <table:table-cell office:value-type="string">
            <text:p>1268.00</text:p>
          </table:table-cell>
          <table:table-cell office:value-type="string">
            <text:p>11558049</text:p>
          </table:table-cell>
          <table:table-cell table:number-columns-repeated="1014"/>
        </table:table-row>
        <table:table-row table:style-name="ro1">
          <table:table-cell office:value-type="string">
            <text:p>0902359549</text:p>
          </table:table-cell>
          <table:table-cell office:value-type="string">
            <text:p>CED</text:p>
          </table:table-cell>
          <table:table-cell office:value-type="string">
            <text:p>DIVPRE</text:p>
          </table:table-cell>
          <table:table-cell office:value-type="string">
            <text:p>MARIA GUARE FUNDACION</text:p>
          </table:table-cell>
          <table:table-cell office:value-type="string">
            <text:p>1</text:p>
          </table:table-cell>
          <table:table-cell office:value-type="string">
            <text:p>1269.00</text:p>
          </table:table-cell>
          <table:table-cell office:value-type="string">
            <text:p>DIVPRE</text:p>
          </table:table-cell>
          <table:table-cell office:value-type="string">
            <text:p>0000000000504367</text:p>
          </table:table-cell>
          <table:table-cell office:value-type="string">
            <text:p>1269.00</text:p>
          </table:table-cell>
          <table:table-cell office:value-type="string">
            <text:p>11558050</text:p>
          </table:table-cell>
          <table:table-cell table:number-columns-repeated="1014"/>
        </table:table-row>
        <table:table-row table:style-name="ro1">
          <table:table-cell office:value-type="string">
            <text:p>1800464065</text:p>
          </table:table-cell>
          <table:table-cell office:value-type="string">
            <text:p>CED</text:p>
          </table:table-cell>
          <table:table-cell office:value-type="string">
            <text:p>MOPAAP</text:p>
          </table:table-cell>
          <table:table-cell office:value-type="string">
            <text:p>TELESFORO IGNACIO GARZON</text:p>
          </table:table-cell>
          <table:table-cell office:value-type="string">
            <text:p>1</text:p>
          </table:table-cell>
          <table:table-cell office:value-type="string">
            <text:p>1270.00</text:p>
          </table:table-cell>
          <table:table-cell office:value-type="string">
            <text:p>MOPAAP</text:p>
          </table:table-cell>
          <table:table-cell office:value-type="string">
            <text:p>0000000000504368</text:p>
          </table:table-cell>
          <table:table-cell office:value-type="string">
            <text:p>1270.00</text:p>
          </table:table-cell>
          <table:table-cell office:value-type="string">
            <text:p>11558051</text:p>
          </table:table-cell>
          <table:table-cell table:number-columns-repeated="1014"/>
        </table:table-row>
        <table:table-row table:style-name="ro1">
          <table:table-cell office:value-type="string">
            <text:p>0502647654</text:p>
          </table:table-cell>
          <table:table-cell office:value-type="string">
            <text:p>CED</text:p>
          </table:table-cell>
          <table:table-cell office:value-type="string">
            <text:p>MOFORE</text:p>
          </table:table-cell>
          <table:table-cell office:value-type="string">
            <text:p>CECILIA DEL ROCIO GUANGAJE</text:p>
          </table:table-cell>
          <table:table-cell office:value-type="string">
            <text:p>1</text:p>
          </table:table-cell>
          <table:table-cell office:value-type="string">
            <text:p>1271.00</text:p>
          </table:table-cell>
          <table:table-cell office:value-type="string">
            <text:p>MOFORE</text:p>
          </table:table-cell>
          <table:table-cell office:value-type="string">
            <text:p>0000000000504369</text:p>
          </table:table-cell>
          <table:table-cell office:value-type="string">
            <text:p>1271.00</text:p>
          </table:table-cell>
          <table:table-cell office:value-type="string">
            <text:p>11558052</text:p>
          </table:table-cell>
          <table:table-cell table:number-columns-repeated="1014"/>
        </table:table-row>
        <table:table-row table:style-name="ro1">
          <table:table-cell office:value-type="string">
            <text:p>0700790264</text:p>
          </table:table-cell>
          <table:table-cell office:value-type="string">
            <text:p>CED</text:p>
          </table:table-cell>
          <table:table-cell office:value-type="string">
            <text:p>ACUADM</text:p>
          </table:table-cell>
          <table:table-cell office:value-type="string">
            <text:p>LUIS GERMAN GUARNIZO</text:p>
          </table:table-cell>
          <table:table-cell office:value-type="string">
            <text:p>1</text:p>
          </table:table-cell>
          <table:table-cell office:value-type="string">
            <text:p>1272.00</text:p>
          </table:table-cell>
          <table:table-cell office:value-type="string">
            <text:p>ACUADM</text:p>
          </table:table-cell>
          <table:table-cell office:value-type="string">
            <text:p>0000000000504370</text:p>
          </table:table-cell>
          <table:table-cell office:value-type="string">
            <text:p>1272.00</text:p>
          </table:table-cell>
          <table:table-cell office:value-type="string">
            <text:p>11558053</text:p>
          </table:table-cell>
          <table:table-cell table:number-columns-repeated="1014"/>
        </table:table-row>
        <table:table-row table:style-name="ro1">
          <table:table-cell office:value-type="string">
            <text:p>0902453430</text:p>
          </table:table-cell>
          <table:table-cell office:value-type="string">
            <text:p>CED</text:p>
          </table:table-cell>
          <table:table-cell office:value-type="string">
            <text:p>INICON</text:p>
          </table:table-cell>
          <table:table-cell office:value-type="string">
            <text:p>JOSE IGNACIO HARO</text:p>
          </table:table-cell>
          <table:table-cell office:value-type="string">
            <text:p>1</text:p>
          </table:table-cell>
          <table:table-cell office:value-type="string">
            <text:p>1273.00</text:p>
          </table:table-cell>
          <table:table-cell office:value-type="string">
            <text:p>INICON</text:p>
          </table:table-cell>
          <table:table-cell office:value-type="string">
            <text:p>0000000000504371</text:p>
          </table:table-cell>
          <table:table-cell office:value-type="string">
            <text:p>1273.00</text:p>
          </table:table-cell>
          <table:table-cell office:value-type="string">
            <text:p>11558054</text:p>
          </table:table-cell>
          <table:table-cell table:number-columns-repeated="1014"/>
        </table:table-row>
        <table:table-row table:style-name="ro1">
          <table:table-cell office:value-type="string">
            <text:p>1721691366</text:p>
          </table:table-cell>
          <table:table-cell office:value-type="string">
            <text:p>CED</text:p>
          </table:table-cell>
          <table:table-cell office:value-type="string">
            <text:p>DIVPHJUB</text:p>
          </table:table-cell>
          <table:table-cell office:value-type="string">
            <text:p>EDISON EDUARDO HERNANDEZ</text:p>
          </table:table-cell>
          <table:table-cell office:value-type="string">
            <text:p>1</text:p>
          </table:table-cell>
          <table:table-cell office:value-type="string">
            <text:p>1274.00</text:p>
          </table:table-cell>
          <table:table-cell office:value-type="string">
            <text:p>DIVPHJUB</text:p>
          </table:table-cell>
          <table:table-cell office:value-type="string">
            <text:p>0000000000504372</text:p>
          </table:table-cell>
          <table:table-cell office:value-type="string">
            <text:p>1274.00</text:p>
          </table:table-cell>
          <table:table-cell office:value-type="string">
            <text:p>11558055</text:p>
          </table:table-cell>
          <table:table-cell table:number-columns-repeated="1014"/>
        </table:table-row>
        <table:table-row table:style-name="ro1">
          <table:table-cell office:value-type="string">
            <text:p>0200662963</text:p>
          </table:table-cell>
          <table:table-cell office:value-type="string">
            <text:p>CED</text:p>
          </table:table-cell>
          <table:table-cell office:value-type="string">
            <text:p>EFEGAR</text:p>
          </table:table-cell>
          <table:table-cell office:value-type="string">
            <text:p>GIL ADALBERT HERRERA</text:p>
          </table:table-cell>
          <table:table-cell office:value-type="string">
            <text:p>1</text:p>
          </table:table-cell>
          <table:table-cell office:value-type="string">
            <text:p>1275.00</text:p>
          </table:table-cell>
          <table:table-cell office:value-type="string">
            <text:p>EFEGAR</text:p>
          </table:table-cell>
          <table:table-cell office:value-type="string">
            <text:p>0000000000504373</text:p>
          </table:table-cell>
          <table:table-cell office:value-type="string">
            <text:p>1275.00</text:p>
          </table:table-cell>
          <table:table-cell office:value-type="string">
            <text:p>11558056</text:p>
          </table:table-cell>
          <table:table-cell table:number-columns-repeated="1014"/>
        </table:table-row>
        <table:table-row table:style-name="ro1">
          <table:table-cell office:value-type="string">
            <text:p>0909479487</text:p>
          </table:table-cell>
          <table:table-cell office:value-type="string">
            <text:p>CED</text:p>
          </table:table-cell>
          <table:table-cell office:value-type="string">
            <text:p>FONDOS</text:p>
          </table:table-cell>
          <table:table-cell office:value-type="string">
            <text:p>SILVIO CLEMENTE INTRIAGO</text:p>
          </table:table-cell>
          <table:table-cell office:value-type="string">
            <text:p>1</text:p>
          </table:table-cell>
          <table:table-cell office:value-type="string">
            <text:p>1276.00</text:p>
          </table:table-cell>
          <table:table-cell office:value-type="string">
            <text:p>FONDOS</text:p>
          </table:table-cell>
          <table:table-cell office:value-type="string">
            <text:p>0000000000504374</text:p>
          </table:table-cell>
          <table:table-cell office:value-type="string">
            <text:p>1276.00</text:p>
          </table:table-cell>
          <table:table-cell office:value-type="string">
            <text:p>11558057</text:p>
          </table:table-cell>
          <table:table-cell table:number-columns-repeated="1014"/>
        </table:table-row>
        <table:table-row table:style-name="ro1">
          <table:table-cell office:value-type="string">
            <text:p>0600028120</text:p>
          </table:table-cell>
          <table:table-cell office:value-type="string">
            <text:p>CED</text:p>
          </table:table-cell>
          <table:table-cell office:value-type="string">
            <text:p>GLOSAS</text:p>
          </table:table-cell>
          <table:table-cell office:value-type="string">
            <text:p>ROSA ISABEL JARA</text:p>
          </table:table-cell>
          <table:table-cell office:value-type="string">
            <text:p>1</text:p>
          </table:table-cell>
          <table:table-cell office:value-type="string">
            <text:p>1277.00</text:p>
          </table:table-cell>
          <table:table-cell office:value-type="string">
            <text:p>GLOSAS</text:p>
          </table:table-cell>
          <table:table-cell office:value-type="string">
            <text:p>0000000000504375</text:p>
          </table:table-cell>
          <table:table-cell office:value-type="string">
            <text:p>1277.00</text:p>
          </table:table-cell>
          <table:table-cell office:value-type="string">
            <text:p>11558058</text:p>
          </table:table-cell>
          <table:table-cell table:number-columns-repeated="1014"/>
        </table:table-row>
        <table:table-row table:style-name="ro1">
          <table:table-cell office:value-type="string">
            <text:p>1717889891</text:p>
          </table:table-cell>
          <table:table-cell office:value-type="string">
            <text:p>CED</text:p>
          </table:table-cell>
          <table:table-cell office:value-type="string">
            <text:p>LIQCON</text:p>
          </table:table-cell>
          <table:table-cell office:value-type="string">
            <text:p>MYROSLAVA KORZHYVYNSKA</text:p>
          </table:table-cell>
          <table:table-cell office:value-type="string">
            <text:p>1</text:p>
          </table:table-cell>
          <table:table-cell office:value-type="string">
            <text:p>1278.00</text:p>
          </table:table-cell>
          <table:table-cell office:value-type="string">
            <text:p>LIQCON</text:p>
          </table:table-cell>
          <table:table-cell office:value-type="string">
            <text:p>0000000000504376</text:p>
          </table:table-cell>
          <table:table-cell office:value-type="string">
            <text:p>1278.00</text:p>
          </table:table-cell>
          <table:table-cell office:value-type="string">
            <text:p>11558059</text:p>
          </table:table-cell>
          <table:table-cell table:number-columns-repeated="1014"/>
        </table:table-row>
        <table:table-row table:style-name="ro1">
          <table:table-cell office:value-type="string">
            <text:p>0501204192</text:p>
          </table:table-cell>
          <table:table-cell office:value-type="string">
            <text:p>CED</text:p>
          </table:table-cell>
          <table:table-cell office:value-type="string">
            <text:p>LIQPRE</text:p>
          </table:table-cell>
          <table:table-cell office:value-type="string">
            <text:p>ELSA BEATRIZ LICTO</text:p>
          </table:table-cell>
          <table:table-cell office:value-type="string">
            <text:p>1</text:p>
          </table:table-cell>
          <table:table-cell office:value-type="string">
            <text:p>1279.00</text:p>
          </table:table-cell>
          <table:table-cell office:value-type="string">
            <text:p>LIQPRE</text:p>
          </table:table-cell>
          <table:table-cell office:value-type="string">
            <text:p>0000000000504377</text:p>
          </table:table-cell>
          <table:table-cell office:value-type="string">
            <text:p>1279.00</text:p>
          </table:table-cell>
          <table:table-cell office:value-type="string">
            <text:p>11558060</text:p>
          </table:table-cell>
          <table:table-cell table:number-columns-repeated="1014"/>
        </table:table-row>
        <table:table-row table:style-name="ro1">
          <table:table-cell office:value-type="string">
            <text:p>1303919201</text:p>
          </table:table-cell>
          <table:table-cell office:value-type="string">
            <text:p>CED</text:p>
          </table:table-cell>
          <table:table-cell office:value-type="string">
            <text:p>PLANI</text:p>
          </table:table-cell>
          <table:table-cell office:value-type="string">
            <text:p>JORGE SANTOS LOPEZ</text:p>
          </table:table-cell>
          <table:table-cell office:value-type="string">
            <text:p>1</text:p>
          </table:table-cell>
          <table:table-cell office:value-type="string">
            <text:p>1280.00</text:p>
          </table:table-cell>
          <table:table-cell office:value-type="string">
            <text:p>PLANI</text:p>
          </table:table-cell>
          <table:table-cell office:value-type="string">
            <text:p>0000000000504378</text:p>
          </table:table-cell>
          <table:table-cell office:value-type="string">
            <text:p>1280.00</text:p>
          </table:table-cell>
          <table:table-cell office:value-type="string">
            <text:p>11558061</text:p>
          </table:table-cell>
          <table:table-cell table:number-columns-repeated="1014"/>
        </table:table-row>
        <table:table-row table:style-name="ro1">
          <table:table-cell office:value-type="string">
            <text:p>1200835963</text:p>
          </table:table-cell>
          <table:table-cell office:value-type="string">
            <text:p>CED</text:p>
          </table:table-cell>
          <table:table-cell office:value-type="string">
            <text:p>RESGLO</text:p>
          </table:table-cell>
          <table:table-cell office:value-type="string">
            <text:p>ISABEL MARIA MACHADO</text:p>
          </table:table-cell>
          <table:table-cell office:value-type="string">
            <text:p>1</text:p>
          </table:table-cell>
          <table:table-cell office:value-type="string">
            <text:p>1281.00</text:p>
          </table:table-cell>
          <table:table-cell office:value-type="string">
            <text:p>RESGLO</text:p>
          </table:table-cell>
          <table:table-cell office:value-type="string">
            <text:p>0000000000504379</text:p>
          </table:table-cell>
          <table:table-cell office:value-type="string">
            <text:p>1281.00</text:p>
          </table:table-cell>
          <table:table-cell office:value-type="string">
            <text:p>11558062</text:p>
          </table:table-cell>
          <table:table-cell table:number-columns-repeated="1014"/>
        </table:table-row>
        <table:table-row table:style-name="ro1">
          <table:table-cell office:value-type="string">
            <text:p>1202944516</text:p>
          </table:table-cell>
          <table:table-cell office:value-type="string">
            <text:p>CED</text:p>
          </table:table-cell>
          <table:table-cell office:value-type="string">
            <text:p>RESTIT</text:p>
          </table:table-cell>
          <table:table-cell office:value-type="string">
            <text:p>JACINTA ANABEL MACIAS</text:p>
          </table:table-cell>
          <table:table-cell office:value-type="string">
            <text:p>1</text:p>
          </table:table-cell>
          <table:table-cell office:value-type="string">
            <text:p>1282.00</text:p>
          </table:table-cell>
          <table:table-cell office:value-type="string">
            <text:p>RESTIT</text:p>
          </table:table-cell>
          <table:table-cell office:value-type="string">
            <text:p>0000000000504380</text:p>
          </table:table-cell>
          <table:table-cell office:value-type="string">
            <text:p>1282.00</text:p>
          </table:table-cell>
          <table:table-cell office:value-type="string">
            <text:p>11558063</text:p>
          </table:table-cell>
          <table:table-cell table:number-columns-repeated="1014"/>
        </table:table-row>
        <table:table-row table:style-name="ro1">
          <table:table-cell office:value-type="string">
            <text:p>0200483105</text:p>
          </table:table-cell>
          <table:table-cell office:value-type="string">
            <text:p>CED</text:p>
          </table:table-cell>
          <table:table-cell office:value-type="string">
            <text:p>SALDEB</text:p>
          </table:table-cell>
          <table:table-cell office:value-type="string">
            <text:p>GERARDO MAGARISCA</text:p>
          </table:table-cell>
          <table:table-cell office:value-type="string">
            <text:p>1</text:p>
          </table:table-cell>
          <table:table-cell office:value-type="string">
            <text:p>1283.00</text:p>
          </table:table-cell>
          <table:table-cell office:value-type="string">
            <text:p>SALDEB</text:p>
          </table:table-cell>
          <table:table-cell office:value-type="string">
            <text:p>0000000000504381</text:p>
          </table:table-cell>
          <table:table-cell office:value-type="string">
            <text:p>1283.00</text:p>
          </table:table-cell>
          <table:table-cell office:value-type="string">
            <text:p>11558064</text:p>
          </table:table-cell>
          <table:table-cell table:number-columns-repeated="1014"/>
        </table:table-row>
        <table:table-row table:style-name="ro1">
          <table:table-cell office:value-type="string">
            <text:p>1101983524</text:p>
          </table:table-cell>
          <table:table-cell office:value-type="string">
            <text:p>CED</text:p>
          </table:table-cell>
          <table:table-cell office:value-type="string">
            <text:p>TITCRE</text:p>
          </table:table-cell>
          <table:table-cell office:value-type="string">
            <text:p>CESAR PROSPERO MALDONADO</text:p>
          </table:table-cell>
          <table:table-cell office:value-type="string">
            <text:p>1</text:p>
          </table:table-cell>
          <table:table-cell office:value-type="string">
            <text:p>1284.00</text:p>
          </table:table-cell>
          <table:table-cell office:value-type="string">
            <text:p>TITCRE</text:p>
          </table:table-cell>
          <table:table-cell office:value-type="string">
            <text:p>0000000000504382</text:p>
          </table:table-cell>
          <table:table-cell office:value-type="string">
            <text:p>1284.00</text:p>
          </table:table-cell>
          <table:table-cell office:value-type="string">
            <text:p>11558065</text:p>
          </table:table-cell>
          <table:table-cell table:number-columns-repeated="1014"/>
        </table:table-row>
        <table:table-row table:style-name="ro1">
          <table:table-cell office:value-type="string">
            <text:p>1709500266</text:p>
          </table:table-cell>
          <table:table-cell office:value-type="string">
            <text:p>CED</text:p>
          </table:table-cell>
          <table:table-cell office:value-type="string">
            <text:p>DIVPREHI</text:p>
          </table:table-cell>
          <table:table-cell office:value-type="string">
            <text:p>JUAN NEIGE MENDOZA</text:p>
          </table:table-cell>
          <table:table-cell office:value-type="string">
            <text:p>1</text:p>
          </table:table-cell>
          <table:table-cell office:value-type="string">
            <text:p>1285.00</text:p>
          </table:table-cell>
          <table:table-cell office:value-type="string">
            <text:p>DIVPREHI</text:p>
          </table:table-cell>
          <table:table-cell office:value-type="string">
            <text:p>0000000000504383</text:p>
          </table:table-cell>
          <table:table-cell office:value-type="string">
            <text:p>1285.00</text:p>
          </table:table-cell>
          <table:table-cell office:value-type="string">
            <text:p>11558066</text:p>
          </table:table-cell>
          <table:table-cell table:number-columns-repeated="1014"/>
        </table:table-row>
        <table:table-row table:style-name="ro1">
          <table:table-cell office:value-type="string">
            <text:p>1715487144</text:p>
          </table:table-cell>
          <table:table-cell office:value-type="string">
            <text:p>CED</text:p>
          </table:table-cell>
          <table:table-cell office:value-type="string">
            <text:p>DIVPREJU</text:p>
          </table:table-cell>
          <table:table-cell office:value-type="string">
            <text:p>MARIA VERONICA MONTALVO</text:p>
          </table:table-cell>
          <table:table-cell office:value-type="string">
            <text:p>1</text:p>
          </table:table-cell>
          <table:table-cell office:value-type="string">
            <text:p>1286.00</text:p>
          </table:table-cell>
          <table:table-cell office:value-type="string">
            <text:p>DIVPREJU</text:p>
          </table:table-cell>
          <table:table-cell office:value-type="string">
            <text:p>0000000000504384</text:p>
          </table:table-cell>
          <table:table-cell office:value-type="string">
            <text:p>1286.00</text:p>
          </table:table-cell>
          <table:table-cell office:value-type="string">
            <text:p>11558067</text:p>
          </table:table-cell>
          <table:table-cell table:number-columns-repeated="1014"/>
        </table:table-row>
        <table:table-row table:style-name="ro1">
          <table:table-cell office:value-type="string">
            <text:p>1701052233</text:p>
          </table:table-cell>
          <table:table-cell office:value-type="string">
            <text:p>CED</text:p>
          </table:table-cell>
          <table:table-cell office:value-type="string">
            <text:p>DIVPREJG</text:p>
          </table:table-cell>
          <table:table-cell office:value-type="string">
            <text:p>MARIA LUCILA MONTESDEOCA</text:p>
          </table:table-cell>
          <table:table-cell office:value-type="string">
            <text:p>1</text:p>
          </table:table-cell>
          <table:table-cell office:value-type="string">
            <text:p>1287.00</text:p>
          </table:table-cell>
          <table:table-cell office:value-type="string">
            <text:p>DIVPREJG</text:p>
          </table:table-cell>
          <table:table-cell office:value-type="string">
            <text:p>0000000000504385</text:p>
          </table:table-cell>
          <table:table-cell office:value-type="string">
            <text:p>1287.00</text:p>
          </table:table-cell>
          <table:table-cell office:value-type="string">
            <text:p>11558068</text:p>
          </table:table-cell>
          <table:table-cell table:number-columns-repeated="1014"/>
        </table:table-row>
        <table:table-row table:style-name="ro1">
          <table:table-cell office:value-type="string">
            <text:p>0900504050</text:p>
          </table:table-cell>
          <table:table-cell office:value-type="string">
            <text:p>CED</text:p>
          </table:table-cell>
          <table:table-cell office:value-type="string">
            <text:p>DIVPREJQ</text:p>
          </table:table-cell>
          <table:table-cell office:value-type="string">
            <text:p>FAUSTO LEONARDO ONTANEDA</text:p>
          </table:table-cell>
          <table:table-cell office:value-type="string">
            <text:p>1</text:p>
          </table:table-cell>
          <table:table-cell office:value-type="string">
            <text:p>1288.00</text:p>
          </table:table-cell>
          <table:table-cell office:value-type="string">
            <text:p>DIVPREJQ</text:p>
          </table:table-cell>
          <table:table-cell office:value-type="string">
            <text:p>0000000000504386</text:p>
          </table:table-cell>
          <table:table-cell office:value-type="string">
            <text:p>1288.00</text:p>
          </table:table-cell>
          <table:table-cell office:value-type="string">
            <text:p>11558069</text:p>
          </table:table-cell>
          <table:table-cell table:number-columns-repeated="1014"/>
        </table:table-row>
        <table:table-row table:style-name="ro1">
          <table:table-cell office:value-type="string">
            <text:p>1203424690</text:p>
          </table:table-cell>
          <table:table-cell office:value-type="string">
            <text:p>CED</text:p>
          </table:table-cell>
          <table:table-cell office:value-type="string">
            <text:p>MOPAPR</text:p>
          </table:table-cell>
          <table:table-cell office:value-type="string">
            <text:p>VICTOR HUGO ORELLANA</text:p>
          </table:table-cell>
          <table:table-cell office:value-type="string">
            <text:p>1</text:p>
          </table:table-cell>
          <table:table-cell office:value-type="string">
            <text:p>1289.00</text:p>
          </table:table-cell>
          <table:table-cell office:value-type="string">
            <text:p>MOPAPR</text:p>
          </table:table-cell>
          <table:table-cell office:value-type="string">
            <text:p>0000000000504387</text:p>
          </table:table-cell>
          <table:table-cell office:value-type="string">
            <text:p>1289.00</text:p>
          </table:table-cell>
          <table:table-cell office:value-type="string">
            <text:p>11558070</text:p>
          </table:table-cell>
          <table:table-cell table:number-columns-repeated="1014"/>
        </table:table-row>
        <table:table-row table:style-name="ro1">
          <table:table-cell office:value-type="string">
            <text:p>1202380414</text:p>
          </table:table-cell>
          <table:table-cell office:value-type="string">
            <text:p>CED</text:p>
          </table:table-cell>
          <table:table-cell office:value-type="string">
            <text:p>DIVPREHO</text:p>
          </table:table-cell>
          <table:table-cell office:value-type="string">
            <text:p>VICENTE FABI ORTEGA</text:p>
          </table:table-cell>
          <table:table-cell office:value-type="string">
            <text:p>1</text:p>
          </table:table-cell>
          <table:table-cell office:value-type="string">
            <text:p>1290.00</text:p>
          </table:table-cell>
          <table:table-cell office:value-type="string">
            <text:p>DIVPREHO</text:p>
          </table:table-cell>
          <table:table-cell office:value-type="string">
            <text:p>0000000000504388</text:p>
          </table:table-cell>
          <table:table-cell office:value-type="string">
            <text:p>1290.00</text:p>
          </table:table-cell>
          <table:table-cell office:value-type="string">
            <text:p>11558071</text:p>
          </table:table-cell>
          <table:table-cell table:number-columns-repeated="1014"/>
        </table:table-row>
        <table:table-row table:style-name="ro1">
          <table:table-cell office:value-type="string">
            <text:p>0910338185</text:p>
          </table:table-cell>
          <table:table-cell office:value-type="string">
            <text:p>CED</text:p>
          </table:table-cell>
          <table:table-cell office:value-type="string">
            <text:p>ABOTIT</text:p>
          </table:table-cell>
          <table:table-cell office:value-type="string">
            <text:p>LAURA PALLO</text:p>
          </table:table-cell>
          <table:table-cell office:value-type="string">
            <text:p>1</text:p>
          </table:table-cell>
          <table:table-cell office:value-type="string">
            <text:p>1291.00</text:p>
          </table:table-cell>
          <table:table-cell office:value-type="string">
            <text:p>ABOTIT</text:p>
          </table:table-cell>
          <table:table-cell office:value-type="string">
            <text:p>0000000000504389</text:p>
          </table:table-cell>
          <table:table-cell office:value-type="string">
            <text:p>1291.00</text:p>
          </table:table-cell>
          <table:table-cell office:value-type="string">
            <text:p>11558072</text:p>
          </table:table-cell>
          <table:table-cell table:number-columns-repeated="1014"/>
        </table:table-row>
        <table:table-row table:style-name="ro1">
          <table:table-cell office:value-type="string">
            <text:p>0502395825</text:p>
          </table:table-cell>
          <table:table-cell office:value-type="string">
            <text:p>CED</text:p>
          </table:table-cell>
          <table:table-cell office:value-type="string">
            <text:p>PAGIND</text:p>
          </table:table-cell>
          <table:table-cell office:value-type="string">
            <text:p>MARIA LAURA PASTUNA</text:p>
          </table:table-cell>
          <table:table-cell office:value-type="string">
            <text:p>1</text:p>
          </table:table-cell>
          <table:table-cell office:value-type="string">
            <text:p>1284.00</text:p>
          </table:table-cell>
          <table:table-cell office:value-type="string">
            <text:p>PAGIND</text:p>
          </table:table-cell>
          <table:table-cell office:value-type="string">
            <text:p>0000000000504382</text:p>
          </table:table-cell>
          <table:table-cell office:value-type="string">
            <text:p>1284.00</text:p>
          </table:table-cell>
          <table:table-cell office:value-type="string">
            <text:p>11558073</text:p>
          </table:table-cell>
          <table:table-cell table:number-columns-repeated="1014"/>
        </table:table-row>
        <table:table-row table:style-name="ro1">
          <table:table-cell office:value-type="string">
            <text:p>0501677223</text:p>
          </table:table-cell>
          <table:table-cell office:value-type="string">
            <text:p>CED</text:p>
          </table:table-cell>
          <table:table-cell office:value-type="string">
            <text:p>PAGINDPH</text:p>
          </table:table-cell>
          <table:table-cell office:value-type="string">
            <text:p>ESTHER PASTUNA</text:p>
          </table:table-cell>
          <table:table-cell office:value-type="string">
            <text:p>1</text:p>
          </table:table-cell>
          <table:table-cell office:value-type="string">
            <text:p>1285.00</text:p>
          </table:table-cell>
          <table:table-cell office:value-type="string">
            <text:p>PAGINDPH</text:p>
          </table:table-cell>
          <table:table-cell office:value-type="string">
            <text:p>0000000000504383</text:p>
          </table:table-cell>
          <table:table-cell office:value-type="string">
            <text:p>1285.00</text:p>
          </table:table-cell>
          <table:table-cell office:value-type="string">
            <text:p>11558074</text:p>
          </table:table-cell>
          <table:table-cell table:number-columns-repeated="1014"/>
        </table:table-row>
        <table:table-row table:style-name="ro1">
          <table:table-cell office:value-type="string">
            <text:p>0502593668</text:p>
          </table:table-cell>
          <table:table-cell office:value-type="string">
            <text:p>CED</text:p>
          </table:table-cell>
          <table:table-cell office:value-type="string">
            <text:p>PAGINDSA</text:p>
          </table:table-cell>
          <table:table-cell office:value-type="string">
            <text:p>LUIS OLMEDO PATANGO</text:p>
          </table:table-cell>
          <table:table-cell office:value-type="string">
            <text:p>1</text:p>
          </table:table-cell>
          <table:table-cell office:value-type="string">
            <text:p>1286.00</text:p>
          </table:table-cell>
          <table:table-cell office:value-type="string">
            <text:p>PAGINDSA</text:p>
          </table:table-cell>
          <table:table-cell office:value-type="string">
            <text:p>0000000000504384</text:p>
          </table:table-cell>
          <table:table-cell office:value-type="string">
            <text:p>1286.00</text:p>
          </table:table-cell>
          <table:table-cell office:value-type="string">
            <text:p>11558075</text:p>
          </table:table-cell>
          <table:table-cell table:number-columns-repeated="1014"/>
        </table:table-row>
        <table:table-row table:style-name="ro1">
          <table:table-cell office:value-type="string">
            <text:p>1706593793</text:p>
          </table:table-cell>
          <table:table-cell office:value-type="string">
            <text:p>CED</text:p>
          </table:table-cell>
          <table:table-cell office:value-type="string">
            <text:p>LIQPRECE</text:p>
          </table:table-cell>
          <table:table-cell office:value-type="string">
            <text:p>LUIS CAMILO PEREZ</text:p>
          </table:table-cell>
          <table:table-cell office:value-type="string">
            <text:p>1</text:p>
          </table:table-cell>
          <table:table-cell office:value-type="string">
            <text:p>1287.00</text:p>
          </table:table-cell>
          <table:table-cell office:value-type="string">
            <text:p>LIQPRECE</text:p>
          </table:table-cell>
          <table:table-cell office:value-type="string">
            <text:p>0000000000504385</text:p>
          </table:table-cell>
          <table:table-cell office:value-type="string">
            <text:p>1287.00</text:p>
          </table:table-cell>
          <table:table-cell office:value-type="string">
            <text:p>11558076</text:p>
          </table:table-cell>
          <table:table-cell table:number-columns-repeated="1014"/>
        </table:table-row>
        <table:table-row table:style-name="ro1">
          <table:table-cell office:value-type="string">
            <text:p>0909697435</text:p>
          </table:table-cell>
          <table:table-cell office:value-type="string">
            <text:p>CED</text:p>
          </table:table-cell>
          <table:table-cell office:value-type="string">
            <text:p>LIQPREFR</text:p>
          </table:table-cell>
          <table:table-cell office:value-type="string">
            <text:p>MELIDA CECILIA PEREZ</text:p>
          </table:table-cell>
          <table:table-cell office:value-type="string">
            <text:p>1</text:p>
          </table:table-cell>
          <table:table-cell office:value-type="string">
            <text:p>1288.00</text:p>
          </table:table-cell>
          <table:table-cell office:value-type="string">
            <text:p>LIQPREFR</text:p>
          </table:table-cell>
          <table:table-cell office:value-type="string">
            <text:p>0000000000504386</text:p>
          </table:table-cell>
          <table:table-cell office:value-type="string">
            <text:p>1288.00</text:p>
          </table:table-cell>
          <table:table-cell office:value-type="string">
            <text:p>11558077</text:p>
          </table:table-cell>
          <table:table-cell table:number-columns-repeated="1014"/>
        </table:table-row>
        <table:table-row table:style-name="ro1">
          <table:table-cell office:value-type="string">
            <text:p>1706858022</text:p>
          </table:table-cell>
          <table:table-cell office:value-type="string">
            <text:p>CED</text:p>
          </table:table-cell>
          <table:table-cell office:value-type="string">
            <text:p>PLTNRHAF</text:p>
          </table:table-cell>
          <table:table-cell office:value-type="string">
            <text:p>RENNY GONZALO PEREZ</text:p>
          </table:table-cell>
          <table:table-cell office:value-type="string">
            <text:p>1</text:p>
          </table:table-cell>
          <table:table-cell office:value-type="string">
            <text:p>1289.00</text:p>
          </table:table-cell>
          <table:table-cell office:value-type="string">
            <text:p>PLTNRHAF</text:p>
          </table:table-cell>
          <table:table-cell office:value-type="string">
            <text:p>0000000000504387</text:p>
          </table:table-cell>
          <table:table-cell office:value-type="string">
            <text:p>1289.00</text:p>
          </table:table-cell>
          <table:table-cell office:value-type="string">
            <text:p>11558078</text:p>
          </table:table-cell>
          <table:table-cell table:number-columns-repeated="1014"/>
        </table:table-row>
        <table:table-row table:style-name="ro1">
          <table:table-cell office:value-type="string">
            <text:p>0910799725</text:p>
          </table:table-cell>
          <table:table-cell office:value-type="string">
            <text:p>CED</text:p>
          </table:table-cell>
          <table:table-cell office:value-type="string">
            <text:p>EXCPLANI</text:p>
          </table:table-cell>
          <table:table-cell office:value-type="string">
            <text:p>JAIME ERNESTO PEREZ</text:p>
          </table:table-cell>
          <table:table-cell office:value-type="string">
            <text:p>1</text:p>
          </table:table-cell>
          <table:table-cell office:value-type="string">
            <text:p>1290.00</text:p>
          </table:table-cell>
          <table:table-cell office:value-type="string">
            <text:p>EXCPLANI</text:p>
          </table:table-cell>
          <table:table-cell office:value-type="string">
            <text:p>0000000000504388</text:p>
          </table:table-cell>
          <table:table-cell office:value-type="string">
            <text:p>1290.00</text:p>
          </table:table-cell>
          <table:table-cell office:value-type="string">
            <text:p>11558079</text:p>
          </table:table-cell>
          <table:table-cell table:number-columns-repeated="1014"/>
        </table:table-row>
        <table:table-row table:style-name="ro1">
          <table:table-cell office:value-type="string">
            <text:p>0501989834</text:p>
          </table:table-cell>
          <table:table-cell office:value-type="string">
            <text:p>CED</text:p>
          </table:table-cell>
          <table:table-cell office:value-type="string">
            <text:p>RESPAT</text:p>
          </table:table-cell>
          <table:table-cell office:value-type="string">
            <text:p>ROSA ELVIRA PILAGUANO</text:p>
          </table:table-cell>
          <table:table-cell office:value-type="string">
            <text:p>1</text:p>
          </table:table-cell>
          <table:table-cell office:value-type="string">
            <text:p>1291.00</text:p>
          </table:table-cell>
          <table:table-cell office:value-type="string">
            <text:p>RESPAT</text:p>
          </table:table-cell>
          <table:table-cell office:value-type="string">
            <text:p>0000000000504389</text:p>
          </table:table-cell>
          <table:table-cell office:value-type="string">
            <text:p>1291.00</text:p>
          </table:table-cell>
          <table:table-cell office:value-type="string">
            <text:p>11558080</text:p>
          </table:table-cell>
          <table:table-cell table:number-columns-repeated="1014"/>
        </table:table-row>
        <table:table-row table:style-name="ro1">
          <table:table-cell office:value-type="string">
            <text:p>0502604085</text:p>
          </table:table-cell>
          <table:table-cell office:value-type="string">
            <text:p>CED</text:p>
          </table:table-cell>
          <table:table-cell office:value-type="string">
            <text:p>PAGIND</text:p>
          </table:table-cell>
          <table:table-cell table:style-name="ce3" office:value-type="string">
            <text:p>PATRICIO PILATASIG</text:p>
          </table:table-cell>
          <table:table-cell office:value-type="string">
            <text:p>1</text:p>
          </table:table-cell>
          <table:table-cell office:value-type="string">
            <text:p>1253.00</text:p>
          </table:table-cell>
          <table:table-cell office:value-type="string">
            <text:p>PAGIND</text:p>
          </table:table-cell>
          <table:table-cell office:value-type="string">
            <text:p>0000000000504352</text:p>
          </table:table-cell>
          <table:table-cell office:value-type="string">
            <text:p>1253.00</text:p>
          </table:table-cell>
          <table:table-cell office:value-type="string">
            <text:p>11558081</text:p>
          </table:table-cell>
          <table:table-cell table:number-columns-repeated="1014"/>
        </table:table-row>
        <table:table-row table:style-name="ro1">
          <table:table-cell office:value-type="string">
            <text:p>0906501895</text:p>
          </table:table-cell>
          <table:table-cell office:value-type="string">
            <text:p>CED</text:p>
          </table:table-cell>
          <table:table-cell office:value-type="string">
            <text:p>PAGINDPH</text:p>
          </table:table-cell>
          <table:table-cell office:value-type="string">
            <text:p>HONORATO PILAY</text:p>
          </table:table-cell>
          <table:table-cell office:value-type="string">
            <text:p>1</text:p>
          </table:table-cell>
          <table:table-cell office:value-type="string">
            <text:p>1254.00</text:p>
          </table:table-cell>
          <table:table-cell office:value-type="string">
            <text:p>PAGINDPH</text:p>
          </table:table-cell>
          <table:table-cell office:value-type="string">
            <text:p>0000000000604469</text:p>
          </table:table-cell>
          <table:table-cell office:value-type="string">
            <text:p>1254.00</text:p>
          </table:table-cell>
          <table:table-cell office:value-type="string">
            <text:p>11558082</text:p>
          </table:table-cell>
          <table:table-cell table:number-columns-repeated="1014"/>
        </table:table-row>
        <table:table-row table:style-name="ro1">
          <table:table-cell office:value-type="string">
            <text:p>0703403287</text:p>
          </table:table-cell>
          <table:table-cell office:value-type="string">
            <text:p>CED</text:p>
          </table:table-cell>
          <table:table-cell office:value-type="string">
            <text:p>PAGINDSA</text:p>
          </table:table-cell>
          <table:table-cell office:value-type="string">
            <text:p>MARTHA MARIA PINEDA</text:p>
          </table:table-cell>
          <table:table-cell office:value-type="string">
            <text:p>1</text:p>
          </table:table-cell>
          <table:table-cell office:value-type="string">
            <text:p>1255.00</text:p>
          </table:table-cell>
          <table:table-cell office:value-type="string">
            <text:p>PAGINDSA</text:p>
          </table:table-cell>
          <table:table-cell office:value-type="string">
            <text:p>0000000000504353</text:p>
          </table:table-cell>
          <table:table-cell office:value-type="string">
            <text:p>1255.00</text:p>
          </table:table-cell>
          <table:table-cell office:value-type="string">
            <text:p>11558083</text:p>
          </table:table-cell>
          <table:table-cell table:number-columns-repeated="1014"/>
        </table:table-row>
        <table:table-row table:style-name="ro1">
          <table:table-cell office:value-type="string">
            <text:p>1802043255</text:p>
          </table:table-cell>
          <table:table-cell office:value-type="string">
            <text:p>CED</text:p>
          </table:table-cell>
          <table:table-cell office:value-type="string">
            <text:p>LIQPRECE</text:p>
          </table:table-cell>
          <table:table-cell office:value-type="string">
            <text:p>OSWALDO PULLUPAXI</text:p>
          </table:table-cell>
          <table:table-cell office:value-type="string">
            <text:p>1</text:p>
          </table:table-cell>
          <table:table-cell office:value-type="string">
            <text:p>1256.00</text:p>
          </table:table-cell>
          <table:table-cell office:value-type="string">
            <text:p>LIQPRECE</text:p>
          </table:table-cell>
          <table:table-cell office:value-type="string">
            <text:p>0000000000504354</text:p>
          </table:table-cell>
          <table:table-cell office:value-type="string">
            <text:p>1256.00</text:p>
          </table:table-cell>
          <table:table-cell office:value-type="string">
            <text:p>11558084</text:p>
          </table:table-cell>
          <table:table-cell table:number-columns-repeated="1014"/>
        </table:table-row>
        <table:table-row table:style-name="ro1">
          <table:table-cell office:value-type="string">
            <text:p>1700530130</text:p>
          </table:table-cell>
          <table:table-cell office:value-type="string">
            <text:p>CED</text:p>
          </table:table-cell>
          <table:table-cell office:value-type="string">
            <text:p>LIQPREFR</text:p>
          </table:table-cell>
          <table:table-cell office:value-type="string">
            <text:p>ZOILA AMABLE ALICENIA QUIGUANGO</text:p>
          </table:table-cell>
          <table:table-cell office:value-type="string">
            <text:p>1</text:p>
          </table:table-cell>
          <table:table-cell office:value-type="string">
            <text:p>1257.00</text:p>
          </table:table-cell>
          <table:table-cell office:value-type="string">
            <text:p>LIQPREFR</text:p>
          </table:table-cell>
          <table:table-cell office:value-type="string">
            <text:p>0000000000504355</text:p>
          </table:table-cell>
          <table:table-cell office:value-type="string">
            <text:p>1257.00</text:p>
          </table:table-cell>
          <table:table-cell office:value-type="string">
            <text:p>11558085</text:p>
          </table:table-cell>
          <table:table-cell table:number-columns-repeated="1014"/>
        </table:table-row>
        <table:table-row table:style-name="ro1">
          <table:table-cell office:value-type="string">
            <text:p>0200466696</text:p>
          </table:table-cell>
          <table:table-cell office:value-type="string">
            <text:p>CED</text:p>
          </table:table-cell>
          <table:table-cell office:value-type="string">
            <text:p>PLTNRHAF</text:p>
          </table:table-cell>
          <table:table-cell office:value-type="string">
            <text:p>HEYDEE EUGENIA QUINCHA</text:p>
          </table:table-cell>
          <table:table-cell office:value-type="string">
            <text:p>1</text:p>
          </table:table-cell>
          <table:table-cell office:value-type="string">
            <text:p>1258.00</text:p>
          </table:table-cell>
          <table:table-cell office:value-type="string">
            <text:p>PLTNRHAF</text:p>
          </table:table-cell>
          <table:table-cell office:value-type="string">
            <text:p>0000000000504356</text:p>
          </table:table-cell>
          <table:table-cell office:value-type="string">
            <text:p>1258.00</text:p>
          </table:table-cell>
          <table:table-cell office:value-type="string">
            <text:p>11558086</text:p>
          </table:table-cell>
          <table:table-cell table:number-columns-repeated="1014"/>
        </table:table-row>
        <table:table-row table:style-name="ro1">
          <table:table-cell office:value-type="string">
            <text:p>0502856628</text:p>
          </table:table-cell>
          <table:table-cell office:value-type="string">
            <text:p>CED</text:p>
          </table:table-cell>
          <table:table-cell office:value-type="string">
            <text:p>EXCPLANI</text:p>
          </table:table-cell>
          <table:table-cell office:value-type="string">
            <text:p>ROSA ANGELICA QUINGATUNA CAYAM</text:p>
          </table:table-cell>
          <table:table-cell office:value-type="string">
            <text:p>1</text:p>
          </table:table-cell>
          <table:table-cell office:value-type="string">
            <text:p>1259.00</text:p>
          </table:table-cell>
          <table:table-cell office:value-type="string">
            <text:p>EXCPLANI</text:p>
          </table:table-cell>
          <table:table-cell office:value-type="string">
            <text:p>0000000000504357</text:p>
          </table:table-cell>
          <table:table-cell office:value-type="string">
            <text:p>1259.00</text:p>
          </table:table-cell>
          <table:table-cell office:value-type="string">
            <text:p>11558087</text:p>
          </table:table-cell>
          <table:table-cell table:number-columns-repeated="1014"/>
        </table:table-row>
        <table:table-row table:style-name="ro1">
          <table:table-cell office:value-type="string">
            <text:p>0910010545</text:p>
          </table:table-cell>
          <table:table-cell office:value-type="string">
            <text:p>CED</text:p>
          </table:table-cell>
          <table:table-cell office:value-type="string">
            <text:p>RESPAT</text:p>
          </table:table-cell>
          <table:table-cell office:value-type="string">
            <text:p>JOSE ANTONIO RAMIREZ</text:p>
          </table:table-cell>
          <table:table-cell office:value-type="string">
            <text:p>1</text:p>
          </table:table-cell>
          <table:table-cell office:value-type="string">
            <text:p>1260.00</text:p>
          </table:table-cell>
          <table:table-cell office:value-type="string">
            <text:p>RESPAT</text:p>
          </table:table-cell>
          <table:table-cell office:value-type="string">
            <text:p>0000000000504358</text:p>
          </table:table-cell>
          <table:table-cell office:value-type="string">
            <text:p>1260.00</text:p>
          </table:table-cell>
          <table:table-cell office:value-type="string">
            <text:p>11558088</text:p>
          </table:table-cell>
          <table:table-cell table:number-columns-repeated="1014"/>
        </table:table-row>
        <table:table-row table:style-name="ro1" table:number-rows-repeated="10483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ER" table:style-name="ta5" table:print="false">
        <office:forms form:automatic-focus="false" form:apply-design-mode="false"/>
        <table:table-column table:style-name="co1" table:default-cell-style-name="ce1"/>
        <table:table-column table:style-name="co20" table:default-cell-style-name="ce1"/>
        <table:table-column table:style-name="co1" table:number-columns-repeated="2" table:default-cell-style-name="ce1"/>
        <table:table-column table:style-name="co21" table:visibility="collapse" table:default-cell-style-name="ce1"/>
        <table:table-column table:style-name="co22" table:visibility="collapse" table:default-cell-style-name="ce1"/>
        <table:table-column table:style-name="co1" table:number-columns-repeated="1018" table:default-cell-style-name="ce1"/>
        <table:table-row table:style-name="ro1">
          <table:table-cell office:value-type="string">
            <text:p>EMPRESA</text:p>
          </table:table-cell>
          <table:table-cell office:value-type="string">
            <text:p>SUMINISTRO</text:p>
          </table:table-cell>
          <table:table-cell office:value-type="string">
            <text:p>SWITCHAUDIT</text:p>
          </table:table-cell>
          <table:table-cell office:value-type="string">
            <text:p>VALOR</text:p>
          </table:table-cell>
          <table:table-cell office:value-type="string">
            <text:p>DATARESPUESTA</text:p>
          </table:table-cell>
          <table:table-cell office:value-type="string">
            <text:p>DATARESPUESTAPAGO</text:p>
          </table:table-cell>
          <table:table-cell office:value-type="string">
            <text:p>SWITCHAUDITPAGO</text:p>
          </table:table-cell>
          <table:table-cell table:number-columns-repeated="1017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200008169514</text:p>
          </table:table-cell>
          <table:table-cell office:value-type="string">
            <text:p>590111</text:p>
          </table:table-cell>
          <table:table-cell office:value-type="string">
            <text:p>10400</text:p>
          </table:table-cell>
          <table:table-cell office:value-type="string">
            <text:p>! Q100054 01200008169514<text:span text:style-name="T1">1001095966</text:span><text:span text:style-name="T2">20</text:span><text:span text:style-name="T1">CARLOS EDUARDO BORJA20170901! Q100054 012000081695141001095966</text:span><text:span text:style-name="T2">20</text:span><text:span text:style-name="T1">CARLOS EDUARDO BORJA20170901! Q100054 012000081695141001095966</text:span><text:span text:style-name="T2">20</text:span><text:span text:style-name="T1">CARLOS EDUARDO BORJA20170901</text:span></text:p>
          </table:table-cell>
          <table:table-cell office:value-type="string">
            <text:p>! Q100031 PID-B08C1-20171005-000000590178</text:p>
          </table:table-cell>
          <table:table-cell office:value-type="string">
            <text:p>590178</text:p>
          </table:table-cell>
          <table:table-cell table:number-columns-repeated="1017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200008169515</text:p>
          </table:table-cell>
          <table:table-cell office:value-type="string">
            <text:p>590112</text:p>
          </table:table-cell>
          <table:table-cell office:value-type="string">
            <text:p>11530</text:p>
          </table:table-cell>
          <table:table-cell office:value-type="string">
            <text:p>! Q100054 01200008169514<text:span text:style-name="T1">1001095967</text:span><text:span text:style-name="T2">20</text:span><text:span text:style-name="T1">JUAN JOSE VELASCO P 20171130! Q100054 012000081695141001095967</text:span><text:span text:style-name="T2">20</text:span><text:span text:style-name="T1">JUAN JOSE VELASCO P 20171130! Q100054 012000081695141001095967</text:span><text:span text:style-name="T2">20</text:span><text:span text:style-name="T1">JUAN JOSE VELASCO P 20171130</text:span></text:p>
          </table:table-cell>
          <table:table-cell office:value-type="string">
            <text:p>! Q100031 PID-B08C1-20171005-000000590179</text:p>
          </table:table-cell>
          <table:table-cell office:value-type="string">
            <text:p>590179</text:p>
          </table:table-cell>
          <table:table-cell table:number-columns-repeated="1017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200008169516</text:p>
          </table:table-cell>
          <table:table-cell office:value-type="string">
            <text:p>590113</text:p>
          </table:table-cell>
          <table:table-cell office:value-type="string">
            <text:p>12660</text:p>
          </table:table-cell>
          <table:table-cell office:value-type="string">
            <text:p>! Q100054 01200008169514<text:span text:style-name="T1">1001095968</text:span><text:span text:style-name="T2">20</text:span><text:span text:style-name="T1">USUARIO PRUEBA 1234520171001! Q100054 012000081695141001095968</text:span><text:span text:style-name="T2">20</text:span><text:span text:style-name="T1">USUARIO PRUEBA 1234520171001! Q100054 012000081695141001095968</text:span><text:span text:style-name="T2">20</text:span><text:span text:style-name="T1">USUARIO PRUEBA 1234520171001</text:span></text:p>
          </table:table-cell>
          <table:table-cell office:value-type="string">
            <text:p>! Q100031 PID-B08C1-20171005-000000590180</text:p>
          </table:table-cell>
          <table:table-cell office:value-type="string">
            <text:p>590180</text:p>
          </table:table-cell>
          <table:table-cell table:number-columns-repeated="1017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200008169517</text:p>
          </table:table-cell>
          <table:table-cell office:value-type="string">
            <text:p>590114</text:p>
          </table:table-cell>
          <table:table-cell office:value-type="string">
            <text:p>13790</text:p>
          </table:table-cell>
          <table:table-cell office:value-type="string">
            <text:p>! Q100054 01200008169514<text:span text:style-name="T1">1001095969</text:span><text:span text:style-name="T2">20</text:span><text:span text:style-name="T1">USUARIO PRUEBA 1234620171230! Q100054 012000081695141001095969</text:span><text:span text:style-name="T2">20</text:span><text:span text:style-name="T1">USUARIO PRUEBA 1234620171230! Q100054 012000081695141001095969</text:span><text:span text:style-name="T2">20</text:span><text:span text:style-name="T1">USUARIO PRUEBA 1234620171230</text:span></text:p>
          </table:table-cell>
          <table:table-cell office:value-type="string">
            <text:p>! Q100031 PID-B08C1-20171005-000000590181</text:p>
          </table:table-cell>
          <table:table-cell office:value-type="string">
            <text:p>590181</text:p>
          </table:table-cell>
          <table:table-cell table:number-columns-repeated="1017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200008169518</text:p>
          </table:table-cell>
          <table:table-cell office:value-type="string">
            <text:p>590115</text:p>
          </table:table-cell>
          <table:table-cell office:value-type="string">
            <text:p>14920</text:p>
          </table:table-cell>
          <table:table-cell office:value-type="string">
            <text:p>! Q100054 01200008169514<text:span text:style-name="T1">1001095970</text:span><text:span text:style-name="T2">20</text:span><text:span text:style-name="T1">USUARIO PRUEBA 1234720171125! Q100054 012000081695141001095970</text:span><text:span text:style-name="T2">20</text:span><text:span text:style-name="T1">USUARIO PRUEBA 1234720171125! Q100054 012000081695141001095970</text:span><text:span text:style-name="T2">20</text:span><text:span text:style-name="T1">USUARIO PRUEBA 1234720171125</text:span></text:p>
          </table:table-cell>
          <table:table-cell office:value-type="string">
            <text:p>! Q100031 PID-B08C1-20171005-000000590182</text:p>
          </table:table-cell>
          <table:table-cell office:value-type="string">
            <text:p>590182</text:p>
          </table:table-cell>
          <table:table-cell table:number-columns-repeated="1017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200008169519</text:p>
          </table:table-cell>
          <table:table-cell office:value-type="string">
            <text:p>590116</text:p>
          </table:table-cell>
          <table:table-cell office:value-type="string">
            <text:p>16050</text:p>
          </table:table-cell>
          <table:table-cell office:value-type="string">
            <text:p>! Q100054 01200008169514<text:span text:style-name="T1">1001095971</text:span><text:span text:style-name="T2">20</text:span><text:span text:style-name="T1">USUARIO PRUEBA 1234820180129! Q100054 012000081695141001095971</text:span><text:span text:style-name="T2">20</text:span><text:span text:style-name="T1">USUARIO PRUEBA 1234820180129! Q100054 012000081695141001095971</text:span><text:span text:style-name="T2">20</text:span><text:span text:style-name="T1">USUARIO PRUEBA 1234820180129</text:span></text:p>
          </table:table-cell>
          <table:table-cell office:value-type="string">
            <text:p>! Q100031 PID-B08C1-20171005-000000590183</text:p>
          </table:table-cell>
          <table:table-cell office:value-type="string">
            <text:p>590183</text:p>
          </table:table-cell>
          <table:table-cell table:number-columns-repeated="1017"/>
        </table:table-row>
        <table:table-row table:style-name="ro2">
          <table:table-cell office:value-type="string">
            <text:p>144</text:p>
          </table:table-cell>
          <table:table-cell office:value-type="string">
            <text:p>200008169520</text:p>
          </table:table-cell>
          <table:table-cell office:value-type="string">
            <text:p>590117</text:p>
          </table:table-cell>
          <table:table-cell office:value-type="string">
            <text:p>17180</text:p>
          </table:table-cell>
          <table:table-cell office:value-type="string">
            <text:p>! Q100054 01200008169514<text:span text:style-name="T1">1001095972</text:span><text:span text:style-name="T2">20</text:span><text:span text:style-name="T1">USUARIO PRUEBA 1234920180129! Q100054 012000081695141001095972</text:span><text:span text:style-name="T2">20</text:span><text:span text:style-name="T1">USUARIO PRUEBA 1234920180129! Q100054 012000081695141001095972</text:span><text:span text:style-name="T2">20</text:span><text:span text:style-name="T1">USUARIO PRUEBA 1234920180129</text:span></text:p>
          </table:table-cell>
          <table:table-cell office:value-type="string">
            <text:p>! Q100031 PID-B08C1-20171005-000000590184</text:p>
          </table:table-cell>
          <table:table-cell office:value-type="string">
            <text:p>590184</text:p>
          </table:table-cell>
          <table:table-cell table:number-columns-repeated="1017"/>
        </table:table-row>
        <table:table-row table:style-name="ro2">
          <table:table-cell office:value-type="string">
            <text:p>144</text:p>
          </table:table-cell>
          <table:table-cell office:value-type="string">
            <text:p>200008169521</text:p>
          </table:table-cell>
          <table:table-cell office:value-type="string">
            <text:p>590118</text:p>
          </table:table-cell>
          <table:table-cell office:value-type="string">
            <text:p>18310</text:p>
          </table:table-cell>
          <table:table-cell office:value-type="string">
            <text:p>! Q100054 01200008169514<text:span text:style-name="T1">1001095973</text:span><text:span text:style-name="T2">20</text:span><text:span text:style-name="T1">USUARIO PRUEBA 1234420180129! Q100054 012000081695141001095973</text:span><text:span text:style-name="T2">20</text:span><text:span text:style-name="T1">USUARIO PRUEBA 1234420180129! Q100054 012000081695141001095973</text:span><text:span text:style-name="T2">20</text:span><text:span text:style-name="T1">USUARIO PRUEBA 1234420180129</text:span></text:p>
          </table:table-cell>
          <table:table-cell office:value-type="string">
            <text:p>! Q100031 PID-B08C1-20171005-000000590185</text:p>
          </table:table-cell>
          <table:table-cell office:value-type="string">
            <text:p>590185</text:p>
          </table:table-cell>
          <table:table-cell table:number-columns-repeated="1017"/>
        </table:table-row>
        <table:table-row table:style-name="ro2">
          <table:table-cell office:value-type="string">
            <text:p>144</text:p>
          </table:table-cell>
          <table:table-cell office:value-type="string">
            <text:p>200008169522</text:p>
          </table:table-cell>
          <table:table-cell office:value-type="string">
            <text:p>590119</text:p>
          </table:table-cell>
          <table:table-cell office:value-type="string">
            <text:p>19440</text:p>
          </table:table-cell>
          <table:table-cell office:value-type="string">
            <text:p>! Q100054 01200008169514<text:span text:style-name="T1">1001095974</text:span><text:span text:style-name="T2">20</text:span><text:span text:style-name="T1">USUARIO PRUEBA 1234320180129! Q100054 012000081695141001095974</text:span><text:span text:style-name="T2">20</text:span><text:span text:style-name="T1">USUARIO PRUEBA 1234320180129! Q100054 012000081695141001095974</text:span><text:span text:style-name="T2">20</text:span><text:span text:style-name="T1">USUARIO PRUEBA 1234320180129</text:span></text:p>
          </table:table-cell>
          <table:table-cell office:value-type="string">
            <text:p>! Q100031 PID-B08C1-20171005-000000590186</text:p>
          </table:table-cell>
          <table:table-cell office:value-type="string">
            <text:p>590186</text:p>
          </table:table-cell>
          <table:table-cell table:number-columns-repeated="1017"/>
        </table:table-row>
        <table:table-row table:style-name="ro2">
          <table:table-cell office:value-type="string">
            <text:p>144</text:p>
          </table:table-cell>
          <table:table-cell office:value-type="string">
            <text:p>200008169523</text:p>
          </table:table-cell>
          <table:table-cell office:value-type="string">
            <text:p>590120</text:p>
          </table:table-cell>
          <table:table-cell office:value-type="string">
            <text:p>20570</text:p>
          </table:table-cell>
          <table:table-cell office:value-type="string">
            <text:p>! Q100054 01200008169514<text:span text:style-name="T1">1001095975</text:span><text:span text:style-name="T2">20</text:span><text:span text:style-name="T1">USUARIO PRUEBA 1234020180129! Q100054 012000081695141001095975</text:span><text:span text:style-name="T2">20</text:span><text:span text:style-name="T1">USUARIO PRUEBA 1234020180129! Q100054 012000081695141001095975</text:span><text:span text:style-name="T2">20</text:span><text:span text:style-name="T1">USUARIO PRUEBA 1234020180129</text:span></text:p>
          </table:table-cell>
          <table:table-cell office:value-type="string">
            <text:p>! Q100031 PID-B08C1-20171005-000000590187</text:p>
          </table:table-cell>
          <table:table-cell office:value-type="string">
            <text:p>590187</text:p>
          </table:table-cell>
          <table:table-cell table:number-columns-repeated="1017"/>
        </table:table-row>
        <table:table-row table:style-name="ro2">
          <table:table-cell office:value-type="string">
            <text:p>144</text:p>
          </table:table-cell>
          <table:table-cell office:value-type="string">
            <text:p>200008169524</text:p>
          </table:table-cell>
          <table:table-cell office:value-type="string">
            <text:p>590121</text:p>
          </table:table-cell>
          <table:table-cell office:value-type="string">
            <text:p>21700</text:p>
          </table:table-cell>
          <table:table-cell office:value-type="string">
            <text:p>! Q100054 01200008169514<text:span text:style-name="T1">1001095976</text:span><text:span text:style-name="T2">20</text:span><text:span text:style-name="T1">USUARIO PRUEBA 1234220180129! Q100054 012000081695141001095976</text:span><text:span text:style-name="T2">20</text:span><text:span text:style-name="T1">USUARIO PRUEBA 1234220180129! Q100054 012000081695141001095976</text:span><text:span text:style-name="T2">20</text:span><text:span text:style-name="T1">USUARIO PRUEBA 1234220180129</text:span></text:p>
          </table:table-cell>
          <table:table-cell office:value-type="string">
            <text:p>! Q100031 PID-B08C1-20171005-000000590188</text:p>
          </table:table-cell>
          <table:table-cell office:value-type="string">
            <text:p>590188</text:p>
          </table:table-cell>
          <table:table-cell table:number-columns-repeated="1017"/>
        </table:table-row>
        <table:table-row table:style-name="ro2">
          <table:table-cell office:value-type="string">
            <text:p>144</text:p>
          </table:table-cell>
          <table:table-cell office:value-type="string">
            <text:p>200008169525</text:p>
          </table:table-cell>
          <table:table-cell office:value-type="string">
            <text:p>590122</text:p>
          </table:table-cell>
          <table:table-cell office:value-type="string">
            <text:p>22830</text:p>
          </table:table-cell>
          <table:table-cell office:value-type="string">
            <text:p>! Q100054 01200008169514<text:span text:style-name="T1">1001095977</text:span><text:span text:style-name="T2">20</text:span><text:span text:style-name="T1">USUARIO PRUEBA 1234120180129! Q100054 012000081695141001095977</text:span><text:span text:style-name="T2">20</text:span><text:span text:style-name="T1">USUARIO PRUEBA 1234120180129! Q100054 012000081695141001095977</text:span><text:span text:style-name="T2">20</text:span><text:span text:style-name="T1">USUARIO PRUEBA 1234120180129</text:span></text:p>
          </table:table-cell>
          <table:table-cell office:value-type="string">
            <text:p>! Q100031 PID-B08C1-20171005-000000590189</text:p>
          </table:table-cell>
          <table:table-cell office:value-type="string">
            <text:p>590189</text:p>
          </table:table-cell>
          <table:table-cell table:number-columns-repeated="1017"/>
        </table:table-row>
        <table:table-row table:style-name="ro2">
          <table:table-cell office:value-type="string">
            <text:p>144</text:p>
          </table:table-cell>
          <table:table-cell office:value-type="string">
            <text:p>200008169526</text:p>
          </table:table-cell>
          <table:table-cell office:value-type="string">
            <text:p>590123</text:p>
          </table:table-cell>
          <table:table-cell office:value-type="string">
            <text:p>23960</text:p>
          </table:table-cell>
          <table:table-cell office:value-type="string">
            <text:p>! Q100054 01200008169514<text:span text:style-name="T1">1001095978</text:span><text:span text:style-name="T2">20</text:span><text:span text:style-name="T1">USUARIO PRUEBA 1235020180129! Q100054 012000081695141001095978</text:span><text:span text:style-name="T2">20</text:span><text:span text:style-name="T1">USUARIO PRUEBA 1235020180129! Q100054 012000081695141001095978</text:span><text:span text:style-name="T2">20</text:span><text:span text:style-name="T1">USUARIO PRUEBA 1235020180129</text:span></text:p>
          </table:table-cell>
          <table:table-cell office:value-type="string">
            <text:p>! Q100031 PID-B08C1-20171005-000000590190</text:p>
          </table:table-cell>
          <table:table-cell office:value-type="string">
            <text:p>590190</text:p>
          </table:table-cell>
          <table:table-cell table:number-columns-repeated="1017"/>
        </table:table-row>
        <table:table-row table:style-name="ro2">
          <table:table-cell office:value-type="string">
            <text:p>144</text:p>
          </table:table-cell>
          <table:table-cell office:value-type="string">
            <text:p>200008169527</text:p>
          </table:table-cell>
          <table:table-cell office:value-type="string">
            <text:p>590124</text:p>
          </table:table-cell>
          <table:table-cell office:value-type="string">
            <text:p>25090</text:p>
          </table:table-cell>
          <table:table-cell office:value-type="string">
            <text:p>! Q100054 01200008169514<text:span text:style-name="T1">1001095979</text:span><text:span text:style-name="T2">20</text:span><text:span text:style-name="T1">USUARIO PRUEBA 1235120180129! Q100054 012000081695141001095979</text:span><text:span text:style-name="T2">20</text:span><text:span text:style-name="T1">USUARIO PRUEBA 1235120180129! Q100054 012000081695141001095979</text:span><text:span text:style-name="T2">20</text:span><text:span text:style-name="T1">USUARIO PRUEBA 1235120180129</text:span></text:p>
          </table:table-cell>
          <table:table-cell office:value-type="string">
            <text:p>! Q100031 PID-B08C1-20171005-000000590191</text:p>
          </table:table-cell>
          <table:table-cell office:value-type="string">
            <text:p>590191</text:p>
          </table:table-cell>
          <table:table-cell table:number-columns-repeated="1017"/>
        </table:table-row>
        <table:table-row table:style-name="ro2">
          <table:table-cell office:value-type="float" office:value="8453">
            <text:p>8453</text:p>
          </table:table-cell>
          <table:table-cell office:value-type="string">
            <text:p>200000198131</text:p>
          </table:table-cell>
          <table:table-cell office:value-type="string">
            <text:p>590125</text:p>
          </table:table-cell>
          <table:table-cell office:value-type="string">
            <text:p>10400</text:p>
          </table:table-cell>
          <table:table-cell office:value-type="string">
            <text:p>! Q100054 01200008169514<text:span text:style-name="T1">1001095980</text:span><text:span text:style-name="T2">20</text:span><text:span text:style-name="T1">USUARIO PRUEBA 1234820180138! Q100054 012000081695141001095980</text:span><text:span text:style-name="T2">20</text:span><text:span text:style-name="T1">USUARIO PRUEBA 1234820180138! Q100054 012000081695141001095980</text:span><text:span text:style-name="T2">20</text:span><text:span text:style-name="T1">USUARIO PRUEBA 1234820180138</text:span></text:p>
          </table:table-cell>
          <table:table-cell office:value-type="string">
            <text:p>! Q100031 PID-B08C1-20171005-000000590192</text:p>
          </table:table-cell>
          <table:table-cell office:value-type="string">
            <text:p>590192</text:p>
          </table:table-cell>
          <table:table-cell table:number-columns-repeated="1017"/>
        </table:table-row>
        <table:table-row table:style-name="ro2">
          <table:table-cell office:value-type="float" office:value="8453">
            <text:p>8453</text:p>
          </table:table-cell>
          <table:table-cell office:value-type="string">
            <text:p>200000198156</text:p>
          </table:table-cell>
          <table:table-cell office:value-type="string">
            <text:p>590126</text:p>
          </table:table-cell>
          <table:table-cell office:value-type="string">
            <text:p>11530</text:p>
          </table:table-cell>
          <table:table-cell office:value-type="string">
            <text:p>! Q100054 01200008169514<text:span text:style-name="T1">1001095981</text:span><text:span text:style-name="T2">20</text:span><text:span text:style-name="T1">USUARIO PRUEBA 1234820180139! Q100054 012000081695141001095981</text:span><text:span text:style-name="T2">20</text:span><text:span text:style-name="T1">USUARIO PRUEBA 1234820180139</text:span></text:p>
          </table:table-cell>
          <table:table-cell office:value-type="string">
            <text:p>! Q100031 PID-B08C1-20171005-000000590193</text:p>
          </table:table-cell>
          <table:table-cell office:value-type="string">
            <text:p>590193</text:p>
          </table:table-cell>
          <table:table-cell table:number-columns-repeated="1017"/>
        </table:table-row>
        <table:table-row table:style-name="ro2">
          <table:table-cell office:value-type="float" office:value="8453">
            <text:p>8453</text:p>
          </table:table-cell>
          <table:table-cell office:value-type="string">
            <text:p>200000198172</text:p>
          </table:table-cell>
          <table:table-cell office:value-type="string">
            <text:p>590127</text:p>
          </table:table-cell>
          <table:table-cell office:value-type="string">
            <text:p>12660</text:p>
          </table:table-cell>
          <table:table-cell office:value-type="string">
            <text:p>! Q100054 01200008169514<text:span text:style-name="T1">1001095982</text:span><text:span text:style-name="T2">20</text:span><text:span text:style-name="T1">USUARIO PRUEBA 1234820180140! Q100054 012000081695141001095982</text:span><text:span text:style-name="T2">20</text:span><text:span text:style-name="T1">USUARIO PRUEBA 1234820180140</text:span></text:p>
          </table:table-cell>
          <table:table-cell office:value-type="string">
            <text:p>! Q100031 PID-B08C1-20171005-000000590194</text:p>
          </table:table-cell>
          <table:table-cell office:value-type="string">
            <text:p>590194</text:p>
          </table:table-cell>
          <table:table-cell table:number-columns-repeated="1017"/>
        </table:table-row>
        <table:table-row table:style-name="ro2">
          <table:table-cell office:value-type="float" office:value="8453">
            <text:p>8453</text:p>
          </table:table-cell>
          <table:table-cell office:value-type="string">
            <text:p>200000198198</text:p>
          </table:table-cell>
          <table:table-cell office:value-type="string">
            <text:p>590128</text:p>
          </table:table-cell>
          <table:table-cell office:value-type="string">
            <text:p>13790</text:p>
          </table:table-cell>
          <table:table-cell office:value-type="string">
            <text:p>! Q100054 01200008169514<text:span text:style-name="T1">1001095983</text:span><text:span text:style-name="T2">20</text:span><text:span text:style-name="T1">USUARIO PRUEBA 1234820180141! Q100054 012000081695141001095983</text:span><text:span text:style-name="T2">20</text:span><text:span text:style-name="T1">USUARIO PRUEBA 1234820180141</text:span></text:p>
          </table:table-cell>
          <table:table-cell office:value-type="string">
            <text:p>! Q100031 PID-B08C1-20171005-000000590195</text:p>
          </table:table-cell>
          <table:table-cell office:value-type="string">
            <text:p>590195</text:p>
          </table:table-cell>
          <table:table-cell table:number-columns-repeated="1017"/>
        </table:table-row>
        <table:table-row table:style-name="ro2">
          <table:table-cell office:value-type="float" office:value="8453">
            <text:p>8453</text:p>
          </table:table-cell>
          <table:table-cell office:value-type="string">
            <text:p>200000198214</text:p>
          </table:table-cell>
          <table:table-cell office:value-type="string">
            <text:p>590129</text:p>
          </table:table-cell>
          <table:table-cell office:value-type="string">
            <text:p>14920</text:p>
          </table:table-cell>
          <table:table-cell office:value-type="string">
            <text:p>! Q100054 01200008169514<text:span text:style-name="T1">1001095984</text:span><text:span text:style-name="T2">20</text:span><text:span text:style-name="T1">USUARIO PRUEBA 1234820180142! Q100054 012000081695141001095984</text:span><text:span text:style-name="T2">20</text:span><text:span text:style-name="T1">USUARIO PRUEBA 1234820180142</text:span></text:p>
          </table:table-cell>
          <table:table-cell office:value-type="string">
            <text:p>! Q100031 PID-B08C1-20171005-000000590196</text:p>
          </table:table-cell>
          <table:table-cell office:value-type="string">
            <text:p>590196</text:p>
          </table:table-cell>
          <table:table-cell table:number-columns-repeated="1017"/>
        </table:table-row>
        <table:table-row table:style-name="ro2">
          <table:table-cell office:value-type="float" office:value="8453">
            <text:p>8453</text:p>
          </table:table-cell>
          <table:table-cell office:value-type="string">
            <text:p>200000198230</text:p>
          </table:table-cell>
          <table:table-cell office:value-type="string">
            <text:p>590130</text:p>
          </table:table-cell>
          <table:table-cell office:value-type="string">
            <text:p>16050</text:p>
          </table:table-cell>
          <table:table-cell office:value-type="string">
            <text:p>! Q100054 01200008169514<text:span text:style-name="T1">1001095985</text:span><text:span text:style-name="T2">20</text:span><text:span text:style-name="T1">USUARIO PRUEBA 1234820180143! Q100054 012000081695141001095985</text:span><text:span text:style-name="T2">20</text:span><text:span text:style-name="T1">USUARIO PRUEBA 1234820180143</text:span></text:p>
          </table:table-cell>
          <table:table-cell office:value-type="string">
            <text:p>! Q100031 PID-B08C1-20171005-000000590197</text:p>
          </table:table-cell>
          <table:table-cell office:value-type="string">
            <text:p>590197</text:p>
          </table:table-cell>
          <table:table-cell table:number-columns-repeated="1017"/>
        </table:table-row>
        <table:table-row table:style-name="ro2">
          <table:table-cell office:value-type="float" office:value="8453">
            <text:p>8453</text:p>
          </table:table-cell>
          <table:table-cell office:value-type="string">
            <text:p>200000198255</text:p>
          </table:table-cell>
          <table:table-cell office:value-type="string">
            <text:p>590131</text:p>
          </table:table-cell>
          <table:table-cell office:value-type="string">
            <text:p>17180</text:p>
          </table:table-cell>
          <table:table-cell office:value-type="string">
            <text:p>! Q100054 01200008169514<text:span text:style-name="T1">1001095986</text:span><text:span text:style-name="T2">20</text:span><text:span text:style-name="T1">USUARIO PRUEBA 1234820180144! Q100054 012000081695141001095986</text:span><text:span text:style-name="T2">20</text:span><text:span text:style-name="T1">USUARIO PRUEBA 1234820180144</text:span></text:p>
          </table:table-cell>
          <table:table-cell office:value-type="string">
            <text:p>! Q100031 PID-B08C1-20171005-000000590198</text:p>
          </table:table-cell>
          <table:table-cell office:value-type="string">
            <text:p>590198</text:p>
          </table:table-cell>
          <table:table-cell table:number-columns-repeated="1017"/>
        </table:table-row>
        <table:table-row table:style-name="ro2">
          <table:table-cell office:value-type="float" office:value="8453">
            <text:p>8453</text:p>
          </table:table-cell>
          <table:table-cell office:value-type="string">
            <text:p>200000198271</text:p>
          </table:table-cell>
          <table:table-cell office:value-type="string">
            <text:p>590132</text:p>
          </table:table-cell>
          <table:table-cell office:value-type="string">
            <text:p>18310</text:p>
          </table:table-cell>
          <table:table-cell office:value-type="string">
            <text:p>! Q100054 01200008169514<text:span text:style-name="T1">1001095987</text:span><text:span text:style-name="T2">20</text:span><text:span text:style-name="T1">USUARIO PRUEBA 1234820180145! Q100054 012000081695141001095987</text:span><text:span text:style-name="T2">20</text:span><text:span text:style-name="T1">USUARIO PRUEBA 1234820180145</text:span></text:p>
          </table:table-cell>
          <table:table-cell office:value-type="string">
            <text:p>! Q100031 PID-B08C1-20171005-000000590199</text:p>
          </table:table-cell>
          <table:table-cell office:value-type="string">
            <text:p>590199</text:p>
          </table:table-cell>
          <table:table-cell table:number-columns-repeated="1017"/>
        </table:table-row>
        <table:table-row table:style-name="ro2">
          <table:table-cell office:value-type="float" office:value="8454">
            <text:p>8454</text:p>
          </table:table-cell>
          <table:table-cell office:value-type="string">
            <text:p>200000148482</text:p>
          </table:table-cell>
          <table:table-cell office:value-type="string">
            <text:p>590133</text:p>
          </table:table-cell>
          <table:table-cell office:value-type="string">
            <text:p>19440</text:p>
          </table:table-cell>
          <table:table-cell office:value-type="string">
            <text:p>! Q100054 01200008169514<text:span text:style-name="T1">1001095988</text:span><text:span text:style-name="T2">20</text:span><text:span text:style-name="T1">USUARIO PRUEBA 1234820180146! Q100054 012000081695141001095988</text:span><text:span text:style-name="T2">20</text:span><text:span text:style-name="T1">USUARIO PRUEBA 1234820180146</text:span></text:p>
          </table:table-cell>
          <table:table-cell office:value-type="string">
            <text:p>! Q100031 PID-B08C1-20171005-000000590200</text:p>
          </table:table-cell>
          <table:table-cell office:value-type="string">
            <text:p>590200</text:p>
          </table:table-cell>
          <table:table-cell table:number-columns-repeated="1017"/>
        </table:table-row>
        <table:table-row table:style-name="ro2">
          <table:table-cell office:value-type="float" office:value="8454">
            <text:p>8454</text:p>
          </table:table-cell>
          <table:table-cell office:value-type="string">
            <text:p>200000148490</text:p>
          </table:table-cell>
          <table:table-cell office:value-type="string">
            <text:p>590134</text:p>
          </table:table-cell>
          <table:table-cell office:value-type="string">
            <text:p>20570</text:p>
          </table:table-cell>
          <table:table-cell office:value-type="string">
            <text:p>! Q100054 01200008169514<text:span text:style-name="T1">1001095989</text:span><text:span text:style-name="T2">20</text:span><text:span text:style-name="T1">USUARIO PRUEBA 1234820180147! Q100054 012000081695141001095989</text:span><text:span text:style-name="T2">20</text:span><text:span text:style-name="T1">USUARIO PRUEBA 1234820180147</text:span></text:p>
          </table:table-cell>
          <table:table-cell office:value-type="string">
            <text:p>! Q100031 PID-B08C1-20171005-000000590201</text:p>
          </table:table-cell>
          <table:table-cell office:value-type="string">
            <text:p>590201</text:p>
          </table:table-cell>
          <table:table-cell table:number-columns-repeated="1017"/>
        </table:table-row>
        <table:table-row table:style-name="ro2">
          <table:table-cell office:value-type="float" office:value="8454">
            <text:p>8454</text:p>
          </table:table-cell>
          <table:table-cell office:value-type="string">
            <text:p>200000148508</text:p>
          </table:table-cell>
          <table:table-cell office:value-type="string">
            <text:p>590135</text:p>
          </table:table-cell>
          <table:table-cell office:value-type="string">
            <text:p>21700</text:p>
          </table:table-cell>
          <table:table-cell office:value-type="string">
            <text:p>! Q100054 01200008169514<text:span text:style-name="T1">1001095990</text:span><text:span text:style-name="T2">20</text:span><text:span text:style-name="T1">USUARIO PRUEBA 1234820180148! Q100054 012000081695141001095990</text:span><text:span text:style-name="T2">20</text:span><text:span text:style-name="T1">USUARIO PRUEBA 1234820180148</text:span></text:p>
          </table:table-cell>
          <table:table-cell office:value-type="string">
            <text:p>! Q100031 PID-B08C1-20171005-000000590202</text:p>
          </table:table-cell>
          <table:table-cell office:value-type="string">
            <text:p>590202</text:p>
          </table:table-cell>
          <table:table-cell table:number-columns-repeated="1017"/>
        </table:table-row>
        <table:table-row table:style-name="ro2">
          <table:table-cell office:value-type="float" office:value="8454">
            <text:p>8454</text:p>
          </table:table-cell>
          <table:table-cell office:value-type="string">
            <text:p>200000148516</text:p>
          </table:table-cell>
          <table:table-cell office:value-type="string">
            <text:p>590136</text:p>
          </table:table-cell>
          <table:table-cell office:value-type="string">
            <text:p>22830</text:p>
          </table:table-cell>
          <table:table-cell office:value-type="string">
            <text:p>! Q100054 01200008169514<text:span text:style-name="T1">1001095991</text:span><text:span text:style-name="T2">20</text:span><text:span text:style-name="T1">USUARIO PRUEBA 1234820180149! Q100054 012000081695141001095991</text:span><text:span text:style-name="T2">20</text:span><text:span text:style-name="T1">USUARIO PRUEBA 1234820180149</text:span></text:p>
          </table:table-cell>
          <table:table-cell office:value-type="string">
            <text:p>! Q100031 PID-B08C1-20171005-000000590203</text:p>
          </table:table-cell>
          <table:table-cell office:value-type="string">
            <text:p>590203</text:p>
          </table:table-cell>
          <table:table-cell table:number-columns-repeated="1017"/>
        </table:table-row>
        <table:table-row table:style-name="ro2">
          <table:table-cell office:value-type="float" office:value="8454">
            <text:p>8454</text:p>
          </table:table-cell>
          <table:table-cell office:value-type="string">
            <text:p>200000148524</text:p>
          </table:table-cell>
          <table:table-cell office:value-type="string">
            <text:p>590137</text:p>
          </table:table-cell>
          <table:table-cell office:value-type="string">
            <text:p>23960</text:p>
          </table:table-cell>
          <table:table-cell office:value-type="string">
            <text:p>! Q100054 01200008169514<text:span text:style-name="T1">1001095992</text:span><text:span text:style-name="T2">20</text:span><text:span text:style-name="T1">USUARIO PRUEBA 1234820180150! Q100054 012000081695141001095992</text:span><text:span text:style-name="T2">20</text:span><text:span text:style-name="T1">USUARIO PRUEBA 1234820180150</text:span></text:p>
          </table:table-cell>
          <table:table-cell office:value-type="string">
            <text:p>! Q100031 PID-B08C1-20171005-000000590204</text:p>
          </table:table-cell>
          <table:table-cell office:value-type="string">
            <text:p>590204</text:p>
          </table:table-cell>
          <table:table-cell table:number-columns-repeated="1017"/>
        </table:table-row>
        <table:table-row table:style-name="ro2">
          <table:table-cell office:value-type="float" office:value="8454">
            <text:p>8454</text:p>
          </table:table-cell>
          <table:table-cell office:value-type="string">
            <text:p>200000148532</text:p>
          </table:table-cell>
          <table:table-cell office:value-type="string">
            <text:p>590138</text:p>
          </table:table-cell>
          <table:table-cell office:value-type="string">
            <text:p>25090</text:p>
          </table:table-cell>
          <table:table-cell office:value-type="string">
            <text:p>! Q100054 01200008169514<text:span text:style-name="T1">1001095993</text:span><text:span text:style-name="T2">20</text:span><text:span text:style-name="T1">USUARIO PRUEBA 1234820180151! Q100054 012000081695141001095993</text:span><text:span text:style-name="T2">20</text:span><text:span text:style-name="T1">USUARIO PRUEBA 1234820180151</text:span></text:p>
          </table:table-cell>
          <table:table-cell office:value-type="string">
            <text:p>! Q100031 PID-B08C1-20171005-000000590205</text:p>
          </table:table-cell>
          <table:table-cell office:value-type="string">
            <text:p>590205</text:p>
          </table:table-cell>
          <table:table-cell table:number-columns-repeated="1017"/>
        </table:table-row>
        <table:table-row table:style-name="ro2">
          <table:table-cell office:value-type="float" office:value="8454">
            <text:p>8454</text:p>
          </table:table-cell>
          <table:table-cell office:value-type="string">
            <text:p>200000148540</text:p>
          </table:table-cell>
          <table:table-cell office:value-type="string">
            <text:p>590139</text:p>
          </table:table-cell>
          <table:table-cell office:value-type="string">
            <text:p>10400</text:p>
          </table:table-cell>
          <table:table-cell office:value-type="string">
            <text:p>! Q100054 01200008169514<text:span text:style-name="T1">1001095994</text:span><text:span text:style-name="T2">20</text:span><text:span text:style-name="T1">USUARIO PRUEBA 1234820180152! Q100054 012000081695141001095994</text:span><text:span text:style-name="T2">20</text:span><text:span text:style-name="T1">USUARIO PRUEBA 1234820180152</text:span></text:p>
          </table:table-cell>
          <table:table-cell office:value-type="string">
            <text:p>! Q100031 PID-B08C1-20171005-000000590206</text:p>
          </table:table-cell>
          <table:table-cell office:value-type="string">
            <text:p>590206</text:p>
          </table:table-cell>
          <table:table-cell table:number-columns-repeated="1017"/>
        </table:table-row>
        <table:table-row table:style-name="ro2">
          <table:table-cell office:value-type="float" office:value="8454">
            <text:p>8454</text:p>
          </table:table-cell>
          <table:table-cell office:value-type="string">
            <text:p>200000148557</text:p>
          </table:table-cell>
          <table:table-cell office:value-type="string">
            <text:p>590140</text:p>
          </table:table-cell>
          <table:table-cell office:value-type="string">
            <text:p>11530</text:p>
          </table:table-cell>
          <table:table-cell office:value-type="string">
            <text:p>! Q100054 01200008169514<text:span text:style-name="T1">1001095995</text:span><text:span text:style-name="T2">20</text:span><text:span text:style-name="T1">USUARIO PRUEBA 1234820180153! Q100054 012000081695141001095995</text:span><text:span text:style-name="T2">20</text:span><text:span text:style-name="T1">USUARIO PRUEBA 1234820180153</text:span></text:p>
          </table:table-cell>
          <table:table-cell office:value-type="string">
            <text:p>! Q100031 PID-B08C1-20171005-000000590207</text:p>
          </table:table-cell>
          <table:table-cell office:value-type="string">
            <text:p>590207</text:p>
          </table:table-cell>
          <table:table-cell table:number-columns-repeated="1017"/>
        </table:table-row>
        <table:table-row table:style-name="ro2">
          <table:table-cell office:value-type="float" office:value="8454">
            <text:p>8454</text:p>
          </table:table-cell>
          <table:table-cell office:value-type="string">
            <text:p>200000148565</text:p>
          </table:table-cell>
          <table:table-cell office:value-type="string">
            <text:p>590141</text:p>
          </table:table-cell>
          <table:table-cell office:value-type="string">
            <text:p>12660</text:p>
          </table:table-cell>
          <table:table-cell office:value-type="string">
            <text:p>! Q100054 01200008169514<text:span text:style-name="T1">1001095996</text:span><text:span text:style-name="T2">20</text:span><text:span text:style-name="T1">USUARIO PRUEBA 1234820180154! Q100054 012000081695141001095996</text:span><text:span text:style-name="T2">20</text:span><text:span text:style-name="T1">USUARIO PRUEBA 1234820180154</text:span></text:p>
          </table:table-cell>
          <table:table-cell office:value-type="string">
            <text:p>! Q100031 PID-B08C1-20171005-000000590208</text:p>
          </table:table-cell>
          <table:table-cell office:value-type="string">
            <text:p>590208</text:p>
          </table:table-cell>
          <table:table-cell table:number-columns-repeated="1017"/>
        </table:table-row>
        <table:table-row table:style-name="ro2">
          <table:table-cell office:value-type="float" office:value="8454">
            <text:p>8454</text:p>
          </table:table-cell>
          <table:table-cell office:value-type="string">
            <text:p>200000148573</text:p>
          </table:table-cell>
          <table:table-cell office:value-type="string">
            <text:p>590142</text:p>
          </table:table-cell>
          <table:table-cell office:value-type="string">
            <text:p>13790</text:p>
          </table:table-cell>
          <table:table-cell office:value-type="string">
            <text:p>! Q100054 01200008169514<text:span text:style-name="T1">1001095997</text:span><text:span text:style-name="T2">20</text:span><text:span text:style-name="T1">USUARIO PRUEBA 1234820180155</text:span></text:p>
          </table:table-cell>
          <table:table-cell office:value-type="string">
            <text:p>! Q100031 PID-B08C1-20171005-000000590209</text:p>
          </table:table-cell>
          <table:table-cell office:value-type="string">
            <text:p>590209</text:p>
          </table:table-cell>
          <table:table-cell table:number-columns-repeated="101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ro" table:style-name="ta6" table:print="false">
        <office:forms form:automatic-focus="false" form:apply-design-mode="false"/>
        <table:table-column table:style-name="co4" table:number-columns-repeated="1024" table:default-cell-style-name="Excel_20_Built-in_20_Normal"/>
        <table:table-row table:style-name="ro1">
          <table:table-cell table:style-name="ce4" office:value-type="string">
            <text:p>id_tipo_identificacion</text:p>
          </table:table-cell>
          <table:table-cell table:style-name="ce4" office:value-type="string">
            <text:p>num_identificacion</text:p>
          </table:table-cell>
          <table:table-cell table:style-name="ce4" office:value-type="string">
            <text:p>id_institucion</text:p>
          </table:table-cell>
          <table:table-cell table:style-name="ce4" office:value-type="string">
            <text:p>id_canal</text:p>
          </table:table-cell>
          <table:table-cell table:style-name="ce4" office:value-type="string">
            <text:p>nombre_cliente</text:p>
          </table:table-cell>
          <table:table-cell table:style-name="ce4" office:value-type="string">
            <text:p>valor</text:p>
          </table:table-cell>
          <table:table-cell table:style-name="ce4" office:value-type="string">
            <text:p>fecha_maxima_pago</text:p>
          </table:table-cell>
          <table:table-cell table:style-name="ce4" office:value-type="string">
            <text:p>id_respuesta</text:p>
          </table:table-cell>
          <table:table-cell table:style-name="ce4" office:value-type="string">
            <text:p>mensaje_respuesta</text:p>
          </table:table-cell>
          <table:table-cell table:number-columns-repeated="1015"/>
        </table:table-row>
        <table:table-row table:style-name="ro1">
          <table:table-cell table:style-name="ce5" office:value-type="string">
            <text:p>003</text:p>
          </table:table-cell>
          <table:table-cell table:style-name="ce5" office:value-type="string">
            <text:p>0923961255</text:p>
          </table:table-cell>
          <table:table-cell table:style-name="ce5" office:value-type="string">
            <text:p>022</text:p>
          </table:table-cell>
          <table:table-cell table:style-name="ce5" office:value-type="string">
            <text:p>VENT</text:p>
          </table:table-cell>
          <table:table-cell table:style-name="ce5" office:value-type="string">
            <text:p>DANIEL</text:p>
          </table:table-cell>
          <table:table-cell table:style-name="ce5" office:value-type="string">
            <text:p>10.00</text:p>
          </table:table-cell>
          <table:table-cell table:style-name="ce5" office:value-type="string">
            <text:p>20170126</text:p>
          </table:table-cell>
          <table:table-cell table:style-name="ce5" office:value-type="string">
            <text:p>CL_001</text:p>
          </table:table-cell>
          <table:table-cell table:style-name="ce5" office:value-type="string">
            <text:p>PAGO OK</text:p>
          </table:table-cell>
          <table:table-cell table:number-columns-repeated="1015"/>
        </table:table-row>
        <table:table-row table:style-name="ro1">
          <table:table-cell table:style-name="ce5" office:value-type="string">
            <text:p>002</text:p>
          </table:table-cell>
          <table:table-cell table:style-name="ce5" office:value-type="string">
            <text:p>0923967244</text:p>
          </table:table-cell>
          <table:table-cell table:style-name="ce5" office:value-type="string">
            <text:p>022</text:p>
          </table:table-cell>
          <table:table-cell table:style-name="ce5" office:value-type="string">
            <text:p>VENT</text:p>
          </table:table-cell>
          <table:table-cell table:style-name="ce5" office:value-type="string">
            <text:p>DARIO</text:p>
          </table:table-cell>
          <table:table-cell table:style-name="ce5" office:value-type="string">
            <text:p>5.00</text:p>
          </table:table-cell>
          <table:table-cell table:style-name="ce5" office:value-type="string">
            <text:p>20170127</text:p>
          </table:table-cell>
          <table:table-cell table:style-name="ce5" office:value-type="string">
            <text:p>CL_001</text:p>
          </table:table-cell>
          <table:table-cell table:style-name="ce5" office:value-type="string">
            <text:p>PAGO OK</text:p>
          </table:table-cell>
          <table:table-cell table:number-columns-repeated="1015"/>
        </table:table-row>
        <table:table-row table:style-name="ro1">
          <table:table-cell table:style-name="ce5" office:value-type="string">
            <text:p>001</text:p>
          </table:table-cell>
          <table:table-cell table:style-name="ce5" office:value-type="string">
            <text:p>0993213421</text:p>
          </table:table-cell>
          <table:table-cell table:style-name="ce5" office:value-type="string">
            <text:p>022</text:p>
          </table:table-cell>
          <table:table-cell table:style-name="ce5" office:value-type="string">
            <text:p>VENT</text:p>
          </table:table-cell>
          <table:table-cell table:style-name="ce5" table:number-columns-repeated="2"/>
          <table:table-cell table:style-name="ce5" office:value-type="string">
            <text:p>00000000</text:p>
          </table:table-cell>
          <table:table-cell table:style-name="ce5" office:value-type="string">
            <text:p>CL_009</text:p>
          </table:table-cell>
          <table:table-cell table:style-name="ce5" office:value-type="string">
            <text:p>PAGO CON ERROR</text:p>
          </table:table-cell>
          <table:table-cell table:number-columns-repeated="1015"/>
        </table:table-row>
        <table:table-row table:style-name="ro1">
          <table:table-cell table:style-name="ce5" office:value-type="string">
            <text:p>004</text:p>
          </table:table-cell>
          <table:table-cell table:style-name="ce5" office:value-type="string">
            <text:p>0982121124</text:p>
          </table:table-cell>
          <table:table-cell table:style-name="ce5" office:value-type="string">
            <text:p>021</text:p>
          </table:table-cell>
          <table:table-cell table:style-name="ce5" office:value-type="string">
            <text:p>INT</text:p>
          </table:table-cell>
          <table:table-cell table:style-name="ce5" table:number-columns-repeated="2"/>
          <table:table-cell table:style-name="ce5" office:value-type="string">
            <text:p>00000000</text:p>
          </table:table-cell>
          <table:table-cell table:style-name="ce5" office:value-type="string">
            <text:p>CL_009</text:p>
          </table:table-cell>
          <table:table-cell table:style-name="ce5" office:value-type="string">
            <text:p>PAGO CON ERROR</text:p>
          </table:table-cell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8">28/06/2022</text:date>, <text:time>08:53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NT" style:display-name="PageStyle_C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E" style:display-name="PageStyle_CT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ePrati" style:display-name="PageStyle_DePrat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ESS" style:display-name="PageStyle_IES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ER" style:display-name="PageStyle_ME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laro" style:display-name="PageStyle_Clar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5796" meta:object-count="0"/>
    <meta:generator>OpenOffice/4.0.0$Win32 OpenOffice.org_project/400m3$Build-9702</meta:generator>
  </office:meta>
</office:document-meta>
</file>